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5cm"/>
    </style:style>
    <style:style style:name="co2" style:family="table-column">
      <style:table-column-properties fo:break-before="auto" style:column-width="6.304cm"/>
    </style:style>
    <style:style style:name="co3" style:family="table-column">
      <style:table-column-properties fo:break-before="auto" style:column-width="8.668cm"/>
    </style:style>
    <style:style style:name="co4" style:family="table-column">
      <style:table-column-properties fo:break-before="auto" style:column-width="3.35cm"/>
    </style:style>
    <style:style style:name="co5" style:family="table-column">
      <style:table-column-properties fo:break-before="auto" style:column-width="4.531cm"/>
    </style:style>
    <style:style style:name="co6" style:family="table-column">
      <style:table-column-properties fo:break-before="auto" style:column-width="1.707cm"/>
    </style:style>
    <style:style style:name="ro1" style:family="table-row">
      <style:table-row-properties style:row-height="1.41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895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316cm" fo:break-before="auto" style:use-optimal-row-height="true"/>
    </style:style>
    <style:style style:name="ta1" style:family="table" style:master-page-name="PageStyle_5f_Datos">
      <style:table-properties table:display="true" style:writing-mode="lr-tb"/>
    </style:style>
    <number:number-style style:name="N8000" number:language="es" number:country="ES">
      <number:number number:min-integer-digits="1"/>
    </number:number-style>
    <style:style style:name="ce1" style:family="table-cell" style:parent-style-name="Default">
      <style:table-cell-properties fo:border-bottom="0.088cm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2874a6" style:text-outline="false" style:text-line-through-styl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2" style:family="table-cell" style:parent-style-name="Default">
      <style:table-cell-properties fo:border-bottom="0.035cm solid #ffffff" fo:background-color="#2874a6"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ffffff" style:vertical-align="bottom"/>
      <style:paragraph-properties fo:text-align="start" fo:margin-left="0cm"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035cm solid #ffffff" style:direction="ltr" fo:border-right="0.035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 style:family="table-cell" style:parent-style-name="Default" style:data-style-name="N8000">
      <style:table-cell-properties fo:border-bottom="0.088cm solid #000000" style:diagonal-bl-tr="none" style:diagonal-tl-br="none" fo:background-color="transparent" fo:border-left="none"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035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 style:family="table-cell" style:parent-style-name="Default" style:data-style-name="N8000">
      <style:table-cell-properties fo:border-bottom="0.035cm solid #ffffff" style:diagonal-bl-tr="none" style:diagonal-tl-br="none" fo:background-color="transparent" fo:border-left="none" fo:border-right="none" style:rotation-align="none" fo:border-top="0.035cm solid #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035cm solid #ffffff" style:direction="ltr" fo:border-right="0.035cm solid #ffffff"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035cm solid #ffffff" style:direction="ltr" fo:border-right="0.035cm solid #ffffff"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 style:family="table-cell" style:parent-style-name="Default" style:data-style-name="N8000">
      <style:table-cell-properties fo:border-bottom="0.035cm solid #ffffff" style:diagonal-bl-tr="none" style:diagonal-tl-br="none" fo:background-color="transparent" fo:border-left="none" fo:border-right="0.035cm solid #ffffff" style:rotation-align="none" fo:border-top="0.035cm solid #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office:automatic-styles>
  <office:body>
    <office:spreadsheet>
      <table:calculation-settings table:case-sensitive="false" table:automatic-find-labels="false" table:use-regular-expressions="false"/>
      <table:table table:name="Datos" table:style-name="ta1" table:print="false">
        <office:forms form:automatic-focus="false" form:apply-design-mode="false"/>
        <table:table-column table:style-name="co1" table:default-cell-style-name="ce4"/>
        <table:table-column table:style-name="co2" table:default-cell-style-name="ce4"/>
        <table:table-column table:style-name="co1" table:default-cell-style-name="ce4"/>
        <table:table-column table:style-name="co3" table:default-cell-style-name="ce4"/>
        <table:table-column table:style-name="co4" table:default-cell-style-name="ce9"/>
        <table:table-column table:style-name="co5" table:number-columns-repeated="2" table:default-cell-style-name="ce9"/>
        <table:table-column table:style-name="co6" table:number-columns-repeated="1017" table:default-cell-style-name="Default"/>
        <table:table-row table:style-name="ro1">
          <table:table-cell table:style-name="ce1" office:value-type="string" table:number-columns-spanned="7" table:number-rows-spanned="1">
            <text:p>INFORME TRIMESTRAL DE CONTRATOS MENORES</text:p>
          </table:table-cell>
          <table:covered-table-cell table:number-columns-repeated="6" table:style-name="ce6"/>
          <table:table-cell table:number-columns-repeated="1017"/>
        </table:table-row>
        <table:table-row table:style-name="ro2" table:number-rows-repeated="2">
          <table:table-cell table:style-name="Default" table:number-columns-repeated="7"/>
          <table:table-cell table:number-columns-repeated="1017"/>
        </table:table-row>
        <table:table-row table:style-name="ro3">
          <table:table-cell table:style-name="ce2" office:value-type="string">
            <text:p>ENTIDAD:</text:p>
          </table:table-cell>
          <table:table-cell table:style-name="ce7" office:value-type="string" table:number-columns-spanned="6" table:number-rows-spanned="1">
            <text:p>Junta de Gobierno Local del Ayuntamiento de Alicante</text:p>
          </table:table-cell>
          <table:covered-table-cell table:number-columns-repeated="4" table:style-name="ce8"/>
          <table:covered-table-cell table:style-name="ce11"/>
          <table:table-cell table:number-columns-repeated="1017"/>
        </table:table-row>
        <table:table-row table:style-name="ro3">
          <table:table-cell table:style-name="ce2" office:value-type="string">
            <text:p>AÑO:</text:p>
          </table:table-cell>
          <table:table-cell table:style-name="ce7" office:value-type="float" office:value="2019" table:number-columns-spanned="6" table:number-rows-spanned="1">
            <text:p>2019</text:p>
          </table:table-cell>
          <table:covered-table-cell table:number-columns-repeated="4" table:style-name="ce8"/>
          <table:covered-table-cell table:style-name="ce11"/>
          <table:table-cell table:number-columns-repeated="1017"/>
        </table:table-row>
        <table:table-row table:style-name="ro3">
          <table:table-cell table:style-name="ce2" office:value-type="string">
            <text:p>TRIMESTRE:</text:p>
          </table:table-cell>
          <table:table-cell table:style-name="ce7" office:value-type="string" table:number-columns-spanned="6" table:number-rows-spanned="1">
            <text:p>4</text:p>
          </table:table-cell>
          <table:covered-table-cell table:number-columns-repeated="4" table:style-name="ce8"/>
          <table:covered-table-cell table:style-name="ce11"/>
          <table:table-cell table:number-columns-repeated="1017"/>
        </table:table-row>
        <table:table-row table:style-name="ro2" table:number-rows-repeated="2">
          <table:table-cell table:style-name="Default" table:number-columns-repeated="7"/>
          <table:table-cell table:number-columns-repeated="1017"/>
        </table:table-row>
        <table:table-row table:style-name="ro3">
          <table:table-cell table:style-name="Default" table:number-columns-repeated="6"/>
          <table:table-cell table:style-name="ce12" office:value-type="string">
            <text:p>Informe generado el 04-02-2020</text:p>
          </table:table-cell>
          <table:table-cell table:number-columns-repeated="1017"/>
        </table:table-row>
        <table:table-row table:style-name="ro3">
          <table:table-cell table:style-name="ce3" office:value-type="string">
            <text:p>NIF<text:tab/></text:p>
          </table:table-cell>
          <table:table-cell table:style-name="ce3" office:value-type="string">
            <text:p>Adjudicatario<text:tab/></text:p>
          </table:table-cell>
          <table:table-cell table:style-name="ce3" office:value-type="string">
            <text:p>Expediente<text:tab/></text:p>
          </table:table-cell>
          <table:table-cell table:style-name="ce3" office:value-type="string">
            <text:p>Objeto del contrato<text:tab/></text:p>
          </table:table-cell>
          <table:table-cell table:style-name="ce3" office:value-type="string">
            <text:p>Fecha contrato<text:tab/></text:p>
          </table:table-cell>
          <table:table-cell table:style-name="ce3" office:value-type="string">
            <text:p>Precio sin impuestos<text:tab/></text:p>
          </table:table-cell>
          <table:table-cell table:style-name="ce3" office:value-type="string">
            <text:p>Precio con impuestos</text:p>
          </table:table-cell>
          <table:table-cell table:number-columns-repeated="1017"/>
        </table:table-row>
        <table:table-row table:style-name="ro4">
          <table:table-cell office:value-type="string">
            <text:p>B53156097</text:p>
          </table:table-cell>
          <table:table-cell office:value-type="string">
            <text:p>Abad Desatascos Torregrosa, SL</text:p>
          </table:table-cell>
          <table:table-cell office:value-type="string">
            <text:p>M IF 287/19</text:p>
          </table:table-cell>
          <table:table-cell office:value-type="string">
            <text:p>Desatasco y limpieza de acequia interior en la red interior de saneamiento del Centro Cultural Las Cigarreras</text:p>
          </table:table-cell>
          <table:table-cell office:value-type="string">
            <text:p>31-DIC-2019</text:p>
          </table:table-cell>
          <table:table-cell office:value-type="string">
            <text:p>3.750 €</text:p>
          </table:table-cell>
          <table:table-cell office:value-type="string">
            <text:p>4.537,51 €</text:p>
          </table:table-cell>
          <table:table-cell table:number-columns-repeated="1017"/>
        </table:table-row>
        <table:table-row table:style-name="ro5">
          <table:table-cell table:style-name="ce5" office:value-type="string">
            <text:p>B53156097</text:p>
          </table:table-cell>
          <table:table-cell table:style-name="ce5" office:value-type="string">
            <text:p>Abad Desatascos Torregrosa, SL</text:p>
          </table:table-cell>
          <table:table-cell table:style-name="ce5" office:value-type="string">
            <text:p>M DP 45/2019</text:p>
          </table:table-cell>
          <table:table-cell table:style-name="ce5" office:value-type="string">
            <text:p>Suministro de una cuba agua como contrapeso para canastas ubicadas en la Avenida Maisonnave con motivo del evento deportivo "Be Active" el día 28/09/19.</text:p>
          </table:table-cell>
          <table:table-cell table:style-name="ce10" office:value-type="string">
            <text:p>15-NOV-2019</text:p>
          </table:table-cell>
          <table:table-cell table:style-name="ce10" office:value-type="string">
            <text:p>151,9 €</text:p>
          </table:table-cell>
          <table:table-cell table:style-name="ce10" office:value-type="string">
            <text:p>183,8 €</text:p>
          </table:table-cell>
          <table:table-cell table:number-columns-repeated="1017"/>
        </table:table-row>
        <table:table-row table:style-name="ro6">
          <table:table-cell office:value-type="string">
            <text:p>74243510Q</text:p>
          </table:table-cell>
          <table:table-cell office:value-type="string">
            <text:p>ABRAHAM RUIZ GÓMEZ</text:p>
          </table:table-cell>
          <table:table-cell office:value-type="string">
            <text:p>M IF 65/19</text:p>
          </table:table-cell>
          <table:table-cell office:value-type="string">
            <text:p>Trabajos de redacción del pliego técnico "Suministro, instalación y puesta en servicio de los sistemas de climatización, así como el desmontaje de los elementos a sustituir, retirada de los mismos, en distintos edificios y dependencias municipales. Fase II"</text:p>
          </table:table-cell>
          <table:table-cell office:value-type="string">
            <text:p>11-OCT-2019</text:p>
          </table:table-cell>
          <table:table-cell office:value-type="string">
            <text:p>11.981,38 €</text:p>
          </table:table-cell>
          <table:table-cell office:value-type="string">
            <text:p>14.497,47 €</text:p>
          </table:table-cell>
          <table:table-cell table:number-columns-repeated="1017"/>
        </table:table-row>
        <table:table-row table:style-name="ro7">
          <table:table-cell table:style-name="ce5" office:value-type="string">
            <text:p>B36795565</text:p>
          </table:table-cell>
          <table:table-cell table:style-name="ce5" office:value-type="string">
            <text:p>Academia Postal 3</text:p>
          </table:table-cell>
          <table:table-cell table:style-name="ce5" office:value-type="string">
            <text:p>M RH 8-2/19</text:p>
          </table:table-cell>
          <table:table-cell table:style-name="ce5" office:value-type="string">
            <text:p>Constituye el objeto del presente contrato la realización, diseño, elaboración de contenidos y materiales didácticos e impartición del curso"La ley 3/2018. Ley orgánica de protección de datos y garantía de derechos digitales".</text:p>
          </table:table-cell>
          <table:table-cell table:style-name="ce10" office:value-type="string">
            <text:p>25-OCT-2019</text:p>
          </table:table-cell>
          <table:table-cell table:number-columns-repeated="2" table:style-name="ce10" office:value-type="string">
            <text:p>1.520 €</text:p>
          </table:table-cell>
          <table:table-cell table:number-columns-repeated="1017"/>
        </table:table-row>
        <table:table-row table:style-name="ro8">
          <table:table-cell office:value-type="string">
            <text:p>B36795565</text:p>
          </table:table-cell>
          <table:table-cell office:value-type="string">
            <text:p>Academia Postal 3</text:p>
          </table:table-cell>
          <table:table-cell office:value-type="string">
            <text:p>M RH 9-2/19</text:p>
          </table:table-cell>
          <table:table-cell office:value-type="string">
            <text:p>Constituye el objeto del presente contrato la realización, diseño, elaboración de contenidos y materiales didácticos e impartición del curso "E-Administración in home" (1ª edición)</text:p>
          </table:table-cell>
          <table:table-cell office:value-type="string">
            <text:p>07-NOV-2019</text:p>
          </table:table-cell>
          <table:table-cell table:number-columns-repeated="2" office:value-type="string">
            <text:p>2.150 €</text:p>
          </table:table-cell>
          <table:table-cell table:number-columns-repeated="1017"/>
        </table:table-row>
        <table:table-row table:style-name="ro5">
          <table:table-cell table:style-name="ce5" office:value-type="string">
            <text:p>G54747308</text:p>
          </table:table-cell>
          <table:table-cell table:style-name="ce5" office:value-type="string">
            <text:p>ADENS Asociacion Para la Difusión Educativa de la Nutrición, Salud y Deporte</text:p>
          </table:table-cell>
          <table:table-cell table:style-name="ce5" office:value-type="string">
            <text:p>M JU 2019/23603</text:p>
          </table:table-cell>
          <table:table-cell table:style-name="ce5" office:value-type="string">
            <text:p>3 cursos de cocina navideña (20 y 27 de noviembre y 4 de diciembre) en zona edusi en las cocinas del mercado central de alicante </text:p>
          </table:table-cell>
          <table:table-cell table:style-name="ce10" office:value-type="string">
            <text:p>05-DIC-2019</text:p>
          </table:table-cell>
          <table:table-cell table:number-columns-repeated="2" table:style-name="ce10" office:value-type="string">
            <text:p>465 €</text:p>
          </table:table-cell>
          <table:table-cell table:number-columns-repeated="1017"/>
        </table:table-row>
        <table:table-row table:style-name="ro3">
          <table:table-cell office:value-type="string">
            <text:p>B62640503</text:p>
          </table:table-cell>
          <table:table-cell office:value-type="string">
            <text:p>ADESAL TELECOM, S.L.</text:p>
          </table:table-cell>
          <table:table-cell office:value-type="string">
            <text:p>M SE 62/19</text:p>
          </table:table-cell>
          <table:table-cell office:value-type="string">
            <text:p>Kit terminal portatil,software.</text:p>
          </table:table-cell>
          <table:table-cell office:value-type="string">
            <text:p>15-NOV-2019</text:p>
          </table:table-cell>
          <table:table-cell office:value-type="string">
            <text:p>13.692,41 €</text:p>
          </table:table-cell>
          <table:table-cell office:value-type="string">
            <text:p>16.567,82 €</text:p>
          </table:table-cell>
          <table:table-cell table:number-columns-repeated="1017"/>
        </table:table-row>
        <table:table-row table:style-name="ro9">
          <table:table-cell table:style-name="ce5" office:value-type="string">
            <text:p>B54085329</text:p>
          </table:table-cell>
          <table:table-cell table:style-name="ce5" office:value-type="string">
            <text:p>Agrojardin maquinaria Manolo S.L.</text:p>
          </table:table-cell>
          <table:table-cell table:style-name="ce5" office:value-type="string">
            <text:p>M SE 20/19</text:p>
          </table:table-cell>
          <table:table-cell table:style-name="ce5" office:value-type="string">
            <text:p>Carburador, junta cuba, condensador alternador.</text:p>
          </table:table-cell>
          <table:table-cell table:style-name="ce10" office:value-type="string">
            <text:p>09-OCT-2019</text:p>
          </table:table-cell>
          <table:table-cell table:style-name="ce10" office:value-type="string">
            <text:p>314,45 €</text:p>
          </table:table-cell>
          <table:table-cell table:style-name="ce10" office:value-type="string">
            <text:p>380,49 €</text:p>
          </table:table-cell>
          <table:table-cell table:number-columns-repeated="1017"/>
        </table:table-row>
        <table:table-row table:style-name="ro4">
          <table:table-cell office:value-type="string">
            <text:p>B03900677</text:p>
          </table:table-cell>
          <table:table-cell office:value-type="string">
            <text:p>A.J.M. MOTOR, S.L.</text:p>
          </table:table-cell>
          <table:table-cell office:value-type="string">
            <text:p>M IF 289/19</text:p>
          </table:table-cell>
          <table:table-cell office:value-type="string">
            <text:p>Servicio de reparación y mantenimiento de caja de cambios del vehículo municipal con matrícula 7770-JJD adscrito a Policía Local</text:p>
          </table:table-cell>
          <table:table-cell office:value-type="string">
            <text:p>31-DIC-2019</text:p>
          </table:table-cell>
          <table:table-cell office:value-type="string">
            <text:p>3.520,31 €</text:p>
          </table:table-cell>
          <table:table-cell office:value-type="string">
            <text:p>4.259,57 €</text:p>
          </table:table-cell>
          <table:table-cell table:number-columns-repeated="1017"/>
        </table:table-row>
        <table:table-row table:style-name="ro5">
          <table:table-cell table:style-name="ce5" office:value-type="string">
            <text:p>B03900677</text:p>
          </table:table-cell>
          <table:table-cell table:style-name="ce5" office:value-type="string">
            <text:p>A.J.M. MOTOR, S.L.</text:p>
          </table:table-cell>
          <table:table-cell table:style-name="ce5" office:value-type="string">
            <text:p>M ES 13/19</text:p>
          </table:table-cell>
          <table:table-cell table:style-name="ce5" office:value-type="string">
            <text:p>Alquiler de dos furgonetas 18 días, modelo Volkswagen crafter matrícula 0055JVF y 2307 JNC. Daños en guardabarros trasero derecho del vehículo, matrícula 2307 JNC.</text:p>
          </table:table-cell>
          <table:table-cell table:style-name="ce10" office:value-type="string">
            <text:p>26-NOV-2019</text:p>
          </table:table-cell>
          <table:table-cell table:style-name="ce10" office:value-type="string">
            <text:p>2.073,3 €</text:p>
          </table:table-cell>
          <table:table-cell table:style-name="ce10" office:value-type="string">
            <text:p>2.508,69 €</text:p>
          </table:table-cell>
          <table:table-cell table:number-columns-repeated="1017"/>
        </table:table-row>
        <table:table-row table:style-name="ro5">
          <table:table-cell office:value-type="string">
            <text:p>B03900677</text:p>
          </table:table-cell>
          <table:table-cell office:value-type="string">
            <text:p>A.J.M. MOTOR, S.L.</text:p>
          </table:table-cell>
          <table:table-cell office:value-type="string">
            <text:p>M IF 53/19</text:p>
          </table:table-cell>
          <table:table-cell office:value-type="string">
            <text:p>Servicio de reparación y mantenimiento mecánico del vehículo municipal matrícula 8401DW adscrito a la Concejalía de Infraestructuras<text:tab/></text:p>
          </table:table-cell>
          <table:table-cell office:value-type="string">
            <text:p>10-OCT-2019</text:p>
          </table:table-cell>
          <table:table-cell office:value-type="string">
            <text:p>699,1 €</text:p>
          </table:table-cell>
          <table:table-cell office:value-type="string">
            <text:p>845,92 €</text:p>
          </table:table-cell>
          <table:table-cell table:number-columns-repeated="1017"/>
        </table:table-row>
        <table:table-row table:style-name="ro4">
          <table:table-cell table:style-name="ce5" office:value-type="string">
            <text:p>B03900677</text:p>
          </table:table-cell>
          <table:table-cell table:style-name="ce5" office:value-type="string">
            <text:p>A.J.M. MOTOR, S.L.</text:p>
          </table:table-cell>
          <table:table-cell table:style-name="ce5" office:value-type="string">
            <text:p>M IF 190/19</text:p>
          </table:table-cell>
          <table:table-cell table:style-name="ce5" office:value-type="string">
            <text:p>Servicio de reparación y mantenimiento del vehículo municipal con matrícula 2856FDY adscrito a la Concejalía de Cultura.</text:p>
          </table:table-cell>
          <table:table-cell table:style-name="ce10" office:value-type="string">
            <text:p>12-DIC-2019</text:p>
          </table:table-cell>
          <table:table-cell table:style-name="ce10" office:value-type="string">
            <text:p>1.400,23 €</text:p>
          </table:table-cell>
          <table:table-cell table:style-name="ce10" office:value-type="string">
            <text:p>1.694,27 €</text:p>
          </table:table-cell>
          <table:table-cell table:number-columns-repeated="1017"/>
        </table:table-row>
        <table:table-row table:style-name="ro5">
          <table:table-cell office:value-type="string">
            <text:p>B03900677</text:p>
          </table:table-cell>
          <table:table-cell office:value-type="string">
            <text:p>A.J.M. MOTOR, S.L.</text:p>
          </table:table-cell>
          <table:table-cell office:value-type="string">
            <text:p>M IF 121/19</text:p>
          </table:table-cell>
          <table:table-cell office:value-type="string">
            <text:p>Servicio de reparación de la caja de cambios del vehículo municipal con matrícula 9273BTW adscrito a Policía Local: cambio kit embrague</text:p>
          </table:table-cell>
          <table:table-cell office:value-type="string">
            <text:p>30-OCT-2019</text:p>
          </table:table-cell>
          <table:table-cell office:value-type="string">
            <text:p>957,32 €</text:p>
          </table:table-cell>
          <table:table-cell office:value-type="string">
            <text:p>1.158,37 €</text:p>
          </table:table-cell>
          <table:table-cell table:number-columns-repeated="1017"/>
        </table:table-row>
        <table:table-row table:style-name="ro5">
          <table:table-cell table:style-name="ce5" office:value-type="string">
            <text:p>B53619524</text:p>
          </table:table-cell>
          <table:table-cell table:style-name="ce5" office:value-type="string">
            <text:p>AKRA SEÑAL, S.L.</text:p>
          </table:table-cell>
          <table:table-cell table:style-name="ce5" office:value-type="string">
            <text:p>M ES 22/20</text:p>
          </table:table-cell>
          <table:table-cell table:style-name="ce5" office:value-type="string">
            <text:p>Suministro de 3 mástil aluminio 76x4mm. con placa de calle 60x40 rotuladas a dos caras y 19 placas calle aluminio 500x330mm. de la Partida Moralet.</text:p>
          </table:table-cell>
          <table:table-cell table:style-name="ce10" office:value-type="string">
            <text:p>16-DIC-2019</text:p>
          </table:table-cell>
          <table:table-cell table:style-name="ce10" office:value-type="string">
            <text:p>1.389,17 €</text:p>
          </table:table-cell>
          <table:table-cell table:style-name="ce10" office:value-type="string">
            <text:p>1.680,9 €</text:p>
          </table:table-cell>
          <table:table-cell table:number-columns-repeated="1017"/>
        </table:table-row>
        <table:table-row table:style-name="ro5">
          <table:table-cell office:value-type="string">
            <text:p>B53619524</text:p>
          </table:table-cell>
          <table:table-cell office:value-type="string">
            <text:p>AKRA SEÑAL, S.L.</text:p>
          </table:table-cell>
          <table:table-cell office:value-type="string">
            <text:p>M ES 21/20</text:p>
          </table:table-cell>
          <table:table-cell office:value-type="string">
            <text:p>Suministro de 10 mástil aluminio 76x4mm. con placa de calle 60x40 rotuladas a dos caras y 4 placas calle aluminio 500x330mm. de la Partida Bacarot.</text:p>
          </table:table-cell>
          <table:table-cell office:value-type="string">
            <text:p>16-DIC-2019</text:p>
          </table:table-cell>
          <table:table-cell office:value-type="string">
            <text:p>2.146,28 €</text:p>
          </table:table-cell>
          <table:table-cell office:value-type="string">
            <text:p>2.597 €</text:p>
          </table:table-cell>
          <table:table-cell table:number-columns-repeated="1017"/>
        </table:table-row>
        <table:table-row table:style-name="ro5">
          <table:table-cell table:style-name="ce5" office:value-type="string">
            <text:p>B53619524</text:p>
          </table:table-cell>
          <table:table-cell table:style-name="ce5" office:value-type="string">
            <text:p>AKRA SEÑAL, S.L.</text:p>
          </table:table-cell>
          <table:table-cell table:style-name="ce5" office:value-type="string">
            <text:p>M ES 23/20</text:p>
          </table:table-cell>
          <table:table-cell table:style-name="ce5" office:value-type="string">
            <text:p>Suministro de 3 mástil 76x4mm. con placa de calle 60x40 rotuladas a dos caras y 2 placas calle aluminio 500x330mm. de la Partida Plá de la Vallonga.</text:p>
          </table:table-cell>
          <table:table-cell table:style-name="ce10" office:value-type="string">
            <text:p>16-DIC-2019</text:p>
          </table:table-cell>
          <table:table-cell table:style-name="ce10" office:value-type="string">
            <text:p>677,38 €</text:p>
          </table:table-cell>
          <table:table-cell table:style-name="ce10" office:value-type="string">
            <text:p>819,63 €</text:p>
          </table:table-cell>
          <table:table-cell table:number-columns-repeated="1017"/>
        </table:table-row>
        <table:table-row table:style-name="ro4">
          <table:table-cell office:value-type="string">
            <text:p>B53619524</text:p>
          </table:table-cell>
          <table:table-cell office:value-type="string">
            <text:p>AKRA SEÑAL, S.L.</text:p>
          </table:table-cell>
          <table:table-cell office:value-type="string">
            <text:p>M ES 20/19</text:p>
          </table:table-cell>
          <table:table-cell office:value-type="string">
            <text:p>Suministro de 10 placas en castellano y 9 en valenciano mod. calle aluminio 500x330mm. troqueladas.</text:p>
          </table:table-cell>
          <table:table-cell office:value-type="string">
            <text:p>16-DIC-2019</text:p>
          </table:table-cell>
          <table:table-cell office:value-type="string">
            <text:p>795,53 €</text:p>
          </table:table-cell>
          <table:table-cell office:value-type="string">
            <text:p>962,59 €</text:p>
          </table:table-cell>
          <table:table-cell table:number-columns-repeated="1017"/>
        </table:table-row>
        <table:table-row table:style-name="ro5">
          <table:table-cell table:style-name="ce5" office:value-type="string">
            <text:p>B53619524</text:p>
          </table:table-cell>
          <table:table-cell table:style-name="ce5" office:value-type="string">
            <text:p>AKRA SEÑAL, S.L.</text:p>
          </table:table-cell>
          <table:table-cell table:style-name="ce5" office:value-type="string">
            <text:p>M ES 20/20</text:p>
          </table:table-cell>
          <table:table-cell table:style-name="ce5" office:value-type="string">
            <text:p>Suministro de 6 mástil aluminio 76x4mm. con placa calle 60x40 rotuladas a dos caras y 5 placas calle aluminio 500x330 mm. de la Partida Alcoraya.</text:p>
          </table:table-cell>
          <table:table-cell table:style-name="ce10" office:value-type="string">
            <text:p>13-DIC-2019</text:p>
          </table:table-cell>
          <table:table-cell table:style-name="ce10" office:value-type="string">
            <text:p>1.396,63 €</text:p>
          </table:table-cell>
          <table:table-cell table:style-name="ce10" office:value-type="string">
            <text:p>1.689,92 €</text:p>
          </table:table-cell>
          <table:table-cell table:number-columns-repeated="1017"/>
        </table:table-row>
        <table:table-row table:style-name="ro4">
          <table:table-cell office:value-type="string">
            <text:p>B53441366</text:p>
          </table:table-cell>
          <table:table-cell office:value-type="string">
            <text:p>ALAVES MONTAJES Y REALIZACION, S.L.</text:p>
          </table:table-cell>
          <table:table-cell office:value-type="string">
            <text:p>M IF 245/19</text:p>
          </table:table-cell>
          <table:table-cell office:value-type="string">
            <text:p>Suministro de material de eventos festivos para la Brigada de Talleres: tarima 2x1m, prokt, pata telescopica, canutillo, brida.<text:tab/></text:p>
          </table:table-cell>
          <table:table-cell office:value-type="string">
            <text:p>31-DIC-2019</text:p>
          </table:table-cell>
          <table:table-cell office:value-type="string">
            <text:p>4.437,71 €</text:p>
          </table:table-cell>
          <table:table-cell office:value-type="string">
            <text:p>5.369,64 €</text:p>
          </table:table-cell>
          <table:table-cell table:number-columns-repeated="1017"/>
        </table:table-row>
        <table:table-row table:style-name="ro5">
          <table:table-cell table:style-name="ce5" office:value-type="string">
            <text:p>48341381G</text:p>
          </table:table-cell>
          <table:table-cell table:style-name="ce5" office:value-type="string">
            <text:p>Alberto Celdrán García</text:p>
          </table:table-cell>
          <table:table-cell table:style-name="ce5" office:value-type="string">
            <text:p>M CU 2019/412-07</text:p>
          </table:table-cell>
          <table:table-cell table:style-name="ce5" office:value-type="string">
            <text:p>Escuela artística en el periodo vacacional de lmes de diciembre. Programa "Panorama las Cigarreras Edusi", durante los meses de septiembre y diciembre 2019.</text:p>
          </table:table-cell>
          <table:table-cell table:style-name="ce10" office:value-type="string">
            <text:p>11-NOV-2019</text:p>
          </table:table-cell>
          <table:table-cell table:style-name="ce10" office:value-type="string">
            <text:p>1.700 €</text:p>
          </table:table-cell>
          <table:table-cell table:style-name="ce10" office:value-type="string">
            <text:p>2.057 €</text:p>
          </table:table-cell>
          <table:table-cell table:number-columns-repeated="1017"/>
        </table:table-row>
        <table:table-row table:style-name="ro4">
          <table:table-cell office:value-type="string">
            <text:p>21504560C</text:p>
          </table:table-cell>
          <table:table-cell office:value-type="string">
            <text:p>alberto diez veza</text:p>
          </table:table-cell>
          <table:table-cell office:value-type="string">
            <text:p>M JU 2019/25655</text:p>
          </table:table-cell>
          <table:table-cell office:value-type="string">
            <text:p>charla consecuencias legales del mal uso de redes sociales centro 14 en varios ies oct - dic </text:p>
          </table:table-cell>
          <table:table-cell office:value-type="string">
            <text:p>31-DIC-2019</text:p>
          </table:table-cell>
          <table:table-cell table:number-columns-repeated="2" office:value-type="string">
            <text:p>459 €</text:p>
          </table:table-cell>
          <table:table-cell table:number-columns-repeated="1017"/>
        </table:table-row>
        <table:table-row table:style-name="ro4">
          <table:table-cell table:style-name="ce5" office:value-type="string">
            <text:p>B54768288</text:p>
          </table:table-cell>
          <table:table-cell table:style-name="ce5" office:value-type="string">
            <text:p>ALC Servicios Deportivos, SL</text:p>
          </table:table-cell>
          <table:table-cell table:style-name="ce5" office:value-type="string">
            <text:p>M DP 73/2019</text:p>
          </table:table-cell>
          <table:table-cell table:style-name="ce5" office:value-type="string">
            <text:p>Suministro 500 mochilas para la 27ª Travesia de Navidad celebrada el día 15/12/19.</text:p>
          </table:table-cell>
          <table:table-cell table:style-name="ce10" office:value-type="string">
            <text:p>10-DIC-2019</text:p>
          </table:table-cell>
          <table:table-cell table:style-name="ce10" office:value-type="string">
            <text:p>529 €</text:p>
          </table:table-cell>
          <table:table-cell table:style-name="ce10" office:value-type="string">
            <text:p>640,09 €</text:p>
          </table:table-cell>
          <table:table-cell table:number-columns-repeated="1017"/>
        </table:table-row>
        <table:table-row table:style-name="ro4">
          <table:table-cell office:value-type="string">
            <text:p>B54768288</text:p>
          </table:table-cell>
          <table:table-cell office:value-type="string">
            <text:p>ALC Servicios Deportivos, SL</text:p>
          </table:table-cell>
          <table:table-cell office:value-type="string">
            <text:p>M DP 72/2019</text:p>
          </table:table-cell>
          <table:table-cell office:value-type="string">
            <text:p>Suministro 500 bidones 330 ml. para la 27ª Travesía Navidad celebrada el día 15/12/2019.</text:p>
          </table:table-cell>
          <table:table-cell office:value-type="string">
            <text:p>10-DIC-2019</text:p>
          </table:table-cell>
          <table:table-cell office:value-type="string">
            <text:p>839 €</text:p>
          </table:table-cell>
          <table:table-cell office:value-type="string">
            <text:p>1.015,19 €</text:p>
          </table:table-cell>
          <table:table-cell table:number-columns-repeated="1017"/>
        </table:table-row>
        <table:table-row table:style-name="ro9">
          <table:table-cell table:style-name="ce5" office:value-type="string">
            <text:p>21512294A</text:p>
          </table:table-cell>
          <table:table-cell table:style-name="ce5" office:value-type="string">
            <text:p>alejandro calafat guardiola</text:p>
          </table:table-cell>
          <table:table-cell table:style-name="ce5" office:value-type="string">
            <text:p>M JU 2019/25653</text:p>
          </table:table-cell>
          <table:table-cell table:style-name="ce5" office:value-type="string">
            <text:p>taller de artes marciales del 8 de octubre al 10 de diciembre. martes de 16:00 a 18:00 <text:tab/></text:p>
          </table:table-cell>
          <table:table-cell table:style-name="ce10" office:value-type="string">
            <text:p>31-DIC-2019</text:p>
          </table:table-cell>
          <table:table-cell table:number-columns-repeated="2" table:style-name="ce10" office:value-type="string">
            <text:p>510 €</text:p>
          </table:table-cell>
          <table:table-cell table:number-columns-repeated="1017"/>
        </table:table-row>
        <table:table-row table:style-name="ro8">
          <table:table-cell office:value-type="string">
            <text:p>74362207X</text:p>
          </table:table-cell>
          <table:table-cell office:value-type="string">
            <text:p>Alejandro Cañestro Donoso</text:p>
          </table:table-cell>
          <table:table-cell office:value-type="string">
            <text:p>M CU 2019/88-16</text:p>
          </table:table-cell>
          <table:table-cell office:value-type="string">
            <text:p>Impartición del curso: "Historia del arte: Introducción" en el AMC Chalet del Ingeniero de Tranvías. Programa Alicante Cultura 2019-2020 (Aula Abierta). Meses de enero a junio 2020.</text:p>
          </table:table-cell>
          <table:table-cell office:value-type="string">
            <text:p>18-DIC-2019</text:p>
          </table:table-cell>
          <table:table-cell office:value-type="string">
            <text:p>618,52 €</text:p>
          </table:table-cell>
          <table:table-cell office:value-type="string">
            <text:p>748,41 €</text:p>
          </table:table-cell>
          <table:table-cell table:number-columns-repeated="1017"/>
        </table:table-row>
        <table:table-row table:style-name="ro4">
          <table:table-cell table:style-name="ce5" office:value-type="string">
            <text:p>G54533823</text:p>
          </table:table-cell>
          <table:table-cell table:style-name="ce5" office:value-type="string">
            <text:p>Alicante Colors</text:p>
          </table:table-cell>
          <table:table-cell table:style-name="ce5" office:value-type="string">
            <text:p>M JU 2019/24987</text:p>
          </table:table-cell>
          <table:table-cell table:style-name="ce5" office:value-type="string">
            <text:p>pintar mural fondo escenario actividades navideñas juventud zona norte plaza de argel 12 de diciembre </text:p>
          </table:table-cell>
          <table:table-cell table:style-name="ce10" office:value-type="string">
            <text:p>19-DIC-2019</text:p>
          </table:table-cell>
          <table:table-cell table:number-columns-repeated="2" table:style-name="ce10" office:value-type="string">
            <text:p>390 €</text:p>
          </table:table-cell>
          <table:table-cell table:number-columns-repeated="1017"/>
        </table:table-row>
        <table:table-row table:style-name="ro5">
          <table:table-cell office:value-type="string">
            <text:p>B53973970</text:p>
          </table:table-cell>
          <table:table-cell office:value-type="string">
            <text:p>ALIGRUAS Y BASCULANTES, S.L.</text:p>
          </table:table-cell>
          <table:table-cell office:value-type="string">
            <text:p>M IF 128/19</text:p>
          </table:table-cell>
          <table:table-cell office:value-type="string">
            <text:p>Servicio de reparación de maquinaria municipal adscrita a la Concejalía de Infraestructuras: cesta grúa matrícula 5265-FTF</text:p>
          </table:table-cell>
          <table:table-cell office:value-type="string">
            <text:p>31-OCT-2019</text:p>
          </table:table-cell>
          <table:table-cell office:value-type="string">
            <text:p>2.926,15 €</text:p>
          </table:table-cell>
          <table:table-cell office:value-type="string">
            <text:p>3.540,66 €</text:p>
          </table:table-cell>
          <table:table-cell table:number-columns-repeated="1017"/>
        </table:table-row>
        <table:table-row table:style-name="ro4">
          <table:table-cell table:style-name="ce5" office:value-type="string">
            <text:p>B54188909</text:p>
          </table:table-cell>
          <table:table-cell table:style-name="ce5" office:value-type="string">
            <text:p>ALISERMAN SERVICIO Y MANTENIMIENTO, S.L.</text:p>
          </table:table-cell>
          <table:table-cell table:style-name="ce5" office:value-type="string">
            <text:p>M IF 96/19</text:p>
          </table:table-cell>
          <table:table-cell table:style-name="ce5" office:value-type="string">
            <text:p>Servicio de reparación de fuga de agua y climatizadora en las piscinas de Monte Tossal</text:p>
          </table:table-cell>
          <table:table-cell table:style-name="ce10" office:value-type="string">
            <text:p>23-OCT-2019</text:p>
          </table:table-cell>
          <table:table-cell table:style-name="ce10" office:value-type="string">
            <text:p>827,28 €</text:p>
          </table:table-cell>
          <table:table-cell table:style-name="ce10" office:value-type="string">
            <text:p>1.001,01 €</text:p>
          </table:table-cell>
          <table:table-cell table:number-columns-repeated="1017"/>
        </table:table-row>
        <table:table-row table:style-name="ro4">
          <table:table-cell office:value-type="string">
            <text:p>B54188909</text:p>
          </table:table-cell>
          <table:table-cell office:value-type="string">
            <text:p>ALISERMAN SERVICIO Y MANTENIMIENTO, S.L.</text:p>
          </table:table-cell>
          <table:table-cell office:value-type="string">
            <text:p>M IF 67/19</text:p>
          </table:table-cell>
          <table:table-cell office:value-type="string">
            <text:p>Suministro e instalación de equipo de aire acondicionado y desmontaje del antiguo en la Plaza de Toros de Alicante<text:tab/></text:p>
          </table:table-cell>
          <table:table-cell office:value-type="string">
            <text:p>15-OCT-2019</text:p>
          </table:table-cell>
          <table:table-cell office:value-type="string">
            <text:p>750 €</text:p>
          </table:table-cell>
          <table:table-cell office:value-type="string">
            <text:p>907,5 €</text:p>
          </table:table-cell>
          <table:table-cell table:number-columns-repeated="1017"/>
        </table:table-row>
        <table:table-row table:style-name="ro9">
          <table:table-cell table:style-name="ce5" office:value-type="string">
            <text:p>B54188909</text:p>
          </table:table-cell>
          <table:table-cell table:style-name="ce5" office:value-type="string">
            <text:p>ALISERMAN SERVICIO Y MANTENIMIENTO, S.L.</text:p>
          </table:table-cell>
          <table:table-cell table:style-name="ce5" office:value-type="string">
            <text:p>M IF 206/19</text:p>
          </table:table-cell>
          <table:table-cell table:style-name="ce5" office:value-type="string">
            <text:p>Reparación de avería en la centralita de la caldera del polideportivo Vía Parque</text:p>
          </table:table-cell>
          <table:table-cell table:style-name="ce10" office:value-type="string">
            <text:p>16-DIC-2019</text:p>
          </table:table-cell>
          <table:table-cell table:style-name="ce10" office:value-type="string">
            <text:p>436 €</text:p>
          </table:table-cell>
          <table:table-cell table:style-name="ce10" office:value-type="string">
            <text:p>527,56 €</text:p>
          </table:table-cell>
          <table:table-cell table:number-columns-repeated="1017"/>
        </table:table-row>
        <table:table-row table:style-name="ro4">
          <table:table-cell office:value-type="string">
            <text:p>B54188909</text:p>
          </table:table-cell>
          <table:table-cell office:value-type="string">
            <text:p>ALISERMAN SERVICIO Y MANTENIMIENTO, S.L.</text:p>
          </table:table-cell>
          <table:table-cell office:value-type="string">
            <text:p>M IF 319/19</text:p>
          </table:table-cell>
          <table:table-cell office:value-type="string">
            <text:p>Reparación de bombas ACS, sustitución de válvulas antiretorno y saneamiento de tubería en la piscina Monte Tossal</text:p>
          </table:table-cell>
          <table:table-cell office:value-type="string">
            <text:p>31-DIC-2019</text:p>
          </table:table-cell>
          <table:table-cell office:value-type="string">
            <text:p>2.697,82 €</text:p>
          </table:table-cell>
          <table:table-cell office:value-type="string">
            <text:p>3.264,37 €</text:p>
          </table:table-cell>
          <table:table-cell table:number-columns-repeated="1017"/>
        </table:table-row>
        <table:table-row table:style-name="ro9">
          <table:table-cell table:style-name="ce5" office:value-type="string">
            <text:p>B54188909</text:p>
          </table:table-cell>
          <table:table-cell table:style-name="ce5" office:value-type="string">
            <text:p>ALISERMAN SERVICIO Y MANTENIMIENTO, S.L.</text:p>
          </table:table-cell>
          <table:table-cell table:style-name="ce5" office:value-type="string">
            <text:p>M IF 209/19</text:p>
          </table:table-cell>
          <table:table-cell table:style-name="ce5" office:value-type="string">
            <text:p>Suministro y sustitución de bomba recirculadora en el Polideportivo Albufereta</text:p>
          </table:table-cell>
          <table:table-cell table:style-name="ce10" office:value-type="string">
            <text:p>17-DIC-2019</text:p>
          </table:table-cell>
          <table:table-cell table:style-name="ce10" office:value-type="string">
            <text:p>421 €</text:p>
          </table:table-cell>
          <table:table-cell table:style-name="ce10" office:value-type="string">
            <text:p>509,41 €</text:p>
          </table:table-cell>
          <table:table-cell table:number-columns-repeated="1017"/>
        </table:table-row>
        <table:table-row table:style-name="ro4">
          <table:table-cell office:value-type="string">
            <text:p>B54188909</text:p>
          </table:table-cell>
          <table:table-cell office:value-type="string">
            <text:p>ALISERMAN SERVICIO Y MANTENIMIENTO, S.L.</text:p>
          </table:table-cell>
          <table:table-cell office:value-type="string">
            <text:p>M IF 162/19</text:p>
          </table:table-cell>
          <table:table-cell office:value-type="string">
            <text:p>Trabajos de desmontaje y montaje de bomba reparada en el polideportivo Vía Parque</text:p>
          </table:table-cell>
          <table:table-cell office:value-type="string">
            <text:p>21-NOV-2019</text:p>
          </table:table-cell>
          <table:table-cell office:value-type="string">
            <text:p>421,31 €</text:p>
          </table:table-cell>
          <table:table-cell office:value-type="string">
            <text:p>509,78 €</text:p>
          </table:table-cell>
          <table:table-cell table:number-columns-repeated="1017"/>
        </table:table-row>
        <table:table-row table:style-name="ro4">
          <table:table-cell table:style-name="ce5" office:value-type="string">
            <text:p>B54188909</text:p>
          </table:table-cell>
          <table:table-cell table:style-name="ce5" office:value-type="string">
            <text:p>ALISERMAN SERVICIO Y MANTENIMIENTO, S.L.</text:p>
          </table:table-cell>
          <table:table-cell table:style-name="ce5" office:value-type="string">
            <text:p>M IF 198/19</text:p>
          </table:table-cell>
          <table:table-cell table:style-name="ce5" office:value-type="string">
            <text:p>Suministro y sustitución de cabezal en quemador de caldera del campo de fútbol de Babel</text:p>
          </table:table-cell>
          <table:table-cell table:style-name="ce10" office:value-type="string">
            <text:p>16-DIC-2019</text:p>
          </table:table-cell>
          <table:table-cell table:style-name="ce10" office:value-type="string">
            <text:p>498,96 €</text:p>
          </table:table-cell>
          <table:table-cell table:style-name="ce10" office:value-type="string">
            <text:p>603,74 €</text:p>
          </table:table-cell>
          <table:table-cell table:number-columns-repeated="1017"/>
        </table:table-row>
        <table:table-row table:style-name="ro5">
          <table:table-cell office:value-type="string">
            <text:p>21461830R</text:p>
          </table:table-cell>
          <table:table-cell office:value-type="string">
            <text:p>Ana Isabel Casanova Cristóbal</text:p>
          </table:table-cell>
          <table:table-cell office:value-type="string">
            <text:p>M CU 2019/88-17</text:p>
          </table:table-cell>
          <table:table-cell office:value-type="string">
            <text:p>Impartición del curso: "Caligrafía y lettering", en el Centro Municipal de las Artes. Programa Alicante Cultura 2019-2020 (Aula Abierta). Meses de enero a junio 2020.</text:p>
          </table:table-cell>
          <table:table-cell office:value-type="string">
            <text:p>18-DIC-2019</text:p>
          </table:table-cell>
          <table:table-cell table:number-columns-repeated="2" office:value-type="string">
            <text:p>353,44 €</text:p>
          </table:table-cell>
          <table:table-cell table:number-columns-repeated="1017"/>
        </table:table-row>
        <table:table-row table:style-name="ro4">
          <table:table-cell table:style-name="ce5" office:value-type="string">
            <text:p>21516518H</text:p>
          </table:table-cell>
          <table:table-cell table:style-name="ce5" office:value-type="string">
            <text:p>ana maria garcia martinez </text:p>
          </table:table-cell>
          <table:table-cell table:style-name="ce5" office:value-type="string">
            <text:p>M JU 2019/25654</text:p>
          </table:table-cell>
          <table:table-cell table:style-name="ce5" office:value-type="string">
            <text:p>Charlas conseucencias legales del mal uso de redes sociales en varios ies de la ciudad de oct-dic </text:p>
          </table:table-cell>
          <table:table-cell table:style-name="ce10" office:value-type="string">
            <text:p>31-DIC-2019</text:p>
          </table:table-cell>
          <table:table-cell table:number-columns-repeated="2" table:style-name="ce10" office:value-type="string">
            <text:p>459 €</text:p>
          </table:table-cell>
          <table:table-cell table:number-columns-repeated="1017"/>
        </table:table-row>
        <table:table-row table:style-name="ro9">
          <table:table-cell office:value-type="string">
            <text:p>48341033R</text:p>
          </table:table-cell>
          <table:table-cell office:value-type="string">
            <text:p>Angel Cifuentes Menor</text:p>
          </table:table-cell>
          <table:table-cell office:value-type="string">
            <text:p>M SE 28/19</text:p>
          </table:table-cell>
          <table:table-cell office:value-type="string">
            <text:p>Rueda hinchable, copia llave secreta, recambio cutter, endurecedor,broca acero.</text:p>
          </table:table-cell>
          <table:table-cell office:value-type="string">
            <text:p>10-OCT-2019</text:p>
          </table:table-cell>
          <table:table-cell office:value-type="string">
            <text:p>465,94 €</text:p>
          </table:table-cell>
          <table:table-cell office:value-type="string">
            <text:p>563,77 €</text:p>
          </table:table-cell>
          <table:table-cell table:number-columns-repeated="1017"/>
        </table:table-row>
        <table:table-row table:style-name="ro3">
          <table:table-cell table:style-name="ce5" office:value-type="string">
            <text:p>48341033R</text:p>
          </table:table-cell>
          <table:table-cell table:style-name="ce5" office:value-type="string">
            <text:p>Angel Cifuentes Menor</text:p>
          </table:table-cell>
          <table:table-cell table:style-name="ce5" office:value-type="string">
            <text:p>M SE 23/19</text:p>
          </table:table-cell>
          <table:table-cell table:style-name="ce5" office:value-type="string">
            <text:p>Taladro,atornillador, amoladora.</text:p>
          </table:table-cell>
          <table:table-cell table:style-name="ce10" office:value-type="string">
            <text:p>09-OCT-2019</text:p>
          </table:table-cell>
          <table:table-cell table:style-name="ce10" office:value-type="string">
            <text:p>407,43 €</text:p>
          </table:table-cell>
          <table:table-cell table:style-name="ce10" office:value-type="string">
            <text:p>493 €</text:p>
          </table:table-cell>
          <table:table-cell table:number-columns-repeated="1017"/>
        </table:table-row>
        <table:table-row table:style-name="ro3">
          <table:table-cell office:value-type="string">
            <text:p>48341033R</text:p>
          </table:table-cell>
          <table:table-cell office:value-type="string">
            <text:p>Angel Cifuentes Menor</text:p>
          </table:table-cell>
          <table:table-cell office:value-type="string">
            <text:p>M SE 47/19</text:p>
          </table:table-cell>
          <table:table-cell office:value-type="string">
            <text:p>Pizarra y herramientas PMA</text:p>
          </table:table-cell>
          <table:table-cell office:value-type="string">
            <text:p>15-OCT-2019</text:p>
          </table:table-cell>
          <table:table-cell office:value-type="string">
            <text:p>358,88 €</text:p>
          </table:table-cell>
          <table:table-cell office:value-type="string">
            <text:p>434,25 €</text:p>
          </table:table-cell>
          <table:table-cell table:number-columns-repeated="1017"/>
        </table:table-row>
        <table:table-row table:style-name="ro9">
          <table:table-cell table:style-name="ce5" office:value-type="string">
            <text:p>48341033R</text:p>
          </table:table-cell>
          <table:table-cell table:style-name="ce5" office:value-type="string">
            <text:p>Angel Cifuentes Menor</text:p>
          </table:table-cell>
          <table:table-cell table:style-name="ce5" office:value-type="string">
            <text:p>M SE 46/19</text:p>
          </table:table-cell>
          <table:table-cell table:style-name="ce5" office:value-type="string">
            <text:p>Estante clasificador, carro taller, estuche tecnico.</text:p>
          </table:table-cell>
          <table:table-cell table:style-name="ce10" office:value-type="string">
            <text:p>20-OCT-2019</text:p>
          </table:table-cell>
          <table:table-cell table:style-name="ce10" office:value-type="string">
            <text:p>5.341,58 €</text:p>
          </table:table-cell>
          <table:table-cell table:style-name="ce10" office:value-type="string">
            <text:p>6.463,31 €</text:p>
          </table:table-cell>
          <table:table-cell table:number-columns-repeated="1017"/>
        </table:table-row>
        <table:table-row table:style-name="ro9">
          <table:table-cell office:value-type="string">
            <text:p>73999491G</text:p>
          </table:table-cell>
          <table:table-cell office:value-type="string">
            <text:p>angela torregrosa carratala </text:p>
          </table:table-cell>
          <table:table-cell office:value-type="string">
            <text:p>M JU 2019/26018</text:p>
          </table:table-cell>
          <table:table-cell office:value-type="string">
            <text:p>Alquiler sala grande para taller danza urbana noviembre y diciembre zona edusi <text:tab/></text:p>
          </table:table-cell>
          <table:table-cell office:value-type="string">
            <text:p>31-DIC-2019</text:p>
          </table:table-cell>
          <table:table-cell office:value-type="string">
            <text:p>675 €</text:p>
          </table:table-cell>
          <table:table-cell office:value-type="string">
            <text:p>816,75 €</text:p>
          </table:table-cell>
          <table:table-cell table:number-columns-repeated="1017"/>
        </table:table-row>
        <table:table-row table:style-name="ro4">
          <table:table-cell table:style-name="ce5" office:value-type="string">
            <text:p>B54972757</text:p>
          </table:table-cell>
          <table:table-cell table:style-name="ce5" office:value-type="string">
            <text:p>Animacrea Eventos S.L.</text:p>
          </table:table-cell>
          <table:table-cell table:style-name="ce5" office:value-type="string">
            <text:p>M CO 33/19</text:p>
          </table:table-cell>
          <table:table-cell table:style-name="ce5" office:value-type="string">
            <text:p>Animación y magia en plazas días 20, 21 y 23 de dieciembre de 2019 (Dinamización Comercial)</text:p>
          </table:table-cell>
          <table:table-cell table:style-name="ce10" office:value-type="string">
            <text:p>20-DIC-2019</text:p>
          </table:table-cell>
          <table:table-cell table:style-name="ce10" office:value-type="string">
            <text:p>2.000 €</text:p>
          </table:table-cell>
          <table:table-cell table:style-name="ce10" office:value-type="string">
            <text:p>2.420 €</text:p>
          </table:table-cell>
          <table:table-cell table:number-columns-repeated="1017"/>
        </table:table-row>
        <table:table-row table:style-name="ro9">
          <table:table-cell office:value-type="string">
            <text:p>B03870326</text:p>
          </table:table-cell>
          <table:table-cell office:value-type="string">
            <text:p>ANMARMOL - LA CASA DEL CUÑO, S.A.</text:p>
          </table:table-cell>
          <table:table-cell office:value-type="string">
            <text:p>M ES 9/19</text:p>
          </table:table-cell>
          <table:table-cell office:value-type="string">
            <text:p>Suministro de 410 sellos de caucho "votó" y 410 tampones.</text:p>
          </table:table-cell>
          <table:table-cell office:value-type="string">
            <text:p>06-NOV-2019</text:p>
          </table:table-cell>
          <table:table-cell office:value-type="string">
            <text:p>2.378 €</text:p>
          </table:table-cell>
          <table:table-cell office:value-type="string">
            <text:p>2.877,38 €</text:p>
          </table:table-cell>
          <table:table-cell table:number-columns-repeated="1017"/>
        </table:table-row>
        <table:table-row table:style-name="ro4">
          <table:table-cell table:style-name="ce5" office:value-type="string">
            <text:p>24467824E</text:p>
          </table:table-cell>
          <table:table-cell table:style-name="ce5" office:value-type="string">
            <text:p>ANTONIO GARCIA BLANCO</text:p>
          </table:table-cell>
          <table:table-cell table:style-name="ce5" office:value-type="string">
            <text:p>M IF 324/19</text:p>
          </table:table-cell>
          <table:table-cell table:style-name="ce5" office:value-type="string">
            <text:p>Trabajos de reparación en zona baja del auditorio de la Concha de la Explanada: lijado, saneado y tratamiento de pintura.</text:p>
          </table:table-cell>
          <table:table-cell table:style-name="ce10" office:value-type="string">
            <text:p>31-DIC-2019</text:p>
          </table:table-cell>
          <table:table-cell table:style-name="ce10" office:value-type="string">
            <text:p>1.584 €</text:p>
          </table:table-cell>
          <table:table-cell table:style-name="ce10" office:value-type="string">
            <text:p>1.916,64 €</text:p>
          </table:table-cell>
          <table:table-cell table:number-columns-repeated="1017"/>
        </table:table-row>
        <table:table-row table:style-name="ro4">
          <table:table-cell office:value-type="string">
            <text:p>52769751T</text:p>
          </table:table-cell>
          <table:table-cell office:value-type="string">
            <text:p>antonio jose rico espla</text:p>
          </table:table-cell>
          <table:table-cell office:value-type="string">
            <text:p>M JU 2019/26056</text:p>
          </table:table-cell>
          <table:table-cell office:value-type="string">
            <text:p>centro 14 tv (3º cuatrimestre 2019) producción, grabación y edición de contenidos </text:p>
          </table:table-cell>
          <table:table-cell office:value-type="string">
            <text:p>31-DIC-2019</text:p>
          </table:table-cell>
          <table:table-cell office:value-type="string">
            <text:p>4.600 €</text:p>
          </table:table-cell>
          <table:table-cell office:value-type="string">
            <text:p>5.566 €</text:p>
          </table:table-cell>
          <table:table-cell table:number-columns-repeated="1017"/>
        </table:table-row>
        <table:table-row table:style-name="ro4">
          <table:table-cell table:style-name="ce5" office:value-type="string">
            <text:p>B53451944</text:p>
          </table:table-cell>
          <table:table-cell table:style-name="ce5" office:value-type="string">
            <text:p>Añade Communication, S.L. </text:p>
          </table:table-cell>
          <table:table-cell table:style-name="ce5" office:value-type="string">
            <text:p>M JU 2019/21272</text:p>
          </table:table-cell>
          <table:table-cell table:style-name="ce5" office:value-type="string">
            <text:p>rotulacion oficina centro 14 barrio alicante diseño de proyecto y recomendacion de materiales y soportes. diseño piezas</text:p>
          </table:table-cell>
          <table:table-cell table:style-name="ce10" office:value-type="string">
            <text:p>25-NOV-2019</text:p>
          </table:table-cell>
          <table:table-cell table:style-name="ce10" office:value-type="string">
            <text:p>1.869 €</text:p>
          </table:table-cell>
          <table:table-cell table:style-name="ce10" office:value-type="string">
            <text:p>2.261,49 €</text:p>
          </table:table-cell>
          <table:table-cell table:number-columns-repeated="1017"/>
        </table:table-row>
        <table:table-row table:style-name="ro4">
          <table:table-cell office:value-type="string">
            <text:p>B53451944</text:p>
          </table:table-cell>
          <table:table-cell office:value-type="string">
            <text:p>Añade Communication, S.L. </text:p>
          </table:table-cell>
          <table:table-cell office:value-type="string">
            <text:p>M JU 2019/24399</text:p>
          </table:table-cell>
          <table:table-cell office:value-type="string">
            <text:p>imporesion de folletos y carteles evento life on en plaza del mercqdo para el dia 20 de diciembre </text:p>
          </table:table-cell>
          <table:table-cell office:value-type="string">
            <text:p>13-DIC-2019</text:p>
          </table:table-cell>
          <table:table-cell office:value-type="string">
            <text:p>142 €</text:p>
          </table:table-cell>
          <table:table-cell office:value-type="string">
            <text:p>171,82 €</text:p>
          </table:table-cell>
          <table:table-cell table:number-columns-repeated="1017"/>
        </table:table-row>
        <table:table-row table:style-name="ro4">
          <table:table-cell table:style-name="ce5" office:value-type="string">
            <text:p>B53451944</text:p>
          </table:table-cell>
          <table:table-cell table:style-name="ce5" office:value-type="string">
            <text:p>Añade Communication, S.L. </text:p>
          </table:table-cell>
          <table:table-cell table:style-name="ce5" office:value-type="string">
            <text:p>2019/18315</text:p>
          </table:table-cell>
          <table:table-cell table:style-name="ce5" office:value-type="string">
            <text:p>Diseño de carteles y dípticos de la 4ª Escuela de Vida Saludable enmarcado en el Plan Integral de Barrios Zona Norte</text:p>
          </table:table-cell>
          <table:table-cell table:style-name="ce10" office:value-type="string">
            <text:p>01-OCT-2019</text:p>
          </table:table-cell>
          <table:table-cell table:style-name="ce10" office:value-type="string">
            <text:p>594,95 €</text:p>
          </table:table-cell>
          <table:table-cell table:style-name="ce10" office:value-type="string">
            <text:p>719,89 €</text:p>
          </table:table-cell>
          <table:table-cell table:number-columns-repeated="1017"/>
        </table:table-row>
        <table:table-row table:style-name="ro4">
          <table:table-cell office:value-type="string">
            <text:p>B81041444</text:p>
          </table:table-cell>
          <table:table-cell office:value-type="string">
            <text:p>APPLUSITEUVE TECHNOLOGY, S.L.</text:p>
          </table:table-cell>
          <table:table-cell office:value-type="string">
            <text:p>M IF 123/19</text:p>
          </table:table-cell>
          <table:table-cell office:value-type="string">
            <text:p>SERVICIO DE REVISION DE I.T.V. DE VARIOS VEHICULOS MUNICIPALES ADSCRITOS A DISTINTAS CONCEJALIAS</text:p>
          </table:table-cell>
          <table:table-cell office:value-type="string">
            <text:p>30-OCT-2019</text:p>
          </table:table-cell>
          <table:table-cell office:value-type="string">
            <text:p>1.087,69 €</text:p>
          </table:table-cell>
          <table:table-cell office:value-type="string">
            <text:p>1.294,58 €</text:p>
          </table:table-cell>
          <table:table-cell table:number-columns-repeated="1017"/>
        </table:table-row>
        <table:table-row table:style-name="ro4">
          <table:table-cell table:style-name="ce5" office:value-type="string">
            <text:p>B81041444</text:p>
          </table:table-cell>
          <table:table-cell table:style-name="ce5" office:value-type="string">
            <text:p>APPLUSITEUVE TECHNOLOGY, S.L.</text:p>
          </table:table-cell>
          <table:table-cell table:style-name="ce5" office:value-type="string">
            <text:p>M IF 46/19</text:p>
          </table:table-cell>
          <table:table-cell table:style-name="ce5" office:value-type="string">
            <text:p>Servicio de revisión de I.T.V. de varios vehículos municipales adscritos a distintas concejalías.</text:p>
          </table:table-cell>
          <table:table-cell table:style-name="ce10" office:value-type="string">
            <text:p>04-OCT-2019</text:p>
          </table:table-cell>
          <table:table-cell table:style-name="ce10" office:value-type="string">
            <text:p>761,7 €</text:p>
          </table:table-cell>
          <table:table-cell table:style-name="ce10" office:value-type="string">
            <text:p>907,02 €</text:p>
          </table:table-cell>
          <table:table-cell table:number-columns-repeated="1017"/>
        </table:table-row>
        <table:table-row table:style-name="ro4">
          <table:table-cell office:value-type="string">
            <text:p>B81041444</text:p>
          </table:table-cell>
          <table:table-cell office:value-type="string">
            <text:p>APPLUSITEUVE TECHNOLOGY, S.L.</text:p>
          </table:table-cell>
          <table:table-cell office:value-type="string">
            <text:p>M IF 216/19</text:p>
          </table:table-cell>
          <table:table-cell office:value-type="string">
            <text:p>SERVICIO DE REVISION DE I.T.V. DE VARIOS VEHICULOS MUNICIPALES ADSCRITOS A DISTINTAS CONCEJALIAS</text:p>
          </table:table-cell>
          <table:table-cell office:value-type="string">
            <text:p>20-DIC-2019</text:p>
          </table:table-cell>
          <table:table-cell office:value-type="string">
            <text:p>1.406,79 €</text:p>
          </table:table-cell>
          <table:table-cell office:value-type="string">
            <text:p>1.673,8 €</text:p>
          </table:table-cell>
          <table:table-cell table:number-columns-repeated="1017"/>
        </table:table-row>
        <table:table-row table:style-name="ro4">
          <table:table-cell table:style-name="ce5" office:value-type="string">
            <text:p>B81041444</text:p>
          </table:table-cell>
          <table:table-cell table:style-name="ce5" office:value-type="string">
            <text:p>APPLUSITEUVE TECHNOLOGY, S.L.</text:p>
          </table:table-cell>
          <table:table-cell table:style-name="ce5" office:value-type="string">
            <text:p>M IF 269/19</text:p>
          </table:table-cell>
          <table:table-cell table:style-name="ce5" office:value-type="string">
            <text:p>SERVICIO DE REVISION DE I.T.V. DE VARIOS VEHICULOS MUNICIPALES ADSCRITOS A DISTINTAS CONCEJALIAS</text:p>
          </table:table-cell>
          <table:table-cell table:style-name="ce10" office:value-type="string">
            <text:p>31-DIC-2019</text:p>
          </table:table-cell>
          <table:table-cell table:style-name="ce10" office:value-type="string">
            <text:p>2.054,17 €</text:p>
          </table:table-cell>
          <table:table-cell table:style-name="ce10" office:value-type="string">
            <text:p>2.438,19 €</text:p>
          </table:table-cell>
          <table:table-cell table:number-columns-repeated="1017"/>
        </table:table-row>
        <table:table-row table:style-name="ro3">
          <table:table-cell office:value-type="string">
            <text:p>B53245023</text:p>
          </table:table-cell>
          <table:table-cell office:value-type="string">
            <text:p>A.S.A. Ortoclinic, S.L.</text:p>
          </table:table-cell>
          <table:table-cell office:value-type="string">
            <text:p>M SM 35/19</text:p>
          </table:table-cell>
          <table:table-cell office:value-type="string">
            <text:p>Adquisión material sanitario</text:p>
          </table:table-cell>
          <table:table-cell office:value-type="string">
            <text:p>12-NOV-2019</text:p>
          </table:table-cell>
          <table:table-cell office:value-type="string">
            <text:p>115,66 €</text:p>
          </table:table-cell>
          <table:table-cell office:value-type="string">
            <text:p>129,05 €</text:p>
          </table:table-cell>
          <table:table-cell table:number-columns-repeated="1017"/>
        </table:table-row>
        <table:table-row table:style-name="ro3">
          <table:table-cell table:style-name="ce5" office:value-type="string">
            <text:p>B53245023</text:p>
          </table:table-cell>
          <table:table-cell table:style-name="ce5" office:value-type="string">
            <text:p>A.S.A. Ortoclinic, S.L.</text:p>
          </table:table-cell>
          <table:table-cell table:style-name="ce5" office:value-type="string">
            <text:p>M SM 36/19</text:p>
          </table:table-cell>
          <table:table-cell table:style-name="ce5" office:value-type="string">
            <text:p>Adquisición material sanitario</text:p>
          </table:table-cell>
          <table:table-cell table:style-name="ce10" office:value-type="string">
            <text:p>25-NOV-2019</text:p>
          </table:table-cell>
          <table:table-cell table:style-name="ce10" office:value-type="string">
            <text:p>61,4 €</text:p>
          </table:table-cell>
          <table:table-cell table:style-name="ce10" office:value-type="string">
            <text:p>74,29 €</text:p>
          </table:table-cell>
          <table:table-cell table:number-columns-repeated="1017"/>
        </table:table-row>
        <table:table-row table:style-name="ro3">
          <table:table-cell office:value-type="string">
            <text:p>B53245023</text:p>
          </table:table-cell>
          <table:table-cell office:value-type="string">
            <text:p>A.S.A. Ortoclinic, S.L.</text:p>
          </table:table-cell>
          <table:table-cell office:value-type="string">
            <text:p>M SM 22/19</text:p>
          </table:table-cell>
          <table:table-cell office:value-type="string">
            <text:p>Adquisición material sanitario</text:p>
          </table:table-cell>
          <table:table-cell office:value-type="string">
            <text:p>25-OCT-2019</text:p>
          </table:table-cell>
          <table:table-cell office:value-type="string">
            <text:p>118,16 €</text:p>
          </table:table-cell>
          <table:table-cell office:value-type="string">
            <text:p>135,75 €</text:p>
          </table:table-cell>
          <table:table-cell table:number-columns-repeated="1017"/>
        </table:table-row>
        <table:table-row table:style-name="ro3">
          <table:table-cell table:style-name="ce5" office:value-type="string">
            <text:p>B53245023</text:p>
          </table:table-cell>
          <table:table-cell table:style-name="ce5" office:value-type="string">
            <text:p>A.S.A. Ortoclinic, S.L.</text:p>
          </table:table-cell>
          <table:table-cell table:style-name="ce5" office:value-type="string">
            <text:p>M SM 37/19</text:p>
          </table:table-cell>
          <table:table-cell table:style-name="ce5" office:value-type="string">
            <text:p>Adquisición material sanitario</text:p>
          </table:table-cell>
          <table:table-cell table:style-name="ce10" office:value-type="string">
            <text:p>27-DIC-2019</text:p>
          </table:table-cell>
          <table:table-cell table:style-name="ce10" office:value-type="string">
            <text:p>56 €</text:p>
          </table:table-cell>
          <table:table-cell table:style-name="ce10" office:value-type="string">
            <text:p>61,6 €</text:p>
          </table:table-cell>
          <table:table-cell table:number-columns-repeated="1017"/>
        </table:table-row>
        <table:table-row table:style-name="ro9">
          <table:table-cell office:value-type="string">
            <text:p>B54996657</text:p>
          </table:table-cell>
          <table:table-cell office:value-type="string">
            <text:p>ASENKI BIKE, S.L.</text:p>
          </table:table-cell>
          <table:table-cell office:value-type="string">
            <text:p>M TT 28-19</text:p>
          </table:table-cell>
          <table:table-cell office:value-type="string">
            <text:p>Reparación, revisión, ajuste y cámaras de bicicletas de la Biciescuela</text:p>
          </table:table-cell>
          <table:table-cell office:value-type="string">
            <text:p>29-OCT-2019</text:p>
          </table:table-cell>
          <table:table-cell office:value-type="string">
            <text:p>68,54 €</text:p>
          </table:table-cell>
          <table:table-cell office:value-type="string">
            <text:p>82,93 €</text:p>
          </table:table-cell>
          <table:table-cell table:number-columns-repeated="1017"/>
        </table:table-row>
        <table:table-row table:style-name="ro5">
          <table:table-cell table:style-name="ce5" office:value-type="string">
            <text:p>B03788718</text:p>
          </table:table-cell>
          <table:table-cell table:style-name="ce5" office:value-type="string">
            <text:p>Asesores y Organizadores Deportivos de Alicante, SL</text:p>
          </table:table-cell>
          <table:table-cell table:style-name="ce5" office:value-type="string">
            <text:p>M DP 67/2019</text:p>
          </table:table-cell>
          <table:table-cell table:style-name="ce5" office:value-type="string">
            <text:p>Avituallamiento para el XLIV Campeonato de Escpaña de Balonmano de Veteranos del 1 al 3 de noviembre de 2019, 168 packs de agua de 1.5 litros.</text:p>
          </table:table-cell>
          <table:table-cell table:style-name="ce10" office:value-type="string">
            <text:p>31-OCT-2019</text:p>
          </table:table-cell>
          <table:table-cell table:style-name="ce10" office:value-type="string">
            <text:p>509,88 €</text:p>
          </table:table-cell>
          <table:table-cell table:style-name="ce10" office:value-type="string">
            <text:p>560,87 €</text:p>
          </table:table-cell>
          <table:table-cell table:number-columns-repeated="1017"/>
        </table:table-row>
        <table:table-row table:style-name="ro9">
          <table:table-cell office:value-type="string">
            <text:p>G54302476</text:p>
          </table:table-cell>
          <table:table-cell office:value-type="string">
            <text:p>ASOCI ASPERGER ALICANTE</text:p>
          </table:table-cell>
          <table:table-cell office:value-type="string">
            <text:p>M JU 2019/25489</text:p>
          </table:table-cell>
          <table:table-cell office:value-type="string">
            <text:p>Charlas asperger en centros escolares ocutbre a diciembre 2019</text:p>
          </table:table-cell>
          <table:table-cell office:value-type="string">
            <text:p>31-DIC-2019</text:p>
          </table:table-cell>
          <table:table-cell table:number-columns-repeated="2" office:value-type="string">
            <text:p>1.300 €</text:p>
          </table:table-cell>
          <table:table-cell table:number-columns-repeated="1017"/>
        </table:table-row>
        <table:table-row table:style-name="ro5">
          <table:table-cell table:style-name="ce5" office:value-type="string">
            <text:p>G54576467</text:p>
          </table:table-cell>
          <table:table-cell table:style-name="ce5" office:value-type="string">
            <text:p>Asociación Anuenue</text:p>
          </table:table-cell>
          <table:table-cell table:style-name="ce5" office:value-type="string">
            <text:p>M CU 2019/84</text:p>
          </table:table-cell>
          <table:table-cell table:style-name="ce5" office:value-type="string">
            <text:p>Concierto "Domisol Sisters" en Casa de la Música. Proyecto artístico-educacional que pretende acercar el mundo de las actuaciones a la sociedad.</text:p>
          </table:table-cell>
          <table:table-cell table:style-name="ce10" office:value-type="string">
            <text:p>12-DIC-2019</text:p>
          </table:table-cell>
          <table:table-cell table:number-columns-repeated="2" table:style-name="ce10" office:value-type="string">
            <text:p>600 €</text:p>
          </table:table-cell>
          <table:table-cell table:number-columns-repeated="1017"/>
        </table:table-row>
        <table:table-row table:style-name="ro8">
          <table:table-cell office:value-type="string">
            <text:p>G53014155</text:p>
          </table:table-cell>
          <table:table-cell office:value-type="string">
            <text:p>Asociación Boixet Fills i Agulles</text:p>
          </table:table-cell>
          <table:table-cell office:value-type="string">
            <text:p>M CU 2019/88-15</text:p>
          </table:table-cell>
          <table:table-cell office:value-type="string">
            <text:p>Impartición del curso "Bolillos: Encaje numérico (iniciación)" en el AMC Chalet Ingeniero de Tranvías. Programa Alicante Cultura 2019-2020 ( Aula Abierta). Meses de enero a junio 2020</text:p>
          </table:table-cell>
          <table:table-cell office:value-type="string">
            <text:p>18-DIC-2019</text:p>
          </table:table-cell>
          <table:table-cell table:number-columns-repeated="2" office:value-type="string">
            <text:p>265,08 €</text:p>
          </table:table-cell>
          <table:table-cell table:number-columns-repeated="1017"/>
        </table:table-row>
        <table:table-row table:style-name="ro8">
          <table:table-cell table:style-name="ce5" office:value-type="string">
            <text:p>G54829320</text:p>
          </table:table-cell>
          <table:table-cell table:style-name="ce5" office:value-type="string">
            <text:p>Asociación Cultural Aula Abierta</text:p>
          </table:table-cell>
          <table:table-cell table:style-name="ce5" office:value-type="string">
            <text:p>M CU 2019/88-10</text:p>
          </table:table-cell>
          <table:table-cell table:style-name="ce5" office:value-type="string">
            <text:p>Impartición curso: "Guitarra acompañamiento(iniciación), en el AMC Plaza de Argel. Programa Alicante Cultura 2019-2020 (Aula Abierta). Meses de Enero a junio 2020.</text:p>
          </table:table-cell>
          <table:table-cell table:style-name="ce10" office:value-type="string">
            <text:p>18-DIC-2019</text:p>
          </table:table-cell>
          <table:table-cell table:number-columns-repeated="2" table:style-name="ce10" office:value-type="string">
            <text:p>662,7 €</text:p>
          </table:table-cell>
          <table:table-cell table:number-columns-repeated="1017"/>
        </table:table-row>
        <table:table-row table:style-name="ro5">
          <table:table-cell office:value-type="string">
            <text:p>G84570829</text:p>
          </table:table-cell>
          <table:table-cell office:value-type="string">
            <text:p>Asociación Cultural La Caseta Teatro</text:p>
          </table:table-cell>
          <table:table-cell office:value-type="string">
            <text:p>M CU 2019/58-03</text:p>
          </table:table-cell>
          <table:table-cell office:value-type="string">
            <text:p>1 actuación Teatro con títeres el día 13/12. Obra: La Biblioteca de los ratones. Programa Cultura en Barrios. Meses de septiembre a diciembre 2019.</text:p>
          </table:table-cell>
          <table:table-cell office:value-type="string">
            <text:p>15-OCT-2019</text:p>
          </table:table-cell>
          <table:table-cell table:number-columns-repeated="2" office:value-type="string">
            <text:p>600 €</text:p>
          </table:table-cell>
          <table:table-cell table:number-columns-repeated="1017"/>
        </table:table-row>
        <table:table-row table:style-name="ro5">
          <table:table-cell table:style-name="ce5" office:value-type="string">
            <text:p>G42684522</text:p>
          </table:table-cell>
          <table:table-cell table:style-name="ce5" office:value-type="string">
            <text:p>Asociación Cultural Músico Coral Voces del Benacantil</text:p>
          </table:table-cell>
          <table:table-cell table:style-name="ce5" office:value-type="string">
            <text:p>M CU 2019/81-05</text:p>
          </table:table-cell>
          <table:table-cell table:style-name="ce5" office:value-type="string">
            <text:p>Programa "Nadales al Carrer 2019". Actuaciones sábado 21 de diciembre y domingo 22 de diciembre en Virgen del Remedio y Campoamor.</text:p>
          </table:table-cell>
          <table:table-cell table:style-name="ce10" office:value-type="string">
            <text:p>16-DIC-2019</text:p>
          </table:table-cell>
          <table:table-cell table:number-columns-repeated="2" table:style-name="ce10" office:value-type="string">
            <text:p>800 €</text:p>
          </table:table-cell>
          <table:table-cell table:number-columns-repeated="1017"/>
        </table:table-row>
        <table:table-row table:style-name="ro5">
          <table:table-cell office:value-type="string">
            <text:p>G03805959</text:p>
          </table:table-cell>
          <table:table-cell office:value-type="string">
            <text:p>Asociación Cultural Orfeón Cantábile de Alicante</text:p>
          </table:table-cell>
          <table:table-cell office:value-type="string">
            <text:p>M CU 2019/78</text:p>
          </table:table-cell>
          <table:table-cell office:value-type="string">
            <text:p>Contratación Asociación Cultural "Orfeón Cantábile" para colaborar con Banda Municipal en el concierto que se realizará en el ADDA el 22 /12/19</text:p>
          </table:table-cell>
          <table:table-cell office:value-type="string">
            <text:p>21-NOV-2019</text:p>
          </table:table-cell>
          <table:table-cell table:number-columns-repeated="2" office:value-type="string">
            <text:p>2.000 €</text:p>
          </table:table-cell>
          <table:table-cell table:number-columns-repeated="1017"/>
        </table:table-row>
        <table:table-row table:style-name="ro5">
          <table:table-cell table:style-name="ce5" office:value-type="string">
            <text:p>G54525423</text:p>
          </table:table-cell>
          <table:table-cell table:style-name="ce5" office:value-type="string">
            <text:p>Asociación Española de Cuentos</text:p>
          </table:table-cell>
          <table:table-cell table:style-name="ce5" office:value-type="string">
            <text:p>M CU 2019/412-06</text:p>
          </table:table-cell>
          <table:table-cell table:style-name="ce5" office:value-type="string">
            <text:p>Muestra amateur de Títeres. Programa "Panorama Las Cigarreras Edusi". Programa Internacional de títeres "Festitíteres 2019"</text:p>
          </table:table-cell>
          <table:table-cell table:style-name="ce10" office:value-type="string">
            <text:p>02-DIC-2019</text:p>
          </table:table-cell>
          <table:table-cell table:number-columns-repeated="2" table:style-name="ce10" office:value-type="string">
            <text:p>500 €</text:p>
          </table:table-cell>
          <table:table-cell table:number-columns-repeated="1017"/>
        </table:table-row>
        <table:table-row table:style-name="ro8">
          <table:table-cell office:value-type="string">
            <text:p>G78599578</text:p>
          </table:table-cell>
          <table:table-cell office:value-type="string">
            <text:p>Asociación Federal Derecho a morir dignamente</text:p>
          </table:table-cell>
          <table:table-cell office:value-type="string">
            <text:p>M CU 2019/88-20</text:p>
          </table:table-cell>
          <table:table-cell office:value-type="string">
            <text:p>Impartición del curso "Morir dignamente: del deseo colectivo a la realidad legislativa" en el Centro de las Artes. Programa Alicante Cultura 2019-2020 (Aula Abierta). Meses de enero a junio 2020</text:p>
          </table:table-cell>
          <table:table-cell office:value-type="string">
            <text:p>18-DIC-2019</text:p>
          </table:table-cell>
          <table:table-cell table:number-columns-repeated="2" office:value-type="string">
            <text:p>265,08 €</text:p>
          </table:table-cell>
          <table:table-cell table:number-columns-repeated="1017"/>
        </table:table-row>
        <table:table-row table:style-name="ro8">
          <table:table-cell table:style-name="ce5" office:value-type="string">
            <text:p>G03977923</text:p>
          </table:table-cell>
          <table:table-cell table:style-name="ce5" office:value-type="string">
            <text:p>Asociación Imajoven</text:p>
          </table:table-cell>
          <table:table-cell table:style-name="ce5" office:value-type="string">
            <text:p>M CU 2019/88-03</text:p>
          </table:table-cell>
          <table:table-cell table:style-name="ce5" office:value-type="string">
            <text:p>Impartición de 2 talleres: "Aprender a ver cine, lenguaje y narración cinematográfica" y "Cine: directores y películas de culto". Programa Alicante Cultura 2019-2020. Meses de Enero a Junio 2020.</text:p>
          </table:table-cell>
          <table:table-cell table:style-name="ce10" office:value-type="string">
            <text:p>18-DIC-2019</text:p>
          </table:table-cell>
          <table:table-cell table:number-columns-repeated="2" table:style-name="ce10" office:value-type="string">
            <text:p>795,24 €</text:p>
          </table:table-cell>
          <table:table-cell table:number-columns-repeated="1017"/>
        </table:table-row>
        <table:table-row table:style-name="ro9">
          <table:table-cell office:value-type="string">
            <text:p>G54976675</text:p>
          </table:table-cell>
          <table:table-cell office:value-type="string">
            <text:p>asociacion la granja de masphael </text:p>
          </table:table-cell>
          <table:table-cell office:value-type="string">
            <text:p>M JU 2019/25606</text:p>
          </table:table-cell>
          <table:table-cell office:value-type="string">
            <text:p>tallere las abejas de masphael y el jardin de los sentidos 18 diciembre ies el pla </text:p>
          </table:table-cell>
          <table:table-cell office:value-type="string">
            <text:p>31-DIC-2019</text:p>
          </table:table-cell>
          <table:table-cell office:value-type="string">
            <text:p>224,21 €</text:p>
          </table:table-cell>
          <table:table-cell office:value-type="string">
            <text:p>256,99 €</text:p>
          </table:table-cell>
          <table:table-cell table:number-columns-repeated="1017"/>
        </table:table-row>
        <table:table-row table:style-name="ro4">
          <table:table-cell table:style-name="ce5" office:value-type="string">
            <text:p>G54976675</text:p>
          </table:table-cell>
          <table:table-cell table:style-name="ce5" office:value-type="string">
            <text:p>asociacion la granja de masphael </text:p>
          </table:table-cell>
          <table:table-cell table:style-name="ce5" office:value-type="string">
            <text:p>M JU 2019/22250</text:p>
          </table:table-cell>
          <table:table-cell table:style-name="ce5" office:value-type="string">
            <text:p>taller y transporte las abejas de masphael y el jardin de los sentidos 8/11719 con ies gran via </text:p>
          </table:table-cell>
          <table:table-cell table:style-name="ce10" office:value-type="string">
            <text:p>26-NOV-2019</text:p>
          </table:table-cell>
          <table:table-cell table:number-columns-repeated="2" table:style-name="ce10" office:value-type="string">
            <text:p>256,99 €</text:p>
          </table:table-cell>
          <table:table-cell table:number-columns-repeated="1017"/>
        </table:table-row>
        <table:table-row table:style-name="ro4">
          <table:table-cell office:value-type="string">
            <text:p>G03095395</text:p>
          </table:table-cell>
          <table:table-cell office:value-type="string">
            <text:p>Asociación Peña Lírica Alicantina</text:p>
          </table:table-cell>
          <table:table-cell office:value-type="string">
            <text:p>M CU 2019/81-00</text:p>
          </table:table-cell>
          <table:table-cell office:value-type="string">
            <text:p>Programa "Nadales al Carrer 2019". Actuación 20 de diciembre en el Centro de Alicante.<text:tab/></text:p>
          </table:table-cell>
          <table:table-cell office:value-type="string">
            <text:p>16-DIC-2019</text:p>
          </table:table-cell>
          <table:table-cell table:number-columns-repeated="2" office:value-type="string">
            <text:p>400 €</text:p>
          </table:table-cell>
          <table:table-cell table:number-columns-repeated="1017"/>
        </table:table-row>
        <table:table-row table:style-name="ro4">
          <table:table-cell table:style-name="ce5" office:value-type="string">
            <text:p>G54919568</text:p>
          </table:table-cell>
          <table:table-cell table:style-name="ce5" office:value-type="string">
            <text:p>Asociación Te Encuentro A.C.</text:p>
          </table:table-cell>
          <table:table-cell table:style-name="ce5" office:value-type="string">
            <text:p>M CU 2019/71-12</text:p>
          </table:table-cell>
          <table:table-cell table:style-name="ce5" office:value-type="string">
            <text:p>"Cuentos con sentido" Narrativa oral. Biblioteca Francisco Liberal. Programa Anem a la Biblio 2018-2019</text:p>
          </table:table-cell>
          <table:table-cell table:style-name="ce10" office:value-type="string">
            <text:p>01-OCT-2019</text:p>
          </table:table-cell>
          <table:table-cell table:number-columns-repeated="2" table:style-name="ce10" office:value-type="string">
            <text:p>254,1 €</text:p>
          </table:table-cell>
          <table:table-cell table:number-columns-repeated="1017"/>
        </table:table-row>
        <table:table-row table:style-name="ro5">
          <table:table-cell office:value-type="string">
            <text:p>B54266937</text:p>
          </table:table-cell>
          <table:table-cell office:value-type="string">
            <text:p>ATEDUR Ingeniería y Gestión, S.L.U.</text:p>
          </table:table-cell>
          <table:table-cell office:value-type="string">
            <text:p>CYP2019000055</text:p>
          </table:table-cell>
          <table:table-cell office:value-type="string">
            <text:p>Redacción de proyecto construcción plataforma ciclo-peatonal entre Avda. de Elche (avda. Jean Claude Combaldieu) y vial de acceso a Urbanova</text:p>
          </table:table-cell>
          <table:table-cell office:value-type="string">
            <text:p>18-OCT-2019</text:p>
          </table:table-cell>
          <table:table-cell office:value-type="string">
            <text:p>14.450 €</text:p>
          </table:table-cell>
          <table:table-cell office:value-type="string">
            <text:p>17.484,5 €</text:p>
          </table:table-cell>
          <table:table-cell table:number-columns-repeated="1017"/>
        </table:table-row>
        <table:table-row table:style-name="ro9">
          <table:table-cell table:style-name="ce5" office:value-type="string">
            <text:p>B53741815</text:p>
          </table:table-cell>
          <table:table-cell table:style-name="ce5" office:value-type="string">
            <text:p>AUCA PROYECTES EDUCATIUS,S.L.</text:p>
          </table:table-cell>
          <table:table-cell table:style-name="ce5" office:value-type="string">
            <text:p>M JU 2019/21818</text:p>
          </table:table-cell>
          <table:table-cell table:style-name="ce5" office:value-type="string">
            <text:p>curso monitor de actividades de tiempo libre educativo infantil y juvenil </text:p>
          </table:table-cell>
          <table:table-cell table:style-name="ce10" office:value-type="string">
            <text:p>26-NOV-2019</text:p>
          </table:table-cell>
          <table:table-cell table:number-columns-repeated="2" table:style-name="ce10" office:value-type="string">
            <text:p>1.433 €</text:p>
          </table:table-cell>
          <table:table-cell table:number-columns-repeated="1017"/>
        </table:table-row>
        <table:table-row table:style-name="ro4">
          <table:table-cell office:value-type="string">
            <text:p>B53741815</text:p>
          </table:table-cell>
          <table:table-cell office:value-type="string">
            <text:p>AUCA PROYECTES EDUCATIUS,S.L.</text:p>
          </table:table-cell>
          <table:table-cell office:value-type="string">
            <text:p>M JU 2019/25838</text:p>
          </table:table-cell>
          <table:table-cell office:value-type="string">
            <text:p>curso monitor actividades de tiempo libre educativo infantil y juvenil del 28 de septiembre al 21 de diciembre </text:p>
          </table:table-cell>
          <table:table-cell office:value-type="string">
            <text:p>31-DIC-2019</text:p>
          </table:table-cell>
          <table:table-cell table:number-columns-repeated="2" office:value-type="string">
            <text:p>1.433,32 €</text:p>
          </table:table-cell>
          <table:table-cell table:number-columns-repeated="1017"/>
        </table:table-row>
        <table:table-row table:style-name="ro9">
          <table:table-cell table:style-name="ce5" office:value-type="string">
            <text:p>B53741815</text:p>
          </table:table-cell>
          <table:table-cell table:style-name="ce5" office:value-type="string">
            <text:p>AUCA PROYECTES EDUCATIUS,S.L.</text:p>
          </table:table-cell>
          <table:table-cell table:style-name="ce5" office:value-type="string">
            <text:p>M JU 2019/23863</text:p>
          </table:table-cell>
          <table:table-cell table:style-name="ce5" office:value-type="string">
            <text:p>curso técnicas y recursos para colectivos con necesidades educativas especiales</text:p>
          </table:table-cell>
          <table:table-cell table:style-name="ce10" office:value-type="string">
            <text:p>13-DIC-2019</text:p>
          </table:table-cell>
          <table:table-cell table:number-columns-repeated="2" table:style-name="ce10" office:value-type="string">
            <text:p>765 €</text:p>
          </table:table-cell>
          <table:table-cell table:number-columns-repeated="1017"/>
        </table:table-row>
        <table:table-row table:style-name="ro5">
          <table:table-cell office:value-type="string">
            <text:p>B53741815</text:p>
          </table:table-cell>
          <table:table-cell office:value-type="string">
            <text:p>AUCA PROYECTES EDUCATIUS,S.L.</text:p>
          </table:table-cell>
          <table:table-cell office:value-type="string">
            <text:p>M CU 2019/80-02</text:p>
          </table:table-cell>
          <table:table-cell office:value-type="string">
            <text:p>"Campus de Navidad". Actividades infantiles y familiares para realizar en el período de vacaciones escolares en el Centro Cultural Cigarreras.</text:p>
          </table:table-cell>
          <table:table-cell office:value-type="string">
            <text:p>18-DIC-2019</text:p>
          </table:table-cell>
          <table:table-cell table:number-columns-repeated="2" office:value-type="string">
            <text:p>1.950 €</text:p>
          </table:table-cell>
          <table:table-cell table:number-columns-repeated="1017"/>
        </table:table-row>
        <table:table-row table:style-name="ro4">
          <table:table-cell table:style-name="ce5" office:value-type="string">
            <text:p>B53741815</text:p>
          </table:table-cell>
          <table:table-cell table:style-name="ce5" office:value-type="string">
            <text:p>AUCA PROYECTES EDUCATIUS,S.L.</text:p>
          </table:table-cell>
          <table:table-cell table:style-name="ce5" office:value-type="string">
            <text:p>M JU 2020/454</text:p>
          </table:table-cell>
          <table:table-cell table:style-name="ce5" office:value-type="string">
            <text:p>curso monitor de comedor escolar del 13 de noviembre al 18 de diciembre en calle barcelona (zona edusi) </text:p>
          </table:table-cell>
          <table:table-cell table:style-name="ce10" office:value-type="string">
            <text:p>31-DIC-2019</text:p>
          </table:table-cell>
          <table:table-cell table:number-columns-repeated="2" table:style-name="ce10" office:value-type="string">
            <text:p>660 €</text:p>
          </table:table-cell>
          <table:table-cell table:number-columns-repeated="1017"/>
        </table:table-row>
        <table:table-row table:style-name="ro9">
          <table:table-cell office:value-type="string">
            <text:p>B53741815</text:p>
          </table:table-cell>
          <table:table-cell office:value-type="string">
            <text:p>AUCA PROYECTES EDUCATIUS,S.L.</text:p>
          </table:table-cell>
          <table:table-cell office:value-type="string">
            <text:p>M JU 2019/20482</text:p>
          </table:table-cell>
          <table:table-cell office:value-type="string">
            <text:p>curso de formacion permanente monitor de comedor escolar </text:p>
          </table:table-cell>
          <table:table-cell office:value-type="string">
            <text:p>25-NOV-2019</text:p>
          </table:table-cell>
          <table:table-cell table:number-columns-repeated="2" office:value-type="string">
            <text:p>660 €</text:p>
          </table:table-cell>
          <table:table-cell table:number-columns-repeated="1017"/>
        </table:table-row>
        <table:table-row table:style-name="ro9">
          <table:table-cell table:style-name="ce5" office:value-type="string">
            <text:p>B61444402</text:p>
          </table:table-cell>
          <table:table-cell table:style-name="ce5" office:value-type="string">
            <text:p>AUDIOVISUALES DATA S.L.</text:p>
          </table:table-cell>
          <table:table-cell table:style-name="ce5" office:value-type="string">
            <text:p>M ED 30/19</text:p>
          </table:table-cell>
          <table:table-cell table:style-name="ce5" office:value-type="string">
            <text:p>Cable HDMI a VGA para Centro Mpal. Formación Personas Adultas</text:p>
          </table:table-cell>
          <table:table-cell table:style-name="ce10" office:value-type="string">
            <text:p>11-NOV-2019</text:p>
          </table:table-cell>
          <table:table-cell table:style-name="ce10" office:value-type="string">
            <text:p>34 €</text:p>
          </table:table-cell>
          <table:table-cell table:style-name="ce10" office:value-type="string">
            <text:p>41,14 €</text:p>
          </table:table-cell>
          <table:table-cell table:number-columns-repeated="1017"/>
        </table:table-row>
        <table:table-row table:style-name="ro4">
          <table:table-cell office:value-type="string">
            <text:p>B03874534</text:p>
          </table:table-cell>
          <table:table-cell office:value-type="string">
            <text:p>Auto Carrascosa SL</text:p>
          </table:table-cell>
          <table:table-cell office:value-type="string">
            <text:p>M IF 79/19</text:p>
          </table:table-cell>
          <table:table-cell office:value-type="string">
            <text:p>Servicio de reparación de caja de cambios del vehículo municipal matrícula 3909CJR adscrito a Policía Local</text:p>
          </table:table-cell>
          <table:table-cell office:value-type="string">
            <text:p>17-OCT-2019</text:p>
          </table:table-cell>
          <table:table-cell office:value-type="string">
            <text:p>548,85 €</text:p>
          </table:table-cell>
          <table:table-cell office:value-type="string">
            <text:p>664,11 €</text:p>
          </table:table-cell>
          <table:table-cell table:number-columns-repeated="1017"/>
        </table:table-row>
        <table:table-row table:style-name="ro5">
          <table:table-cell table:style-name="ce5" office:value-type="string">
            <text:p>B03874534</text:p>
          </table:table-cell>
          <table:table-cell table:style-name="ce5" office:value-type="string">
            <text:p>Auto Carrascosa SL</text:p>
          </table:table-cell>
          <table:table-cell table:style-name="ce5" office:value-type="string">
            <text:p>M IF 64/19</text:p>
          </table:table-cell>
          <table:table-cell table:style-name="ce5" office:value-type="string">
            <text:p>Servicio de reparación y mantenimiento de la caja de cambios (kit de embrague) del vehículo municipal matrícula 8147 JJG adscrito a Policía Local.</text:p>
          </table:table-cell>
          <table:table-cell table:style-name="ce10" office:value-type="string">
            <text:p>11-OCT-2019</text:p>
          </table:table-cell>
          <table:table-cell table:style-name="ce10" office:value-type="string">
            <text:p>1.182,74 €</text:p>
          </table:table-cell>
          <table:table-cell table:style-name="ce10" office:value-type="string">
            <text:p>1.431,12 €</text:p>
          </table:table-cell>
          <table:table-cell table:number-columns-repeated="1017"/>
        </table:table-row>
        <table:table-row table:style-name="ro9">
          <table:table-cell office:value-type="string">
            <text:p>B03874534</text:p>
          </table:table-cell>
          <table:table-cell office:value-type="string">
            <text:p>Auto Carrascosa SL</text:p>
          </table:table-cell>
          <table:table-cell office:value-type="string">
            <text:p>M SE 22/19</text:p>
          </table:table-cell>
          <table:table-cell office:value-type="string">
            <text:p>Soporte peldaño, cinturón, tornillo, tuerca brida.</text:p>
          </table:table-cell>
          <table:table-cell office:value-type="string">
            <text:p>15-OCT-2019</text:p>
          </table:table-cell>
          <table:table-cell office:value-type="string">
            <text:p>1.262,97 €</text:p>
          </table:table-cell>
          <table:table-cell office:value-type="string">
            <text:p>1.528,2 €</text:p>
          </table:table-cell>
          <table:table-cell table:number-columns-repeated="1017"/>
        </table:table-row>
        <table:table-row table:style-name="ro5">
          <table:table-cell table:style-name="ce5" office:value-type="string">
            <text:p>B03874534</text:p>
          </table:table-cell>
          <table:table-cell table:style-name="ce5" office:value-type="string">
            <text:p>Auto Carrascosa SL</text:p>
          </table:table-cell>
          <table:table-cell table:style-name="ce5" office:value-type="string">
            <text:p>M IF 254/19</text:p>
          </table:table-cell>
          <table:table-cell table:style-name="ce5" office:value-type="string">
            <text:p>Servicio de reparación y mantenimiento de chapa y pintura de la motocicleta municipal con matrícula 5448-JKH adscrita a Policía Local</text:p>
          </table:table-cell>
          <table:table-cell table:style-name="ce10" office:value-type="string">
            <text:p>31-DIC-2019</text:p>
          </table:table-cell>
          <table:table-cell table:style-name="ce10" office:value-type="string">
            <text:p>1.322,05 €</text:p>
          </table:table-cell>
          <table:table-cell table:style-name="ce10" office:value-type="string">
            <text:p>1.599,68 €</text:p>
          </table:table-cell>
          <table:table-cell table:number-columns-repeated="1017"/>
        </table:table-row>
        <table:table-row table:style-name="ro5">
          <table:table-cell office:value-type="string">
            <text:p>B03874534</text:p>
          </table:table-cell>
          <table:table-cell office:value-type="string">
            <text:p>Auto Carrascosa SL</text:p>
          </table:table-cell>
          <table:table-cell office:value-type="string">
            <text:p>M IF 242/19</text:p>
          </table:table-cell>
          <table:table-cell office:value-type="string">
            <text:p>Servicio de reparación de sistemas eléctricos del cuadro instrumental del vehículo municipal con matrícula 7610FRC adscrito a Policía Local</text:p>
          </table:table-cell>
          <table:table-cell office:value-type="string">
            <text:p>31-DIC-2019</text:p>
          </table:table-cell>
          <table:table-cell office:value-type="string">
            <text:p>543 €</text:p>
          </table:table-cell>
          <table:table-cell office:value-type="string">
            <text:p>657,03 €</text:p>
          </table:table-cell>
          <table:table-cell table:number-columns-repeated="1017"/>
        </table:table-row>
        <table:table-row table:style-name="ro3">
          <table:table-cell table:style-name="ce5" office:value-type="string">
            <text:p>B54792189</text:p>
          </table:table-cell>
          <table:table-cell table:style-name="ce5" office:value-type="string">
            <text:p>Auto taller Ferrer</text:p>
          </table:table-cell>
          <table:table-cell table:style-name="ce5" office:value-type="string">
            <text:p>M SE 48/19</text:p>
          </table:table-cell>
          <table:table-cell table:style-name="ce5" office:value-type="string">
            <text:p>Filtro aceite, lavaparabrisas.</text:p>
          </table:table-cell>
          <table:table-cell table:style-name="ce10" office:value-type="string">
            <text:p>20-OCT-2019</text:p>
          </table:table-cell>
          <table:table-cell table:style-name="ce10" office:value-type="string">
            <text:p>625,75 €</text:p>
          </table:table-cell>
          <table:table-cell table:style-name="ce10" office:value-type="string">
            <text:p>757,17 €</text:p>
          </table:table-cell>
          <table:table-cell table:number-columns-repeated="1017"/>
        </table:table-row>
        <table:table-row table:style-name="ro3">
          <table:table-cell office:value-type="string">
            <text:p>B54792189</text:p>
          </table:table-cell>
          <table:table-cell office:value-type="string">
            <text:p>Auto taller Ferrer</text:p>
          </table:table-cell>
          <table:table-cell office:value-type="string">
            <text:p>M SE 50/19</text:p>
          </table:table-cell>
          <table:table-cell office:value-type="string">
            <text:p>Grasa litica, filtro aceite,filtro secador.</text:p>
          </table:table-cell>
          <table:table-cell office:value-type="string">
            <text:p>20-OCT-2019</text:p>
          </table:table-cell>
          <table:table-cell office:value-type="string">
            <text:p>595,84 €</text:p>
          </table:table-cell>
          <table:table-cell office:value-type="string">
            <text:p>720,98 €</text:p>
          </table:table-cell>
          <table:table-cell table:number-columns-repeated="1017"/>
        </table:table-row>
        <table:table-row table:style-name="ro9">
          <table:table-cell table:style-name="ce5" office:value-type="string">
            <text:p>B54792189</text:p>
          </table:table-cell>
          <table:table-cell table:style-name="ce5" office:value-type="string">
            <text:p>Auto taller Ferrer</text:p>
          </table:table-cell>
          <table:table-cell table:style-name="ce5" office:value-type="string">
            <text:p>M SE 49/19</text:p>
          </table:table-cell>
          <table:table-cell table:style-name="ce5" office:value-type="string">
            <text:p>Aceite, filtro aceite, grasa litica, lavaparabrisas.</text:p>
          </table:table-cell>
          <table:table-cell table:style-name="ce10" office:value-type="string">
            <text:p>20-OCT-2019</text:p>
          </table:table-cell>
          <table:table-cell table:style-name="ce10" office:value-type="string">
            <text:p>604,05 €</text:p>
          </table:table-cell>
          <table:table-cell table:style-name="ce10" office:value-type="string">
            <text:p>730,89 €</text:p>
          </table:table-cell>
          <table:table-cell table:number-columns-repeated="1017"/>
        </table:table-row>
        <table:table-row table:style-name="ro5">
          <table:table-cell office:value-type="string">
            <text:p>A03257748</text:p>
          </table:table-cell>
          <table:table-cell office:value-type="string">
            <text:p>AUTOMOVILES GOMIS, S.A.</text:p>
          </table:table-cell>
          <table:table-cell office:value-type="string">
            <text:p>M IF 57/19</text:p>
          </table:table-cell>
          <table:table-cell office:value-type="string">
            <text:p>Suministro de herramientas y material para reparaciones de los vehículos del parque móvil municipal: escobillas limpiaparabrisas, pastillas de freno.</text:p>
          </table:table-cell>
          <table:table-cell office:value-type="string">
            <text:p>11-OCT-2019</text:p>
          </table:table-cell>
          <table:table-cell office:value-type="string">
            <text:p>487,76 €</text:p>
          </table:table-cell>
          <table:table-cell office:value-type="string">
            <text:p>590,19 €</text:p>
          </table:table-cell>
          <table:table-cell table:number-columns-repeated="1017"/>
        </table:table-row>
        <table:table-row table:style-name="ro5">
          <table:table-cell table:style-name="ce5" office:value-type="string">
            <text:p>A03257748</text:p>
          </table:table-cell>
          <table:table-cell table:style-name="ce5" office:value-type="string">
            <text:p>AUTOMOVILES GOMIS, S.A.</text:p>
          </table:table-cell>
          <table:table-cell table:style-name="ce5" office:value-type="string">
            <text:p>M IF 187/19</text:p>
          </table:table-cell>
          <table:table-cell table:style-name="ce5" office:value-type="string">
            <text:p>Servicio de reparación y mantenimiento del vehículo municipal con matrícula 1281HRS adscrito a Policía Local: diagnosis y reparación inyector.</text:p>
          </table:table-cell>
          <table:table-cell table:style-name="ce10" office:value-type="string">
            <text:p>12-DIC-2019</text:p>
          </table:table-cell>
          <table:table-cell table:style-name="ce10" office:value-type="string">
            <text:p>1.190,74 €</text:p>
          </table:table-cell>
          <table:table-cell table:style-name="ce10" office:value-type="string">
            <text:p>1.440,8 €</text:p>
          </table:table-cell>
          <table:table-cell table:number-columns-repeated="1017"/>
        </table:table-row>
        <table:table-row table:style-name="ro4">
          <table:table-cell office:value-type="string">
            <text:p>B07012107</text:p>
          </table:table-cell>
          <table:table-cell office:value-type="string">
            <text:p>AVORIS RETAIL DIVISIÓN, SL</text:p>
          </table:table-cell>
          <table:table-cell office:value-type="string">
            <text:p>M JU 2019/18389 BIS BIS </text:p>
          </table:table-cell>
          <table:table-cell office:value-type="string">
            <text:p>vuelo sofia (bulgaria) a madrid (españa) de la vlountaria silviya ivanova </text:p>
          </table:table-cell>
          <table:table-cell office:value-type="string">
            <text:p>05-DIC-2019</text:p>
          </table:table-cell>
          <table:table-cell table:number-columns-repeated="2" office:value-type="string">
            <text:p>225,54 €</text:p>
          </table:table-cell>
          <table:table-cell table:number-columns-repeated="1017"/>
        </table:table-row>
        <table:table-row table:style-name="ro4">
          <table:table-cell table:style-name="ce5" office:value-type="string">
            <text:p>B07012107</text:p>
          </table:table-cell>
          <table:table-cell table:style-name="ce5" office:value-type="string">
            <text:p>AVORIS RETAIL DIVISIÓN, SL</text:p>
          </table:table-cell>
          <table:table-cell table:style-name="ce5" office:value-type="string">
            <text:p>M JU 2019/19691 BIS </text:p>
          </table:table-cell>
          <table:table-cell table:style-name="ce5" office:value-type="string">
            <text:p>desplazamiento voluntario en avion alicante-amdrid-madrid-viena (david colliga) </text:p>
          </table:table-cell>
          <table:table-cell table:style-name="ce10" office:value-type="string">
            <text:p>05-DIC-2019</text:p>
          </table:table-cell>
          <table:table-cell table:number-columns-repeated="2" table:style-name="ce10" office:value-type="string">
            <text:p>174,94 €</text:p>
          </table:table-cell>
          <table:table-cell table:number-columns-repeated="1017"/>
        </table:table-row>
        <table:table-row table:style-name="ro9">
          <table:table-cell office:value-type="string">
            <text:p>B07012107</text:p>
          </table:table-cell>
          <table:table-cell office:value-type="string">
            <text:p>AVORIS RETAIL DIVISIÓN, SL</text:p>
          </table:table-cell>
          <table:table-cell office:value-type="string">
            <text:p>M JU 2019/19184</text:p>
          </table:table-cell>
          <table:table-cell office:value-type="string">
            <text:p>billete de tren voluntaria europea julia kahlo desde barcelona a alicante </text:p>
          </table:table-cell>
          <table:table-cell office:value-type="string">
            <text:p>05-DIC-2019</text:p>
          </table:table-cell>
          <table:table-cell office:value-type="string">
            <text:p>57,87 €</text:p>
          </table:table-cell>
          <table:table-cell office:value-type="string">
            <text:p>64,2 €</text:p>
          </table:table-cell>
          <table:table-cell table:number-columns-repeated="1017"/>
        </table:table-row>
        <table:table-row table:style-name="ro4">
          <table:table-cell table:style-name="ce5" office:value-type="string">
            <text:p>B54402797</text:p>
          </table:table-cell>
          <table:table-cell table:style-name="ce5" office:value-type="string">
            <text:p>Aza Animaciones S.L.U.</text:p>
          </table:table-cell>
          <table:table-cell table:style-name="ce5" office:value-type="string">
            <text:p>M CO 26/19</text:p>
          </table:table-cell>
          <table:table-cell table:style-name="ce5" office:value-type="string">
            <text:p>Act. de dinamización comercial y hostelería XI edición Botigues al Carrer 5 de octubre de 10,00 a 21,00 h C/ San Francisco</text:p>
          </table:table-cell>
          <table:table-cell table:style-name="ce10" office:value-type="string">
            <text:p>11-OCT-2019</text:p>
          </table:table-cell>
          <table:table-cell table:style-name="ce10" office:value-type="string">
            <text:p>991,74 €</text:p>
          </table:table-cell>
          <table:table-cell table:style-name="ce10" office:value-type="string">
            <text:p>1.200,01 €</text:p>
          </table:table-cell>
          <table:table-cell table:number-columns-repeated="1017"/>
        </table:table-row>
        <table:table-row table:style-name="ro4">
          <table:table-cell office:value-type="string">
            <text:p>07249384Z</text:p>
          </table:table-cell>
          <table:table-cell office:value-type="string">
            <text:p>Belén Martínez Rubira</text:p>
          </table:table-cell>
          <table:table-cell office:value-type="string">
            <text:p>M CU 2019/412-03</text:p>
          </table:table-cell>
          <table:table-cell office:value-type="string">
            <text:p>Actuación "El hombre de la flor". Programa Las Cigarreras Edusi. Programa INternacional de títeres "Festitíteres 2019"</text:p>
          </table:table-cell>
          <table:table-cell office:value-type="string">
            <text:p>02-DIC-2019</text:p>
          </table:table-cell>
          <table:table-cell office:value-type="string">
            <text:p>909,09 €</text:p>
          </table:table-cell>
          <table:table-cell office:value-type="string">
            <text:p>1.000 €</text:p>
          </table:table-cell>
          <table:table-cell table:number-columns-repeated="1017"/>
        </table:table-row>
        <table:table-row table:style-name="ro4">
          <table:table-cell table:style-name="ce5" office:value-type="string">
            <text:p>B53648648</text:p>
          </table:table-cell>
          <table:table-cell table:style-name="ce5" office:value-type="string">
            <text:p>BENESIU Y CANTO S.L.</text:p>
          </table:table-cell>
          <table:table-cell table:style-name="ce5" office:value-type="string">
            <text:p>M IF 43/19</text:p>
          </table:table-cell>
          <table:table-cell table:style-name="ce5" office:value-type="string">
            <text:p>Servicio de reparación del equipo de aire acondicionado del mercado Carolinas: sustitución placa electrónica control.</text:p>
          </table:table-cell>
          <table:table-cell table:style-name="ce10" office:value-type="string">
            <text:p>03-OCT-2019</text:p>
          </table:table-cell>
          <table:table-cell table:style-name="ce10" office:value-type="string">
            <text:p>722 €</text:p>
          </table:table-cell>
          <table:table-cell table:style-name="ce10" office:value-type="string">
            <text:p>873,62 €</text:p>
          </table:table-cell>
          <table:table-cell table:number-columns-repeated="1017"/>
        </table:table-row>
        <table:table-row table:style-name="ro4">
          <table:table-cell office:value-type="string">
            <text:p>B53648648</text:p>
          </table:table-cell>
          <table:table-cell office:value-type="string">
            <text:p>BENESIU Y CANTO S.L.</text:p>
          </table:table-cell>
          <table:table-cell office:value-type="string">
            <text:p>M IF 44/19</text:p>
          </table:table-cell>
          <table:table-cell office:value-type="string">
            <text:p>Servicio de reparación del equipo de aire acondicionado del despacho del administrador de la Plaza de Toros<text:tab/></text:p>
          </table:table-cell>
          <table:table-cell office:value-type="string">
            <text:p>04-OCT-2019</text:p>
          </table:table-cell>
          <table:table-cell office:value-type="string">
            <text:p>518,22 €</text:p>
          </table:table-cell>
          <table:table-cell office:value-type="string">
            <text:p>627,05 €</text:p>
          </table:table-cell>
          <table:table-cell table:number-columns-repeated="1017"/>
        </table:table-row>
        <table:table-row table:style-name="ro4">
          <table:table-cell table:style-name="ce5" office:value-type="string">
            <text:p>B53648648</text:p>
          </table:table-cell>
          <table:table-cell table:style-name="ce5" office:value-type="string">
            <text:p>BENESIU Y CANTO S.L.</text:p>
          </table:table-cell>
          <table:table-cell table:style-name="ce5" office:value-type="string">
            <text:p>M IF 37/19</text:p>
          </table:table-cell>
          <table:table-cell table:style-name="ce5" office:value-type="string">
            <text:p>Servicio de reparación de equipos de aire acondicionado en el museo y salón de actos de la Casa de la Festa</text:p>
          </table:table-cell>
          <table:table-cell table:style-name="ce10" office:value-type="string">
            <text:p>01-OCT-2019</text:p>
          </table:table-cell>
          <table:table-cell table:style-name="ce10" office:value-type="string">
            <text:p>960,8 €</text:p>
          </table:table-cell>
          <table:table-cell table:style-name="ce10" office:value-type="string">
            <text:p>1.162,57 €</text:p>
          </table:table-cell>
          <table:table-cell table:number-columns-repeated="1017"/>
        </table:table-row>
        <table:table-row table:style-name="ro4">
          <table:table-cell office:value-type="string">
            <text:p>B53648648</text:p>
          </table:table-cell>
          <table:table-cell office:value-type="string">
            <text:p>BENESIU Y CANTO S.L.</text:p>
          </table:table-cell>
          <table:table-cell office:value-type="string">
            <text:p>M IF 106/19</text:p>
          </table:table-cell>
          <table:table-cell office:value-type="string">
            <text:p>Servicio de reparación de equipo de aire acondicionado del CEIP Pedro Duque: sustituir placas de potencia y converter.</text:p>
          </table:table-cell>
          <table:table-cell office:value-type="string">
            <text:p>25-OCT-2019</text:p>
          </table:table-cell>
          <table:table-cell office:value-type="string">
            <text:p>955,24 €</text:p>
          </table:table-cell>
          <table:table-cell office:value-type="string">
            <text:p>1.155,84 €</text:p>
          </table:table-cell>
          <table:table-cell table:number-columns-repeated="1017"/>
        </table:table-row>
        <table:table-row table:style-name="ro4">
          <table:table-cell table:style-name="ce5" office:value-type="string">
            <text:p>B53648648</text:p>
          </table:table-cell>
          <table:table-cell table:style-name="ce5" office:value-type="string">
            <text:p>BENESIU Y CANTO S.L.</text:p>
          </table:table-cell>
          <table:table-cell table:style-name="ce5" office:value-type="string">
            <text:p>M IF 36/19</text:p>
          </table:table-cell>
          <table:table-cell table:style-name="ce5" office:value-type="string">
            <text:p>Servicio de reparación de equipo de aire acondicionado en la zona de pescados y verduras del Mercado Central.</text:p>
          </table:table-cell>
          <table:table-cell table:style-name="ce10" office:value-type="string">
            <text:p>01-OCT-2019</text:p>
          </table:table-cell>
          <table:table-cell table:style-name="ce10" office:value-type="string">
            <text:p>754,02 €</text:p>
          </table:table-cell>
          <table:table-cell table:style-name="ce10" office:value-type="string">
            <text:p>912,36 €</text:p>
          </table:table-cell>
          <table:table-cell table:number-columns-repeated="1017"/>
        </table:table-row>
        <table:table-row table:style-name="ro6">
          <table:table-cell office:value-type="string">
            <text:p>B53251823</text:p>
          </table:table-cell>
          <table:table-cell office:value-type="string">
            <text:p>BRILOGIC DIGITAL S.L.</text:p>
          </table:table-cell>
          <table:table-cell office:value-type="string">
            <text:p>M ES 14/19</text:p>
          </table:table-cell>
          <table:table-cell office:value-type="string">
            <text:p>Comunicación mensual a todos los residentes en Alicante comunitarios y no comunitarios, de la obligación de confirmación para unos y renovación para otros de su inscripción padronal. Comunicaciones que ascienden a 879 cartas en noviembre y portes.</text:p>
          </table:table-cell>
          <table:table-cell office:value-type="string">
            <text:p>30-NOV-2019</text:p>
          </table:table-cell>
          <table:table-cell office:value-type="string">
            <text:p>39,68 €</text:p>
          </table:table-cell>
          <table:table-cell office:value-type="string">
            <text:p>48,01 €</text:p>
          </table:table-cell>
          <table:table-cell table:number-columns-repeated="1017"/>
        </table:table-row>
        <table:table-row table:style-name="ro6">
          <table:table-cell table:style-name="ce5" office:value-type="string">
            <text:p>B53251823</text:p>
          </table:table-cell>
          <table:table-cell table:style-name="ce5" office:value-type="string">
            <text:p>BRILOGIC DIGITAL S.L.</text:p>
          </table:table-cell>
          <table:table-cell table:style-name="ce5" office:value-type="string">
            <text:p>M ES 1/20</text:p>
          </table:table-cell>
          <table:table-cell table:style-name="ce5" office:value-type="string">
            <text:p>Comunicación mensual a todos los residentes en Alicante comunitarios y no comunitarios, de la obligación de confirmación para unos y renovación para otros de su inscripción padronal. Comunicaciones que ascienden a 698 cartas en diciembre y portes.</text:p>
          </table:table-cell>
          <table:table-cell table:style-name="ce10" office:value-type="string">
            <text:p>20-DIC-2019</text:p>
          </table:table-cell>
          <table:table-cell table:style-name="ce10" office:value-type="string">
            <text:p>33,46 €</text:p>
          </table:table-cell>
          <table:table-cell table:style-name="ce10" office:value-type="string">
            <text:p>40,49 €</text:p>
          </table:table-cell>
          <table:table-cell table:number-columns-repeated="1017"/>
        </table:table-row>
        <table:table-row table:style-name="ro6">
          <table:table-cell office:value-type="string">
            <text:p>B53251823</text:p>
          </table:table-cell>
          <table:table-cell office:value-type="string">
            <text:p>BRILOGIC DIGITAL S.L.</text:p>
          </table:table-cell>
          <table:table-cell office:value-type="string">
            <text:p>M ES 5/19</text:p>
          </table:table-cell>
          <table:table-cell office:value-type="string">
            <text:p>Comunicación mensual a todos los residentes en Alicante comunitarios y no comunitarios, de la obligación de confirmación para unos y renovación para otros de su inscripción padronal. Comunicaciones que ascienden a 667 cartas en octubre y portes.</text:p>
          </table:table-cell>
          <table:table-cell office:value-type="string">
            <text:p>31-OCT-2019</text:p>
          </table:table-cell>
          <table:table-cell office:value-type="string">
            <text:p>30,87 €</text:p>
          </table:table-cell>
          <table:table-cell office:value-type="string">
            <text:p>37,35 €</text:p>
          </table:table-cell>
          <table:table-cell table:number-columns-repeated="1017"/>
        </table:table-row>
        <table:table-row table:style-name="ro9">
          <table:table-cell table:style-name="ce5" office:value-type="string">
            <text:p>A28122125</text:p>
          </table:table-cell>
          <table:table-cell table:style-name="ce5" office:value-type="string">
            <text:p>CANON ESPAÑA S.A.U.</text:p>
          </table:table-cell>
          <table:table-cell table:style-name="ce5" office:value-type="string">
            <text:p>M NT 133/2019</text:p>
          </table:table-cell>
          <table:table-cell table:style-name="ce5" office:value-type="string">
            <text:p>Suministro de 10 escaneres CANON DR_M260</text:p>
          </table:table-cell>
          <table:table-cell table:style-name="ce10" office:value-type="string">
            <text:p>09-DIC-2019</text:p>
          </table:table-cell>
          <table:table-cell table:style-name="ce10" office:value-type="string">
            <text:p>7.310 €</text:p>
          </table:table-cell>
          <table:table-cell table:style-name="ce10" office:value-type="string">
            <text:p>8.845,1 €</text:p>
          </table:table-cell>
          <table:table-cell table:number-columns-repeated="1017"/>
        </table:table-row>
        <table:table-row table:style-name="ro4">
          <table:table-cell office:value-type="string">
            <text:p>48366719L</text:p>
          </table:table-cell>
          <table:table-cell office:value-type="string">
            <text:p>CARLOS GARCIA MARTINEZ</text:p>
          </table:table-cell>
          <table:table-cell office:value-type="string">
            <text:p>M IF 174/19</text:p>
          </table:table-cell>
          <table:table-cell office:value-type="string">
            <text:p>Suministro de cuatrípticos en varios idiomas para el Museo Taurino de Alicante: folletos publicitarios</text:p>
          </table:table-cell>
          <table:table-cell office:value-type="string">
            <text:p>11-DIC-2019</text:p>
          </table:table-cell>
          <table:table-cell office:value-type="string">
            <text:p>1.545,5 €</text:p>
          </table:table-cell>
          <table:table-cell office:value-type="string">
            <text:p>1.870,06 €</text:p>
          </table:table-cell>
          <table:table-cell table:number-columns-repeated="1017"/>
        </table:table-row>
        <table:table-row table:style-name="ro4">
          <table:table-cell table:style-name="ce5" office:value-type="string">
            <text:p>48366719L</text:p>
          </table:table-cell>
          <table:table-cell table:style-name="ce5" office:value-type="string">
            <text:p>CARLOS GARCIA MARTINEZ</text:p>
          </table:table-cell>
          <table:table-cell table:style-name="ce5" office:value-type="string">
            <text:p>M JU 2019/23618 BIS</text:p>
          </table:table-cell>
          <table:table-cell table:style-name="ce5" office:value-type="string">
            <text:p>diseño, maquetacion e impresion revista xxii concurso comic y cheques premiados </text:p>
          </table:table-cell>
          <table:table-cell table:style-name="ce10" office:value-type="string">
            <text:p>13-DIC-2019</text:p>
          </table:table-cell>
          <table:table-cell table:style-name="ce10" office:value-type="string">
            <text:p>1.363,1 €</text:p>
          </table:table-cell>
          <table:table-cell table:style-name="ce10" office:value-type="string">
            <text:p>1.649,35 €</text:p>
          </table:table-cell>
          <table:table-cell table:number-columns-repeated="1017"/>
        </table:table-row>
        <table:table-row table:style-name="ro5">
          <table:table-cell office:value-type="string">
            <text:p>48366719L</text:p>
          </table:table-cell>
          <table:table-cell office:value-type="string">
            <text:p>CARLOS GARCIA MARTINEZ</text:p>
          </table:table-cell>
          <table:table-cell office:value-type="string">
            <text:p>M DP 21/2019</text:p>
          </table:table-cell>
          <table:table-cell office:value-type="string">
            <text:p>Suministro de actas triplicadas de baloncesto y actas triplicadas de voleibol para partidos del Deporte Escolar Municipal.</text:p>
          </table:table-cell>
          <table:table-cell office:value-type="string">
            <text:p>02-OCT-2019</text:p>
          </table:table-cell>
          <table:table-cell office:value-type="string">
            <text:p>140 €</text:p>
          </table:table-cell>
          <table:table-cell office:value-type="string">
            <text:p>169,4 €</text:p>
          </table:table-cell>
          <table:table-cell table:number-columns-repeated="1017"/>
        </table:table-row>
        <table:table-row table:style-name="ro9">
          <table:table-cell table:style-name="ce5" office:value-type="string">
            <text:p>48366719L</text:p>
          </table:table-cell>
          <table:table-cell table:style-name="ce5" office:value-type="string">
            <text:p>CARLOS GARCIA MARTINEZ</text:p>
          </table:table-cell>
          <table:table-cell table:style-name="ce5" office:value-type="string">
            <text:p>M JU 2019/2234</text:p>
          </table:table-cell>
          <table:table-cell table:style-name="ce5" office:value-type="string">
            <text:p>diseño diptico life on + adaptacion redes y carteles </text:p>
          </table:table-cell>
          <table:table-cell table:style-name="ce10" office:value-type="string">
            <text:p>26-NOV-2019</text:p>
          </table:table-cell>
          <table:table-cell table:style-name="ce10" office:value-type="string">
            <text:p>490 €</text:p>
          </table:table-cell>
          <table:table-cell table:style-name="ce10" office:value-type="string">
            <text:p>592,9 €</text:p>
          </table:table-cell>
          <table:table-cell table:number-columns-repeated="1017"/>
        </table:table-row>
        <table:table-row table:style-name="ro5">
          <table:table-cell office:value-type="string">
            <text:p>53247835Y</text:p>
          </table:table-cell>
          <table:table-cell office:value-type="string">
            <text:p>Carlos Pastor García</text:p>
          </table:table-cell>
          <table:table-cell office:value-type="string">
            <text:p>M CU 2019/88-07</text:p>
          </table:table-cell>
          <table:table-cell office:value-type="string">
            <text:p>Realización de un taller: "Memoria de Barrio", en AMC Plaza Argel. Programa Alicante Cultura 2019-20 (Aula Abierta). Meses de enero a junio 2020.</text:p>
          </table:table-cell>
          <table:table-cell office:value-type="string">
            <text:p>18-DIC-2019</text:p>
          </table:table-cell>
          <table:table-cell office:value-type="string">
            <text:p>265,08 €</text:p>
          </table:table-cell>
          <table:table-cell office:value-type="string">
            <text:p>320,75 €</text:p>
          </table:table-cell>
          <table:table-cell table:number-columns-repeated="1017"/>
        </table:table-row>
        <table:table-row table:style-name="ro6">
          <table:table-cell table:style-name="ce5" office:value-type="string">
            <text:p>00408808Y</text:p>
          </table:table-cell>
          <table:table-cell table:style-name="ce5" office:value-type="string">
            <text:p>CARLOS ROMERO CHILLÓN</text:p>
          </table:table-cell>
          <table:table-cell table:style-name="ce5" office:value-type="string">
            <text:p>M IF 105/19</text:p>
          </table:table-cell>
          <table:table-cell table:style-name="ce5" office:value-type="string">
            <text:p>Servicio técnico de delineación para la redacción de las memorias valoradas "Sustitución de pavimento en la sala auditorio y repintado del hall de la Casa de Música del Complejo Cigarreras" y "Construcción de vestuarios para la unidad canina de la Policía Local de Alicante"</text:p>
          </table:table-cell>
          <table:table-cell table:style-name="ce10" office:value-type="string">
            <text:p>22-OCT-2019</text:p>
          </table:table-cell>
          <table:table-cell table:style-name="ce10" office:value-type="string">
            <text:p>675 €</text:p>
          </table:table-cell>
          <table:table-cell table:style-name="ce10" office:value-type="string">
            <text:p>816,75 €</text:p>
          </table:table-cell>
          <table:table-cell table:number-columns-repeated="1017"/>
        </table:table-row>
        <table:table-row table:style-name="ro9">
          <table:table-cell office:value-type="string">
            <text:p>00408808Y</text:p>
          </table:table-cell>
          <table:table-cell office:value-type="string">
            <text:p>CARLOS ROMERO CHILLÓN</text:p>
          </table:table-cell>
          <table:table-cell office:value-type="string">
            <text:p>M IF 233/19</text:p>
          </table:table-cell>
          <table:table-cell office:value-type="string">
            <text:p>Servicio de delineación de memorias valoradas de obras en la plaza de Toros.</text:p>
          </table:table-cell>
          <table:table-cell office:value-type="string">
            <text:p>11-DIC-2019</text:p>
          </table:table-cell>
          <table:table-cell office:value-type="string">
            <text:p>525 €</text:p>
          </table:table-cell>
          <table:table-cell office:value-type="string">
            <text:p>635,25 €</text:p>
          </table:table-cell>
          <table:table-cell table:number-columns-repeated="1017"/>
        </table:table-row>
        <table:table-row table:style-name="ro4">
          <table:table-cell table:style-name="ce5" office:value-type="string">
            <text:p>B03143328</text:p>
          </table:table-cell>
          <table:table-cell table:style-name="ce5" office:value-type="string">
            <text:p>CARRETILLAS CARODE, S.L.</text:p>
          </table:table-cell>
          <table:table-cell table:style-name="ce5" office:value-type="string">
            <text:p>M IF 85/19</text:p>
          </table:table-cell>
          <table:table-cell table:style-name="ce5" office:value-type="string">
            <text:p>Suministro transpaleta eléctrica para el manejo de palets de productos químicos en la piscina de Vía Parque </text:p>
          </table:table-cell>
          <table:table-cell table:style-name="ce10" office:value-type="string">
            <text:p>18-OCT-2019</text:p>
          </table:table-cell>
          <table:table-cell table:style-name="ce10" office:value-type="string">
            <text:p>2.250 €</text:p>
          </table:table-cell>
          <table:table-cell table:style-name="ce10" office:value-type="string">
            <text:p>2.722,5 €</text:p>
          </table:table-cell>
          <table:table-cell table:number-columns-repeated="1017"/>
        </table:table-row>
        <table:table-row table:style-name="ro4">
          <table:table-cell office:value-type="string">
            <text:p>B54639588</text:p>
          </table:table-cell>
          <table:table-cell office:value-type="string">
            <text:p>CARYMAR REFORMAS Y CONSTRUCCIONES, S.L.</text:p>
          </table:table-cell>
          <table:table-cell office:value-type="string">
            <text:p>M IF 217/19</text:p>
          </table:table-cell>
          <table:table-cell office:value-type="string">
            <text:p>Reparación de travesaños sueltos en la parte alta de las redes para balones en el polideportivo Virgen del Remedio</text:p>
          </table:table-cell>
          <table:table-cell office:value-type="string">
            <text:p>20-DIC-2019</text:p>
          </table:table-cell>
          <table:table-cell office:value-type="string">
            <text:p>640,95 €</text:p>
          </table:table-cell>
          <table:table-cell office:value-type="string">
            <text:p>775,55 €</text:p>
          </table:table-cell>
          <table:table-cell table:number-columns-repeated="1017"/>
        </table:table-row>
        <table:table-row table:style-name="ro4">
          <table:table-cell table:style-name="ce5" office:value-type="string">
            <text:p>B54639588</text:p>
          </table:table-cell>
          <table:table-cell table:style-name="ce5" office:value-type="string">
            <text:p>CARYMAR REFORMAS Y CONSTRUCCIONES, S.L.</text:p>
          </table:table-cell>
          <table:table-cell table:style-name="ce5" office:value-type="string">
            <text:p>M IF 81/19</text:p>
          </table:table-cell>
          <table:table-cell table:style-name="ce5" office:value-type="string">
            <text:p>Colocación de valla caída en perímetro de zona del campo de fútbol del Polideportivo Tómbola<text:tab/></text:p>
          </table:table-cell>
          <table:table-cell table:style-name="ce10" office:value-type="string">
            <text:p>18-OCT-2019</text:p>
          </table:table-cell>
          <table:table-cell table:style-name="ce10" office:value-type="string">
            <text:p>470 €</text:p>
          </table:table-cell>
          <table:table-cell table:style-name="ce10" office:value-type="string">
            <text:p>568,7 €</text:p>
          </table:table-cell>
          <table:table-cell table:number-columns-repeated="1017"/>
        </table:table-row>
        <table:table-row table:style-name="ro4">
          <table:table-cell office:value-type="string">
            <text:p>B54639588</text:p>
          </table:table-cell>
          <table:table-cell office:value-type="string">
            <text:p>CARYMAR REFORMAS Y CONSTRUCCIONES, S.L.</text:p>
          </table:table-cell>
          <table:table-cell office:value-type="string">
            <text:p>M IF 52/19</text:p>
          </table:table-cell>
          <table:table-cell office:value-type="string">
            <text:p>Suministro y colocación de tabique de pladur en zona de deshumidificadora en el sótano de la piscina de Babel</text:p>
          </table:table-cell>
          <table:table-cell office:value-type="string">
            <text:p>10-OCT-2019</text:p>
          </table:table-cell>
          <table:table-cell office:value-type="string">
            <text:p>1.806,9 €</text:p>
          </table:table-cell>
          <table:table-cell office:value-type="string">
            <text:p>2.186,35 €</text:p>
          </table:table-cell>
          <table:table-cell table:number-columns-repeated="1017"/>
        </table:table-row>
        <table:table-row table:style-name="ro5">
          <table:table-cell table:style-name="ce5" office:value-type="string">
            <text:p>B54639588</text:p>
          </table:table-cell>
          <table:table-cell table:style-name="ce5" office:value-type="string">
            <text:p>CARYMAR REFORMAS Y CONSTRUCCIONES, S.L.</text:p>
          </table:table-cell>
          <table:table-cell table:style-name="ce5" office:value-type="string">
            <text:p>M IF 111/19</text:p>
          </table:table-cell>
          <table:table-cell table:style-name="ce5" office:value-type="string">
            <text:p>Servicio de reparación de albañilería en Estadio de Atletismo Joaquín Villar: picado de pavimento y pasta agarre y colocación de pavimento nuevo</text:p>
          </table:table-cell>
          <table:table-cell table:style-name="ce10" office:value-type="string">
            <text:p>28-OCT-2019</text:p>
          </table:table-cell>
          <table:table-cell table:style-name="ce10" office:value-type="string">
            <text:p>525 €</text:p>
          </table:table-cell>
          <table:table-cell table:style-name="ce10" office:value-type="string">
            <text:p>635,25 €</text:p>
          </table:table-cell>
          <table:table-cell table:number-columns-repeated="1017"/>
        </table:table-row>
        <table:table-row table:style-name="ro9">
          <table:table-cell office:value-type="string">
            <text:p>B54639588</text:p>
          </table:table-cell>
          <table:table-cell office:value-type="string">
            <text:p>CARYMAR REFORMAS Y CONSTRUCCIONES, S.L.</text:p>
          </table:table-cell>
          <table:table-cell office:value-type="string">
            <text:p>M IF 276/19</text:p>
          </table:table-cell>
          <table:table-cell office:value-type="string">
            <text:p>Reparación de fuga de agua en vestuario 7-8 del Pabellón Florida-Babel.</text:p>
          </table:table-cell>
          <table:table-cell office:value-type="string">
            <text:p>31-DIC-2019</text:p>
          </table:table-cell>
          <table:table-cell office:value-type="string">
            <text:p>3.667,16 €</text:p>
          </table:table-cell>
          <table:table-cell office:value-type="string">
            <text:p>4.437,26 €</text:p>
          </table:table-cell>
          <table:table-cell table:number-columns-repeated="1017"/>
        </table:table-row>
        <table:table-row table:style-name="ro4">
          <table:table-cell table:style-name="ce5" office:value-type="string">
            <text:p>B54639588</text:p>
          </table:table-cell>
          <table:table-cell table:style-name="ce5" office:value-type="string">
            <text:p>CARYMAR REFORMAS Y CONSTRUCCIONES, S.L.</text:p>
          </table:table-cell>
          <table:table-cell table:style-name="ce5" office:value-type="string">
            <text:p>M IF 74/19</text:p>
          </table:table-cell>
          <table:table-cell table:style-name="ce5" office:value-type="string">
            <text:p>Suministro y colocación de valla en el campo de fútbol de Virgen del Remedio "Luis Gómez"</text:p>
          </table:table-cell>
          <table:table-cell table:style-name="ce10" office:value-type="string">
            <text:p>17-OCT-2019</text:p>
          </table:table-cell>
          <table:table-cell table:style-name="ce10" office:value-type="string">
            <text:p>440 €</text:p>
          </table:table-cell>
          <table:table-cell table:style-name="ce10" office:value-type="string">
            <text:p>532,4 €</text:p>
          </table:table-cell>
          <table:table-cell table:number-columns-repeated="1017"/>
        </table:table-row>
        <table:table-row table:style-name="ro9">
          <table:table-cell office:value-type="string">
            <text:p>A03402385</text:p>
          </table:table-cell>
          <table:table-cell office:value-type="string">
            <text:p>CASERMOVIL, S.A.U.</text:p>
          </table:table-cell>
          <table:table-cell office:value-type="string">
            <text:p>M IF 42/19</text:p>
          </table:table-cell>
          <table:table-cell office:value-type="string">
            <text:p>Servicio de reparación de maquinaria municipal: máquinas elevadoras</text:p>
          </table:table-cell>
          <table:table-cell office:value-type="string">
            <text:p>03-OCT-2019</text:p>
          </table:table-cell>
          <table:table-cell office:value-type="string">
            <text:p>689,95 €</text:p>
          </table:table-cell>
          <table:table-cell office:value-type="string">
            <text:p>834,22 €</text:p>
          </table:table-cell>
          <table:table-cell table:number-columns-repeated="1017"/>
        </table:table-row>
        <table:table-row table:style-name="ro9">
          <table:table-cell table:style-name="ce5" office:value-type="string">
            <text:p>B97208219</text:p>
          </table:table-cell>
          <table:table-cell table:style-name="ce5" office:value-type="string">
            <text:p>CASTEVILA DISTRIBUCIONES, S.L.</text:p>
          </table:table-cell>
          <table:table-cell table:style-name="ce5" office:value-type="string">
            <text:p>M NT 144/2019</text:p>
          </table:table-cell>
          <table:table-cell table:style-name="ce5" office:value-type="string">
            <text:p>Suministro de 10 tablets biométricas para la Policia Local</text:p>
          </table:table-cell>
          <table:table-cell table:style-name="ce10" office:value-type="string">
            <text:p>17-DIC-2019</text:p>
          </table:table-cell>
          <table:table-cell table:style-name="ce10" office:value-type="string">
            <text:p>1.970 €</text:p>
          </table:table-cell>
          <table:table-cell table:style-name="ce10" office:value-type="string">
            <text:p>2.383,7 €</text:p>
          </table:table-cell>
          <table:table-cell table:number-columns-repeated="1017"/>
        </table:table-row>
        <table:table-row table:style-name="ro9">
          <table:table-cell office:value-type="string">
            <text:p>B97208219</text:p>
          </table:table-cell>
          <table:table-cell office:value-type="string">
            <text:p>CASTEVILA DISTRIBUCIONES, S.L.</text:p>
          </table:table-cell>
          <table:table-cell office:value-type="string">
            <text:p>M NT 145/2019</text:p>
          </table:table-cell>
          <table:table-cell office:value-type="string">
            <text:p>Suministro de un kit de mantenimiento para impresora HP Laser Jet 9050DN</text:p>
          </table:table-cell>
          <table:table-cell office:value-type="string">
            <text:p>27-DIC-2019</text:p>
          </table:table-cell>
          <table:table-cell office:value-type="string">
            <text:p>684,83 €</text:p>
          </table:table-cell>
          <table:table-cell office:value-type="string">
            <text:p>828,64 €</text:p>
          </table:table-cell>
          <table:table-cell table:number-columns-repeated="1017"/>
        </table:table-row>
        <table:table-row table:style-name="ro5">
          <table:table-cell table:style-name="ce5" office:value-type="string">
            <text:p>B53360624</text:p>
          </table:table-cell>
          <table:table-cell table:style-name="ce5" office:value-type="string">
            <text:p>CBP INGENIERÍA CIVIL, S.L.</text:p>
          </table:table-cell>
          <table:table-cell table:style-name="ce5" office:value-type="string">
            <text:p>CYP2019000069</text:p>
          </table:table-cell>
          <table:table-cell table:style-name="ce5" office:value-type="string">
            <text:p>Coordinación de seguridad y salud obras mejora de las zonas verdes afectadas infraestructuras drenaje desembocadura en Polígono Industrial Pla Vallonga</text:p>
          </table:table-cell>
          <table:table-cell table:style-name="ce10" office:value-type="string">
            <text:p>27-NOV-2019</text:p>
          </table:table-cell>
          <table:table-cell table:style-name="ce10" office:value-type="string">
            <text:p>464,88 €</text:p>
          </table:table-cell>
          <table:table-cell table:style-name="ce10" office:value-type="string">
            <text:p>562,5 €</text:p>
          </table:table-cell>
          <table:table-cell table:number-columns-repeated="1017"/>
        </table:table-row>
        <table:table-row table:style-name="ro4">
          <table:table-cell office:value-type="string">
            <text:p>A29742889</text:p>
          </table:table-cell>
          <table:table-cell office:value-type="string">
            <text:p>CEF ALMACEN MATERIAL ELÉCTRICO, S.A.U.</text:p>
          </table:table-cell>
          <table:table-cell office:value-type="string">
            <text:p>M IF 204/19</text:p>
          </table:table-cell>
          <table:table-cell office:value-type="string">
            <text:p>Suministro de material eléctrico para el mantenimiento y conservación del polideportivo Garbinet</text:p>
          </table:table-cell>
          <table:table-cell office:value-type="string">
            <text:p>16-DIC-2019</text:p>
          </table:table-cell>
          <table:table-cell office:value-type="string">
            <text:p>530 €</text:p>
          </table:table-cell>
          <table:table-cell office:value-type="string">
            <text:p>641,3 €</text:p>
          </table:table-cell>
          <table:table-cell table:number-columns-repeated="1017"/>
        </table:table-row>
        <table:table-row table:style-name="ro4">
          <table:table-cell table:style-name="ce5" office:value-type="string">
            <text:p>A29742889</text:p>
          </table:table-cell>
          <table:table-cell table:style-name="ce5" office:value-type="string">
            <text:p>CEF ALMACEN MATERIAL ELÉCTRICO, S.A.U.</text:p>
          </table:table-cell>
          <table:table-cell table:style-name="ce5" office:value-type="string">
            <text:p>M IF 152/19</text:p>
          </table:table-cell>
          <table:table-cell table:style-name="ce5" office:value-type="string">
            <text:p>Suministro de material eléctrico para el mantenimiento y conservación del campo de fútbol Babel<text:tab/></text:p>
          </table:table-cell>
          <table:table-cell table:style-name="ce10" office:value-type="string">
            <text:p>07-NOV-2019</text:p>
          </table:table-cell>
          <table:table-cell table:style-name="ce10" office:value-type="string">
            <text:p>530 €</text:p>
          </table:table-cell>
          <table:table-cell table:style-name="ce10" office:value-type="string">
            <text:p>641,3 €</text:p>
          </table:table-cell>
          <table:table-cell table:number-columns-repeated="1017"/>
        </table:table-row>
        <table:table-row table:style-name="ro3">
          <table:table-cell office:value-type="string">
            <text:p>48304262F</text:p>
          </table:table-cell>
          <table:table-cell office:value-type="string">
            <text:p>Celia María Luz Rúiz</text:p>
          </table:table-cell>
          <table:table-cell office:value-type="string">
            <text:p>M SM 15/19</text:p>
          </table:table-cell>
          <table:table-cell office:value-type="string">
            <text:p>Adquisición productos farmaceúticos</text:p>
          </table:table-cell>
          <table:table-cell office:value-type="string">
            <text:p>21-OCT-2019</text:p>
          </table:table-cell>
          <table:table-cell office:value-type="string">
            <text:p>138,72 €</text:p>
          </table:table-cell>
          <table:table-cell office:value-type="string">
            <text:p>146,62 €</text:p>
          </table:table-cell>
          <table:table-cell table:number-columns-repeated="1017"/>
        </table:table-row>
        <table:table-row table:style-name="ro9">
          <table:table-cell table:style-name="ce5" office:value-type="string">
            <text:p>B53387007</text:p>
          </table:table-cell>
          <table:table-cell table:style-name="ce5" office:value-type="string">
            <text:p>Centro Venta Vida</text:p>
          </table:table-cell>
          <table:table-cell table:style-name="ce5" office:value-type="string">
            <text:p>M SE 33/19</text:p>
          </table:table-cell>
          <table:table-cell table:style-name="ce5" office:value-type="string">
            <text:p>Vacuna , gosbi exclusive 12 kg, agente 121 Lula, unidad canina.</text:p>
          </table:table-cell>
          <table:table-cell table:style-name="ce10" office:value-type="string">
            <text:p>20-OCT-2019</text:p>
          </table:table-cell>
          <table:table-cell table:style-name="ce10" office:value-type="string">
            <text:p>161,27 €</text:p>
          </table:table-cell>
          <table:table-cell table:style-name="ce10" office:value-type="string">
            <text:p>180,95 €</text:p>
          </table:table-cell>
          <table:table-cell table:number-columns-repeated="1017"/>
        </table:table-row>
        <table:table-row table:style-name="ro9">
          <table:table-cell office:value-type="string">
            <text:p>A80298896</text:p>
          </table:table-cell>
          <table:table-cell office:value-type="string">
            <text:p>CEPSA COMERCIAL PETRÓLEO, S.A.U.</text:p>
          </table:table-cell>
          <table:table-cell office:value-type="string">
            <text:p>M IF 103/19</text:p>
          </table:table-cell>
          <table:table-cell office:value-type="string">
            <text:p>Consumo de gas propano en la Ciudad Deportiva Antonio Solana.</text:p>
          </table:table-cell>
          <table:table-cell office:value-type="string">
            <text:p>24-OCT-2019</text:p>
          </table:table-cell>
          <table:table-cell office:value-type="string">
            <text:p>887,56 €</text:p>
          </table:table-cell>
          <table:table-cell office:value-type="string">
            <text:p>1.073,95 €</text:p>
          </table:table-cell>
          <table:table-cell table:number-columns-repeated="1017"/>
        </table:table-row>
        <table:table-row table:style-name="ro9">
          <table:table-cell table:style-name="ce5" office:value-type="string">
            <text:p>B53519278</text:p>
          </table:table-cell>
          <table:table-cell table:style-name="ce5" office:value-type="string">
            <text:p>CERRAJERIA ARTISTICA A. BUENO, S.L.</text:p>
          </table:table-cell>
          <table:table-cell table:style-name="ce5" office:value-type="string">
            <text:p>M IF 220/19</text:p>
          </table:table-cell>
          <table:table-cell table:style-name="ce5" office:value-type="string">
            <text:p>Suministro de puerta con cerradura y manivela para el C.P. El Bacarot</text:p>
          </table:table-cell>
          <table:table-cell table:style-name="ce10" office:value-type="string">
            <text:p>20-DIC-2019</text:p>
          </table:table-cell>
          <table:table-cell table:style-name="ce10" office:value-type="string">
            <text:p>458 €</text:p>
          </table:table-cell>
          <table:table-cell table:style-name="ce10" office:value-type="string">
            <text:p>554,18 €</text:p>
          </table:table-cell>
          <table:table-cell table:number-columns-repeated="1017"/>
        </table:table-row>
        <table:table-row table:style-name="ro10">
          <table:table-cell office:value-type="string">
            <text:p>B53519278</text:p>
          </table:table-cell>
          <table:table-cell office:value-type="string">
            <text:p>CERRAJERIA ARTISTICA A. BUENO, S.L.</text:p>
          </table:table-cell>
          <table:table-cell office:value-type="string">
            <text:p>M IF 284/19</text:p>
          </table:table-cell>
          <table:table-cell office:value-type="string">
            <text:p>Suministro de material de cerrajería y herrería metálica para mantenimiento ordinario de los siguientes colegios públicos: C.P. Gabriel Miró, C.P. Ausías March, C.P. Nou d¿Octubre, C.P. Campoamor, C.P. San Fernado, C.P. Eusebio Sempere, C.P. El Palmeral y C.P. Pedro Duque</text:p>
          </table:table-cell>
          <table:table-cell office:value-type="string">
            <text:p>31-DIC-2019</text:p>
          </table:table-cell>
          <table:table-cell office:value-type="string">
            <text:p>1.022,6 €</text:p>
          </table:table-cell>
          <table:table-cell office:value-type="string">
            <text:p>1.237,36 €</text:p>
          </table:table-cell>
          <table:table-cell table:number-columns-repeated="1017"/>
        </table:table-row>
        <table:table-row table:style-name="ro5">
          <table:table-cell table:style-name="ce5" office:value-type="string">
            <text:p>B53519278</text:p>
          </table:table-cell>
          <table:table-cell table:style-name="ce5" office:value-type="string">
            <text:p>CERRAJERIA ARTISTICA A. BUENO, S.L.</text:p>
          </table:table-cell>
          <table:table-cell table:style-name="ce5" office:value-type="string">
            <text:p>M IF 137/19</text:p>
          </table:table-cell>
          <table:table-cell table:style-name="ce5" office:value-type="string">
            <text:p>Suministro de puerta metálica de entrada del exterior, de dos hojas, patas de anclaje, marco, hojas y barrotes en el CEIP El Palmeral<text:tab/></text:p>
          </table:table-cell>
          <table:table-cell table:style-name="ce10" office:value-type="string">
            <text:p>05-NOV-2019</text:p>
          </table:table-cell>
          <table:table-cell table:style-name="ce10" office:value-type="string">
            <text:p>577 €</text:p>
          </table:table-cell>
          <table:table-cell table:style-name="ce10" office:value-type="string">
            <text:p>698,17 €</text:p>
          </table:table-cell>
          <table:table-cell table:number-columns-repeated="1017"/>
        </table:table-row>
        <table:table-row table:style-name="ro4">
          <table:table-cell office:value-type="string">
            <text:p>B53519278</text:p>
          </table:table-cell>
          <table:table-cell office:value-type="string">
            <text:p>CERRAJERIA ARTISTICA A. BUENO, S.L.</text:p>
          </table:table-cell>
          <table:table-cell office:value-type="string">
            <text:p>M IF 274/19</text:p>
          </table:table-cell>
          <table:table-cell office:value-type="string">
            <text:p>Suministro, montaje y colocación de rejas metálicas en huecos exteriores de ventanas en planta primera del C.P. Lucentum</text:p>
          </table:table-cell>
          <table:table-cell office:value-type="string">
            <text:p>31-DIC-2019</text:p>
          </table:table-cell>
          <table:table-cell office:value-type="string">
            <text:p>1.217 €</text:p>
          </table:table-cell>
          <table:table-cell office:value-type="string">
            <text:p>1.472,57 €</text:p>
          </table:table-cell>
          <table:table-cell table:number-columns-repeated="1017"/>
        </table:table-row>
        <table:table-row table:style-name="ro4">
          <table:table-cell table:style-name="ce5" office:value-type="string">
            <text:p>B53519278</text:p>
          </table:table-cell>
          <table:table-cell table:style-name="ce5" office:value-type="string">
            <text:p>CERRAJERIA ARTISTICA A. BUENO, S.L.</text:p>
          </table:table-cell>
          <table:table-cell table:style-name="ce5" office:value-type="string">
            <text:p>M IF 138/19</text:p>
          </table:table-cell>
          <table:table-cell table:style-name="ce5" office:value-type="string">
            <text:p>Trabajos de suministro y colocación de 2 unidades rejas en ventanas exteriores, barrotes y marco, en el C.P. Emilio Varela</text:p>
          </table:table-cell>
          <table:table-cell table:style-name="ce10" office:value-type="string">
            <text:p>05-NOV-2019</text:p>
          </table:table-cell>
          <table:table-cell table:style-name="ce10" office:value-type="string">
            <text:p>750 €</text:p>
          </table:table-cell>
          <table:table-cell table:style-name="ce10" office:value-type="string">
            <text:p>907,5 €</text:p>
          </table:table-cell>
          <table:table-cell table:number-columns-repeated="1017"/>
        </table:table-row>
        <table:table-row table:style-name="ro5">
          <table:table-cell office:value-type="string">
            <text:p>B53519278</text:p>
          </table:table-cell>
          <table:table-cell office:value-type="string">
            <text:p>CERRAJERIA ARTISTICA A. BUENO, S.L.</text:p>
          </table:table-cell>
          <table:table-cell office:value-type="string">
            <text:p>M IF 315/19</text:p>
          </table:table-cell>
          <table:table-cell office:value-type="string">
            <text:p>Reparaciones de mantenimiento ordinario de herrería en C.E.E. Lo Morant: suministro y colocación de cerramiento en rampa de acceso a cocina</text:p>
          </table:table-cell>
          <table:table-cell office:value-type="string">
            <text:p>31-DIC-2019</text:p>
          </table:table-cell>
          <table:table-cell office:value-type="string">
            <text:p>1.032 €</text:p>
          </table:table-cell>
          <table:table-cell office:value-type="string">
            <text:p>1.248,72 €</text:p>
          </table:table-cell>
          <table:table-cell table:number-columns-repeated="1017"/>
        </table:table-row>
        <table:table-row table:style-name="ro5">
          <table:table-cell table:style-name="ce5" office:value-type="string">
            <text:p>21466711Y</text:p>
          </table:table-cell>
          <table:table-cell table:style-name="ce5" office:value-type="string">
            <text:p>César Beltrá García-Calvo</text:p>
          </table:table-cell>
          <table:table-cell table:style-name="ce5" office:value-type="string">
            <text:p>M IF 160/19</text:p>
          </table:table-cell>
          <table:table-cell table:style-name="ce5" office:value-type="string">
            <text:p>Redacción del proyecto "Renovación instalaciones y modificación de espacios y usos y reparación de cubierta en el Pabellón Polideportivo "Pitiu Rochel".</text:p>
          </table:table-cell>
          <table:table-cell table:style-name="ce10" office:value-type="string">
            <text:p>09-DIC-2019</text:p>
          </table:table-cell>
          <table:table-cell table:style-name="ce10" office:value-type="string">
            <text:p>14.250 €</text:p>
          </table:table-cell>
          <table:table-cell table:style-name="ce10" office:value-type="string">
            <text:p>17.242,5 €</text:p>
          </table:table-cell>
          <table:table-cell table:number-columns-repeated="1017"/>
        </table:table-row>
        <table:table-row table:style-name="ro5">
          <table:table-cell office:value-type="string">
            <text:p>13078128Y</text:p>
          </table:table-cell>
          <table:table-cell office:value-type="string">
            <text:p>CÉSAR SANZ DÍEZ</text:p>
          </table:table-cell>
          <table:table-cell office:value-type="string">
            <text:p>M IF 306/19</text:p>
          </table:table-cell>
          <table:table-cell office:value-type="string">
            <text:p>Acondicionamiento y cerramiento de despachos en las dependencias del Grupo Municipal Socialista en el Palacio Consistorial</text:p>
          </table:table-cell>
          <table:table-cell office:value-type="string">
            <text:p>31-DIC-2019</text:p>
          </table:table-cell>
          <table:table-cell office:value-type="string">
            <text:p>4.101,88 €</text:p>
          </table:table-cell>
          <table:table-cell office:value-type="string">
            <text:p>4.963,27 €</text:p>
          </table:table-cell>
          <table:table-cell table:number-columns-repeated="1017"/>
        </table:table-row>
        <table:table-row table:style-name="ro4">
          <table:table-cell table:style-name="ce5" office:value-type="string">
            <text:p>13078128Y</text:p>
          </table:table-cell>
          <table:table-cell table:style-name="ce5" office:value-type="string">
            <text:p>CÉSAR SANZ DÍEZ</text:p>
          </table:table-cell>
          <table:table-cell table:style-name="ce5" office:value-type="string">
            <text:p>M IF 295/19</text:p>
          </table:table-cell>
          <table:table-cell table:style-name="ce5" office:value-type="string">
            <text:p>Reparación de carpintería y cristal en la central del Parque de Bomberos "Ildefonso Prats"<text:tab/></text:p>
          </table:table-cell>
          <table:table-cell table:style-name="ce10" office:value-type="string">
            <text:p>31-DIC-2019</text:p>
          </table:table-cell>
          <table:table-cell table:style-name="ce10" office:value-type="string">
            <text:p>481,26 €</text:p>
          </table:table-cell>
          <table:table-cell table:style-name="ce10" office:value-type="string">
            <text:p>582,33 €</text:p>
          </table:table-cell>
          <table:table-cell table:number-columns-repeated="1017"/>
        </table:table-row>
        <table:table-row table:style-name="ro9">
          <table:table-cell office:value-type="string">
            <text:p>13078128Y</text:p>
          </table:table-cell>
          <table:table-cell office:value-type="string">
            <text:p>CÉSAR SANZ DÍEZ</text:p>
          </table:table-cell>
          <table:table-cell office:value-type="string">
            <text:p>M IF 59/19</text:p>
          </table:table-cell>
          <table:table-cell office:value-type="string">
            <text:p>Servicio de reparación de carpintería de aluminio en el Centro Social nº 1</text:p>
          </table:table-cell>
          <table:table-cell office:value-type="string">
            <text:p>11-OCT-2019</text:p>
          </table:table-cell>
          <table:table-cell office:value-type="string">
            <text:p>449,3 €</text:p>
          </table:table-cell>
          <table:table-cell office:value-type="string">
            <text:p>543,65 €</text:p>
          </table:table-cell>
          <table:table-cell table:number-columns-repeated="1017"/>
        </table:table-row>
        <table:table-row table:style-name="ro4">
          <table:table-cell table:style-name="ce5" office:value-type="string">
            <text:p>13078128Y</text:p>
          </table:table-cell>
          <table:table-cell table:style-name="ce5" office:value-type="string">
            <text:p>CÉSAR SANZ DÍEZ</text:p>
          </table:table-cell>
          <table:table-cell table:style-name="ce5" office:value-type="string">
            <text:p>M IF 202/19</text:p>
          </table:table-cell>
          <table:table-cell table:style-name="ce5" office:value-type="string">
            <text:p>Reparación de carpintería de aluminio en dependencias municipales de la Concejalía de Urbanismo</text:p>
          </table:table-cell>
          <table:table-cell table:style-name="ce10" office:value-type="string">
            <text:p>16-DIC-2019</text:p>
          </table:table-cell>
          <table:table-cell table:style-name="ce10" office:value-type="string">
            <text:p>695,31 €</text:p>
          </table:table-cell>
          <table:table-cell table:style-name="ce10" office:value-type="string">
            <text:p>841,33 €</text:p>
          </table:table-cell>
          <table:table-cell table:number-columns-repeated="1017"/>
        </table:table-row>
        <table:table-row table:style-name="ro5">
          <table:table-cell office:value-type="string">
            <text:p>13078128Y</text:p>
          </table:table-cell>
          <table:table-cell office:value-type="string">
            <text:p>CÉSAR SANZ DÍEZ</text:p>
          </table:table-cell>
          <table:table-cell office:value-type="string">
            <text:p>M IF 203/19</text:p>
          </table:table-cell>
          <table:table-cell office:value-type="string">
            <text:p>Reparaciones de carpintería de aluminio en las dependencias municipales Centro 14 de la Concejalía de Juventud: reparación barandillas, placas y otros.</text:p>
          </table:table-cell>
          <table:table-cell office:value-type="string">
            <text:p>16-DIC-2019</text:p>
          </table:table-cell>
          <table:table-cell office:value-type="string">
            <text:p>639,75 €</text:p>
          </table:table-cell>
          <table:table-cell office:value-type="string">
            <text:p>774,1 €</text:p>
          </table:table-cell>
          <table:table-cell table:number-columns-repeated="1017"/>
        </table:table-row>
        <table:table-row table:style-name="ro5">
          <table:table-cell table:style-name="ce5" office:value-type="string">
            <text:p>13078128Y</text:p>
          </table:table-cell>
          <table:table-cell table:style-name="ce5" office:value-type="string">
            <text:p>CÉSAR SANZ DÍEZ</text:p>
          </table:table-cell>
          <table:table-cell table:style-name="ce5" office:value-type="string">
            <text:p>M IF 299/19</text:p>
          </table:table-cell>
          <table:table-cell table:style-name="ce5" office:value-type="string">
            <text:p>Instalación de veinticuatro unidades cajón mini, persianas de lamas aluminio en ventanas en aulas y despachos en CEIP San Fernando</text:p>
          </table:table-cell>
          <table:table-cell table:style-name="ce10" office:value-type="string">
            <text:p>31-DIC-2019</text:p>
          </table:table-cell>
          <table:table-cell table:style-name="ce10" office:value-type="string">
            <text:p>3.974,88 €</text:p>
          </table:table-cell>
          <table:table-cell table:style-name="ce10" office:value-type="string">
            <text:p>4.809,6 €</text:p>
          </table:table-cell>
          <table:table-cell table:number-columns-repeated="1017"/>
        </table:table-row>
        <table:table-row table:style-name="ro5">
          <table:table-cell office:value-type="string">
            <text:p>B54877402</text:p>
          </table:table-cell>
          <table:table-cell office:value-type="string">
            <text:p>Ciclos Alberto Alicante, S.L.</text:p>
          </table:table-cell>
          <table:table-cell office:value-type="string">
            <text:p>M SE P 27/19</text:p>
          </table:table-cell>
          <table:table-cell office:value-type="string">
            <text:p>Suministro de elementos y útiles de uso en el mantenimiento, traslado y rotura/pinchazo de las bicicletas de la Agrupación Local de Voluntarios de Protección Civil</text:p>
          </table:table-cell>
          <table:table-cell office:value-type="string">
            <text:p>25-NOV-2019</text:p>
          </table:table-cell>
          <table:table-cell office:value-type="string">
            <text:p>555,79 €</text:p>
          </table:table-cell>
          <table:table-cell office:value-type="string">
            <text:p>672,5 €</text:p>
          </table:table-cell>
          <table:table-cell table:number-columns-repeated="1017"/>
        </table:table-row>
        <table:table-row table:style-name="ro5">
          <table:table-cell table:style-name="ce5" office:value-type="string">
            <text:p>B54101514</text:p>
          </table:table-cell>
          <table:table-cell table:style-name="ce5" office:value-type="string">
            <text:p>CIVIL DE CONSTRUCCION MANTENIMIENTOS Y SERVICIOS, S.L.U. (PANDEA, S.L.)</text:p>
          </table:table-cell>
          <table:table-cell table:style-name="ce5" office:value-type="string">
            <text:p>MIF 322/19</text:p>
          </table:table-cell>
          <table:table-cell table:style-name="ce5" office:value-type="string">
            <text:p>Reparación y consolidación de vallado exterior en el muro de cerramiento en el retén de la Policía Local de Garbinet</text:p>
          </table:table-cell>
          <table:table-cell table:style-name="ce10" office:value-type="string">
            <text:p>31-DIC-2019</text:p>
          </table:table-cell>
          <table:table-cell table:style-name="ce10" office:value-type="string">
            <text:p>493,85 €</text:p>
          </table:table-cell>
          <table:table-cell table:style-name="ce10" office:value-type="string">
            <text:p>597,56 €</text:p>
          </table:table-cell>
          <table:table-cell table:number-columns-repeated="1017"/>
        </table:table-row>
        <table:table-row table:style-name="ro5">
          <table:table-cell office:value-type="string">
            <text:p>B54101514</text:p>
          </table:table-cell>
          <table:table-cell office:value-type="string">
            <text:p>CIVIL DE CONSTRUCCION MANTENIMIENTOS Y SERVICIOS, S.L.U. (PANDEA, S.L.)</text:p>
          </table:table-cell>
          <table:table-cell office:value-type="string">
            <text:p>M IF 181/19</text:p>
          </table:table-cell>
          <table:table-cell office:value-type="string">
            <text:p>Prestación de servicio de urgencia con retroexcavadora requerido por SPEIS en incendio en zona de Rebolledo-Alcoraya</text:p>
          </table:table-cell>
          <table:table-cell office:value-type="string">
            <text:p>11-DIC-2019</text:p>
          </table:table-cell>
          <table:table-cell office:value-type="string">
            <text:p>650 €</text:p>
          </table:table-cell>
          <table:table-cell office:value-type="string">
            <text:p>786,5 €</text:p>
          </table:table-cell>
          <table:table-cell table:number-columns-repeated="1017"/>
        </table:table-row>
        <table:table-row table:style-name="ro5">
          <table:table-cell table:style-name="ce5" office:value-type="string">
            <text:p>B54101514</text:p>
          </table:table-cell>
          <table:table-cell table:style-name="ce5" office:value-type="string">
            <text:p>CIVIL DE CONSTRUCCION MANTENIMIENTOS Y SERVICIOS, S.L.U. (PANDEA, S.L.)</text:p>
          </table:table-cell>
          <table:table-cell table:style-name="ce5" office:value-type="string">
            <text:p>M IF 104/19</text:p>
          </table:table-cell>
          <table:table-cell table:style-name="ce5" office:value-type="string">
            <text:p>Obras de demolición de fragmentos sueltos en cornisas y colocación de malla de protección perimetral en el edificio principal del CEIP Enric Valor</text:p>
          </table:table-cell>
          <table:table-cell table:style-name="ce10" office:value-type="string">
            <text:p>24-OCT-2019</text:p>
          </table:table-cell>
          <table:table-cell table:style-name="ce10" office:value-type="string">
            <text:p>4.715,38 €</text:p>
          </table:table-cell>
          <table:table-cell table:style-name="ce10" office:value-type="string">
            <text:p>5.705,61 €</text:p>
          </table:table-cell>
          <table:table-cell table:number-columns-repeated="1017"/>
        </table:table-row>
        <table:table-row table:style-name="ro5">
          <table:table-cell office:value-type="string">
            <text:p>B54101514</text:p>
          </table:table-cell>
          <table:table-cell office:value-type="string">
            <text:p>CIVIL DE CONSTRUCCION MANTENIMIENTOS Y SERVICIOS, S.L.U. (PANDEA, S.L.)</text:p>
          </table:table-cell>
          <table:table-cell office:value-type="string">
            <text:p>M IF 41/19</text:p>
          </table:table-cell>
          <table:table-cell office:value-type="string">
            <text:p>Servicio de reparación de desperfectos en el pavimento del paseo de la Playa de San Juan</text:p>
          </table:table-cell>
          <table:table-cell office:value-type="string">
            <text:p>02-OCT-2019</text:p>
          </table:table-cell>
          <table:table-cell office:value-type="string">
            <text:p>2.571 €</text:p>
          </table:table-cell>
          <table:table-cell office:value-type="string">
            <text:p>3.110,91 €</text:p>
          </table:table-cell>
          <table:table-cell table:number-columns-repeated="1017"/>
        </table:table-row>
        <table:table-row table:style-name="ro5">
          <table:table-cell table:style-name="ce5" office:value-type="string">
            <text:p>B54101514</text:p>
          </table:table-cell>
          <table:table-cell table:style-name="ce5" office:value-type="string">
            <text:p>CIVIL DE CONSTRUCCION MANTENIMIENTOS Y SERVICIOS, S.L.U. (PANDEA, S.L.)</text:p>
          </table:table-cell>
          <table:table-cell table:style-name="ce5" office:value-type="string">
            <text:p>M IF 122/19</text:p>
          </table:table-cell>
          <table:table-cell table:style-name="ce5" office:value-type="string">
            <text:p>Trabajos de reparación y saneado de muro de obra y repintado del escenario templete de la Plaza Navarro Rodrigo</text:p>
          </table:table-cell>
          <table:table-cell table:style-name="ce10" office:value-type="string">
            <text:p>30-OCT-2019</text:p>
          </table:table-cell>
          <table:table-cell table:style-name="ce10" office:value-type="string">
            <text:p>1.565,01 €</text:p>
          </table:table-cell>
          <table:table-cell table:style-name="ce10" office:value-type="string">
            <text:p>1.893,66 €</text:p>
          </table:table-cell>
          <table:table-cell table:number-columns-repeated="1017"/>
        </table:table-row>
        <table:table-row table:style-name="ro9">
          <table:table-cell office:value-type="string">
            <text:p>B53416889</text:p>
          </table:table-cell>
          <table:table-cell office:value-type="string">
            <text:p>Clínica UME, S.L.</text:p>
          </table:table-cell>
          <table:table-cell office:value-type="string">
            <text:p>M SM 18/19</text:p>
          </table:table-cell>
          <table:table-cell office:value-type="string">
            <text:p>Realización de pruebas médicas en clínica especializada</text:p>
          </table:table-cell>
          <table:table-cell office:value-type="string">
            <text:p>29-NOV-2019</text:p>
          </table:table-cell>
          <table:table-cell table:number-columns-repeated="2" office:value-type="string">
            <text:p>58 €</text:p>
          </table:table-cell>
          <table:table-cell table:number-columns-repeated="1017"/>
        </table:table-row>
        <table:table-row table:style-name="ro9">
          <table:table-cell table:style-name="ce5" office:value-type="string">
            <text:p>B53416889</text:p>
          </table:table-cell>
          <table:table-cell table:style-name="ce5" office:value-type="string">
            <text:p>Clínica UME, S.L.</text:p>
          </table:table-cell>
          <table:table-cell table:style-name="ce5" office:value-type="string">
            <text:p>M SM 16/19</text:p>
          </table:table-cell>
          <table:table-cell table:style-name="ce5" office:value-type="string">
            <text:p>Realización pruebas médicas en clínica especializada</text:p>
          </table:table-cell>
          <table:table-cell table:style-name="ce10" office:value-type="string">
            <text:p>24-OCT-2019</text:p>
          </table:table-cell>
          <table:table-cell table:number-columns-repeated="2" table:style-name="ce10" office:value-type="string">
            <text:p>15 €</text:p>
          </table:table-cell>
          <table:table-cell table:number-columns-repeated="1017"/>
        </table:table-row>
        <table:table-row table:style-name="ro9">
          <table:table-cell office:value-type="string">
            <text:p>B53416889</text:p>
          </table:table-cell>
          <table:table-cell office:value-type="string">
            <text:p>Clínica UME, S.L.</text:p>
          </table:table-cell>
          <table:table-cell office:value-type="string">
            <text:p>M SM 17/19</text:p>
          </table:table-cell>
          <table:table-cell office:value-type="string">
            <text:p>Realización de pruebas médicas en clínica especializada</text:p>
          </table:table-cell>
          <table:table-cell office:value-type="string">
            <text:p>31-OCT-2019</text:p>
          </table:table-cell>
          <table:table-cell table:number-columns-repeated="2" office:value-type="string">
            <text:p>29 €</text:p>
          </table:table-cell>
          <table:table-cell table:number-columns-repeated="1017"/>
        </table:table-row>
        <table:table-row table:style-name="ro5">
          <table:table-cell table:style-name="ce5" office:value-type="string">
            <text:p>G54504006</text:p>
          </table:table-cell>
          <table:table-cell table:style-name="ce5" office:value-type="string">
            <text:p>Club Deportivo FURYO</text:p>
          </table:table-cell>
          <table:table-cell table:style-name="ce5" office:value-type="string">
            <text:p>M DP 74/2019</text:p>
          </table:table-cell>
          <table:table-cell table:style-name="ce5" office:value-type="string">
            <text:p>Organización modalidad hapkido con motivo programa "Todo el deporte a tu alcance", del 14 de octubre al 14 de noviembre 2019.</text:p>
          </table:table-cell>
          <table:table-cell table:style-name="ce10" office:value-type="string">
            <text:p>11-OCT-2019</text:p>
          </table:table-cell>
          <table:table-cell table:style-name="ce10" office:value-type="string">
            <text:p>619,84 €</text:p>
          </table:table-cell>
          <table:table-cell table:style-name="ce10" office:value-type="string">
            <text:p>750 €</text:p>
          </table:table-cell>
          <table:table-cell table:number-columns-repeated="1017"/>
        </table:table-row>
        <table:table-row table:style-name="ro5">
          <table:table-cell office:value-type="string">
            <text:p>G03847811</text:p>
          </table:table-cell>
          <table:table-cell office:value-type="string">
            <text:p>Club Tenis de Mesa UNASYR Alicante</text:p>
          </table:table-cell>
          <table:table-cell office:value-type="string">
            <text:p>M DP 49/2019</text:p>
          </table:table-cell>
          <table:table-cell office:value-type="string">
            <text:p>Organización modalidad "Siente el deporte de raqueta" con motivo del programa "Todo el deporte a tu alcalce", del 14/10/19 al 14/11/19.</text:p>
          </table:table-cell>
          <table:table-cell office:value-type="string">
            <text:p>11-OCT-2019</text:p>
          </table:table-cell>
          <table:table-cell table:number-columns-repeated="2" office:value-type="string">
            <text:p>2.500 €</text:p>
          </table:table-cell>
          <table:table-cell table:number-columns-repeated="1017"/>
        </table:table-row>
        <table:table-row table:style-name="ro8">
          <table:table-cell table:style-name="ce5" office:value-type="string">
            <text:p>G54666508</text:p>
          </table:table-cell>
          <table:table-cell table:style-name="ce5" office:value-type="string">
            <text:p>Colectivo Hedera de Ecodesarrollo Cultura y Deporte</text:p>
          </table:table-cell>
          <table:table-cell table:style-name="ce5" office:value-type="string">
            <text:p>M CU 2019/88-19</text:p>
          </table:table-cell>
          <table:table-cell table:style-name="ce5" office:value-type="string">
            <text:p>Impartición de 2 cursos "Escritura creativa: Narrativa (iniciación)" y "Escritura creativa Poesía (iniciación)". Programa Alicante Cultura 2019-2020 (Aula Abierta). Meses de enero a junio 2020.</text:p>
          </table:table-cell>
          <table:table-cell table:style-name="ce10" office:value-type="string">
            <text:p>18-DIC-2019</text:p>
          </table:table-cell>
          <table:table-cell table:number-columns-repeated="2" table:style-name="ce10" office:value-type="string">
            <text:p>441,8 €</text:p>
          </table:table-cell>
          <table:table-cell table:number-columns-repeated="1017"/>
        </table:table-row>
        <table:table-row table:style-name="ro8">
          <table:table-cell office:value-type="string">
            <text:p>G54523550</text:p>
          </table:table-cell>
          <table:table-cell office:value-type="string">
            <text:p>Colla de Dolçainers d'Alacant</text:p>
          </table:table-cell>
          <table:table-cell office:value-type="string">
            <text:p>M CU 2019/88-18</text:p>
          </table:table-cell>
          <table:table-cell office:value-type="string">
            <text:p>Impartición del taller "Canto Coral" en el Aula de Cultura Chalet Ingeniero de Tranvías. Programa Alicante Cultura 2019-2020 (aula Abierta). Meses de enero a junio 2020.</text:p>
          </table:table-cell>
          <table:table-cell office:value-type="string">
            <text:p>18-DIC-2019</text:p>
          </table:table-cell>
          <table:table-cell table:number-columns-repeated="2" office:value-type="string">
            <text:p>795,24 €</text:p>
          </table:table-cell>
          <table:table-cell table:number-columns-repeated="1017"/>
        </table:table-row>
        <table:table-row table:style-name="ro9">
          <table:table-cell table:style-name="ce5" office:value-type="string">
            <text:p>B03259405</text:p>
          </table:table-cell>
          <table:table-cell table:style-name="ce5" office:value-type="string">
            <text:p>Comercial de Promociones y Servicios Alicantina, S.L.</text:p>
          </table:table-cell>
          <table:table-cell table:style-name="ce5" office:value-type="string">
            <text:p>M SM 20/19</text:p>
          </table:table-cell>
          <table:table-cell table:style-name="ce5" office:value-type="string">
            <text:p>Realización de pruebas en laboratorio clínico</text:p>
          </table:table-cell>
          <table:table-cell table:style-name="ce10" office:value-type="string">
            <text:p>31-OCT-2019</text:p>
          </table:table-cell>
          <table:table-cell table:number-columns-repeated="2" table:style-name="ce10" office:value-type="string">
            <text:p>79 €</text:p>
          </table:table-cell>
          <table:table-cell table:number-columns-repeated="1017"/>
        </table:table-row>
        <table:table-row table:style-name="ro9">
          <table:table-cell office:value-type="string">
            <text:p>B03259405</text:p>
          </table:table-cell>
          <table:table-cell office:value-type="string">
            <text:p>Comercial de Promociones y Servicios Alicantina, S.L.</text:p>
          </table:table-cell>
          <table:table-cell office:value-type="string">
            <text:p>M SM 21/19</text:p>
          </table:table-cell>
          <table:table-cell office:value-type="string">
            <text:p>Pruebas realizadas en laboratorio clínico</text:p>
          </table:table-cell>
          <table:table-cell office:value-type="string">
            <text:p>30-NOV-2019</text:p>
          </table:table-cell>
          <table:table-cell table:number-columns-repeated="2" office:value-type="string">
            <text:p>1.015,13 €</text:p>
          </table:table-cell>
          <table:table-cell table:number-columns-repeated="1017"/>
        </table:table-row>
        <table:table-row table:style-name="ro9">
          <table:table-cell table:style-name="ce5" office:value-type="string">
            <text:p>B03259405</text:p>
          </table:table-cell>
          <table:table-cell table:style-name="ce5" office:value-type="string">
            <text:p>Comercial de Promociones y Servicios Alicantina, S.L.</text:p>
          </table:table-cell>
          <table:table-cell table:style-name="ce5" office:value-type="string">
            <text:p>M SM 24/19</text:p>
          </table:table-cell>
          <table:table-cell table:style-name="ce5" office:value-type="string">
            <text:p>Pruebas realizadas en laboratorio clínico</text:p>
          </table:table-cell>
          <table:table-cell table:style-name="ce10" office:value-type="string">
            <text:p>30-DIC-2019</text:p>
          </table:table-cell>
          <table:table-cell table:number-columns-repeated="2" table:style-name="ce10" office:value-type="string">
            <text:p>92,75 €</text:p>
          </table:table-cell>
          <table:table-cell table:number-columns-repeated="1017"/>
        </table:table-row>
        <table:table-row table:style-name="ro9">
          <table:table-cell office:value-type="string">
            <text:p>G53832507</text:p>
          </table:table-cell>
          <table:table-cell office:value-type="string">
            <text:p>COMPAÑIA CLASICA DE COMEDIAS DE ELCHE </text:p>
          </table:table-cell>
          <table:table-cell office:value-type="string">
            <text:p>M JU 2019/24671</text:p>
          </table:table-cell>
          <table:table-cell office:value-type="string">
            <text:p>cursos de teatro juvenil octubre a diciembre 2019</text:p>
          </table:table-cell>
          <table:table-cell office:value-type="string">
            <text:p>17-DIC-2019</text:p>
          </table:table-cell>
          <table:table-cell table:number-columns-repeated="2" office:value-type="string">
            <text:p>2.066 €</text:p>
          </table:table-cell>
          <table:table-cell table:number-columns-repeated="1017"/>
        </table:table-row>
        <table:table-row table:style-name="ro5">
          <table:table-cell table:style-name="ce5" office:value-type="string">
            <text:p>G86569753</text:p>
          </table:table-cell>
          <table:table-cell table:style-name="ce5" office:value-type="string">
            <text:p>Conjuntos Empàticos</text:p>
          </table:table-cell>
          <table:table-cell table:style-name="ce5" office:value-type="string">
            <text:p>M CU 2019/80-00</text:p>
          </table:table-cell>
          <table:table-cell table:style-name="ce5" office:value-type="string">
            <text:p>"Campus de Navidad". Actividades infantiles y famliares en periodo de vacaciones escolares, en el C.C. Cigarreras.</text:p>
          </table:table-cell>
          <table:table-cell table:style-name="ce10" office:value-type="string">
            <text:p>25-NOV-2019</text:p>
          </table:table-cell>
          <table:table-cell table:style-name="ce10" office:value-type="string">
            <text:p>1.000 €</text:p>
          </table:table-cell>
          <table:table-cell table:style-name="ce10" office:value-type="string">
            <text:p>1.210 €</text:p>
          </table:table-cell>
          <table:table-cell table:number-columns-repeated="1017"/>
        </table:table-row>
        <table:table-row table:style-name="ro4">
          <table:table-cell office:value-type="string">
            <text:p>B03887510</text:p>
          </table:table-cell>
          <table:table-cell office:value-type="string">
            <text:p>CONSTRUCCIONES EL REBALSO SLU</text:p>
          </table:table-cell>
          <table:table-cell office:value-type="string">
            <text:p>M IF 102/19</text:p>
          </table:table-cell>
          <table:table-cell office:value-type="string">
            <text:p>Servicio de reparación y sustitución de puerta metálica en aseos exteriores de pista deportiva del Monte Tossal</text:p>
          </table:table-cell>
          <table:table-cell office:value-type="string">
            <text:p>23-OCT-2019</text:p>
          </table:table-cell>
          <table:table-cell office:value-type="string">
            <text:p>1.192,37 €</text:p>
          </table:table-cell>
          <table:table-cell office:value-type="string">
            <text:p>1.442,76 €</text:p>
          </table:table-cell>
          <table:table-cell table:number-columns-repeated="1017"/>
        </table:table-row>
        <table:table-row table:style-name="ro4">
          <table:table-cell table:style-name="ce5" office:value-type="string">
            <text:p>B03887510</text:p>
          </table:table-cell>
          <table:table-cell table:style-name="ce5" office:value-type="string">
            <text:p>CONSTRUCCIONES EL REBALSO SLU</text:p>
          </table:table-cell>
          <table:table-cell table:style-name="ce5" office:value-type="string">
            <text:p>M IF 205/19</text:p>
          </table:table-cell>
          <table:table-cell table:style-name="ce5" office:value-type="string">
            <text:p>Obras de demolición y sustitución de tramo de hormigón impreso en color existente en el patio del CEIP Costa Blanca</text:p>
          </table:table-cell>
          <table:table-cell table:style-name="ce10" office:value-type="string">
            <text:p>16-DIC-2019</text:p>
          </table:table-cell>
          <table:table-cell table:style-name="ce10" office:value-type="string">
            <text:p>1.025,78 €</text:p>
          </table:table-cell>
          <table:table-cell table:style-name="ce10" office:value-type="string">
            <text:p>1.241,19 €</text:p>
          </table:table-cell>
          <table:table-cell table:number-columns-repeated="1017"/>
        </table:table-row>
        <table:table-row table:style-name="ro4">
          <table:table-cell office:value-type="string">
            <text:p>B53972378</text:p>
          </table:table-cell>
          <table:table-cell office:value-type="string">
            <text:p>CONSTRUCCIONES MECÁNICAS TOMÁS, S.L.</text:p>
          </table:table-cell>
          <table:table-cell office:value-type="string">
            <text:p>M IF 210/19</text:p>
          </table:table-cell>
          <table:table-cell office:value-type="string">
            <text:p>Suministro de 75 soportes para farolas con codo realizado con tubo de 3" y tubo de 2" con tornillos inoxidables y soporte cincado</text:p>
          </table:table-cell>
          <table:table-cell office:value-type="string">
            <text:p>17-DIC-2019</text:p>
          </table:table-cell>
          <table:table-cell office:value-type="string">
            <text:p>3.000 €</text:p>
          </table:table-cell>
          <table:table-cell office:value-type="string">
            <text:p>3.630 €</text:p>
          </table:table-cell>
          <table:table-cell table:number-columns-repeated="1017"/>
        </table:table-row>
        <table:table-row table:style-name="ro4">
          <table:table-cell table:style-name="ce5" office:value-type="string">
            <text:p>B53972378</text:p>
          </table:table-cell>
          <table:table-cell table:style-name="ce5" office:value-type="string">
            <text:p>CONSTRUCCIONES MECÁNICAS TOMÁS, S.L.</text:p>
          </table:table-cell>
          <table:table-cell table:style-name="ce5" office:value-type="string">
            <text:p>M IF 70/19</text:p>
          </table:table-cell>
          <table:table-cell table:style-name="ce5" office:value-type="string">
            <text:p>Servicio de reparación de carrocería de vehículo municipal con matrícula A8401DW adscrito a la Concejalía de Infraestructuras.<text:tab/></text:p>
          </table:table-cell>
          <table:table-cell table:style-name="ce10" office:value-type="string">
            <text:p>01-OCT-2019</text:p>
          </table:table-cell>
          <table:table-cell table:style-name="ce10" office:value-type="string">
            <text:p>442 €</text:p>
          </table:table-cell>
          <table:table-cell table:style-name="ce10" office:value-type="string">
            <text:p>534,82 €</text:p>
          </table:table-cell>
          <table:table-cell table:number-columns-repeated="1017"/>
        </table:table-row>
        <table:table-row table:style-name="ro4">
          <table:table-cell office:value-type="string">
            <text:p>A03483054</text:p>
          </table:table-cell>
          <table:table-cell office:value-type="string">
            <text:p>CONTINUOS LEVANTE, S.A.</text:p>
          </table:table-cell>
          <table:table-cell office:value-type="string">
            <text:p>M TT 29-19</text:p>
          </table:table-cell>
          <table:table-cell office:value-type="string">
            <text:p>20.000 ACUESES DE RECIBO DIN A4/ 50.000 RBOS. ABONARÉ DIN A4 UNIDAD DE SANCIONES DE TRÁFICO.</text:p>
          </table:table-cell>
          <table:table-cell office:value-type="string">
            <text:p>30-OCT-2019</text:p>
          </table:table-cell>
          <table:table-cell office:value-type="string">
            <text:p>2.110 €</text:p>
          </table:table-cell>
          <table:table-cell office:value-type="string">
            <text:p>2.553,27 €</text:p>
          </table:table-cell>
          <table:table-cell table:number-columns-repeated="1017"/>
        </table:table-row>
        <table:table-row table:style-name="ro4">
          <table:table-cell table:style-name="ce5" office:value-type="string">
            <text:p>G42607077</text:p>
          </table:table-cell>
          <table:table-cell table:style-name="ce5" office:value-type="string">
            <text:p>Coral Akra Leuka</text:p>
          </table:table-cell>
          <table:table-cell table:style-name="ce5" office:value-type="string">
            <text:p>M CU 2019/81-01</text:p>
          </table:table-cell>
          <table:table-cell table:style-name="ce5" office:value-type="string">
            <text:p>Programa "Nadales al carrer 2019". Actuaciones en San Blas y Benalúa, 20 y 21 de diciembre.</text:p>
          </table:table-cell>
          <table:table-cell table:style-name="ce10" office:value-type="string">
            <text:p>16-DIC-2019</text:p>
          </table:table-cell>
          <table:table-cell table:number-columns-repeated="2" table:style-name="ce10" office:value-type="string">
            <text:p>800 €</text:p>
          </table:table-cell>
          <table:table-cell table:number-columns-repeated="1017"/>
        </table:table-row>
        <table:table-row table:style-name="ro4">
          <table:table-cell office:value-type="string">
            <text:p>B42621573</text:p>
          </table:table-cell>
          <table:table-cell office:value-type="string">
            <text:p>Costablanca Party S.L.U.</text:p>
          </table:table-cell>
          <table:table-cell office:value-type="string">
            <text:p>M CU 2019/409-03</text:p>
          </table:table-cell>
          <table:table-cell office:value-type="string">
            <text:p>Actividad "Las Tribus del Palmeral" en el Parque el Palmeral. Programa "Otoño en Parques"</text:p>
          </table:table-cell>
          <table:table-cell office:value-type="string">
            <text:p>15-OCT-2019</text:p>
          </table:table-cell>
          <table:table-cell office:value-type="string">
            <text:p>600 €</text:p>
          </table:table-cell>
          <table:table-cell office:value-type="string">
            <text:p>726 €</text:p>
          </table:table-cell>
          <table:table-cell table:number-columns-repeated="1017"/>
        </table:table-row>
        <table:table-row table:style-name="ro3">
          <table:table-cell table:style-name="ce5" office:value-type="string">
            <text:p>B42621573</text:p>
          </table:table-cell>
          <table:table-cell table:style-name="ce5" office:value-type="string">
            <text:p>Costablanca Party S.L.U.</text:p>
          </table:table-cell>
          <table:table-cell table:style-name="ce5" office:value-type="string">
            <text:p>M ED 49/19</text:p>
          </table:table-cell>
          <table:table-cell table:style-name="ce5" office:value-type="string">
            <text:p>Actividades para celebración Cotillón infantil</text:p>
          </table:table-cell>
          <table:table-cell table:style-name="ce10" office:value-type="string">
            <text:p>30-NOV-2019</text:p>
          </table:table-cell>
          <table:table-cell table:style-name="ce10" office:value-type="string">
            <text:p>3.260 €</text:p>
          </table:table-cell>
          <table:table-cell table:style-name="ce10" office:value-type="string">
            <text:p>3.944,6 €</text:p>
          </table:table-cell>
          <table:table-cell table:number-columns-repeated="1017"/>
        </table:table-row>
        <table:table-row table:style-name="ro5">
          <table:table-cell office:value-type="string">
            <text:p>B42621573</text:p>
          </table:table-cell>
          <table:table-cell office:value-type="string">
            <text:p>Costablanca Party S.L.U.</text:p>
          </table:table-cell>
          <table:table-cell office:value-type="string">
            <text:p>M CU 2019/412-02</text:p>
          </table:table-cell>
          <table:table-cell office:value-type="string">
            <text:p>Actuación "Títeres en familia". Programa "Panorama las Cigarreras Edusi". Programa Internacional de títeres "Festitíteres 2019"</text:p>
          </table:table-cell>
          <table:table-cell office:value-type="string">
            <text:p>02-DIC-2019</text:p>
          </table:table-cell>
          <table:table-cell office:value-type="string">
            <text:p>826,45 €</text:p>
          </table:table-cell>
          <table:table-cell office:value-type="string">
            <text:p>1.000 €</text:p>
          </table:table-cell>
          <table:table-cell table:number-columns-repeated="1017"/>
        </table:table-row>
        <table:table-row table:style-name="ro4">
          <table:table-cell table:style-name="ce5" office:value-type="string">
            <text:p>B42621573</text:p>
          </table:table-cell>
          <table:table-cell table:style-name="ce5" office:value-type="string">
            <text:p>Costablanca Party S.L.U.</text:p>
          </table:table-cell>
          <table:table-cell table:style-name="ce5" office:value-type="string">
            <text:p>M CU 2019/409-01</text:p>
          </table:table-cell>
          <table:table-cell table:style-name="ce5" office:value-type="string">
            <text:p>Espectáculo y actividades de Haloween en el parque La Marjal. Programa "Otoño en Parques</text:p>
          </table:table-cell>
          <table:table-cell table:style-name="ce10" office:value-type="string">
            <text:p>15-OCT-2019</text:p>
          </table:table-cell>
          <table:table-cell table:style-name="ce10" office:value-type="string">
            <text:p>776 €</text:p>
          </table:table-cell>
          <table:table-cell table:style-name="ce10" office:value-type="string">
            <text:p>938,95 €</text:p>
          </table:table-cell>
          <table:table-cell table:number-columns-repeated="1017"/>
        </table:table-row>
        <table:table-row table:style-name="ro9">
          <table:table-cell office:value-type="string">
            <text:p>B54082367</text:p>
          </table:table-cell>
          <table:table-cell office:value-type="string">
            <text:p>Cota Cero</text:p>
          </table:table-cell>
          <table:table-cell office:value-type="string">
            <text:p>M ED 46/19</text:p>
          </table:table-cell>
          <table:table-cell office:value-type="string">
            <text:p>Actualicación programa interactivo web municipal, programa 12-16 </text:p>
          </table:table-cell>
          <table:table-cell office:value-type="string">
            <text:p>16-NOV-2019</text:p>
          </table:table-cell>
          <table:table-cell office:value-type="string">
            <text:p>1.720 €</text:p>
          </table:table-cell>
          <table:table-cell office:value-type="string">
            <text:p>2.081,2 €</text:p>
          </table:table-cell>
          <table:table-cell table:number-columns-repeated="1017"/>
        </table:table-row>
        <table:table-row table:style-name="ro4">
          <table:table-cell table:style-name="ce5" office:value-type="string">
            <text:p>A98642309</text:p>
          </table:table-cell>
          <table:table-cell table:style-name="ce5" office:value-type="string">
            <text:p>CRONUS INDUSTRIAL, S.A.</text:p>
          </table:table-cell>
          <table:table-cell table:style-name="ce5" office:value-type="string">
            <text:p>M IF 100/19</text:p>
          </table:table-cell>
          <table:table-cell table:style-name="ce5" office:value-type="string">
            <text:p>Suministro de material eléctrico para la Brigada de Alumbrado Público: balastros electrónicos y lámparas powerstar</text:p>
          </table:table-cell>
          <table:table-cell table:style-name="ce10" office:value-type="string">
            <text:p>23-OCT-2019</text:p>
          </table:table-cell>
          <table:table-cell table:style-name="ce10" office:value-type="string">
            <text:p>2.347,64 €</text:p>
          </table:table-cell>
          <table:table-cell table:style-name="ce10" office:value-type="string">
            <text:p>2.840,65 €</text:p>
          </table:table-cell>
          <table:table-cell table:number-columns-repeated="1017"/>
        </table:table-row>
        <table:table-row table:style-name="ro9">
          <table:table-cell office:value-type="string">
            <text:p>A03412046</text:p>
          </table:table-cell>
          <table:table-cell office:value-type="string">
            <text:p>cruceros kon tiki sa </text:p>
          </table:table-cell>
          <table:table-cell office:value-type="string">
            <text:p>M JU 2019/20201</text:p>
          </table:table-cell>
          <table:table-cell office:value-type="string">
            <text:p>30 billetes ida y vuelta isla de tabarca 6 de julio 2019 voluntariado ambiental. </text:p>
          </table:table-cell>
          <table:table-cell office:value-type="string">
            <text:p>25-NOV-2019</text:p>
          </table:table-cell>
          <table:table-cell office:value-type="string">
            <text:p>1.620 €</text:p>
          </table:table-cell>
          <table:table-cell office:value-type="string">
            <text:p>1.782 €</text:p>
          </table:table-cell>
          <table:table-cell table:number-columns-repeated="1017"/>
        </table:table-row>
        <table:table-row table:style-name="ro4">
          <table:table-cell table:style-name="ce5" office:value-type="string">
            <text:p>B54584016</text:p>
          </table:table-cell>
          <table:table-cell table:style-name="ce5" office:value-type="string">
            <text:p>Dadry's Burguer, SL</text:p>
          </table:table-cell>
          <table:table-cell table:style-name="ce5" office:value-type="string">
            <text:p>M DP 56/2019</text:p>
          </table:table-cell>
          <table:table-cell table:style-name="ce5" office:value-type="string">
            <text:p>Picnis y menús para voluntarios en la 4ª Jornada Deporte Adaptado Alicante celebrada el día 3 de diciembre 2019.</text:p>
          </table:table-cell>
          <table:table-cell table:style-name="ce10" office:value-type="string">
            <text:p>02-DIC-2019</text:p>
          </table:table-cell>
          <table:table-cell table:style-name="ce10" office:value-type="string">
            <text:p>550 €</text:p>
          </table:table-cell>
          <table:table-cell table:style-name="ce10" office:value-type="string">
            <text:p>605 €</text:p>
          </table:table-cell>
          <table:table-cell table:number-columns-repeated="1017"/>
        </table:table-row>
        <table:table-row table:style-name="ro5">
          <table:table-cell office:value-type="string">
            <text:p>48552121H</text:p>
          </table:table-cell>
          <table:table-cell office:value-type="string">
            <text:p>Daniel Martínez Ibáñez</text:p>
          </table:table-cell>
          <table:table-cell office:value-type="string">
            <text:p>M CU 2019/88-13</text:p>
          </table:table-cell>
          <table:table-cell office:value-type="string">
            <text:p>Impartición del intinerario: "Edificios emblemáticos de la ciudad de Alicante" . Programa Alicante Cultura 2019-20 (Aula Abierta). Meses de enero a junio de 2020.</text:p>
          </table:table-cell>
          <table:table-cell office:value-type="string">
            <text:p>18-DIC-2019</text:p>
          </table:table-cell>
          <table:table-cell office:value-type="string">
            <text:p>66,59 €</text:p>
          </table:table-cell>
          <table:table-cell office:value-type="string">
            <text:p>80,57 €</text:p>
          </table:table-cell>
          <table:table-cell table:number-columns-repeated="1017"/>
        </table:table-row>
        <table:table-row table:style-name="ro4">
          <table:table-cell table:style-name="ce5" office:value-type="string">
            <text:p>B05550330</text:p>
          </table:table-cell>
          <table:table-cell table:style-name="ce5" office:value-type="string">
            <text:p>DAVASA AUTOMOCIÓN, S.L.</text:p>
          </table:table-cell>
          <table:table-cell table:style-name="ce5" office:value-type="string">
            <text:p>M IF 237/19</text:p>
          </table:table-cell>
          <table:table-cell table:style-name="ce5" office:value-type="string">
            <text:p>Suministro de material eléctrico para motores y vehículos municipales: veinte baterías</text:p>
          </table:table-cell>
          <table:table-cell table:style-name="ce10" office:value-type="string">
            <text:p>31-DIC-2019</text:p>
          </table:table-cell>
          <table:table-cell table:style-name="ce10" office:value-type="string">
            <text:p>1.015,2 €</text:p>
          </table:table-cell>
          <table:table-cell table:style-name="ce10" office:value-type="string">
            <text:p>1.228,39 €</text:p>
          </table:table-cell>
          <table:table-cell table:number-columns-repeated="1017"/>
        </table:table-row>
        <table:table-row table:style-name="ro5">
          <table:table-cell office:value-type="string">
            <text:p>B05550330</text:p>
          </table:table-cell>
          <table:table-cell office:value-type="string">
            <text:p>DAVASA AUTOMOCIÓN, S.L.</text:p>
          </table:table-cell>
          <table:table-cell office:value-type="string">
            <text:p>M IF 239/19</text:p>
          </table:table-cell>
          <table:table-cell office:value-type="string">
            <text:p>Suministro de piezas mecánicas de recambio para vehículo municipal matrícula 3909CJR adscrito a Policía Local: inyector CR</text:p>
          </table:table-cell>
          <table:table-cell office:value-type="string">
            <text:p>31-DIC-2019</text:p>
          </table:table-cell>
          <table:table-cell office:value-type="string">
            <text:p>425,6 €</text:p>
          </table:table-cell>
          <table:table-cell office:value-type="string">
            <text:p>514,98 €</text:p>
          </table:table-cell>
          <table:table-cell table:number-columns-repeated="1017"/>
        </table:table-row>
        <table:table-row table:style-name="ro4">
          <table:table-cell table:style-name="ce5" office:value-type="string">
            <text:p>B05550330</text:p>
          </table:table-cell>
          <table:table-cell table:style-name="ce5" office:value-type="string">
            <text:p>DAVASA AUTOMOCIÓN, S.L.</text:p>
          </table:table-cell>
          <table:table-cell table:style-name="ce5" office:value-type="string">
            <text:p>M IF 241/19</text:p>
          </table:table-cell>
          <table:table-cell table:style-name="ce5" office:value-type="string">
            <text:p>Suministro de aceites lubricantes y agentes lubricantes para vehículos municipales del parque móvil</text:p>
          </table:table-cell>
          <table:table-cell table:style-name="ce10" office:value-type="string">
            <text:p>31-DIC-2019</text:p>
          </table:table-cell>
          <table:table-cell table:style-name="ce10" office:value-type="string">
            <text:p>797,83 €</text:p>
          </table:table-cell>
          <table:table-cell table:style-name="ce10" office:value-type="string">
            <text:p>965,38 €</text:p>
          </table:table-cell>
          <table:table-cell table:number-columns-repeated="1017"/>
        </table:table-row>
        <table:table-row table:style-name="ro9">
          <table:table-cell office:value-type="string">
            <text:p>B05550330</text:p>
          </table:table-cell>
          <table:table-cell office:value-type="string">
            <text:p>DAVASA AUTOMOCIÓN, S.L.</text:p>
          </table:table-cell>
          <table:table-cell office:value-type="string">
            <text:p>M IF 238/19</text:p>
          </table:table-cell>
          <table:table-cell office:value-type="string">
            <text:p>Suministro de aceites lubricantes y agentes lubricantes para el parque móvil municipal.<text:tab/></text:p>
          </table:table-cell>
          <table:table-cell office:value-type="string">
            <text:p>31-DIC-2019</text:p>
          </table:table-cell>
          <table:table-cell office:value-type="string">
            <text:p>1.510,38 €</text:p>
          </table:table-cell>
          <table:table-cell office:value-type="string">
            <text:p>1.827,56 €</text:p>
          </table:table-cell>
          <table:table-cell table:number-columns-repeated="1017"/>
        </table:table-row>
        <table:table-row table:style-name="ro4">
          <table:table-cell table:style-name="ce5" office:value-type="string">
            <text:p>74005058M</text:p>
          </table:table-cell>
          <table:table-cell table:style-name="ce5" office:value-type="string">
            <text:p>DAVID FERNANDEZ JUAN </text:p>
          </table:table-cell>
          <table:table-cell table:style-name="ce5" office:value-type="string">
            <text:p>M JU 2019/23307</text:p>
          </table:table-cell>
          <table:table-cell table:style-name="ce5" office:value-type="string">
            <text:p>proyecto rutas didácticas urbanas con gimnasia natural (parte II) del 30 de septiembre al 20 de noviembre. </text:p>
          </table:table-cell>
          <table:table-cell table:style-name="ce10" office:value-type="string">
            <text:p>05-DIC-2019</text:p>
          </table:table-cell>
          <table:table-cell table:number-columns-repeated="2" table:style-name="ce10" office:value-type="string">
            <text:p>1.874,25 €</text:p>
          </table:table-cell>
          <table:table-cell table:number-columns-repeated="1017"/>
        </table:table-row>
        <table:table-row table:style-name="ro9">
          <table:table-cell office:value-type="string">
            <text:p>74005058M</text:p>
          </table:table-cell>
          <table:table-cell office:value-type="string">
            <text:p>DAVID FERNANDEZ JUAN </text:p>
          </table:table-cell>
          <table:table-cell office:value-type="string">
            <text:p>M JU 2019/24599</text:p>
          </table:table-cell>
          <table:table-cell office:value-type="string">
            <text:p>proyecto "escuela de desplazamiento" del 17 de septiembre al 12 de diciembre</text:p>
          </table:table-cell>
          <table:table-cell office:value-type="string">
            <text:p>17-DIC-2019</text:p>
          </table:table-cell>
          <table:table-cell table:number-columns-repeated="2" office:value-type="string">
            <text:p>1.122 €</text:p>
          </table:table-cell>
          <table:table-cell table:number-columns-repeated="1017"/>
        </table:table-row>
        <table:table-row table:style-name="ro7">
          <table:table-cell table:style-name="ce5" office:value-type="string">
            <text:p>48340978S</text:p>
          </table:table-cell>
          <table:table-cell table:style-name="ce5" office:value-type="string">
            <text:p>DE JUAN RIBERA, RAFAEL</text:p>
          </table:table-cell>
          <table:table-cell table:style-name="ce5" office:value-type="string">
            <text:p>M ES 12/19</text:p>
          </table:table-cell>
          <table:table-cell table:style-name="ce5" office:value-type="string">
            <text:p>Transporte y técnico de sonido en el Pabellón Municipal "Pitiu Rochel", para charla a los miembros de las mesas electorales los días 6 y 7 de noviembre, con motivo de las Elecciones a Cortes Generales del 10/11/2019.</text:p>
          </table:table-cell>
          <table:table-cell table:style-name="ce10" office:value-type="string">
            <text:p>22-OCT-2019</text:p>
          </table:table-cell>
          <table:table-cell table:style-name="ce10" office:value-type="string">
            <text:p>220 €</text:p>
          </table:table-cell>
          <table:table-cell table:style-name="ce10" office:value-type="string">
            <text:p>266,2 €</text:p>
          </table:table-cell>
          <table:table-cell table:number-columns-repeated="1017"/>
        </table:table-row>
        <table:table-row table:style-name="ro9">
          <table:table-cell office:value-type="string">
            <text:p>F53364246</text:p>
          </table:table-cell>
          <table:table-cell office:value-type="string">
            <text:p>DECIBELIOS S.C.V.</text:p>
          </table:table-cell>
          <table:table-cell office:value-type="string">
            <text:p>M NT 130/2019</text:p>
          </table:table-cell>
          <table:table-cell office:value-type="string">
            <text:p>Suministro cable mini Din-Video</text:p>
          </table:table-cell>
          <table:table-cell office:value-type="string">
            <text:p>04-DIC-2019</text:p>
          </table:table-cell>
          <table:table-cell office:value-type="string">
            <text:p>68 €</text:p>
          </table:table-cell>
          <table:table-cell office:value-type="string">
            <text:p>82,28 €</text:p>
          </table:table-cell>
          <table:table-cell table:number-columns-repeated="1017"/>
        </table:table-row>
        <table:table-row table:style-name="ro4">
          <table:table-cell table:style-name="ce5" office:value-type="string">
            <text:p>B03918661</text:p>
          </table:table-cell>
          <table:table-cell table:style-name="ce5" office:value-type="string">
            <text:p>Destello de Iluminación Decoración, S.L.</text:p>
          </table:table-cell>
          <table:table-cell table:style-name="ce5" office:value-type="string">
            <text:p>M AS 084/19</text:p>
          </table:table-cell>
          <table:table-cell table:style-name="ce5" office:value-type="string">
            <text:p>Adquisición de vasos plegables para la utilización del personal de la Concejalía de Acción Social</text:p>
          </table:table-cell>
          <table:table-cell table:style-name="ce10" office:value-type="string">
            <text:p>17-OCT-2019</text:p>
          </table:table-cell>
          <table:table-cell table:style-name="ce10" office:value-type="string">
            <text:p>420 €</text:p>
          </table:table-cell>
          <table:table-cell table:style-name="ce10" office:value-type="string">
            <text:p>508,2 €</text:p>
          </table:table-cell>
          <table:table-cell table:number-columns-repeated="1017"/>
        </table:table-row>
        <table:table-row table:style-name="ro4">
          <table:table-cell office:value-type="string">
            <text:p>21434278A</text:p>
          </table:table-cell>
          <table:table-cell office:value-type="string">
            <text:p>Díez Jorro Miguel</text:p>
          </table:table-cell>
          <table:table-cell office:value-type="string">
            <text:p>M SE P 10/19</text:p>
          </table:table-cell>
          <table:table-cell office:value-type="string">
            <text:p>Pruebas psicológicas de acceso a la Agrupación de Voluntarios de Protección Civil. Periodo octubre 2019.</text:p>
          </table:table-cell>
          <table:table-cell office:value-type="string">
            <text:p>01-NOV-2019</text:p>
          </table:table-cell>
          <table:table-cell office:value-type="string">
            <text:p>870,61 €</text:p>
          </table:table-cell>
          <table:table-cell office:value-type="string">
            <text:p>1.053,44 €</text:p>
          </table:table-cell>
          <table:table-cell table:number-columns-repeated="1017"/>
        </table:table-row>
        <table:table-row table:style-name="ro5">
          <table:table-cell table:style-name="ce5" office:value-type="string">
            <text:p>B03735339</text:p>
          </table:table-cell>
          <table:table-cell table:style-name="ce5" office:value-type="string">
            <text:p>DISAUT LEVANTE, S.L.</text:p>
          </table:table-cell>
          <table:table-cell table:style-name="ce5" office:value-type="string">
            <text:p>M IF 258/19</text:p>
          </table:table-cell>
          <table:table-cell table:style-name="ce5" office:value-type="string">
            <text:p>Reparación, ajuste y sustitución de soporte inferior y rueda de la puerta automática seccional del compactador del Mercado Central</text:p>
          </table:table-cell>
          <table:table-cell table:style-name="ce10" office:value-type="string">
            <text:p>31-DIC-2019</text:p>
          </table:table-cell>
          <table:table-cell table:style-name="ce10" office:value-type="string">
            <text:p>825 €</text:p>
          </table:table-cell>
          <table:table-cell table:style-name="ce10" office:value-type="string">
            <text:p>998,25 €</text:p>
          </table:table-cell>
          <table:table-cell table:number-columns-repeated="1017"/>
        </table:table-row>
        <table:table-row table:style-name="ro4">
          <table:table-cell office:value-type="string">
            <text:p>B03735339</text:p>
          </table:table-cell>
          <table:table-cell office:value-type="string">
            <text:p>DISAUT LEVANTE, S.L.</text:p>
          </table:table-cell>
          <table:table-cell office:value-type="string">
            <text:p>M IF 229/19</text:p>
          </table:table-cell>
          <table:table-cell office:value-type="string">
            <text:p>Reparación, ajuste anclaje y sustitución motor de puerta automática corredera de acceso exterior en C.P. Pedro Duque</text:p>
          </table:table-cell>
          <table:table-cell office:value-type="string">
            <text:p>30-DIC-2019</text:p>
          </table:table-cell>
          <table:table-cell office:value-type="string">
            <text:p>1.024,95 €</text:p>
          </table:table-cell>
          <table:table-cell office:value-type="string">
            <text:p>1.240,19 €</text:p>
          </table:table-cell>
          <table:table-cell table:number-columns-repeated="1017"/>
        </table:table-row>
        <table:table-row table:style-name="ro4">
          <table:table-cell table:style-name="ce5" office:value-type="string">
            <text:p>B03735339</text:p>
          </table:table-cell>
          <table:table-cell table:style-name="ce5" office:value-type="string">
            <text:p>DISAUT LEVANTE, S.L.</text:p>
          </table:table-cell>
          <table:table-cell table:style-name="ce5" office:value-type="string">
            <text:p>M IF 316/19</text:p>
          </table:table-cell>
          <table:table-cell table:style-name="ce5" office:value-type="string">
            <text:p>Reparación, ajuste, acondicionamiento, y sustitución motor de la puerta automática del Aula de Cultura Municipal Juan XXIII</text:p>
          </table:table-cell>
          <table:table-cell table:style-name="ce10" office:value-type="string">
            <text:p>31-DIC-2019</text:p>
          </table:table-cell>
          <table:table-cell table:style-name="ce10" office:value-type="string">
            <text:p>414,56 €</text:p>
          </table:table-cell>
          <table:table-cell table:style-name="ce10" office:value-type="string">
            <text:p>501,62 €</text:p>
          </table:table-cell>
          <table:table-cell table:number-columns-repeated="1017"/>
        </table:table-row>
        <table:table-row table:style-name="ro5">
          <table:table-cell office:value-type="string">
            <text:p>20051266G</text:p>
          </table:table-cell>
          <table:table-cell office:value-type="string">
            <text:p>Domingo Perez Herrera</text:p>
          </table:table-cell>
          <table:table-cell office:value-type="string">
            <text:p>M SE P 25/19</text:p>
          </table:table-cell>
          <table:table-cell office:value-type="string">
            <text:p>REDACCIÓN TÉCNICA DEL PLAN DE ACTUACIÓN MUNICIPAL FRENTE AL RIESGO DE INCENDIOS FORESTALES DEL TERMINO MUNICIPAL DE ALICANTE</text:p>
          </table:table-cell>
          <table:table-cell office:value-type="string">
            <text:p>05-DIC-2019</text:p>
          </table:table-cell>
          <table:table-cell office:value-type="string">
            <text:p>4.875 €</text:p>
          </table:table-cell>
          <table:table-cell office:value-type="string">
            <text:p>5.898,75 €</text:p>
          </table:table-cell>
          <table:table-cell table:number-columns-repeated="1017"/>
        </table:table-row>
        <table:table-row table:style-name="ro9">
          <table:table-cell table:style-name="ce5" office:value-type="string">
            <text:p>B42603480</text:p>
          </table:table-cell>
          <table:table-cell table:style-name="ce5" office:value-type="string">
            <text:p>DSM10 Sonido e Iluminación, S.L.</text:p>
          </table:table-cell>
          <table:table-cell table:style-name="ce5" office:value-type="string">
            <text:p>M DP 25/2019</text:p>
          </table:table-cell>
          <table:table-cell table:style-name="ce5" office:value-type="string">
            <text:p>Reparación marcador electrónico ubicado en el Pabellón Municipal Pitiu Rochel.</text:p>
          </table:table-cell>
          <table:table-cell table:style-name="ce10" office:value-type="string">
            <text:p>08-OCT-2019</text:p>
          </table:table-cell>
          <table:table-cell table:style-name="ce10" office:value-type="string">
            <text:p>100 €</text:p>
          </table:table-cell>
          <table:table-cell table:style-name="ce10" office:value-type="string">
            <text:p>121 €</text:p>
          </table:table-cell>
          <table:table-cell table:number-columns-repeated="1017"/>
        </table:table-row>
        <table:table-row table:style-name="ro4">
          <table:table-cell office:value-type="string">
            <text:p>B42603480</text:p>
          </table:table-cell>
          <table:table-cell office:value-type="string">
            <text:p>DSM10 Sonido e Iluminación, S.L.</text:p>
          </table:table-cell>
          <table:table-cell office:value-type="string">
            <text:p>M SE P 16/19</text:p>
          </table:table-cell>
          <table:table-cell office:value-type="string">
            <text:p>Alquiler de un equipo de sonido en el Castillo de Santa Bárbara con motivo del día del Voluntariado de Protección Civil.</text:p>
          </table:table-cell>
          <table:table-cell office:value-type="string">
            <text:p>14-NOV-2019</text:p>
          </table:table-cell>
          <table:table-cell office:value-type="string">
            <text:p>300 €</text:p>
          </table:table-cell>
          <table:table-cell office:value-type="string">
            <text:p>363 €</text:p>
          </table:table-cell>
          <table:table-cell table:number-columns-repeated="1017"/>
        </table:table-row>
        <table:table-row table:style-name="ro5">
          <table:table-cell table:style-name="ce5" office:value-type="string">
            <text:p>B53815205</text:p>
          </table:table-cell>
          <table:table-cell table:style-name="ce5" office:value-type="string">
            <text:p>EDICLISA, S.L.</text:p>
          </table:table-cell>
          <table:table-cell table:style-name="ce5" office:value-type="string">
            <text:p>M IF 50/19</text:p>
          </table:table-cell>
          <table:table-cell table:style-name="ce5" office:value-type="string">
            <text:p>Obras de reparación de suelo y parámetros verticales por humedad y deterioro en dependencia de la Concejalía de Infraestructuras</text:p>
          </table:table-cell>
          <table:table-cell table:style-name="ce10" office:value-type="string">
            <text:p>10-OCT-2019</text:p>
          </table:table-cell>
          <table:table-cell table:style-name="ce10" office:value-type="string">
            <text:p>2.219 €</text:p>
          </table:table-cell>
          <table:table-cell table:style-name="ce10" office:value-type="string">
            <text:p>2.684,99 €</text:p>
          </table:table-cell>
          <table:table-cell table:number-columns-repeated="1017"/>
        </table:table-row>
        <table:table-row table:style-name="ro4">
          <table:table-cell office:value-type="string">
            <text:p>A08884439</text:p>
          </table:table-cell>
          <table:table-cell office:value-type="string">
            <text:p>EDITORIAL PRENSA ALICANTINA, S.A.U.</text:p>
          </table:table-cell>
          <table:table-cell office:value-type="string">
            <text:p>M AL 70/19</text:p>
          </table:table-cell>
          <table:table-cell office:value-type="string">
            <text:p>Suscripción diario Información para Centro de Lectura Pública Florida-Babel, correspondiente al mes de octubre</text:p>
          </table:table-cell>
          <table:table-cell office:value-type="string">
            <text:p>01-OCT-2019</text:p>
          </table:table-cell>
          <table:table-cell office:value-type="string">
            <text:p>30,6 €</text:p>
          </table:table-cell>
          <table:table-cell office:value-type="string">
            <text:p>31,82 €</text:p>
          </table:table-cell>
          <table:table-cell table:number-columns-repeated="1017"/>
        </table:table-row>
        <table:table-row table:style-name="ro4">
          <table:table-cell table:style-name="ce5" office:value-type="string">
            <text:p>A08884439</text:p>
          </table:table-cell>
          <table:table-cell table:style-name="ce5" office:value-type="string">
            <text:p>EDITORIAL PRENSA ALICANTINA, S.A.U.</text:p>
          </table:table-cell>
          <table:table-cell table:style-name="ce5" office:value-type="string">
            <text:p>M AL 71/19</text:p>
          </table:table-cell>
          <table:table-cell table:style-name="ce5" office:value-type="string">
            <text:p>Suscripción diario Información para Centro de Lectura Pública Carolinas, correspondiente al mes de octubre</text:p>
          </table:table-cell>
          <table:table-cell table:style-name="ce10" office:value-type="string">
            <text:p>01-OCT-2019</text:p>
          </table:table-cell>
          <table:table-cell table:style-name="ce10" office:value-type="string">
            <text:p>30,6 €</text:p>
          </table:table-cell>
          <table:table-cell table:style-name="ce10" office:value-type="string">
            <text:p>31,82 €</text:p>
          </table:table-cell>
          <table:table-cell table:number-columns-repeated="1017"/>
        </table:table-row>
        <table:table-row table:style-name="ro4">
          <table:table-cell office:value-type="string">
            <text:p>A08884439</text:p>
          </table:table-cell>
          <table:table-cell office:value-type="string">
            <text:p>EDITORIAL PRENSA ALICANTINA, S.A.U.</text:p>
          </table:table-cell>
          <table:table-cell office:value-type="string">
            <text:p>M AL 65/19</text:p>
          </table:table-cell>
          <table:table-cell office:value-type="string">
            <text:p>Suscripción diario Información para Centro de Lectura Pública Juan XXIII, correspondiente al mes de octubre</text:p>
          </table:table-cell>
          <table:table-cell office:value-type="string">
            <text:p>01-OCT-2019</text:p>
          </table:table-cell>
          <table:table-cell office:value-type="string">
            <text:p>30,6 €</text:p>
          </table:table-cell>
          <table:table-cell office:value-type="string">
            <text:p>31,82 €</text:p>
          </table:table-cell>
          <table:table-cell table:number-columns-repeated="1017"/>
        </table:table-row>
        <table:table-row table:style-name="ro4">
          <table:table-cell table:style-name="ce5" office:value-type="string">
            <text:p>A08884439</text:p>
          </table:table-cell>
          <table:table-cell table:style-name="ce5" office:value-type="string">
            <text:p>EDITORIAL PRENSA ALICANTINA, S.A.U.</text:p>
          </table:table-cell>
          <table:table-cell table:style-name="ce5" office:value-type="string">
            <text:p>M AL 68/19</text:p>
          </table:table-cell>
          <table:table-cell table:style-name="ce5" office:value-type="string">
            <text:p>Suscripción diario Información para Centro de Lectura Pública calle Diagonal, correspondiente al mes de octubre</text:p>
          </table:table-cell>
          <table:table-cell table:style-name="ce10" office:value-type="string">
            <text:p>01-OCT-2019</text:p>
          </table:table-cell>
          <table:table-cell table:style-name="ce10" office:value-type="string">
            <text:p>30,6 €</text:p>
          </table:table-cell>
          <table:table-cell table:style-name="ce10" office:value-type="string">
            <text:p>31,82 €</text:p>
          </table:table-cell>
          <table:table-cell table:number-columns-repeated="1017"/>
        </table:table-row>
        <table:table-row table:style-name="ro4">
          <table:table-cell office:value-type="string">
            <text:p>A08884439</text:p>
          </table:table-cell>
          <table:table-cell office:value-type="string">
            <text:p>EDITORIAL PRENSA ALICANTINA, S.A.U.</text:p>
          </table:table-cell>
          <table:table-cell office:value-type="string">
            <text:p>M AL 69/19</text:p>
          </table:table-cell>
          <table:table-cell office:value-type="string">
            <text:p>Suscripción diario Información para Centro de Lectura Pública El Cabo, correspondiente al mes de octubre</text:p>
          </table:table-cell>
          <table:table-cell office:value-type="string">
            <text:p>01-OCT-2019</text:p>
          </table:table-cell>
          <table:table-cell office:value-type="string">
            <text:p>30,6 €</text:p>
          </table:table-cell>
          <table:table-cell office:value-type="string">
            <text:p>31,82 €</text:p>
          </table:table-cell>
          <table:table-cell table:number-columns-repeated="1017"/>
        </table:table-row>
        <table:table-row table:style-name="ro4">
          <table:table-cell table:style-name="ce5" office:value-type="string">
            <text:p>A08884439</text:p>
          </table:table-cell>
          <table:table-cell table:style-name="ce5" office:value-type="string">
            <text:p>EDITORIAL PRENSA ALICANTINA, S.A.U.</text:p>
          </table:table-cell>
          <table:table-cell table:style-name="ce5" office:value-type="string">
            <text:p>M AL 64/19</text:p>
          </table:table-cell>
          <table:table-cell table:style-name="ce5" office:value-type="string">
            <text:p>Suscripción diario Información para Centro de Lectura Pública de Villafranqueza, correspondiente al mes de octubre</text:p>
          </table:table-cell>
          <table:table-cell table:style-name="ce10" office:value-type="string">
            <text:p>01-OCT-2019</text:p>
          </table:table-cell>
          <table:table-cell table:style-name="ce10" office:value-type="string">
            <text:p>30,6 €</text:p>
          </table:table-cell>
          <table:table-cell table:style-name="ce10" office:value-type="string">
            <text:p>31,82 €</text:p>
          </table:table-cell>
          <table:table-cell table:number-columns-repeated="1017"/>
        </table:table-row>
        <table:table-row table:style-name="ro4">
          <table:table-cell office:value-type="string">
            <text:p>A08884439</text:p>
          </table:table-cell>
          <table:table-cell office:value-type="string">
            <text:p>EDITORIAL PRENSA ALICANTINA, S.A.U.</text:p>
          </table:table-cell>
          <table:table-cell office:value-type="string">
            <text:p>M AL 66/19</text:p>
          </table:table-cell>
          <table:table-cell office:value-type="string">
            <text:p>Suscripción diario Información para Centro de Lectura Pública Francisco Liberal, correspondiente al mes de octubre</text:p>
          </table:table-cell>
          <table:table-cell office:value-type="string">
            <text:p>01-OCT-2019</text:p>
          </table:table-cell>
          <table:table-cell office:value-type="string">
            <text:p>30,6 €</text:p>
          </table:table-cell>
          <table:table-cell office:value-type="string">
            <text:p>31,82 €</text:p>
          </table:table-cell>
          <table:table-cell table:number-columns-repeated="1017"/>
        </table:table-row>
        <table:table-row table:style-name="ro4">
          <table:table-cell table:style-name="ce5" office:value-type="string">
            <text:p>A08884439</text:p>
          </table:table-cell>
          <table:table-cell table:style-name="ce5" office:value-type="string">
            <text:p>EDITORIAL PRENSA ALICANTINA, S.A.U.</text:p>
          </table:table-cell>
          <table:table-cell table:style-name="ce5" office:value-type="string">
            <text:p>M AL 67/19</text:p>
          </table:table-cell>
          <table:table-cell table:style-name="ce5" office:value-type="string">
            <text:p>Suscripción diario Información para Centro de Lectura Pública San Blas, correspondiente al mes de octubre</text:p>
          </table:table-cell>
          <table:table-cell table:style-name="ce10" office:value-type="string">
            <text:p>01-OCT-2019</text:p>
          </table:table-cell>
          <table:table-cell table:style-name="ce10" office:value-type="string">
            <text:p>30,6 €</text:p>
          </table:table-cell>
          <table:table-cell table:style-name="ce10" office:value-type="string">
            <text:p>31,82 €</text:p>
          </table:table-cell>
          <table:table-cell table:number-columns-repeated="1017"/>
        </table:table-row>
        <table:table-row table:style-name="ro4">
          <table:table-cell office:value-type="string">
            <text:p>B02272490</text:p>
          </table:table-cell>
          <table:table-cell office:value-type="string">
            <text:p>EIFFAGE ENERGIA</text:p>
          </table:table-cell>
          <table:table-cell office:value-type="string">
            <text:p>M IF 280/19</text:p>
          </table:table-cell>
          <table:table-cell office:value-type="string">
            <text:p>Sustitución tren ventilación, bancada motor y reparación motor de la unidad deshumectadora en la piscina Vía Parque</text:p>
          </table:table-cell>
          <table:table-cell office:value-type="string">
            <text:p>31-DIC-2019</text:p>
          </table:table-cell>
          <table:table-cell office:value-type="string">
            <text:p>6.176,73 €</text:p>
          </table:table-cell>
          <table:table-cell office:value-type="string">
            <text:p>7.473,84 €</text:p>
          </table:table-cell>
          <table:table-cell table:number-columns-repeated="1017"/>
        </table:table-row>
        <table:table-row table:style-name="ro5">
          <table:table-cell table:style-name="ce5" office:value-type="string">
            <text:p>B02272490</text:p>
          </table:table-cell>
          <table:table-cell table:style-name="ce5" office:value-type="string">
            <text:p>EIFFAGE ENERGIA</text:p>
          </table:table-cell>
          <table:table-cell table:style-name="ce5" office:value-type="string">
            <text:p>M IF 272/19</text:p>
          </table:table-cell>
          <table:table-cell table:style-name="ce5" office:value-type="string">
            <text:p>Reparación de circuito de agua, sustitución de transformador, controlador y sensor, válvula de expansión del compresor de la piscina de Vía Parque</text:p>
          </table:table-cell>
          <table:table-cell table:style-name="ce10" office:value-type="string">
            <text:p>31-DIC-2019</text:p>
          </table:table-cell>
          <table:table-cell table:style-name="ce10" office:value-type="string">
            <text:p>2.346,72 €</text:p>
          </table:table-cell>
          <table:table-cell table:style-name="ce10" office:value-type="string">
            <text:p>2.839,53 €</text:p>
          </table:table-cell>
          <table:table-cell table:number-columns-repeated="1017"/>
        </table:table-row>
        <table:table-row table:style-name="ro4">
          <table:table-cell office:value-type="string">
            <text:p>B02272490</text:p>
          </table:table-cell>
          <table:table-cell office:value-type="string">
            <text:p>EIFFAGE ENERGIA</text:p>
          </table:table-cell>
          <table:table-cell office:value-type="string">
            <text:p>M IF 165/19</text:p>
          </table:table-cell>
          <table:table-cell office:value-type="string">
            <text:p>Reparación de fuga de refrigerante en circuito 2 de la deshumectadora de la piscina Vía Parque</text:p>
          </table:table-cell>
          <table:table-cell office:value-type="string">
            <text:p>10-DIC-2019</text:p>
          </table:table-cell>
          <table:table-cell office:value-type="string">
            <text:p>3.971,15 €</text:p>
          </table:table-cell>
          <table:table-cell office:value-type="string">
            <text:p>4.805,09 €</text:p>
          </table:table-cell>
          <table:table-cell table:number-columns-repeated="1017"/>
        </table:table-row>
        <table:table-row table:style-name="ro9">
          <table:table-cell table:style-name="ce5" office:value-type="string">
            <text:p>B02272490</text:p>
          </table:table-cell>
          <table:table-cell table:style-name="ce5" office:value-type="string">
            <text:p>EIFFAGE ENERGIA</text:p>
          </table:table-cell>
          <table:table-cell table:style-name="ce5" office:value-type="string">
            <text:p>M IF 188/19</text:p>
          </table:table-cell>
          <table:table-cell table:style-name="ce5" office:value-type="string">
            <text:p>Sustitución de filtros de impulsión y retorno en la piscina de Babel<text:tab/></text:p>
          </table:table-cell>
          <table:table-cell table:style-name="ce10" office:value-type="string">
            <text:p>12-DIC-2019</text:p>
          </table:table-cell>
          <table:table-cell table:style-name="ce10" office:value-type="string">
            <text:p>833,54 €</text:p>
          </table:table-cell>
          <table:table-cell table:style-name="ce10" office:value-type="string">
            <text:p>1.008,58 €</text:p>
          </table:table-cell>
          <table:table-cell table:number-columns-repeated="1017"/>
        </table:table-row>
        <table:table-row table:style-name="ro4">
          <table:table-cell office:value-type="string">
            <text:p>B02272490</text:p>
          </table:table-cell>
          <table:table-cell office:value-type="string">
            <text:p>EIFFAGE ENERGIA</text:p>
          </table:table-cell>
          <table:table-cell office:value-type="string">
            <text:p>M IF 76/19</text:p>
          </table:table-cell>
          <table:table-cell office:value-type="string">
            <text:p>Sustitución de filtros de impulsión y retorno en climatizadora de la piscina municipal de Monte Tossal<text:tab/></text:p>
          </table:table-cell>
          <table:table-cell office:value-type="string">
            <text:p>17-OCT-2019</text:p>
          </table:table-cell>
          <table:table-cell office:value-type="string">
            <text:p>681,96 €</text:p>
          </table:table-cell>
          <table:table-cell office:value-type="string">
            <text:p>825,17 €</text:p>
          </table:table-cell>
          <table:table-cell table:number-columns-repeated="1017"/>
        </table:table-row>
        <table:table-row table:style-name="ro4">
          <table:table-cell table:style-name="ce5" office:value-type="string">
            <text:p>B02272490</text:p>
          </table:table-cell>
          <table:table-cell table:style-name="ce5" office:value-type="string">
            <text:p>EIFFAGE ENERGIA</text:p>
          </table:table-cell>
          <table:table-cell table:style-name="ce5" office:value-type="string">
            <text:p>M IF 33/19</text:p>
          </table:table-cell>
          <table:table-cell table:style-name="ce5" office:value-type="string">
            <text:p>Reparación de centro de transformación del centro polideportivo municipal del Ayuntamiento de Alicante</text:p>
          </table:table-cell>
          <table:table-cell table:style-name="ce10" office:value-type="string">
            <text:p>05-NOV-2019</text:p>
          </table:table-cell>
          <table:table-cell table:style-name="ce10" office:value-type="string">
            <text:p>20.726,26 €</text:p>
          </table:table-cell>
          <table:table-cell table:style-name="ce10" office:value-type="string">
            <text:p>25.078,77 €</text:p>
          </table:table-cell>
          <table:table-cell table:number-columns-repeated="1017"/>
        </table:table-row>
        <table:table-row table:style-name="ro4">
          <table:table-cell office:value-type="string">
            <text:p>B02272490</text:p>
          </table:table-cell>
          <table:table-cell office:value-type="string">
            <text:p>EIFFAGE ENERGIA</text:p>
          </table:table-cell>
          <table:table-cell office:value-type="string">
            <text:p>M IF 75/19</text:p>
          </table:table-cell>
          <table:table-cell office:value-type="string">
            <text:p>Sustitución de filtros de impulsión y retorno en climatizadoras de la piscina municipal de Vía Parque<text:tab/></text:p>
          </table:table-cell>
          <table:table-cell office:value-type="string">
            <text:p>17-OCT-2019</text:p>
          </table:table-cell>
          <table:table-cell office:value-type="string">
            <text:p>796,3 €</text:p>
          </table:table-cell>
          <table:table-cell office:value-type="string">
            <text:p>963,52 €</text:p>
          </table:table-cell>
          <table:table-cell table:number-columns-repeated="1017"/>
        </table:table-row>
        <table:table-row table:style-name="ro4">
          <table:table-cell table:style-name="ce5" office:value-type="string">
            <text:p>A28017895</text:p>
          </table:table-cell>
          <table:table-cell table:style-name="ce5" office:value-type="string">
            <text:p>EL CORTE INGLÉS, S.A.</text:p>
          </table:table-cell>
          <table:table-cell table:style-name="ce5" office:value-type="string">
            <text:p>M SE P 22/19</text:p>
          </table:table-cell>
          <table:table-cell table:style-name="ce5" office:value-type="string">
            <text:p>Suministro vestuario de invierno para los voluntarios de la Agrupación Local de Voluntarios de <text:s/>Protección Civil.</text:p>
          </table:table-cell>
          <table:table-cell table:style-name="ce10" office:value-type="string">
            <text:p>29-NOV-2019</text:p>
          </table:table-cell>
          <table:table-cell table:style-name="ce10" office:value-type="string">
            <text:p>3.645 €</text:p>
          </table:table-cell>
          <table:table-cell table:style-name="ce10" office:value-type="string">
            <text:p>4.410,45 €</text:p>
          </table:table-cell>
          <table:table-cell table:number-columns-repeated="1017"/>
        </table:table-row>
        <table:table-row table:style-name="ro4">
          <table:table-cell office:value-type="string">
            <text:p>A28017895</text:p>
          </table:table-cell>
          <table:table-cell office:value-type="string">
            <text:p>EL CORTE INGLÉS, S.A.</text:p>
          </table:table-cell>
          <table:table-cell office:value-type="string">
            <text:p>M SE P 15/19</text:p>
          </table:table-cell>
          <table:table-cell office:value-type="string">
            <text:p>Agua sin gas individual para avituallamiento realización de servicios del personal voluntario de Protección Civil.</text:p>
          </table:table-cell>
          <table:table-cell office:value-type="string">
            <text:p>04-OCT-2019</text:p>
          </table:table-cell>
          <table:table-cell office:value-type="string">
            <text:p>899,17 €</text:p>
          </table:table-cell>
          <table:table-cell office:value-type="string">
            <text:p>1.000 €</text:p>
          </table:table-cell>
          <table:table-cell table:number-columns-repeated="1017"/>
        </table:table-row>
        <table:table-row table:style-name="ro4">
          <table:table-cell table:style-name="ce5" office:value-type="string">
            <text:p>B54590492</text:p>
          </table:table-cell>
          <table:table-cell table:style-name="ce5" office:value-type="string">
            <text:p>Electricidad J.J. Ivorra, S.L.</text:p>
          </table:table-cell>
          <table:table-cell table:style-name="ce5" office:value-type="string">
            <text:p>M MT 123/2019</text:p>
          </table:table-cell>
          <table:table-cell table:style-name="ce5" office:value-type="string">
            <text:p>Instalación de punto de corriente y red informático para el sistema de turnos de 3ª planta Casa de la Festa</text:p>
          </table:table-cell>
          <table:table-cell table:style-name="ce10" office:value-type="string">
            <text:p>26-NOV-2019</text:p>
          </table:table-cell>
          <table:table-cell table:style-name="ce10" office:value-type="string">
            <text:p>214,89 €</text:p>
          </table:table-cell>
          <table:table-cell table:style-name="ce10" office:value-type="string">
            <text:p>260,02 €</text:p>
          </table:table-cell>
          <table:table-cell table:number-columns-repeated="1017"/>
        </table:table-row>
        <table:table-row table:style-name="ro9">
          <table:table-cell office:value-type="string">
            <text:p>B54590492</text:p>
          </table:table-cell>
          <table:table-cell office:value-type="string">
            <text:p>Electricidad J.J. Ivorra, S.L.</text:p>
          </table:table-cell>
          <table:table-cell office:value-type="string">
            <text:p>M TT 40-19</text:p>
          </table:table-cell>
          <table:table-cell office:value-type="string">
            <text:p>Diciembre 2019. Mantenimiento líneas telefónicas municipales.</text:p>
          </table:table-cell>
          <table:table-cell office:value-type="string">
            <text:p>25-NOV-2019</text:p>
          </table:table-cell>
          <table:table-cell office:value-type="string">
            <text:p>394,84 €</text:p>
          </table:table-cell>
          <table:table-cell office:value-type="string">
            <text:p>477,76 €</text:p>
          </table:table-cell>
          <table:table-cell table:number-columns-repeated="1017"/>
        </table:table-row>
        <table:table-row table:style-name="ro7">
          <table:table-cell table:style-name="ce5" office:value-type="string">
            <text:p>B54590492</text:p>
          </table:table-cell>
          <table:table-cell table:style-name="ce5" office:value-type="string">
            <text:p>Electricidad J.J. Ivorra, S.L.</text:p>
          </table:table-cell>
          <table:table-cell table:style-name="ce5" office:value-type="string">
            <text:p>M IF 290/19</text:p>
          </table:table-cell>
          <table:table-cell table:style-name="ce5" office:value-type="string">
            <text:p>Servicio de mantenimiento y reparación eléctrica en los siguientes colegios públicos: C.P. Santo Domingo, C.P. Lo Morant, C.P. Gabriel Miró, C.P. Rafael Altamira, C.P. Azorín, C.P. Nou d¿Octubre y C.P. Paulo Freire</text:p>
          </table:table-cell>
          <table:table-cell table:style-name="ce10" office:value-type="string">
            <text:p>31-DIC-2019</text:p>
          </table:table-cell>
          <table:table-cell table:style-name="ce10" office:value-type="string">
            <text:p>683,9 €</text:p>
          </table:table-cell>
          <table:table-cell table:style-name="ce10" office:value-type="string">
            <text:p>827,52 €</text:p>
          </table:table-cell>
          <table:table-cell table:number-columns-repeated="1017"/>
        </table:table-row>
        <table:table-row table:style-name="ro4">
          <table:table-cell office:value-type="string">
            <text:p>B53513438</text:p>
          </table:table-cell>
          <table:table-cell office:value-type="string">
            <text:p>ELECTRICIDAD VISA, S.L.</text:p>
          </table:table-cell>
          <table:table-cell office:value-type="string">
            <text:p>M IF 326/19</text:p>
          </table:table-cell>
          <table:table-cell office:value-type="string">
            <text:p>Servicio de instalación y legalización de alumbrado público de partidas rurales, en C/ Mostaza en Partida Orgegia</text:p>
          </table:table-cell>
          <table:table-cell office:value-type="string">
            <text:p>31-DIC-2019</text:p>
          </table:table-cell>
          <table:table-cell office:value-type="string">
            <text:p>13.797,89 €</text:p>
          </table:table-cell>
          <table:table-cell office:value-type="string">
            <text:p>16.695,45 €</text:p>
          </table:table-cell>
          <table:table-cell table:number-columns-repeated="1017"/>
        </table:table-row>
        <table:table-row table:style-name="ro5">
          <table:table-cell table:style-name="ce5" office:value-type="string">
            <text:p>B53753190</text:p>
          </table:table-cell>
          <table:table-cell table:style-name="ce5" office:value-type="string">
            <text:p>ELECTRO FINCAS, S.L.U.</text:p>
          </table:table-cell>
          <table:table-cell table:style-name="ce5" office:value-type="string">
            <text:p>M IF 248/19</text:p>
          </table:table-cell>
          <table:table-cell table:style-name="ce5" office:value-type="string">
            <text:p>Suministro de material eléctrico para mantenimiento y conservación del Centro Social Isla de Cuba: tubos fluor, cebadores y otros.</text:p>
          </table:table-cell>
          <table:table-cell table:style-name="ce10" office:value-type="string">
            <text:p>31-DIC-2019</text:p>
          </table:table-cell>
          <table:table-cell table:style-name="ce10" office:value-type="string">
            <text:p>453,48 €</text:p>
          </table:table-cell>
          <table:table-cell table:style-name="ce10" office:value-type="string">
            <text:p>548,71 €</text:p>
          </table:table-cell>
          <table:table-cell table:number-columns-repeated="1017"/>
        </table:table-row>
        <table:table-row table:style-name="ro5">
          <table:table-cell office:value-type="string">
            <text:p>B53753190</text:p>
          </table:table-cell>
          <table:table-cell office:value-type="string">
            <text:p>ELECTRO FINCAS, S.L.U.</text:p>
          </table:table-cell>
          <table:table-cell office:value-type="string">
            <text:p>M IF 270/19</text:p>
          </table:table-cell>
          <table:table-cell office:value-type="string">
            <text:p>Suministro de material eléctrico para mantenimiento y conservación del Centro Social Isla de Cuba: tubos fluorescentes, cebadores y otros.<text:tab/></text:p>
          </table:table-cell>
          <table:table-cell office:value-type="string">
            <text:p>31-DIC-2019</text:p>
          </table:table-cell>
          <table:table-cell office:value-type="string">
            <text:p>453,48 €</text:p>
          </table:table-cell>
          <table:table-cell office:value-type="string">
            <text:p>548,71 €</text:p>
          </table:table-cell>
          <table:table-cell table:number-columns-repeated="1017"/>
        </table:table-row>
        <table:table-row table:style-name="ro4">
          <table:table-cell table:style-name="ce5" office:value-type="string">
            <text:p>B03738218</text:p>
          </table:table-cell>
          <table:table-cell table:style-name="ce5" office:value-type="string">
            <text:p>ELECTRO-AGUA, S.L.</text:p>
          </table:table-cell>
          <table:table-cell table:style-name="ce5" office:value-type="string">
            <text:p>M IF 292/19</text:p>
          </table:table-cell>
          <table:table-cell table:style-name="ce5" office:value-type="string">
            <text:p>Reparación y sustitución de bomba de impulsión y achique de aguas pluviales en retén de la Policía Local de Benisaudet</text:p>
          </table:table-cell>
          <table:table-cell table:style-name="ce10" office:value-type="string">
            <text:p>31-DIC-2019</text:p>
          </table:table-cell>
          <table:table-cell table:style-name="ce10" office:value-type="string">
            <text:p>520 €</text:p>
          </table:table-cell>
          <table:table-cell table:style-name="ce10" office:value-type="string">
            <text:p>629,2 €</text:p>
          </table:table-cell>
          <table:table-cell table:number-columns-repeated="1017"/>
        </table:table-row>
        <table:table-row table:style-name="ro9">
          <table:table-cell office:value-type="string">
            <text:p>B03738218</text:p>
          </table:table-cell>
          <table:table-cell office:value-type="string">
            <text:p>ELECTRO-AGUA, S.L.</text:p>
          </table:table-cell>
          <table:table-cell office:value-type="string">
            <text:p>M IF 141/19</text:p>
          </table:table-cell>
          <table:table-cell office:value-type="string">
            <text:p>Suministro de bomba para la piscina de Monte Tossal<text:tab/></text:p>
          </table:table-cell>
          <table:table-cell office:value-type="string">
            <text:p>05-NOV-2019</text:p>
          </table:table-cell>
          <table:table-cell office:value-type="string">
            <text:p>2.972 €</text:p>
          </table:table-cell>
          <table:table-cell office:value-type="string">
            <text:p>3.596,12 €</text:p>
          </table:table-cell>
          <table:table-cell table:number-columns-repeated="1017"/>
        </table:table-row>
        <table:table-row table:style-name="ro5">
          <table:table-cell table:style-name="ce5" office:value-type="string">
            <text:p>B03738218</text:p>
          </table:table-cell>
          <table:table-cell table:style-name="ce5" office:value-type="string">
            <text:p>ELECTRO-AGUA, S.L.</text:p>
          </table:table-cell>
          <table:table-cell table:style-name="ce5" office:value-type="string">
            <text:p>M IF 226/19</text:p>
          </table:table-cell>
          <table:table-cell table:style-name="ce5" office:value-type="string">
            <text:p>Reparación de grupo de bombas de presión de suministro de agua potable en CEIP Almadraba: sustitución relés y contadores, recableado y puesta en marcha.</text:p>
          </table:table-cell>
          <table:table-cell table:style-name="ce10" office:value-type="string">
            <text:p>30-DIC-2019</text:p>
          </table:table-cell>
          <table:table-cell table:style-name="ce10" office:value-type="string">
            <text:p>605,48 €</text:p>
          </table:table-cell>
          <table:table-cell table:style-name="ce10" office:value-type="string">
            <text:p>732,63 €</text:p>
          </table:table-cell>
          <table:table-cell table:number-columns-repeated="1017"/>
        </table:table-row>
        <table:table-row table:style-name="ro4">
          <table:table-cell office:value-type="string">
            <text:p>B03738218</text:p>
          </table:table-cell>
          <table:table-cell office:value-type="string">
            <text:p>ELECTRO-AGUA, S.L.</text:p>
          </table:table-cell>
          <table:table-cell office:value-type="string">
            <text:p>M IF 161/19</text:p>
          </table:table-cell>
          <table:table-cell office:value-type="string">
            <text:p>Revisión, sustitución y acople de bomba de achique de pluviales en la planta sótano del C.E.I.P. Benalúa</text:p>
          </table:table-cell>
          <table:table-cell office:value-type="string">
            <text:p>09-DIC-2019</text:p>
          </table:table-cell>
          <table:table-cell office:value-type="string">
            <text:p>535 €</text:p>
          </table:table-cell>
          <table:table-cell office:value-type="string">
            <text:p>647,35 €</text:p>
          </table:table-cell>
          <table:table-cell table:number-columns-repeated="1017"/>
        </table:table-row>
        <table:table-row table:style-name="ro4">
          <table:table-cell table:style-name="ce5" office:value-type="string">
            <text:p>B03738218</text:p>
          </table:table-cell>
          <table:table-cell table:style-name="ce5" office:value-type="string">
            <text:p>ELECTRO-AGUA, S.L.</text:p>
          </table:table-cell>
          <table:table-cell table:style-name="ce5" office:value-type="string">
            <text:p>M IF 60/19</text:p>
          </table:table-cell>
          <table:table-cell table:style-name="ce5" office:value-type="string">
            <text:p>Servicio de reparación, revisión, sustitución y acople de grupo de presión de agua potable en el C.E.I.P. Costablanca<text:tab/></text:p>
          </table:table-cell>
          <table:table-cell table:style-name="ce10" office:value-type="string">
            <text:p>11-OCT-2019</text:p>
          </table:table-cell>
          <table:table-cell table:style-name="ce10" office:value-type="string">
            <text:p>930 €</text:p>
          </table:table-cell>
          <table:table-cell table:style-name="ce10" office:value-type="string">
            <text:p>1.125,3 €</text:p>
          </table:table-cell>
          <table:table-cell table:number-columns-repeated="1017"/>
        </table:table-row>
        <table:table-row table:style-name="ro7">
          <table:table-cell office:value-type="string">
            <text:p>B03738218</text:p>
          </table:table-cell>
          <table:table-cell office:value-type="string">
            <text:p>ELECTRO-AGUA, S.L.</text:p>
          </table:table-cell>
          <table:table-cell office:value-type="string">
            <text:p>M IF 281/19</text:p>
          </table:table-cell>
          <table:table-cell office:value-type="string">
            <text:p>SERVICIO DE MANTENIMIENTO DE GRUPOS PRESIÓN, DESCALCIFICADOR, IMPULSIÓN AGUA RESIDUAL Y FOSOS DE ASCENSORES, EN DEPENDENCIAS MUNICIPALES DURANTE 4º TRIMESTRE 2019</text:p>
          </table:table-cell>
          <table:table-cell office:value-type="string">
            <text:p>31-DIC-2019</text:p>
          </table:table-cell>
          <table:table-cell office:value-type="string">
            <text:p>733,07 €</text:p>
          </table:table-cell>
          <table:table-cell office:value-type="string">
            <text:p>887,03 €</text:p>
          </table:table-cell>
          <table:table-cell table:number-columns-repeated="1017"/>
        </table:table-row>
        <table:table-row table:style-name="ro4">
          <table:table-cell table:style-name="ce5" office:value-type="string">
            <text:p>B03738218</text:p>
          </table:table-cell>
          <table:table-cell table:style-name="ce5" office:value-type="string">
            <text:p>ELECTRO-AGUA, S.L.</text:p>
          </table:table-cell>
          <table:table-cell table:style-name="ce5" office:value-type="string">
            <text:p>M IF 154/19</text:p>
          </table:table-cell>
          <table:table-cell table:style-name="ce5" office:value-type="string">
            <text:p>Reparación de bomba ebara recirculación en la piscina de Vía Parque por fuga de agua en la sala de calderas.</text:p>
          </table:table-cell>
          <table:table-cell table:style-name="ce10" office:value-type="string">
            <text:p>21-NOV-2019</text:p>
          </table:table-cell>
          <table:table-cell table:style-name="ce10" office:value-type="string">
            <text:p>441,86 €</text:p>
          </table:table-cell>
          <table:table-cell table:style-name="ce10" office:value-type="string">
            <text:p>534,65 €</text:p>
          </table:table-cell>
          <table:table-cell table:number-columns-repeated="1017"/>
        </table:table-row>
        <table:table-row table:style-name="ro8">
          <table:table-cell office:value-type="string">
            <text:p>B03738218</text:p>
          </table:table-cell>
          <table:table-cell office:value-type="string">
            <text:p>ELECTRO-AGUA, S.L.</text:p>
          </table:table-cell>
          <table:table-cell office:value-type="string">
            <text:p>M IF 97/19</text:p>
          </table:table-cell>
          <table:table-cell office:value-type="string">
            <text:p>Servicio de mantenimiento de grupos de presión, descalcificador, grupo de fecales y fosos de ascensores en catorce depedencias municipales durante 3º trimestre 2019</text:p>
          </table:table-cell>
          <table:table-cell office:value-type="string">
            <text:p>23-OCT-2019</text:p>
          </table:table-cell>
          <table:table-cell office:value-type="string">
            <text:p>664,9 €</text:p>
          </table:table-cell>
          <table:table-cell office:value-type="string">
            <text:p>804,54 €</text:p>
          </table:table-cell>
          <table:table-cell table:number-columns-repeated="1017"/>
        </table:table-row>
        <table:table-row table:style-name="ro5">
          <table:table-cell table:style-name="ce5" office:value-type="string">
            <text:p>B54949912</text:p>
          </table:table-cell>
          <table:table-cell table:style-name="ce5" office:value-type="string">
            <text:p>ELECTROMONTAJES SALVA, S.L.</text:p>
          </table:table-cell>
          <table:table-cell table:style-name="ce5" office:value-type="string">
            <text:p>M IF 77/19</text:p>
          </table:table-cell>
          <table:table-cell table:style-name="ce5" office:value-type="string">
            <text:p>Servicio de instalación eléctrica en la Plaza de Magallanes para la celebración del evento festivo "Patrón San Francisco Javier".</text:p>
          </table:table-cell>
          <table:table-cell table:style-name="ce10" office:value-type="string">
            <text:p>17-OCT-2019</text:p>
          </table:table-cell>
          <table:table-cell table:style-name="ce10" office:value-type="string">
            <text:p>565 €</text:p>
          </table:table-cell>
          <table:table-cell table:style-name="ce10" office:value-type="string">
            <text:p>683,65 €</text:p>
          </table:table-cell>
          <table:table-cell table:number-columns-repeated="1017"/>
        </table:table-row>
        <table:table-row table:style-name="ro4">
          <table:table-cell office:value-type="string">
            <text:p>B03890522</text:p>
          </table:table-cell>
          <table:table-cell office:value-type="string">
            <text:p>ELECTRONORMALUX, S.L.</text:p>
          </table:table-cell>
          <table:table-cell office:value-type="string">
            <text:p>M IF 89/19</text:p>
          </table:table-cell>
          <table:table-cell office:value-type="string">
            <text:p>Suministro de material eléctrico para el mantenimiento del Centro Nazaret: luces de emergencia cinca</text:p>
          </table:table-cell>
          <table:table-cell office:value-type="string">
            <text:p>21-OCT-2019</text:p>
          </table:table-cell>
          <table:table-cell office:value-type="string">
            <text:p>693,6 €</text:p>
          </table:table-cell>
          <table:table-cell office:value-type="string">
            <text:p>839,25 €</text:p>
          </table:table-cell>
          <table:table-cell table:number-columns-repeated="1017"/>
        </table:table-row>
        <table:table-row table:style-name="ro5">
          <table:table-cell table:style-name="ce5" office:value-type="string">
            <text:p>B32311763</text:p>
          </table:table-cell>
          <table:table-cell table:style-name="ce5" office:value-type="string">
            <text:p>EMERGALIA, S.L.U.</text:p>
          </table:table-cell>
          <table:table-cell table:style-name="ce5" office:value-type="string">
            <text:p>M SE P 24/19</text:p>
          </table:table-cell>
          <table:table-cell table:style-name="ce5" office:value-type="string">
            <text:p>Batería cup ipad sp1/ 2 electrodos adulto-infantil ipad sp1/sp2 para el desfibrilador de la Agrupación Local de Voluntarios de Protección Civil</text:p>
          </table:table-cell>
          <table:table-cell table:style-name="ce10" office:value-type="string">
            <text:p>17-DIC-2019</text:p>
          </table:table-cell>
          <table:table-cell table:style-name="ce10" office:value-type="string">
            <text:p>313 €</text:p>
          </table:table-cell>
          <table:table-cell table:style-name="ce10" office:value-type="string">
            <text:p>378,73 €</text:p>
          </table:table-cell>
          <table:table-cell table:number-columns-repeated="1017"/>
        </table:table-row>
        <table:table-row table:style-name="ro4">
          <table:table-cell office:value-type="string">
            <text:p>B53190732</text:p>
          </table:table-cell>
          <table:table-cell office:value-type="string">
            <text:p>EnlaNet Sistemas</text:p>
          </table:table-cell>
          <table:table-cell office:value-type="string">
            <text:p>M NT 137/2019</text:p>
          </table:table-cell>
          <table:table-cell office:value-type="string">
            <text:p>Suministro de 3 portátiles del Inspiron 5593 con maletín para equipamiento <text:s/>de las Cigarreras. Cofinanciación EDUSI </text:p>
          </table:table-cell>
          <table:table-cell office:value-type="string">
            <text:p>12-DIC-2019</text:p>
          </table:table-cell>
          <table:table-cell office:value-type="string">
            <text:p>1.785 €</text:p>
          </table:table-cell>
          <table:table-cell office:value-type="string">
            <text:p>2.159,85 €</text:p>
          </table:table-cell>
          <table:table-cell table:number-columns-repeated="1017"/>
        </table:table-row>
        <table:table-row table:style-name="ro8">
          <table:table-cell table:style-name="ce5" office:value-type="string">
            <text:p>B53190732</text:p>
          </table:table-cell>
          <table:table-cell table:style-name="ce5" office:value-type="string">
            <text:p>EnlaNet Sistemas</text:p>
          </table:table-cell>
          <table:table-cell table:style-name="ce5" office:value-type="string">
            <text:p>M NT 143/2019</text:p>
          </table:table-cell>
          <table:table-cell table:style-name="ce5" office:value-type="string">
            <text:p>Suministro 8 maletines para el protátil Lenovo B71-80, 1 Chromecast 4k, 2 ratón óptico inalámbrico logitech M185 color gris, 1 carcasa disco duro 3.5 usb 3.0, 2 disco duro SSD Samsung 860 EVO de 1 TB</text:p>
          </table:table-cell>
          <table:table-cell table:style-name="ce10" office:value-type="string">
            <text:p>23-DIC-2019</text:p>
          </table:table-cell>
          <table:table-cell table:style-name="ce10" office:value-type="string">
            <text:p>481,7 €</text:p>
          </table:table-cell>
          <table:table-cell table:style-name="ce10" office:value-type="string">
            <text:p>582,85 €</text:p>
          </table:table-cell>
          <table:table-cell table:number-columns-repeated="1017"/>
        </table:table-row>
        <table:table-row table:style-name="ro9">
          <table:table-cell office:value-type="string">
            <text:p>B53190732</text:p>
          </table:table-cell>
          <table:table-cell office:value-type="string">
            <text:p>EnlaNet Sistemas</text:p>
          </table:table-cell>
          <table:table-cell office:value-type="string">
            <text:p>M NT 135/2019</text:p>
          </table:table-cell>
          <table:table-cell office:value-type="string">
            <text:p>Adquisicion impresora Brother QL800 con accesorios para Policia Local</text:p>
          </table:table-cell>
          <table:table-cell office:value-type="string">
            <text:p>12-DIC-2019</text:p>
          </table:table-cell>
          <table:table-cell office:value-type="string">
            <text:p>170,53 €</text:p>
          </table:table-cell>
          <table:table-cell office:value-type="string">
            <text:p>206,34 €</text:p>
          </table:table-cell>
          <table:table-cell table:number-columns-repeated="1017"/>
        </table:table-row>
        <table:table-row table:style-name="ro4">
          <table:table-cell table:style-name="ce5" office:value-type="string">
            <text:p>44763941F</text:p>
          </table:table-cell>
          <table:table-cell table:style-name="ce5" office:value-type="string">
            <text:p>Enrique Montoya Navarro</text:p>
          </table:table-cell>
          <table:table-cell table:style-name="ce5" office:value-type="string">
            <text:p>M CO 17/19</text:p>
          </table:table-cell>
          <table:table-cell table:style-name="ce5" office:value-type="string">
            <text:p>Dos actuaciones en Botigues al Carrer el 5 de octubre para dinamizar el comercio tradicional de Alicante en C/ San Francisco</text:p>
          </table:table-cell>
          <table:table-cell table:style-name="ce10" office:value-type="string">
            <text:p>05-OCT-2019</text:p>
          </table:table-cell>
          <table:table-cell table:style-name="ce10" office:value-type="string">
            <text:p>500 €</text:p>
          </table:table-cell>
          <table:table-cell table:style-name="ce10" office:value-type="string">
            <text:p>550 €</text:p>
          </table:table-cell>
          <table:table-cell table:number-columns-repeated="1017"/>
        </table:table-row>
        <table:table-row table:style-name="ro4">
          <table:table-cell office:value-type="string">
            <text:p>52777716F</text:p>
          </table:table-cell>
          <table:table-cell office:value-type="string">
            <text:p>ENRIQUE RAFAEL VIZUETE ALBALADEJO</text:p>
          </table:table-cell>
          <table:table-cell office:value-type="string">
            <text:p>M IF 297/19</text:p>
          </table:table-cell>
          <table:table-cell office:value-type="string">
            <text:p>Servicio de redacción de proyecto básico y de ejecución "Recrecido de muro y vallado exterior en el CEIP San Fernando"</text:p>
          </table:table-cell>
          <table:table-cell office:value-type="string">
            <text:p>31-DIC-2019</text:p>
          </table:table-cell>
          <table:table-cell office:value-type="string">
            <text:p>920 €</text:p>
          </table:table-cell>
          <table:table-cell office:value-type="string">
            <text:p>1.113,2 €</text:p>
          </table:table-cell>
          <table:table-cell table:number-columns-repeated="1017"/>
        </table:table-row>
        <table:table-row table:style-name="ro9">
          <table:table-cell table:style-name="ce5" office:value-type="string">
            <text:p>B54179114</text:p>
          </table:table-cell>
          <table:table-cell table:style-name="ce5" office:value-type="string">
            <text:p>Ergomedia, SL</text:p>
          </table:table-cell>
          <table:table-cell table:style-name="ce5" office:value-type="string">
            <text:p>M NT 106/2019</text:p>
          </table:table-cell>
          <table:table-cell table:style-name="ce5" office:value-type="string">
            <text:p>Suministro de 40 und cartucho LTO 6 Quantum Etiquetado robot</text:p>
          </table:table-cell>
          <table:table-cell table:style-name="ce10" office:value-type="string">
            <text:p>14-NOV-2019</text:p>
          </table:table-cell>
          <table:table-cell table:style-name="ce10" office:value-type="string">
            <text:p>812 €</text:p>
          </table:table-cell>
          <table:table-cell table:style-name="ce10" office:value-type="string">
            <text:p>982,52 €</text:p>
          </table:table-cell>
          <table:table-cell table:number-columns-repeated="1017"/>
        </table:table-row>
        <table:table-row table:style-name="ro9">
          <table:table-cell office:value-type="string">
            <text:p>B04872305</text:p>
          </table:table-cell>
          <table:table-cell office:value-type="string">
            <text:p>Escenario Pedagógico</text:p>
          </table:table-cell>
          <table:table-cell office:value-type="string">
            <text:p>M CU 2019/409-00</text:p>
          </table:table-cell>
          <table:table-cell office:value-type="string">
            <text:p>Actuación musical en el parque El tossal dentro del programa "Otoño en Parques"</text:p>
          </table:table-cell>
          <table:table-cell office:value-type="string">
            <text:p>15-OCT-2019</text:p>
          </table:table-cell>
          <table:table-cell office:value-type="string">
            <text:p>1.900 €</text:p>
          </table:table-cell>
          <table:table-cell office:value-type="string">
            <text:p>3.800 €</text:p>
          </table:table-cell>
          <table:table-cell table:number-columns-repeated="1017"/>
        </table:table-row>
        <table:table-row table:style-name="ro4">
          <table:table-cell table:style-name="ce5" office:value-type="string">
            <text:p>B03891983</text:p>
          </table:table-cell>
          <table:table-cell table:style-name="ce5" office:value-type="string">
            <text:p>ESCLAPES E HIJOS, S.L.</text:p>
          </table:table-cell>
          <table:table-cell table:style-name="ce5" office:value-type="string">
            <text:p>M IF 108/19</text:p>
          </table:table-cell>
          <table:table-cell table:style-name="ce5" office:value-type="string">
            <text:p>Servicio de reparación de mantenimiento ordinario de albañilería, cerrajería y fontanería en la Plaza de Toros.</text:p>
          </table:table-cell>
          <table:table-cell table:style-name="ce10" office:value-type="string">
            <text:p>25-OCT-2019</text:p>
          </table:table-cell>
          <table:table-cell table:style-name="ce10" office:value-type="string">
            <text:p>488,25 €</text:p>
          </table:table-cell>
          <table:table-cell table:style-name="ce10" office:value-type="string">
            <text:p>590,78 €</text:p>
          </table:table-cell>
          <table:table-cell table:number-columns-repeated="1017"/>
        </table:table-row>
        <table:table-row table:style-name="ro8">
          <table:table-cell office:value-type="string">
            <text:p>B03891983</text:p>
          </table:table-cell>
          <table:table-cell office:value-type="string">
            <text:p>ESCLAPES E HIJOS, S.L.</text:p>
          </table:table-cell>
          <table:table-cell office:value-type="string">
            <text:p>M IF 133/19</text:p>
          </table:table-cell>
          <table:table-cell office:value-type="string">
            <text:p>Servicio de reparación de mantenimiento ordinario de albañilería y fontanería en el edificio de servicios del Parque El Tossal: reparación fuga de agua, colocación arquetas y otros.</text:p>
          </table:table-cell>
          <table:table-cell office:value-type="string">
            <text:p>31-OCT-2019</text:p>
          </table:table-cell>
          <table:table-cell office:value-type="string">
            <text:p>804,75 €</text:p>
          </table:table-cell>
          <table:table-cell office:value-type="string">
            <text:p>973,75 €</text:p>
          </table:table-cell>
          <table:table-cell table:number-columns-repeated="1017"/>
        </table:table-row>
        <table:table-row table:style-name="ro8">
          <table:table-cell table:style-name="ce5" office:value-type="string">
            <text:p>B03891983</text:p>
          </table:table-cell>
          <table:table-cell table:style-name="ce5" office:value-type="string">
            <text:p>ESCLAPES E HIJOS, S.L.</text:p>
          </table:table-cell>
          <table:table-cell table:style-name="ce5" office:value-type="string">
            <text:p>M IF 132/19</text:p>
          </table:table-cell>
          <table:table-cell table:style-name="ce5" office:value-type="string">
            <text:p>Servicio de reparación de mantenimiento ordinario de albañilería y fontanería en el Centro Cultural Las Cigarreras: reparación techo, sustitución latiguillo aseo, goteras y otros.</text:p>
          </table:table-cell>
          <table:table-cell table:style-name="ce10" office:value-type="string">
            <text:p>31-OCT-2019</text:p>
          </table:table-cell>
          <table:table-cell table:style-name="ce10" office:value-type="string">
            <text:p>1.100,15 €</text:p>
          </table:table-cell>
          <table:table-cell table:style-name="ce10" office:value-type="string">
            <text:p>1.331,18 €</text:p>
          </table:table-cell>
          <table:table-cell table:number-columns-repeated="1017"/>
        </table:table-row>
        <table:table-row table:style-name="ro5">
          <table:table-cell office:value-type="string">
            <text:p>B03891983</text:p>
          </table:table-cell>
          <table:table-cell office:value-type="string">
            <text:p>ESCLAPES E HIJOS, S.L.</text:p>
          </table:table-cell>
          <table:table-cell office:value-type="string">
            <text:p>M IF 107/19</text:p>
          </table:table-cell>
          <table:table-cell office:value-type="string">
            <text:p>Servicio de reparación de mantenimiento ordinario de albañileria en las piscinas municipales de Babel: limpieza de juntas y colado en paredes y suelo.</text:p>
          </table:table-cell>
          <table:table-cell office:value-type="string">
            <text:p>25-OCT-2019</text:p>
          </table:table-cell>
          <table:table-cell office:value-type="string">
            <text:p>482,1 €</text:p>
          </table:table-cell>
          <table:table-cell office:value-type="string">
            <text:p>583,34 €</text:p>
          </table:table-cell>
          <table:table-cell table:number-columns-repeated="1017"/>
        </table:table-row>
        <table:table-row table:style-name="ro8">
          <table:table-cell table:style-name="ce5" office:value-type="string">
            <text:p>B03891983</text:p>
          </table:table-cell>
          <table:table-cell table:style-name="ce5" office:value-type="string">
            <text:p>ESCLAPES E HIJOS, S.L.</text:p>
          </table:table-cell>
          <table:table-cell table:style-name="ce5" office:value-type="string">
            <text:p>M IF 168/19</text:p>
          </table:table-cell>
          <table:table-cell table:style-name="ce5" office:value-type="string">
            <text:p>Reparaciones de mantenimiento ordinario de albañilería y fontanería en dependencias municipales ubicadas en Edificio Cervantes: reparar varias filtraciones de agua en 2ª planta</text:p>
          </table:table-cell>
          <table:table-cell table:style-name="ce10" office:value-type="string">
            <text:p>10-DIC-2019</text:p>
          </table:table-cell>
          <table:table-cell table:style-name="ce10" office:value-type="string">
            <text:p>480,35 €</text:p>
          </table:table-cell>
          <table:table-cell table:style-name="ce10" office:value-type="string">
            <text:p>581,22 €</text:p>
          </table:table-cell>
          <table:table-cell table:number-columns-repeated="1017"/>
        </table:table-row>
        <table:table-row table:style-name="ro5">
          <table:table-cell office:value-type="string">
            <text:p>B03891983</text:p>
          </table:table-cell>
          <table:table-cell office:value-type="string">
            <text:p>ESCLAPES E HIJOS, S.L.</text:p>
          </table:table-cell>
          <table:table-cell office:value-type="string">
            <text:p>M IF 158/19</text:p>
          </table:table-cell>
          <table:table-cell office:value-type="string">
            <text:p>Reparaciones de mantenimiento ordinario de albañilería y fontanería <text:s/>en las dependencias muncipales Edificio Puerta Ferrisa</text:p>
          </table:table-cell>
          <table:table-cell office:value-type="string">
            <text:p>28-NOV-2019</text:p>
          </table:table-cell>
          <table:table-cell office:value-type="string">
            <text:p>527,7 €</text:p>
          </table:table-cell>
          <table:table-cell office:value-type="string">
            <text:p>638,52 €</text:p>
          </table:table-cell>
          <table:table-cell table:number-columns-repeated="1017"/>
        </table:table-row>
        <table:table-row table:style-name="ro5">
          <table:table-cell table:style-name="ce5" office:value-type="string">
            <text:p>B03891983</text:p>
          </table:table-cell>
          <table:table-cell table:style-name="ce5" office:value-type="string">
            <text:p>ESCLAPES E HIJOS, S.L.</text:p>
          </table:table-cell>
          <table:table-cell table:style-name="ce5" office:value-type="string">
            <text:p>M IF 136/19</text:p>
          </table:table-cell>
          <table:table-cell table:style-name="ce5" office:value-type="string">
            <text:p>Reparaciones de mantenimiento ordinario de fontanería y albañilería en el Centro de Acogida Nazaret: reparar y sustituir descarga cisternas, reparar grifo y otros.</text:p>
          </table:table-cell>
          <table:table-cell table:style-name="ce10" office:value-type="string">
            <text:p>04-NOV-2019</text:p>
          </table:table-cell>
          <table:table-cell table:style-name="ce10" office:value-type="string">
            <text:p>526,55 €</text:p>
          </table:table-cell>
          <table:table-cell table:style-name="ce10" office:value-type="string">
            <text:p>637,13 €</text:p>
          </table:table-cell>
          <table:table-cell table:number-columns-repeated="1017"/>
        </table:table-row>
        <table:table-row table:style-name="ro8">
          <table:table-cell office:value-type="string">
            <text:p>B03891983</text:p>
          </table:table-cell>
          <table:table-cell office:value-type="string">
            <text:p>ESCLAPES E HIJOS, S.L.</text:p>
          </table:table-cell>
          <table:table-cell office:value-type="string">
            <text:p>M IF 35/19</text:p>
          </table:table-cell>
          <table:table-cell office:value-type="string">
            <text:p>Reforma para dotar de una escalera metálica de evacuación a la planta primera del CEIP Emilio Varela, financiado por el programa EDIFICANT de Generalitat Valenciana</text:p>
          </table:table-cell>
          <table:table-cell office:value-type="string">
            <text:p>05-NOV-2019</text:p>
          </table:table-cell>
          <table:table-cell office:value-type="string">
            <text:p>28.635,05 €</text:p>
          </table:table-cell>
          <table:table-cell office:value-type="string">
            <text:p>34.648,41 €</text:p>
          </table:table-cell>
          <table:table-cell table:number-columns-repeated="1017"/>
        </table:table-row>
        <table:table-row table:style-name="ro5">
          <table:table-cell table:style-name="ce5" office:value-type="string">
            <text:p>B03891983</text:p>
          </table:table-cell>
          <table:table-cell table:style-name="ce5" office:value-type="string">
            <text:p>ESCLAPES E HIJOS, S.L.</text:p>
          </table:table-cell>
          <table:table-cell table:style-name="ce5" office:value-type="string">
            <text:p>M IF 130/19</text:p>
          </table:table-cell>
          <table:table-cell table:style-name="ce5" office:value-type="string">
            <text:p>Servicio de reparación de mantenimiento ordinario de albañilería y fontanería en la Sala de Exposiciones La Lonja: reparar desagüe aseo, goteras y otros.</text:p>
          </table:table-cell>
          <table:table-cell table:style-name="ce10" office:value-type="string">
            <text:p>31-OCT-2019</text:p>
          </table:table-cell>
          <table:table-cell table:style-name="ce10" office:value-type="string">
            <text:p>1.037,73 €</text:p>
          </table:table-cell>
          <table:table-cell table:style-name="ce10" office:value-type="string">
            <text:p>1.255,65 €</text:p>
          </table:table-cell>
          <table:table-cell table:number-columns-repeated="1017"/>
        </table:table-row>
        <table:table-row table:style-name="ro5">
          <table:table-cell office:value-type="string">
            <text:p>B03891983</text:p>
          </table:table-cell>
          <table:table-cell office:value-type="string">
            <text:p>ESCLAPES E HIJOS, S.L.</text:p>
          </table:table-cell>
          <table:table-cell office:value-type="string">
            <text:p>M IF 47/19</text:p>
          </table:table-cell>
          <table:table-cell office:value-type="string">
            <text:p>Servicio de reparaciones de mantenimiento ordinario de albañileria y fontaneria en aseos y entrada del Centro de Acogida Nazaret.</text:p>
          </table:table-cell>
          <table:table-cell office:value-type="string">
            <text:p>04-OCT-2019</text:p>
          </table:table-cell>
          <table:table-cell office:value-type="string">
            <text:p>1.313,87 €</text:p>
          </table:table-cell>
          <table:table-cell office:value-type="string">
            <text:p>1.589,78 €</text:p>
          </table:table-cell>
          <table:table-cell table:number-columns-repeated="1017"/>
        </table:table-row>
        <table:table-row table:style-name="ro5">
          <table:table-cell table:style-name="ce5" office:value-type="string">
            <text:p>B03891983</text:p>
          </table:table-cell>
          <table:table-cell table:style-name="ce5" office:value-type="string">
            <text:p>ESCLAPES E HIJOS, S.L.</text:p>
          </table:table-cell>
          <table:table-cell table:style-name="ce5" office:value-type="string">
            <text:p>M IF 173/19</text:p>
          </table:table-cell>
          <table:table-cell table:style-name="ce5" office:value-type="string">
            <text:p>Reparaciones de mantenimiento ordinario de albañilería en el Mercado Central: colocación de barandilla, reposición de baldosas en suelo y otros.</text:p>
          </table:table-cell>
          <table:table-cell table:style-name="ce10" office:value-type="string">
            <text:p>11-DIC-2019</text:p>
          </table:table-cell>
          <table:table-cell table:style-name="ce10" office:value-type="string">
            <text:p>1.285,38 €</text:p>
          </table:table-cell>
          <table:table-cell table:style-name="ce10" office:value-type="string">
            <text:p>1.555,31 €</text:p>
          </table:table-cell>
          <table:table-cell table:number-columns-repeated="1017"/>
        </table:table-row>
        <table:table-row table:style-name="ro5">
          <table:table-cell office:value-type="string">
            <text:p>B03891983</text:p>
          </table:table-cell>
          <table:table-cell office:value-type="string">
            <text:p>ESCLAPES E HIJOS, S.L.</text:p>
          </table:table-cell>
          <table:table-cell office:value-type="string">
            <text:p>M IF 131/19</text:p>
          </table:table-cell>
          <table:table-cell office:value-type="string">
            <text:p>Servicio de reparación de mantenimiento ordinario de albañilería y fontanería en el Mercado de Babel: sustitución cisterna y reparación de goteras</text:p>
          </table:table-cell>
          <table:table-cell office:value-type="string">
            <text:p>31-OCT-2019</text:p>
          </table:table-cell>
          <table:table-cell office:value-type="string">
            <text:p>491,35 €</text:p>
          </table:table-cell>
          <table:table-cell office:value-type="string">
            <text:p>594,53 €</text:p>
          </table:table-cell>
          <table:table-cell table:number-columns-repeated="1017"/>
        </table:table-row>
        <table:table-row table:style-name="ro8">
          <table:table-cell table:style-name="ce5" office:value-type="string">
            <text:p>B03891983</text:p>
          </table:table-cell>
          <table:table-cell table:style-name="ce5" office:value-type="string">
            <text:p>ESCLAPES E HIJOS, S.L.</text:p>
          </table:table-cell>
          <table:table-cell table:style-name="ce5" office:value-type="string">
            <text:p>M IF 156/19</text:p>
          </table:table-cell>
          <table:table-cell table:style-name="ce5" office:value-type="string">
            <text:p>Reparaciones de mantenimiento ordinario de albañilería y fontanería en el Centro de Acogida Nazaret: cambio boya en depósito agua potable, reparación varias puertas y otros.</text:p>
          </table:table-cell>
          <table:table-cell table:style-name="ce10" office:value-type="string">
            <text:p>27-NOV-2019</text:p>
          </table:table-cell>
          <table:table-cell table:style-name="ce10" office:value-type="string">
            <text:p>522,9 €</text:p>
          </table:table-cell>
          <table:table-cell table:style-name="ce10" office:value-type="string">
            <text:p>632,71 €</text:p>
          </table:table-cell>
          <table:table-cell table:number-columns-repeated="1017"/>
        </table:table-row>
        <table:table-row table:style-name="ro8">
          <table:table-cell office:value-type="string">
            <text:p>B03891983</text:p>
          </table:table-cell>
          <table:table-cell office:value-type="string">
            <text:p>ESCLAPES E HIJOS, S.L.</text:p>
          </table:table-cell>
          <table:table-cell office:value-type="string">
            <text:p>M IF 305/19</text:p>
          </table:table-cell>
          <table:table-cell office:value-type="string">
            <text:p>Reparaciones de mantenimiento ordinario de albañílería en el Centro Comunitario Plaza del Carmen: localizar goteras con apertura de catas en suelo de aseo, alicantado de azulejos y otros.</text:p>
          </table:table-cell>
          <table:table-cell office:value-type="string">
            <text:p>31-DIC-2019</text:p>
          </table:table-cell>
          <table:table-cell office:value-type="string">
            <text:p>729,8 €</text:p>
          </table:table-cell>
          <table:table-cell office:value-type="string">
            <text:p>883,06 €</text:p>
          </table:table-cell>
          <table:table-cell table:number-columns-repeated="1017"/>
        </table:table-row>
        <table:table-row table:style-name="ro5">
          <table:table-cell table:style-name="ce5" office:value-type="string">
            <text:p>B03891983</text:p>
          </table:table-cell>
          <table:table-cell table:style-name="ce5" office:value-type="string">
            <text:p>ESCLAPES E HIJOS, S.L.</text:p>
          </table:table-cell>
          <table:table-cell table:style-name="ce5" office:value-type="string">
            <text:p>M IF 300/19</text:p>
          </table:table-cell>
          <table:table-cell table:style-name="ce5" office:value-type="string">
            <text:p>Reparaciones de mantenimiento ordinario de albañilería y fontanería en pisos del Ayuntamiento en San Gabriel: tensado de red, demolición techo de escayola y otros.</text:p>
          </table:table-cell>
          <table:table-cell table:style-name="ce10" office:value-type="string">
            <text:p>31-DIC-2019</text:p>
          </table:table-cell>
          <table:table-cell table:style-name="ce10" office:value-type="string">
            <text:p>1.243,15 €</text:p>
          </table:table-cell>
          <table:table-cell table:style-name="ce10" office:value-type="string">
            <text:p>1.504,21 €</text:p>
          </table:table-cell>
          <table:table-cell table:number-columns-repeated="1017"/>
        </table:table-row>
        <table:table-row table:style-name="ro5">
          <table:table-cell office:value-type="string">
            <text:p>B03891983</text:p>
          </table:table-cell>
          <table:table-cell office:value-type="string">
            <text:p>ESCLAPES E HIJOS, S.L.</text:p>
          </table:table-cell>
          <table:table-cell office:value-type="string">
            <text:p>M IF 157/19</text:p>
          </table:table-cell>
          <table:table-cell office:value-type="string">
            <text:p>Reparaciones de mantenimiento ordinario de albañilería y fontanería en Centro Social Gastón Castelló: reparación suelo y recolocación arqueta, anular termo y otros.</text:p>
          </table:table-cell>
          <table:table-cell office:value-type="string">
            <text:p>28-NOV-2019</text:p>
          </table:table-cell>
          <table:table-cell office:value-type="string">
            <text:p>648,05 €</text:p>
          </table:table-cell>
          <table:table-cell office:value-type="string">
            <text:p>784,14 €</text:p>
          </table:table-cell>
          <table:table-cell table:number-columns-repeated="1017"/>
        </table:table-row>
        <table:table-row table:style-name="ro5">
          <table:table-cell table:style-name="ce5" office:value-type="string">
            <text:p>B03891983</text:p>
          </table:table-cell>
          <table:table-cell table:style-name="ce5" office:value-type="string">
            <text:p>ESCLAPES E HIJOS, S.L.</text:p>
          </table:table-cell>
          <table:table-cell table:style-name="ce5" office:value-type="string">
            <text:p>M IF 49/19</text:p>
          </table:table-cell>
          <table:table-cell table:style-name="ce5" office:value-type="string">
            <text:p>Servicio de reparación de mantenimiento ordinario de albañilería y fontanería en el Mercado Central: reparación de goteras en puestos, fuga de agua y otros.<text:tab/></text:p>
          </table:table-cell>
          <table:table-cell table:style-name="ce10" office:value-type="string">
            <text:p>07-OCT-2019</text:p>
          </table:table-cell>
          <table:table-cell table:style-name="ce10" office:value-type="string">
            <text:p>1.305,45 €</text:p>
          </table:table-cell>
          <table:table-cell table:style-name="ce10" office:value-type="string">
            <text:p>1.579,59 €</text:p>
          </table:table-cell>
          <table:table-cell table:number-columns-repeated="1017"/>
        </table:table-row>
        <table:table-row table:style-name="ro4">
          <table:table-cell office:value-type="string">
            <text:p>B03891983</text:p>
          </table:table-cell>
          <table:table-cell office:value-type="string">
            <text:p>ESCLAPES E HIJOS, S.L.</text:p>
          </table:table-cell>
          <table:table-cell office:value-type="string">
            <text:p>M IF 182/19</text:p>
          </table:table-cell>
          <table:table-cell office:value-type="string">
            <text:p>Prestación de servicio de urgencia con retroexcavador requerido por SPEIS por incendio en zona de Rebolledo-Alcoraya</text:p>
          </table:table-cell>
          <table:table-cell office:value-type="string">
            <text:p>11-DIC-2019</text:p>
          </table:table-cell>
          <table:table-cell office:value-type="string">
            <text:p>1.100 €</text:p>
          </table:table-cell>
          <table:table-cell office:value-type="string">
            <text:p>1.331 €</text:p>
          </table:table-cell>
          <table:table-cell table:number-columns-repeated="1017"/>
        </table:table-row>
        <table:table-row table:style-name="ro5">
          <table:table-cell table:style-name="ce5" office:value-type="string">
            <text:p>G53473567</text:p>
          </table:table-cell>
          <table:table-cell table:style-name="ce5" office:value-type="string">
            <text:p>Escuela Tradicional d'Alacant</text:p>
          </table:table-cell>
          <table:table-cell table:style-name="ce5" office:value-type="string">
            <text:p>M CU 2019/412-05</text:p>
          </table:table-cell>
          <table:table-cell table:style-name="ce5" office:value-type="string">
            <text:p>Pasacalles con música y Danzas. Programa "Panorama Las Cigarreras Edusi". Programa Internacional de títeres "Festitíteres 2019"</text:p>
          </table:table-cell>
          <table:table-cell table:style-name="ce10" office:value-type="string">
            <text:p>02-DIC-2019</text:p>
          </table:table-cell>
          <table:table-cell table:number-columns-repeated="2" table:style-name="ce10" office:value-type="string">
            <text:p>1.500 €</text:p>
          </table:table-cell>
          <table:table-cell table:number-columns-repeated="1017"/>
        </table:table-row>
        <table:table-row table:style-name="ro5">
          <table:table-cell office:value-type="string">
            <text:p>07476332K</text:p>
          </table:table-cell>
          <table:table-cell office:value-type="string">
            <text:p>Esther González Díaz</text:p>
          </table:table-cell>
          <table:table-cell office:value-type="string">
            <text:p>M CU 2019/412-04</text:p>
          </table:table-cell>
          <table:table-cell office:value-type="string">
            <text:p>Actuación "Ay pera, perita, pera". Programa "Panorama Las Cigarreras Edusi". Programa Internacional de Títeres "Festitíteres 2019"</text:p>
          </table:table-cell>
          <table:table-cell office:value-type="string">
            <text:p>02-DIC-2019</text:p>
          </table:table-cell>
          <table:table-cell office:value-type="string">
            <text:p>1.818,18 €</text:p>
          </table:table-cell>
          <table:table-cell office:value-type="string">
            <text:p>2.000 €</text:p>
          </table:table-cell>
          <table:table-cell table:number-columns-repeated="1017"/>
        </table:table-row>
        <table:table-row table:style-name="ro5">
          <table:table-cell table:style-name="ce5" office:value-type="string">
            <text:p>20005387X</text:p>
          </table:table-cell>
          <table:table-cell table:style-name="ce5" office:value-type="string">
            <text:p>ESTHER HERNANO MOLINER</text:p>
          </table:table-cell>
          <table:table-cell table:style-name="ce5" office:value-type="string">
            <text:p>M IF 189/19</text:p>
          </table:table-cell>
          <table:table-cell table:style-name="ce5" office:value-type="string">
            <text:p>Servicio de traslado de mobiliario, cajas de enseres y equipos informáticos desde las dependencias de Coordinación de Proyectos al edificio de la Casa de la Festa.</text:p>
          </table:table-cell>
          <table:table-cell table:style-name="ce10" office:value-type="string">
            <text:p>12-DIC-2019</text:p>
          </table:table-cell>
          <table:table-cell table:style-name="ce10" office:value-type="string">
            <text:p>545 €</text:p>
          </table:table-cell>
          <table:table-cell table:style-name="ce10" office:value-type="string">
            <text:p>659,45 €</text:p>
          </table:table-cell>
          <table:table-cell table:number-columns-repeated="1017"/>
        </table:table-row>
        <table:table-row table:style-name="ro9">
          <table:table-cell office:value-type="string">
            <text:p>B54029301</text:p>
          </table:table-cell>
          <table:table-cell office:value-type="string">
            <text:p>ESTUDIO GLO, S.L.</text:p>
          </table:table-cell>
          <table:table-cell office:value-type="string">
            <text:p>M ED 29/19</text:p>
          </table:table-cell>
          <table:table-cell office:value-type="string">
            <text:p>Tarjetas Institucionales Concejala de Educación</text:p>
          </table:table-cell>
          <table:table-cell office:value-type="string">
            <text:p>07-OCT-2019</text:p>
          </table:table-cell>
          <table:table-cell office:value-type="string">
            <text:p>48 €</text:p>
          </table:table-cell>
          <table:table-cell office:value-type="string">
            <text:p>58,08 €</text:p>
          </table:table-cell>
          <table:table-cell table:number-columns-repeated="1017"/>
        </table:table-row>
        <table:table-row table:style-name="ro9">
          <table:table-cell table:style-name="ce5" office:value-type="string">
            <text:p>B54029301</text:p>
          </table:table-cell>
          <table:table-cell table:style-name="ce5" office:value-type="string">
            <text:p>ESTUDIO GLO, S.L.</text:p>
          </table:table-cell>
          <table:table-cell table:style-name="ce5" office:value-type="string">
            <text:p>M JU 2019/24690</text:p>
          </table:table-cell>
          <table:table-cell table:style-name="ce5" office:value-type="string">
            <text:p>cuadernos xiv premio relato corto de 52 páginas + cubiertas </text:p>
          </table:table-cell>
          <table:table-cell table:style-name="ce10" office:value-type="string">
            <text:p>17-DIC-2019</text:p>
          </table:table-cell>
          <table:table-cell table:style-name="ce10" office:value-type="string">
            <text:p>822 €</text:p>
          </table:table-cell>
          <table:table-cell table:style-name="ce10" office:value-type="string">
            <text:p>994,62 €</text:p>
          </table:table-cell>
          <table:table-cell table:number-columns-repeated="1017"/>
        </table:table-row>
        <table:table-row table:style-name="ro5">
          <table:table-cell office:value-type="string">
            <text:p>B42546002</text:p>
          </table:table-cell>
          <table:table-cell office:value-type="string">
            <text:p>EUROCASA SUMINISTROS, S.L.U.</text:p>
          </table:table-cell>
          <table:table-cell office:value-type="string">
            <text:p>M IF 228/19</text:p>
          </table:table-cell>
          <table:table-cell office:value-type="string">
            <text:p>Suministro de material de fontanería para la ejecución de reparaciones de mantenimiento ordinario en varias depedencias municipales.</text:p>
          </table:table-cell>
          <table:table-cell office:value-type="string">
            <text:p>30-DIC-2019</text:p>
          </table:table-cell>
          <table:table-cell office:value-type="string">
            <text:p>493,26 €</text:p>
          </table:table-cell>
          <table:table-cell office:value-type="string">
            <text:p>596,84 €</text:p>
          </table:table-cell>
          <table:table-cell table:number-columns-repeated="1017"/>
        </table:table-row>
        <table:table-row table:style-name="ro5">
          <table:table-cell table:style-name="ce5" office:value-type="string">
            <text:p>B42546002</text:p>
          </table:table-cell>
          <table:table-cell table:style-name="ce5" office:value-type="string">
            <text:p>EUROCASA SUMINISTROS, S.L.U.</text:p>
          </table:table-cell>
          <table:table-cell table:style-name="ce5" office:value-type="string">
            <text:p>M IF 61/19</text:p>
          </table:table-cell>
          <table:table-cell table:style-name="ce5" office:value-type="string">
            <text:p>Suministro de material de fontanería para la ejecución de reparaciones de mantenimiento en varias dependencias municipales.<text:tab/></text:p>
          </table:table-cell>
          <table:table-cell table:style-name="ce10" office:value-type="string">
            <text:p>11-OCT-2019</text:p>
          </table:table-cell>
          <table:table-cell table:style-name="ce10" office:value-type="string">
            <text:p>870,71 €</text:p>
          </table:table-cell>
          <table:table-cell table:style-name="ce10" office:value-type="string">
            <text:p>1.053,56 €</text:p>
          </table:table-cell>
          <table:table-cell table:number-columns-repeated="1017"/>
        </table:table-row>
        <table:table-row table:style-name="ro10">
          <table:table-cell office:value-type="string">
            <text:p>B42546002</text:p>
          </table:table-cell>
          <table:table-cell office:value-type="string">
            <text:p>EUROCASA SUMINISTROS, S.L.U.</text:p>
          </table:table-cell>
          <table:table-cell office:value-type="string">
            <text:p>M IF 302/19</text:p>
          </table:table-cell>
          <table:table-cell office:value-type="string">
            <text:p>Suministro de material de fontanería para la ejecución de reparaciones de mantenimiento ordinario en los siguientes colegios públicos: C.P. La Alfufereta, C.P. Pedro Duque, C.P. Enric Valor, C.P. Eusebio Sempere, C.P. Santo Ángel de la Guarda, C.P. San Fernando, C.P. Padre Manjón Cervantes y C.P. Gloria Fuertes.</text:p>
          </table:table-cell>
          <table:table-cell office:value-type="string">
            <text:p>31-DIC-2019</text:p>
          </table:table-cell>
          <table:table-cell office:value-type="string">
            <text:p>462,31 €</text:p>
          </table:table-cell>
          <table:table-cell office:value-type="string">
            <text:p>559,4 €</text:p>
          </table:table-cell>
          <table:table-cell table:number-columns-repeated="1017"/>
        </table:table-row>
        <table:table-row table:style-name="ro6">
          <table:table-cell table:style-name="ce5" office:value-type="string">
            <text:p>B42546002</text:p>
          </table:table-cell>
          <table:table-cell table:style-name="ce5" office:value-type="string">
            <text:p>EUROCASA SUMINISTROS, S.L.U.</text:p>
          </table:table-cell>
          <table:table-cell table:style-name="ce5" office:value-type="string">
            <text:p>M IF 164/19</text:p>
          </table:table-cell>
          <table:table-cell table:style-name="ce5" office:value-type="string">
            <text:p>Suministro de material de fontanería para ejecución de reparaciones de mantenimiento ordinario en los siguientes colegios públicos: C.P. La Condomina, C.P. Lucentum, C.P. Mediterráneo, CP. El Faro, C.P. El Tossal, C.P. Azorin, C.P. Verdegas, C.P. Rabasa, y C.P. Lo Morant.</text:p>
          </table:table-cell>
          <table:table-cell table:style-name="ce10" office:value-type="string">
            <text:p>10-DIC-2019</text:p>
          </table:table-cell>
          <table:table-cell table:style-name="ce10" office:value-type="string">
            <text:p>426,29 €</text:p>
          </table:table-cell>
          <table:table-cell table:style-name="ce10" office:value-type="string">
            <text:p>515,81 €</text:p>
          </table:table-cell>
          <table:table-cell table:number-columns-repeated="1017"/>
        </table:table-row>
        <table:table-row table:style-name="ro10">
          <table:table-cell office:value-type="string">
            <text:p>B42546002</text:p>
          </table:table-cell>
          <table:table-cell office:value-type="string">
            <text:p>EUROCASA SUMINISTROS, S.L.U.</text:p>
          </table:table-cell>
          <table:table-cell office:value-type="string">
            <text:p>M IF 78/19</text:p>
          </table:table-cell>
          <table:table-cell office:value-type="string">
            <text:p>Suministro de material de fontanería para la ejecución de reparaciones de mantenimiento en los siguientes colegios públicos: C.P. Mediterráneo, C.P. San Fernando, C.P. El Somni, C.P. Gloria Fuertes, C.P. Emilio Varela, C.P. La Florida, C.P. Lo Morant, C.P. Eusebio Sempere, C.P. Isla Tabarca</text:p>
          </table:table-cell>
          <table:table-cell office:value-type="string">
            <text:p>17-OCT-2019</text:p>
          </table:table-cell>
          <table:table-cell office:value-type="string">
            <text:p>530,23 €</text:p>
          </table:table-cell>
          <table:table-cell office:value-type="string">
            <text:p>641,58 €</text:p>
          </table:table-cell>
          <table:table-cell table:number-columns-repeated="1017"/>
        </table:table-row>
        <table:table-row table:style-name="ro9">
          <table:table-cell table:style-name="ce5" office:value-type="string">
            <text:p>B42556142</text:p>
          </table:table-cell>
          <table:table-cell table:style-name="ce5" office:value-type="string">
            <text:p>EVO6PLAN DIRECCIÓN DE PROYECTOS, S.L.</text:p>
          </table:table-cell>
          <table:table-cell table:style-name="ce5" office:value-type="string">
            <text:p>CYP2019000045</text:p>
          </table:table-cell>
          <table:table-cell table:style-name="ce5" office:value-type="string">
            <text:p>Redacción de Proyecto de reurbanización de varias calles en el Barrio de San Gabriel</text:p>
          </table:table-cell>
          <table:table-cell table:style-name="ce10" office:value-type="string">
            <text:p>02-OCT-2019</text:p>
          </table:table-cell>
          <table:table-cell table:style-name="ce10" office:value-type="string">
            <text:p>14.600 €</text:p>
          </table:table-cell>
          <table:table-cell table:style-name="ce10" office:value-type="string">
            <text:p>17.666 €</text:p>
          </table:table-cell>
          <table:table-cell table:number-columns-repeated="1017"/>
        </table:table-row>
        <table:table-row table:style-name="ro5">
          <table:table-cell office:value-type="string">
            <text:p>B06601587</text:p>
          </table:table-cell>
          <table:table-cell office:value-type="string">
            <text:p>E4 INGENIERÍA Y CONTROL, S.L.</text:p>
          </table:table-cell>
          <table:table-cell office:value-type="string">
            <text:p>M IF 321/19</text:p>
          </table:table-cell>
          <table:table-cell office:value-type="string">
            <text:p>Servicio de instalación de interface para control remoto del alumbrado del Castillo de Santa Bárbara y la fuente de la Plaza de Luceros</text:p>
          </table:table-cell>
          <table:table-cell office:value-type="string">
            <text:p>31-DIC-2019</text:p>
          </table:table-cell>
          <table:table-cell office:value-type="string">
            <text:p>588,23 €</text:p>
          </table:table-cell>
          <table:table-cell office:value-type="string">
            <text:p>711,76 €</text:p>
          </table:table-cell>
          <table:table-cell table:number-columns-repeated="1017"/>
        </table:table-row>
        <table:table-row table:style-name="ro4">
          <table:table-cell table:style-name="ce5" office:value-type="string">
            <text:p>G46350468</text:p>
          </table:table-cell>
          <table:table-cell table:style-name="ce5" office:value-type="string">
            <text:p>Federación Balonmano Comunidad Valenciana</text:p>
          </table:table-cell>
          <table:table-cell table:style-name="ce5" office:value-type="string">
            <text:p>M DP 57/2019</text:p>
          </table:table-cell>
          <table:table-cell table:style-name="ce5" office:value-type="string">
            <text:p>Servicio arbitrajes federados del Deporte Escolar Municipal, modalidad balonmano, noviembre 2019.</text:p>
          </table:table-cell>
          <table:table-cell table:style-name="ce10" office:value-type="string">
            <text:p>31-OCT-2019</text:p>
          </table:table-cell>
          <table:table-cell table:number-columns-repeated="2" table:style-name="ce10" office:value-type="string">
            <text:p>248 €</text:p>
          </table:table-cell>
          <table:table-cell table:number-columns-repeated="1017"/>
        </table:table-row>
        <table:table-row table:style-name="ro4">
          <table:table-cell office:value-type="string">
            <text:p>G46396156</text:p>
          </table:table-cell>
          <table:table-cell office:value-type="string">
            <text:p>Federación de Baloncesto de la Comunidad Valenciana</text:p>
          </table:table-cell>
          <table:table-cell office:value-type="string">
            <text:p>M DP 61/2019</text:p>
          </table:table-cell>
          <table:table-cell office:value-type="string">
            <text:p>Servicio arbitrajes federados del Deporte Escolar Municipal, modalidad baloncesto, noviembre 2019.</text:p>
          </table:table-cell>
          <table:table-cell office:value-type="string">
            <text:p>31-OCT-2019</text:p>
          </table:table-cell>
          <table:table-cell table:number-columns-repeated="2" office:value-type="string">
            <text:p>1.044 €</text:p>
          </table:table-cell>
          <table:table-cell table:number-columns-repeated="1017"/>
        </table:table-row>
        <table:table-row table:style-name="ro6">
          <table:table-cell table:style-name="ce5" office:value-type="string">
            <text:p>G54045017</text:p>
          </table:table-cell>
          <table:table-cell table:style-name="ce5" office:value-type="string">
            <text:p>Federación de Folklore D'Alacant</text:p>
          </table:table-cell>
          <table:table-cell table:style-name="ce5" office:value-type="string">
            <text:p>M CU 2019/88-00</text:p>
          </table:table-cell>
          <table:table-cell table:style-name="ce5" office:value-type="string">
            <text:p>Impartición de 3 cursos: "Dolçaina (iniciación), "Tabalet (iniciación)", ambos en Centro Comunitario Playas y "Danzas populares valencianas de la comarca de Alcoya" en el AMC Plaza de Argel. Programa Alicante Cultura 2019-20 (Aula Abierta). Meses de enero a junio de 2020.</text:p>
          </table:table-cell>
          <table:table-cell table:style-name="ce10" office:value-type="string">
            <text:p>18-DIC-2019</text:p>
          </table:table-cell>
          <table:table-cell table:number-columns-repeated="2" table:style-name="ce10" office:value-type="string">
            <text:p>1.789,29 €</text:p>
          </table:table-cell>
          <table:table-cell table:number-columns-repeated="1017"/>
        </table:table-row>
        <table:table-row table:style-name="ro4">
          <table:table-cell office:value-type="string">
            <text:p>G46394466</text:p>
          </table:table-cell>
          <table:table-cell office:value-type="string">
            <text:p>Federación Territorial Valenciana de Fútbol</text:p>
          </table:table-cell>
          <table:table-cell office:value-type="string">
            <text:p>M DP 62/2019</text:p>
          </table:table-cell>
          <table:table-cell office:value-type="string">
            <text:p>Servicio arbitrajes federados Deporte Escolar Municiapl, modalidad Fútbol Sala, noviembre 2019.</text:p>
          </table:table-cell>
          <table:table-cell office:value-type="string">
            <text:p>31-OCT-2019</text:p>
          </table:table-cell>
          <table:table-cell table:number-columns-repeated="2" office:value-type="string">
            <text:p>1.539 €</text:p>
          </table:table-cell>
          <table:table-cell table:number-columns-repeated="1017"/>
        </table:table-row>
        <table:table-row table:style-name="ro4">
          <table:table-cell table:style-name="ce5" office:value-type="string">
            <text:p>G46424503</text:p>
          </table:table-cell>
          <table:table-cell table:style-name="ce5" office:value-type="string">
            <text:p>Federación Voleibol Comunidad Valenciana</text:p>
          </table:table-cell>
          <table:table-cell table:style-name="ce5" office:value-type="string">
            <text:p>M DP 68/2019</text:p>
          </table:table-cell>
          <table:table-cell table:style-name="ce5" office:value-type="string">
            <text:p>Servicio arbitrajes federados Deporte Escolar Municipal, modalidad voleibol, diciembre 2019.</text:p>
          </table:table-cell>
          <table:table-cell table:style-name="ce10" office:value-type="string">
            <text:p>09-DIC-2019</text:p>
          </table:table-cell>
          <table:table-cell table:number-columns-repeated="2" table:style-name="ce10" office:value-type="string">
            <text:p>717,79 €</text:p>
          </table:table-cell>
          <table:table-cell table:number-columns-repeated="1017"/>
        </table:table-row>
        <table:table-row table:style-name="ro4">
          <table:table-cell office:value-type="string">
            <text:p>G46424503</text:p>
          </table:table-cell>
          <table:table-cell office:value-type="string">
            <text:p>Federación Voleibol Comunidad Valenciana</text:p>
          </table:table-cell>
          <table:table-cell office:value-type="string">
            <text:p>M DP 60/2019</text:p>
          </table:table-cell>
          <table:table-cell office:value-type="string">
            <text:p>Servicio arbitrajes federados del Deporte Escolar Municipal, modalidad voleibol, noviembre 2019.</text:p>
          </table:table-cell>
          <table:table-cell office:value-type="string">
            <text:p>31-OCT-2019</text:p>
          </table:table-cell>
          <table:table-cell table:number-columns-repeated="2" office:value-type="string">
            <text:p>1.063,87 €</text:p>
          </table:table-cell>
          <table:table-cell table:number-columns-repeated="1017"/>
        </table:table-row>
        <table:table-row table:style-name="ro9">
          <table:table-cell table:style-name="ce5" office:value-type="string">
            <text:p>21439924Z</text:p>
          </table:table-cell>
          <table:table-cell table:style-name="ce5" office:value-type="string">
            <text:p>Ferretería Bilbaína. Carmelo Sáez Villanueva</text:p>
          </table:table-cell>
          <table:table-cell table:style-name="ce5" office:value-type="string">
            <text:p>M TT 37-19</text:p>
          </table:table-cell>
          <table:table-cell table:style-name="ce5" office:value-type="string">
            <text:p>Suministro de correas portaequipajes para las bicicletas de la Biciescuela</text:p>
          </table:table-cell>
          <table:table-cell table:style-name="ce10" office:value-type="string">
            <text:p>31-DIC-2019</text:p>
          </table:table-cell>
          <table:table-cell table:style-name="ce10" office:value-type="string">
            <text:p>15,86 €</text:p>
          </table:table-cell>
          <table:table-cell table:style-name="ce10" office:value-type="string">
            <text:p>19,19 €</text:p>
          </table:table-cell>
          <table:table-cell table:number-columns-repeated="1017"/>
        </table:table-row>
        <table:table-row table:style-name="ro9">
          <table:table-cell office:value-type="string">
            <text:p>B03084829</text:p>
          </table:table-cell>
          <table:table-cell office:value-type="string">
            <text:p>FERRETERIA FLORIDA, S.L.</text:p>
          </table:table-cell>
          <table:table-cell office:value-type="string">
            <text:p>M CO 27/19</text:p>
          </table:table-cell>
          <table:table-cell office:value-type="string">
            <text:p>Material ferreteria diverso para reparaciones del Mercado Central</text:p>
          </table:table-cell>
          <table:table-cell office:value-type="string">
            <text:p>08-NOV-2019</text:p>
          </table:table-cell>
          <table:table-cell office:value-type="string">
            <text:p>443,48 €</text:p>
          </table:table-cell>
          <table:table-cell office:value-type="string">
            <text:p>536,61 €</text:p>
          </table:table-cell>
          <table:table-cell table:number-columns-repeated="1017"/>
        </table:table-row>
        <table:table-row table:style-name="ro5">
          <table:table-cell table:style-name="ce5" office:value-type="string">
            <text:p>B03084829</text:p>
          </table:table-cell>
          <table:table-cell table:style-name="ce5" office:value-type="string">
            <text:p>FERRETERIA FLORIDA, S.L.</text:p>
          </table:table-cell>
          <table:table-cell table:style-name="ce5" office:value-type="string">
            <text:p>M IF 268/19</text:p>
          </table:table-cell>
          <table:table-cell table:style-name="ce5" office:value-type="string">
            <text:p>Suministro de material eléctrico para motores y vehículos municipales: duplicados llaves codificadas para vehículos municipales</text:p>
          </table:table-cell>
          <table:table-cell table:style-name="ce10" office:value-type="string">
            <text:p>31-DIC-2019</text:p>
          </table:table-cell>
          <table:table-cell table:style-name="ce10" office:value-type="string">
            <text:p>482,96 €</text:p>
          </table:table-cell>
          <table:table-cell table:style-name="ce10" office:value-type="string">
            <text:p>584,38 €</text:p>
          </table:table-cell>
          <table:table-cell table:number-columns-repeated="1017"/>
        </table:table-row>
        <table:table-row table:style-name="ro4">
          <table:table-cell office:value-type="string">
            <text:p>B03084829</text:p>
          </table:table-cell>
          <table:table-cell office:value-type="string">
            <text:p>FERRETERIA FLORIDA, S.L.</text:p>
          </table:table-cell>
          <table:table-cell office:value-type="string">
            <text:p>M IF 266/19</text:p>
          </table:table-cell>
          <table:table-cell office:value-type="string">
            <text:p>Suministro de material para la Brigada de Talleres Municipales: picaporte, cerrojos, cinta, bombillos, fresadora y otros.</text:p>
          </table:table-cell>
          <table:table-cell office:value-type="string">
            <text:p>31-DIC-2019</text:p>
          </table:table-cell>
          <table:table-cell office:value-type="string">
            <text:p>1.027,12 €</text:p>
          </table:table-cell>
          <table:table-cell office:value-type="string">
            <text:p>1.242,82 €</text:p>
          </table:table-cell>
          <table:table-cell table:number-columns-repeated="1017"/>
        </table:table-row>
        <table:table-row table:style-name="ro5">
          <table:table-cell table:style-name="ce5" office:value-type="string">
            <text:p>B03084829</text:p>
          </table:table-cell>
          <table:table-cell table:style-name="ce5" office:value-type="string">
            <text:p>FERRETERIA FLORIDA, S.L.</text:p>
          </table:table-cell>
          <table:table-cell table:style-name="ce5" office:value-type="string">
            <text:p>M IF 194/19</text:p>
          </table:table-cell>
          <table:table-cell table:style-name="ce5" office:value-type="string">
            <text:p>Suministro de material de ferrtería para la ejecución de reparaciones de mantenimiento en nueve dependencias municipales</text:p>
          </table:table-cell>
          <table:table-cell table:style-name="ce10" office:value-type="string">
            <text:p>13-DIC-2019</text:p>
          </table:table-cell>
          <table:table-cell table:style-name="ce10" office:value-type="string">
            <text:p>964,15 €</text:p>
          </table:table-cell>
          <table:table-cell table:style-name="ce10" office:value-type="string">
            <text:p>1.166,62 €</text:p>
          </table:table-cell>
          <table:table-cell table:number-columns-repeated="1017"/>
        </table:table-row>
        <table:table-row table:style-name="ro4">
          <table:table-cell office:value-type="string">
            <text:p>B03084829</text:p>
          </table:table-cell>
          <table:table-cell office:value-type="string">
            <text:p>FERRETERIA FLORIDA, S.L.</text:p>
          </table:table-cell>
          <table:table-cell office:value-type="string">
            <text:p>M IF 221/19</text:p>
          </table:table-cell>
          <table:table-cell office:value-type="string">
            <text:p>Suministro de material de ferretería para la Brigada de Talleres Municipales: bombillo, ángulo, tirafondo, taco y otros.</text:p>
          </table:table-cell>
          <table:table-cell office:value-type="string">
            <text:p>20-DIC-2019</text:p>
          </table:table-cell>
          <table:table-cell office:value-type="string">
            <text:p>1.111,83 €</text:p>
          </table:table-cell>
          <table:table-cell office:value-type="string">
            <text:p>1.345,31 €</text:p>
          </table:table-cell>
          <table:table-cell table:number-columns-repeated="1017"/>
        </table:table-row>
        <table:table-row table:style-name="ro5">
          <table:table-cell table:style-name="ce5" office:value-type="string">
            <text:p>B03084829</text:p>
          </table:table-cell>
          <table:table-cell table:style-name="ce5" office:value-type="string">
            <text:p>FERRETERIA FLORIDA, S.L.</text:p>
          </table:table-cell>
          <table:table-cell table:style-name="ce5" office:value-type="string">
            <text:p>M IF 109/19</text:p>
          </table:table-cell>
          <table:table-cell table:style-name="ce5" office:value-type="string">
            <text:p>Suministro de material de ferretería para ejecución de reparaciones de mantenimiento en veintitrés colegios públicos</text:p>
          </table:table-cell>
          <table:table-cell table:style-name="ce10" office:value-type="string">
            <text:p>25-OCT-2019</text:p>
          </table:table-cell>
          <table:table-cell table:style-name="ce10" office:value-type="string">
            <text:p>1.622,76 €</text:p>
          </table:table-cell>
          <table:table-cell table:style-name="ce10" office:value-type="string">
            <text:p>1.963,55 €</text:p>
          </table:table-cell>
          <table:table-cell table:number-columns-repeated="1017"/>
        </table:table-row>
        <table:table-row table:style-name="ro5">
          <table:table-cell office:value-type="string">
            <text:p>B03084829</text:p>
          </table:table-cell>
          <table:table-cell office:value-type="string">
            <text:p>FERRETERIA FLORIDA, S.L.</text:p>
          </table:table-cell>
          <table:table-cell office:value-type="string">
            <text:p>M IF 279/19</text:p>
          </table:table-cell>
          <table:table-cell office:value-type="string">
            <text:p>Suministro de material vario de ferretería para reparaciones en el Polideportivo Ciudad de Asís: alicantes, destornilladores, martillo, teneza y otros.</text:p>
          </table:table-cell>
          <table:table-cell office:value-type="string">
            <text:p>31-DIC-2019</text:p>
          </table:table-cell>
          <table:table-cell office:value-type="string">
            <text:p>488,18 €</text:p>
          </table:table-cell>
          <table:table-cell office:value-type="string">
            <text:p>590,71 €</text:p>
          </table:table-cell>
          <table:table-cell table:number-columns-repeated="1017"/>
        </table:table-row>
        <table:table-row table:style-name="ro5">
          <table:table-cell table:style-name="ce5" office:value-type="string">
            <text:p>B03084829</text:p>
          </table:table-cell>
          <table:table-cell table:style-name="ce5" office:value-type="string">
            <text:p>FERRETERIA FLORIDA, S.L.</text:p>
          </table:table-cell>
          <table:table-cell table:style-name="ce5" office:value-type="string">
            <text:p>M IF 215/19</text:p>
          </table:table-cell>
          <table:table-cell table:style-name="ce5" office:value-type="string">
            <text:p>Suministro de material eléctrico para motores y vehículos municipales del parque móvil: quince duplicado llaves, bombín y otros.</text:p>
          </table:table-cell>
          <table:table-cell table:style-name="ce10" office:value-type="string">
            <text:p>20-DIC-2019</text:p>
          </table:table-cell>
          <table:table-cell table:style-name="ce10" office:value-type="string">
            <text:p>682,37 €</text:p>
          </table:table-cell>
          <table:table-cell table:style-name="ce10" office:value-type="string">
            <text:p>825,66 €</text:p>
          </table:table-cell>
          <table:table-cell table:number-columns-repeated="1017"/>
        </table:table-row>
        <table:table-row table:style-name="ro5">
          <table:table-cell office:value-type="string">
            <text:p>B03084829</text:p>
          </table:table-cell>
          <table:table-cell office:value-type="string">
            <text:p>FERRETERIA FLORIDA, S.L.</text:p>
          </table:table-cell>
          <table:table-cell office:value-type="string">
            <text:p>M IF 214/19</text:p>
          </table:table-cell>
          <table:table-cell office:value-type="string">
            <text:p>Suministro de material de ferretería paa reparaciones en veintisiete colegios públicos: bridas, brocas, lubricantes, tacos fischer y otros.</text:p>
          </table:table-cell>
          <table:table-cell office:value-type="string">
            <text:p>20-DIC-2019</text:p>
          </table:table-cell>
          <table:table-cell office:value-type="string">
            <text:p>1.826,45 €</text:p>
          </table:table-cell>
          <table:table-cell office:value-type="string">
            <text:p>2.210,03 €</text:p>
          </table:table-cell>
          <table:table-cell table:number-columns-repeated="1017"/>
        </table:table-row>
        <table:table-row table:style-name="ro4">
          <table:table-cell table:style-name="ce5" office:value-type="string">
            <text:p>B03084829</text:p>
          </table:table-cell>
          <table:table-cell table:style-name="ce5" office:value-type="string">
            <text:p>FERRETERIA FLORIDA, S.L.</text:p>
          </table:table-cell>
          <table:table-cell table:style-name="ce5" office:value-type="string">
            <text:p>M DP 59/2019</text:p>
          </table:table-cell>
          <table:table-cell table:style-name="ce5" office:value-type="string">
            <text:p>Material diverso para mantenimiento correctivo y preventivo Instalaciones Deportivas Municipales</text:p>
          </table:table-cell>
          <table:table-cell table:style-name="ce10" office:value-type="string">
            <text:p>14-NOV-2019</text:p>
          </table:table-cell>
          <table:table-cell table:style-name="ce10" office:value-type="string">
            <text:p>200,68 €</text:p>
          </table:table-cell>
          <table:table-cell table:style-name="ce10" office:value-type="string">
            <text:p>242,82 €</text:p>
          </table:table-cell>
          <table:table-cell table:number-columns-repeated="1017"/>
        </table:table-row>
        <table:table-row table:style-name="ro9">
          <table:table-cell office:value-type="string">
            <text:p>B03084829</text:p>
          </table:table-cell>
          <table:table-cell office:value-type="string">
            <text:p>FERRETERIA FLORIDA, S.L.</text:p>
          </table:table-cell>
          <table:table-cell office:value-type="string">
            <text:p>M IF 314/19</text:p>
          </table:table-cell>
          <table:table-cell office:value-type="string">
            <text:p>Suministro de herramientas y materiales para la Brigada de Talleres Municipales</text:p>
          </table:table-cell>
          <table:table-cell office:value-type="string">
            <text:p>31-DIC-2019</text:p>
          </table:table-cell>
          <table:table-cell office:value-type="string">
            <text:p>1.605,63 €</text:p>
          </table:table-cell>
          <table:table-cell office:value-type="string">
            <text:p>1.942,79 €</text:p>
          </table:table-cell>
          <table:table-cell table:number-columns-repeated="1017"/>
        </table:table-row>
        <table:table-row table:style-name="ro8">
          <table:table-cell table:style-name="ce5" office:value-type="string">
            <text:p>B03084829</text:p>
          </table:table-cell>
          <table:table-cell table:style-name="ce5" office:value-type="string">
            <text:p>FERRETERIA FLORIDA, S.L.</text:p>
          </table:table-cell>
          <table:table-cell table:style-name="ce5" office:value-type="string">
            <text:p>M IF 267/19</text:p>
          </table:table-cell>
          <table:table-cell table:style-name="ce5" office:value-type="string">
            <text:p>Suministro de material de ferretería para la ejecución de reparaciones de mantenimiento en varios colegios públicos: cierre, pomo, pintura spray, lubricante, manivela y otros.</text:p>
          </table:table-cell>
          <table:table-cell table:style-name="ce10" office:value-type="string">
            <text:p>31-DIC-2019</text:p>
          </table:table-cell>
          <table:table-cell table:style-name="ce10" office:value-type="string">
            <text:p>1.658,4 €</text:p>
          </table:table-cell>
          <table:table-cell table:style-name="ce10" office:value-type="string">
            <text:p>2.006,72 €</text:p>
          </table:table-cell>
          <table:table-cell table:number-columns-repeated="1017"/>
        </table:table-row>
        <table:table-row table:style-name="ro4">
          <table:table-cell office:value-type="string">
            <text:p>B53003125</text:p>
          </table:table-cell>
          <table:table-cell office:value-type="string">
            <text:p>FERRO ADBRO, S.L.</text:p>
          </table:table-cell>
          <table:table-cell office:value-type="string">
            <text:p>M IF 327/19</text:p>
          </table:table-cell>
          <table:table-cell office:value-type="string">
            <text:p>Modificación de ubicación de la barandilla de protección en rampa de acceso exterior en el CEIP Manjón Cervantes</text:p>
          </table:table-cell>
          <table:table-cell office:value-type="string">
            <text:p>31-DIC-2019</text:p>
          </table:table-cell>
          <table:table-cell office:value-type="string">
            <text:p>930 €</text:p>
          </table:table-cell>
          <table:table-cell office:value-type="string">
            <text:p>1.125,3 €</text:p>
          </table:table-cell>
          <table:table-cell table:number-columns-repeated="1017"/>
        </table:table-row>
        <table:table-row table:style-name="ro9">
          <table:table-cell table:style-name="ce5" office:value-type="string">
            <text:p>B54758735</text:p>
          </table:table-cell>
          <table:table-cell table:style-name="ce5" office:value-type="string">
            <text:p>FILIAS DESARROLLO COMUNITARIO S.L.</text:p>
          </table:table-cell>
          <table:table-cell table:style-name="ce5" office:value-type="string">
            <text:p>M JU 2019/21834</text:p>
          </table:table-cell>
          <table:table-cell table:style-name="ce5" office:value-type="string">
            <text:p>apoyo escolar centro 14 unamuno. octubre 2019</text:p>
          </table:table-cell>
          <table:table-cell table:style-name="ce10" office:value-type="string">
            <text:p>26-NOV-2019</text:p>
          </table:table-cell>
          <table:table-cell table:number-columns-repeated="2" table:style-name="ce10" office:value-type="string">
            <text:p>793,6 €</text:p>
          </table:table-cell>
          <table:table-cell table:number-columns-repeated="1017"/>
        </table:table-row>
        <table:table-row table:style-name="ro9">
          <table:table-cell office:value-type="string">
            <text:p>B54758735</text:p>
          </table:table-cell>
          <table:table-cell office:value-type="string">
            <text:p>FILIAS DESARROLLO COMUNITARIO S.L.</text:p>
          </table:table-cell>
          <table:table-cell office:value-type="string">
            <text:p>M JU 2019/25801</text:p>
          </table:table-cell>
          <table:table-cell office:value-type="string">
            <text:p>apoyo escolar centro 14 unamuno. 15 hrs/semana <text:s/>diciembre 2019</text:p>
          </table:table-cell>
          <table:table-cell office:value-type="string">
            <text:p>31-DIC-2019</text:p>
          </table:table-cell>
          <table:table-cell table:number-columns-repeated="2" office:value-type="string">
            <text:p>317,45 €</text:p>
          </table:table-cell>
          <table:table-cell table:number-columns-repeated="1017"/>
        </table:table-row>
        <table:table-row table:style-name="ro9">
          <table:table-cell table:style-name="ce5" office:value-type="string">
            <text:p>B54758735</text:p>
          </table:table-cell>
          <table:table-cell table:style-name="ce5" office:value-type="string">
            <text:p>FILIAS DESARROLLO COMUNITARIO S.L.</text:p>
          </table:table-cell>
          <table:table-cell table:style-name="ce5" office:value-type="string">
            <text:p>M JU 2019/23428</text:p>
          </table:table-cell>
          <table:table-cell table:style-name="ce5" office:value-type="string">
            <text:p>apoyo escolar centro 14 unamunio 15 hrs/semana noviembre 2019</text:p>
          </table:table-cell>
          <table:table-cell table:style-name="ce10" office:value-type="string">
            <text:p>05-DIC-2019</text:p>
          </table:table-cell>
          <table:table-cell table:number-columns-repeated="2" table:style-name="ce10" office:value-type="string">
            <text:p>634,88 €</text:p>
          </table:table-cell>
          <table:table-cell table:number-columns-repeated="1017"/>
        </table:table-row>
        <table:table-row table:style-name="ro4">
          <table:table-cell office:value-type="string">
            <text:p>21474960K</text:p>
          </table:table-cell>
          <table:table-cell office:value-type="string">
            <text:p>Francisco Javier Herrera Jimenez</text:p>
          </table:table-cell>
          <table:table-cell office:value-type="string">
            <text:p>M CO 21/19</text:p>
          </table:table-cell>
          <table:table-cell office:value-type="string">
            <text:p>Reparación y mantenimiento puerta automática urna de cristal acceso al Mercado Central por Plaza las Flores</text:p>
          </table:table-cell>
          <table:table-cell office:value-type="string">
            <text:p>18-OCT-2019</text:p>
          </table:table-cell>
          <table:table-cell office:value-type="string">
            <text:p>225 €</text:p>
          </table:table-cell>
          <table:table-cell office:value-type="string">
            <text:p>272,25 €</text:p>
          </table:table-cell>
          <table:table-cell table:number-columns-repeated="1017"/>
        </table:table-row>
        <table:table-row table:style-name="ro4">
          <table:table-cell table:style-name="ce5" office:value-type="string">
            <text:p>21474960K</text:p>
          </table:table-cell>
          <table:table-cell table:style-name="ce5" office:value-type="string">
            <text:p>Francisco Javier Herrera Jimenez</text:p>
          </table:table-cell>
          <table:table-cell table:style-name="ce5" office:value-type="string">
            <text:p>M CO 19/19</text:p>
          </table:table-cell>
          <table:table-cell table:style-name="ce5" office:value-type="string">
            <text:p>Mando a distancia para puerta automática del Mercado Central acceso a plaza de las flores</text:p>
          </table:table-cell>
          <table:table-cell table:style-name="ce10" office:value-type="string">
            <text:p>02-OCT-2019</text:p>
          </table:table-cell>
          <table:table-cell table:style-name="ce10" office:value-type="string">
            <text:p>62 €</text:p>
          </table:table-cell>
          <table:table-cell table:style-name="ce10" office:value-type="string">
            <text:p>75,02 €</text:p>
          </table:table-cell>
          <table:table-cell table:number-columns-repeated="1017"/>
        </table:table-row>
        <table:table-row table:style-name="ro5">
          <table:table-cell office:value-type="string">
            <text:p>21490316J</text:p>
          </table:table-cell>
          <table:table-cell office:value-type="string">
            <text:p>FRANCISCO JAVIER LORCA REQUENA</text:p>
          </table:table-cell>
          <table:table-cell office:value-type="string">
            <text:p>M IF 146/19</text:p>
          </table:table-cell>
          <table:table-cell office:value-type="string">
            <text:p>Reparaciones de mantenimiento ordinario de carpintería de madera en CEIP Costa Blanca: colocación manivela en planta baja, reparación valla infantil y otros</text:p>
          </table:table-cell>
          <table:table-cell office:value-type="string">
            <text:p>06-NOV-2019</text:p>
          </table:table-cell>
          <table:table-cell office:value-type="string">
            <text:p>510 €</text:p>
          </table:table-cell>
          <table:table-cell office:value-type="string">
            <text:p>617,1 €</text:p>
          </table:table-cell>
          <table:table-cell table:number-columns-repeated="1017"/>
        </table:table-row>
        <table:table-row table:style-name="ro4">
          <table:table-cell table:style-name="ce5" office:value-type="string">
            <text:p>21490316J</text:p>
          </table:table-cell>
          <table:table-cell table:style-name="ce5" office:value-type="string">
            <text:p>FRANCISCO JAVIER LORCA REQUENA</text:p>
          </table:table-cell>
          <table:table-cell table:style-name="ce5" office:value-type="string">
            <text:p>M IF 200/19</text:p>
          </table:table-cell>
          <table:table-cell table:style-name="ce5" office:value-type="string">
            <text:p>Reparaciones de mantenimiento ordinario de carpintería de madera en C.E.I.P. El Tossal.</text:p>
          </table:table-cell>
          <table:table-cell table:style-name="ce10" office:value-type="string">
            <text:p>16-DIC-2019</text:p>
          </table:table-cell>
          <table:table-cell table:style-name="ce10" office:value-type="string">
            <text:p>952 €</text:p>
          </table:table-cell>
          <table:table-cell table:style-name="ce10" office:value-type="string">
            <text:p>1.151,92 €</text:p>
          </table:table-cell>
          <table:table-cell table:number-columns-repeated="1017"/>
        </table:table-row>
        <table:table-row table:style-name="ro5">
          <table:table-cell office:value-type="string">
            <text:p>21490316J</text:p>
          </table:table-cell>
          <table:table-cell office:value-type="string">
            <text:p>FRANCISCO JAVIER LORCA REQUENA</text:p>
          </table:table-cell>
          <table:table-cell office:value-type="string">
            <text:p>M IF 218/19</text:p>
          </table:table-cell>
          <table:table-cell office:value-type="string">
            <text:p>Reparaciones de mantenimiento ordinario de carpintería de madera en C.P. La Aneja: reparación, masillado, cepillado y pintado puerta gimnasio, lijar y pintar marco y otros.</text:p>
          </table:table-cell>
          <table:table-cell office:value-type="string">
            <text:p>20-DIC-2019</text:p>
          </table:table-cell>
          <table:table-cell office:value-type="string">
            <text:p>1.122 €</text:p>
          </table:table-cell>
          <table:table-cell office:value-type="string">
            <text:p>1.357,62 €</text:p>
          </table:table-cell>
          <table:table-cell table:number-columns-repeated="1017"/>
        </table:table-row>
        <table:table-row table:style-name="ro8">
          <table:table-cell table:style-name="ce5" office:value-type="string">
            <text:p>21490316J</text:p>
          </table:table-cell>
          <table:table-cell table:style-name="ce5" office:value-type="string">
            <text:p>FRANCISCO JAVIER LORCA REQUENA</text:p>
          </table:table-cell>
          <table:table-cell table:style-name="ce5" office:value-type="string">
            <text:p>M IF 148/19</text:p>
          </table:table-cell>
          <table:table-cell table:style-name="ce5" office:value-type="string">
            <text:p>Reparaciones de mantenimiento ordinario de carpintería de madera en el Centro de Acogida Nazaret: reparación varias puertas del aseo del gimnasio y puerta de administración.</text:p>
          </table:table-cell>
          <table:table-cell table:style-name="ce10" office:value-type="string">
            <text:p>06-NOV-2019</text:p>
          </table:table-cell>
          <table:table-cell table:style-name="ce10" office:value-type="string">
            <text:p>433,5 €</text:p>
          </table:table-cell>
          <table:table-cell table:style-name="ce10" office:value-type="string">
            <text:p>524,54 €</text:p>
          </table:table-cell>
          <table:table-cell table:number-columns-repeated="1017"/>
        </table:table-row>
        <table:table-row table:style-name="ro5">
          <table:table-cell office:value-type="string">
            <text:p>21490316J</text:p>
          </table:table-cell>
          <table:table-cell office:value-type="string">
            <text:p>FRANCISCO JAVIER LORCA REQUENA</text:p>
          </table:table-cell>
          <table:table-cell office:value-type="string">
            <text:p>M IF 263/19</text:p>
          </table:table-cell>
          <table:table-cell office:value-type="string">
            <text:p>Reparaciones de mantenimiento ordinario de carpintería de madera en C.E.I.P. Rafael Altamira: reparación armarios empotrados en primaria</text:p>
          </table:table-cell>
          <table:table-cell office:value-type="string">
            <text:p>31-DIC-2019</text:p>
          </table:table-cell>
          <table:table-cell office:value-type="string">
            <text:p>416,5 €</text:p>
          </table:table-cell>
          <table:table-cell office:value-type="string">
            <text:p>503,97 €</text:p>
          </table:table-cell>
          <table:table-cell table:number-columns-repeated="1017"/>
        </table:table-row>
        <table:table-row table:style-name="ro5">
          <table:table-cell table:style-name="ce5" office:value-type="string">
            <text:p>21490316J</text:p>
          </table:table-cell>
          <table:table-cell table:style-name="ce5" office:value-type="string">
            <text:p>FRANCISCO JAVIER LORCA REQUENA</text:p>
          </table:table-cell>
          <table:table-cell table:style-name="ce5" office:value-type="string">
            <text:p>M IF 147/19</text:p>
          </table:table-cell>
          <table:table-cell table:style-name="ce5" office:value-type="string">
            <text:p>Reparaciones de mantenimiento ordinario de carpintería de madera en C.E.I.P. <text:s/>Mediterráneo: colocación puertas correderas plegables, ajustar cierres y otros.</text:p>
          </table:table-cell>
          <table:table-cell table:style-name="ce10" office:value-type="string">
            <text:p>06-NOV-2019</text:p>
          </table:table-cell>
          <table:table-cell table:style-name="ce10" office:value-type="string">
            <text:p>663 €</text:p>
          </table:table-cell>
          <table:table-cell table:style-name="ce10" office:value-type="string">
            <text:p>802,23 €</text:p>
          </table:table-cell>
          <table:table-cell table:number-columns-repeated="1017"/>
        </table:table-row>
        <table:table-row table:style-name="ro5">
          <table:table-cell office:value-type="string">
            <text:p>21490316J</text:p>
          </table:table-cell>
          <table:table-cell office:value-type="string">
            <text:p>FRANCISCO JAVIER LORCA REQUENA</text:p>
          </table:table-cell>
          <table:table-cell office:value-type="string">
            <text:p>M IF 199/19</text:p>
          </table:table-cell>
          <table:table-cell office:value-type="string">
            <text:p>Reparaciones de mantenimiento ordinario de carpintería de madera en C.E.I.P. Gloria Fuertes: reparación puerta de aseo, bombín bloqueado y otros.</text:p>
          </table:table-cell>
          <table:table-cell office:value-type="string">
            <text:p>16-DIC-2019</text:p>
          </table:table-cell>
          <table:table-cell office:value-type="string">
            <text:p>1.062,5 €</text:p>
          </table:table-cell>
          <table:table-cell office:value-type="string">
            <text:p>1.285,63 €</text:p>
          </table:table-cell>
          <table:table-cell table:number-columns-repeated="1017"/>
        </table:table-row>
        <table:table-row table:style-name="ro5">
          <table:table-cell table:style-name="ce5" office:value-type="string">
            <text:p>21490316J</text:p>
          </table:table-cell>
          <table:table-cell table:style-name="ce5" office:value-type="string">
            <text:p>FRANCISCO JAVIER LORCA REQUENA</text:p>
          </table:table-cell>
          <table:table-cell table:style-name="ce5" office:value-type="string">
            <text:p>M IF 264/19</text:p>
          </table:table-cell>
          <table:table-cell table:style-name="ce5" office:value-type="string">
            <text:p>Reparaciones de mantenimiento ordinario de carpintería de madera en C.E.I.P. Florida: reparación armarios en varias aulas, colcación de cierres y otros.</text:p>
          </table:table-cell>
          <table:table-cell table:style-name="ce10" office:value-type="string">
            <text:p>31-DIC-2019</text:p>
          </table:table-cell>
          <table:table-cell table:style-name="ce10" office:value-type="string">
            <text:p>858,5 €</text:p>
          </table:table-cell>
          <table:table-cell table:style-name="ce10" office:value-type="string">
            <text:p>1.038,79 €</text:p>
          </table:table-cell>
          <table:table-cell table:number-columns-repeated="1017"/>
        </table:table-row>
        <table:table-row table:style-name="ro5">
          <table:table-cell office:value-type="string">
            <text:p>21490316J</text:p>
          </table:table-cell>
          <table:table-cell office:value-type="string">
            <text:p>FRANCISCO JAVIER LORCA REQUENA</text:p>
          </table:table-cell>
          <table:table-cell office:value-type="string">
            <text:p>M IF 323/19</text:p>
          </table:table-cell>
          <table:table-cell office:value-type="string">
            <text:p>Reparaciones de mantenimiento ordinario de carpintería de madera en CEIP Santo Ángel: cortar anchura y altura de puerta, colocación de dos puertas y otros.</text:p>
          </table:table-cell>
          <table:table-cell office:value-type="string">
            <text:p>31-DIC-2019</text:p>
          </table:table-cell>
          <table:table-cell office:value-type="string">
            <text:p>569,5 €</text:p>
          </table:table-cell>
          <table:table-cell office:value-type="string">
            <text:p>689,1 €</text:p>
          </table:table-cell>
          <table:table-cell table:number-columns-repeated="1017"/>
        </table:table-row>
        <table:table-row table:style-name="ro8">
          <table:table-cell table:style-name="ce5" office:value-type="string">
            <text:p>26210856X</text:p>
          </table:table-cell>
          <table:table-cell table:style-name="ce5" office:value-type="string">
            <text:p>Francisco Jesús Sánchez Rosales</text:p>
          </table:table-cell>
          <table:table-cell table:style-name="ce5" office:value-type="string">
            <text:p>M CU 2019/412-01</text:p>
          </table:table-cell>
          <table:table-cell table:style-name="ce5" office:value-type="string">
            <text:p>Actuación "Donde van los cuentos". Ejecución de actividades culturales Programa "Panorama Las Cigarreras Edusi". Programa Internacional FEstitíteres 2019.</text:p>
          </table:table-cell>
          <table:table-cell table:style-name="ce10" office:value-type="string">
            <text:p>02-DIC-2019</text:p>
          </table:table-cell>
          <table:table-cell table:style-name="ce10" office:value-type="string">
            <text:p>1.818,18 €</text:p>
          </table:table-cell>
          <table:table-cell table:style-name="ce10" office:value-type="string">
            <text:p>2.000 €</text:p>
          </table:table-cell>
          <table:table-cell table:number-columns-repeated="1017"/>
        </table:table-row>
        <table:table-row table:style-name="ro8">
          <table:table-cell office:value-type="string">
            <text:p>21459540B</text:p>
          </table:table-cell>
          <table:table-cell office:value-type="string">
            <text:p>FRANCISCO SALAVERRI DE LA TORRE</text:p>
          </table:table-cell>
          <table:table-cell office:value-type="string">
            <text:p>M IF 286/19</text:p>
          </table:table-cell>
          <table:table-cell office:value-type="string">
            <text:p>Trabajos de repintado y saneado en techos de aseos en C.P. La Aneja: masillar desperfectos, masillar antihumedad y pintar plástico blanco mate, lijar y pintar esmalte sintético en marcos de puertas</text:p>
          </table:table-cell>
          <table:table-cell office:value-type="string">
            <text:p>31-DIC-2019</text:p>
          </table:table-cell>
          <table:table-cell office:value-type="string">
            <text:p>450 €</text:p>
          </table:table-cell>
          <table:table-cell office:value-type="string">
            <text:p>544,5 €</text:p>
          </table:table-cell>
          <table:table-cell table:number-columns-repeated="1017"/>
        </table:table-row>
        <table:table-row table:style-name="ro7">
          <table:table-cell table:style-name="ce5" office:value-type="string">
            <text:p>21459540B</text:p>
          </table:table-cell>
          <table:table-cell table:style-name="ce5" office:value-type="string">
            <text:p>FRANCISCO SALAVERRI DE LA TORRE</text:p>
          </table:table-cell>
          <table:table-cell table:style-name="ce5" office:value-type="string">
            <text:p>M IF 288/19</text:p>
          </table:table-cell>
          <table:table-cell table:style-name="ce5" office:value-type="string">
            <text:p>Trabajos de repintado en las dependencias municipales (tres despachos y aseos) de la Jefatura del Servicio de Seguridad: masillar desperfectos en paredes y techos, echar gotelé en parches y pintar plástico mate blanco</text:p>
          </table:table-cell>
          <table:table-cell table:style-name="ce10" office:value-type="string">
            <text:p>31-DIC-2019</text:p>
          </table:table-cell>
          <table:table-cell table:style-name="ce10" office:value-type="string">
            <text:p>1.281 €</text:p>
          </table:table-cell>
          <table:table-cell table:style-name="ce10" office:value-type="string">
            <text:p>1.550,01 €</text:p>
          </table:table-cell>
          <table:table-cell table:number-columns-repeated="1017"/>
        </table:table-row>
        <table:table-row table:style-name="ro5">
          <table:table-cell office:value-type="string">
            <text:p>21459540B</text:p>
          </table:table-cell>
          <table:table-cell office:value-type="string">
            <text:p>FRANCISCO SALAVERRI DE LA TORRE</text:p>
          </table:table-cell>
          <table:table-cell office:value-type="string">
            <text:p>M IF 230/19</text:p>
          </table:table-cell>
          <table:table-cell office:value-type="string">
            <text:p>Trabajos de reparación, saneado, masillado y repintado en blanco y color de paredes y techos de varios recitos en C.E.I.P. La Condomina.</text:p>
          </table:table-cell>
          <table:table-cell office:value-type="string">
            <text:p>30-DIC-2019</text:p>
          </table:table-cell>
          <table:table-cell office:value-type="string">
            <text:p>1.220 €</text:p>
          </table:table-cell>
          <table:table-cell office:value-type="string">
            <text:p>1.476,2 €</text:p>
          </table:table-cell>
          <table:table-cell table:number-columns-repeated="1017"/>
        </table:table-row>
        <table:table-row table:style-name="ro8">
          <table:table-cell table:style-name="ce5" office:value-type="string">
            <text:p>21459540B</text:p>
          </table:table-cell>
          <table:table-cell table:style-name="ce5" office:value-type="string">
            <text:p>FRANCISCO SALAVERRI DE LA TORRE</text:p>
          </table:table-cell>
          <table:table-cell table:style-name="ce5" office:value-type="string">
            <text:p>M IF 285/19</text:p>
          </table:table-cell>
          <table:table-cell table:style-name="ce5" office:value-type="string">
            <text:p>Trabajos de repintado y saneado en vestuarios del C.P. San Nicolás de Bari: rascar techos, preparar antihumedad, masillar desperfectos y pintar plástico blanco mate.</text:p>
          </table:table-cell>
          <table:table-cell table:style-name="ce10" office:value-type="string">
            <text:p>31-DIC-2019</text:p>
          </table:table-cell>
          <table:table-cell table:style-name="ce10" office:value-type="string">
            <text:p>550 €</text:p>
          </table:table-cell>
          <table:table-cell table:style-name="ce10" office:value-type="string">
            <text:p>665,5 €</text:p>
          </table:table-cell>
          <table:table-cell table:number-columns-repeated="1017"/>
        </table:table-row>
        <table:table-row table:style-name="ro8">
          <table:table-cell office:value-type="string">
            <text:p>21459540B</text:p>
          </table:table-cell>
          <table:table-cell office:value-type="string">
            <text:p>FRANCISCO SALAVERRI DE LA TORRE</text:p>
          </table:table-cell>
          <table:table-cell office:value-type="string">
            <text:p>M IF 118/19</text:p>
          </table:table-cell>
          <table:table-cell office:value-type="string">
            <text:p>Obras de repintado, saneado y alisado de la portería de entrada, escalera de acceso a las tercera, cuarta y quinta planta en dependencias municipales ubicadas en C/ Jorge Juan, 4.</text:p>
          </table:table-cell>
          <table:table-cell office:value-type="string">
            <text:p>29-OCT-2019</text:p>
          </table:table-cell>
          <table:table-cell office:value-type="string">
            <text:p>4.340 €</text:p>
          </table:table-cell>
          <table:table-cell office:value-type="string">
            <text:p>5.251,4 €</text:p>
          </table:table-cell>
          <table:table-cell table:number-columns-repeated="1017"/>
        </table:table-row>
        <table:table-row table:style-name="ro5">
          <table:table-cell table:style-name="ce5" office:value-type="string">
            <text:p>21459540B</text:p>
          </table:table-cell>
          <table:table-cell table:style-name="ce5" office:value-type="string">
            <text:p>FRANCISCO SALAVERRI DE LA TORRE</text:p>
          </table:table-cell>
          <table:table-cell table:style-name="ce5" office:value-type="string">
            <text:p>M IF 283/19</text:p>
          </table:table-cell>
          <table:table-cell table:style-name="ce5" office:value-type="string">
            <text:p>Marcaje, alineado y pintado de dos plazas de aparcamientos para personas con movilidad reducida en el parking del Centro Social Comunitario nº 3 "Felicidad Sánchez"</text:p>
          </table:table-cell>
          <table:table-cell table:style-name="ce10" office:value-type="string">
            <text:p>31-DIC-2019</text:p>
          </table:table-cell>
          <table:table-cell table:style-name="ce10" office:value-type="string">
            <text:p>700 €</text:p>
          </table:table-cell>
          <table:table-cell table:style-name="ce10" office:value-type="string">
            <text:p>847 €</text:p>
          </table:table-cell>
          <table:table-cell table:number-columns-repeated="1017"/>
        </table:table-row>
        <table:table-row table:style-name="ro9">
          <table:table-cell office:value-type="string">
            <text:p>G96821293</text:p>
          </table:table-cell>
          <table:table-cell office:value-type="string">
            <text:p>FUNDACIÓN FESORD, C.V.</text:p>
          </table:table-cell>
          <table:table-cell office:value-type="string">
            <text:p>M JU 2019/21347</text:p>
          </table:table-cell>
          <table:table-cell office:value-type="string">
            <text:p>curso lenguaje de signos del 1 al 31 de octubre </text:p>
          </table:table-cell>
          <table:table-cell office:value-type="string">
            <text:p>26-NOV-2019</text:p>
          </table:table-cell>
          <table:table-cell table:number-columns-repeated="2" office:value-type="string">
            <text:p>1.160 €</text:p>
          </table:table-cell>
          <table:table-cell table:number-columns-repeated="1017"/>
        </table:table-row>
        <table:table-row table:style-name="ro6">
          <table:table-cell table:style-name="ce5" office:value-type="string">
            <text:p>21510052S</text:p>
          </table:table-cell>
          <table:table-cell table:style-name="ce5" office:value-type="string">
            <text:p>GARCIA ESCUDERO, SERGIO</text:p>
          </table:table-cell>
          <table:table-cell table:style-name="ce5" office:value-type="string">
            <text:p>M ES 6/19</text:p>
          </table:table-cell>
          <table:table-cell table:style-name="ce5" office:value-type="string">
            <text:p>Retirar y colocar un placa en passeig del cuiner ramón riquelme; retirar dos postes en Av. Benito Pérez Galdos y calle Padre Esplá y retirar una bandolera del Parque José Buades Terol. Colocación de dos banderolas en Av. Artista Remigio Soler y Glorieta Constitución Europea.</text:p>
          </table:table-cell>
          <table:table-cell table:style-name="ce10" office:value-type="string">
            <text:p>18-OCT-2019</text:p>
          </table:table-cell>
          <table:table-cell table:style-name="ce10" office:value-type="string">
            <text:p>360 €</text:p>
          </table:table-cell>
          <table:table-cell table:style-name="ce10" office:value-type="string">
            <text:p>435,6 €</text:p>
          </table:table-cell>
          <table:table-cell table:number-columns-repeated="1017"/>
        </table:table-row>
        <table:table-row table:style-name="ro8">
          <table:table-cell office:value-type="string">
            <text:p>21510052S</text:p>
          </table:table-cell>
          <table:table-cell office:value-type="string">
            <text:p>GARCIA ESCUDERO, SERGIO</text:p>
          </table:table-cell>
          <table:table-cell office:value-type="string">
            <text:p>M ES 19/19</text:p>
          </table:table-cell>
          <table:table-cell office:value-type="string">
            <text:p>Retirada de 18 placas de callle por rotura, colocación de 56 placas de calle en castellano y 39 placas en valenciano en viales públicos del término municipal de Alicante.</text:p>
          </table:table-cell>
          <table:table-cell office:value-type="string">
            <text:p>02-DIC-2019</text:p>
          </table:table-cell>
          <table:table-cell office:value-type="string">
            <text:p>4.815 €</text:p>
          </table:table-cell>
          <table:table-cell office:value-type="string">
            <text:p>5.826,15 €</text:p>
          </table:table-cell>
          <table:table-cell table:number-columns-repeated="1017"/>
        </table:table-row>
        <table:table-row table:style-name="ro4">
          <table:table-cell table:style-name="ce5" office:value-type="string">
            <text:p>B53182606</text:p>
          </table:table-cell>
          <table:table-cell table:style-name="ce5" office:value-type="string">
            <text:p>Gráficas Plá, S.L.</text:p>
          </table:table-cell>
          <table:table-cell table:style-name="ce5" office:value-type="string">
            <text:p>M AS 079/19</text:p>
          </table:table-cell>
          <table:table-cell table:style-name="ce5" office:value-type="string">
            <text:p>Diseño e impresión de la Revista de Mayores sobre las actividades a desarrollar en el curso 2019-2020</text:p>
          </table:table-cell>
          <table:table-cell table:style-name="ce10" office:value-type="string">
            <text:p>21-OCT-2019</text:p>
          </table:table-cell>
          <table:table-cell table:style-name="ce10" office:value-type="string">
            <text:p>2.450 €</text:p>
          </table:table-cell>
          <table:table-cell table:style-name="ce10" office:value-type="string">
            <text:p>2.964,5 €</text:p>
          </table:table-cell>
          <table:table-cell table:number-columns-repeated="1017"/>
        </table:table-row>
        <table:table-row table:style-name="ro9">
          <table:table-cell office:value-type="string">
            <text:p>B53182606</text:p>
          </table:table-cell>
          <table:table-cell office:value-type="string">
            <text:p>Gráficas Plá, S.L.</text:p>
          </table:table-cell>
          <table:table-cell office:value-type="string">
            <text:p>M AS 066/19</text:p>
          </table:table-cell>
          <table:table-cell office:value-type="string">
            <text:p>Adquisición de un Roll Up para la Concejalía de Acción Social</text:p>
          </table:table-cell>
          <table:table-cell office:value-type="string">
            <text:p>21-OCT-2019</text:p>
          </table:table-cell>
          <table:table-cell office:value-type="string">
            <text:p>49 €</text:p>
          </table:table-cell>
          <table:table-cell office:value-type="string">
            <text:p>59,29 €</text:p>
          </table:table-cell>
          <table:table-cell table:number-columns-repeated="1017"/>
        </table:table-row>
        <table:table-row table:style-name="ro3">
          <table:table-cell table:style-name="ce5" office:value-type="string">
            <text:p>B03265089</text:p>
          </table:table-cell>
          <table:table-cell table:style-name="ce5" office:value-type="string">
            <text:p>Grupo Akra.com</text:p>
          </table:table-cell>
          <table:table-cell table:style-name="ce5" office:value-type="string">
            <text:p>M ED 31/19</text:p>
          </table:table-cell>
          <table:table-cell table:style-name="ce5" office:value-type="string">
            <text:p>Material fungible y educativo.</text:p>
          </table:table-cell>
          <table:table-cell table:style-name="ce10" office:value-type="string">
            <text:p>10-NOV-2019</text:p>
          </table:table-cell>
          <table:table-cell table:style-name="ce10" office:value-type="string">
            <text:p>339,22 €</text:p>
          </table:table-cell>
          <table:table-cell table:style-name="ce10" office:value-type="string">
            <text:p>410,46 €</text:p>
          </table:table-cell>
          <table:table-cell table:number-columns-repeated="1017"/>
        </table:table-row>
        <table:table-row table:style-name="ro4">
          <table:table-cell office:value-type="string">
            <text:p>A47588074</text:p>
          </table:table-cell>
          <table:table-cell office:value-type="string">
            <text:p>Grupo BS Sport Equipamientos Deportivos, SA</text:p>
          </table:table-cell>
          <table:table-cell office:value-type="string">
            <text:p>M DP 79/2019</text:p>
          </table:table-cell>
          <table:table-cell office:value-type="string">
            <text:p>Material diverso técnico-deportivo inventariable para diversas instalaciones deportivas municipales.</text:p>
          </table:table-cell>
          <table:table-cell office:value-type="string">
            <text:p>18-DIC-2019</text:p>
          </table:table-cell>
          <table:table-cell office:value-type="string">
            <text:p>9.150,25 €</text:p>
          </table:table-cell>
          <table:table-cell office:value-type="string">
            <text:p>11.071,8 €</text:p>
          </table:table-cell>
          <table:table-cell table:number-columns-repeated="1017"/>
        </table:table-row>
        <table:table-row table:style-name="ro4">
          <table:table-cell table:style-name="ce5" office:value-type="string">
            <text:p>A47588074</text:p>
          </table:table-cell>
          <table:table-cell table:style-name="ce5" office:value-type="string">
            <text:p>Grupo BS Sport Equipamientos Deportivos, SA</text:p>
          </table:table-cell>
          <table:table-cell table:style-name="ce5" office:value-type="string">
            <text:p>M DP 78/2019</text:p>
          </table:table-cell>
          <table:table-cell table:style-name="ce5" office:value-type="string">
            <text:p>Material deportivo inventariable para diversas instalaciones deportivas municipales, modalidad fútbol.</text:p>
          </table:table-cell>
          <table:table-cell table:style-name="ce10" office:value-type="string">
            <text:p>18-DIC-2019</text:p>
          </table:table-cell>
          <table:table-cell table:style-name="ce10" office:value-type="string">
            <text:p>1.084,87 €</text:p>
          </table:table-cell>
          <table:table-cell table:style-name="ce10" office:value-type="string">
            <text:p>1.312,69 €</text:p>
          </table:table-cell>
          <table:table-cell table:number-columns-repeated="1017"/>
        </table:table-row>
        <table:table-row table:style-name="ro5">
          <table:table-cell office:value-type="string">
            <text:p>A46900973</text:p>
          </table:table-cell>
          <table:table-cell office:value-type="string">
            <text:p>GRUPO SINDEL, S.A.</text:p>
          </table:table-cell>
          <table:table-cell office:value-type="string">
            <text:p>M IF 325/19</text:p>
          </table:table-cell>
          <table:table-cell office:value-type="string">
            <text:p>Suministro de material eléctrico para el almacén de alumbrado público: lámparas master cdo 150w y lámparas master vsap 150w</text:p>
          </table:table-cell>
          <table:table-cell office:value-type="string">
            <text:p>31-DIC-2019</text:p>
          </table:table-cell>
          <table:table-cell office:value-type="string">
            <text:p>1.965 €</text:p>
          </table:table-cell>
          <table:table-cell office:value-type="string">
            <text:p>2.377,65 €</text:p>
          </table:table-cell>
          <table:table-cell table:number-columns-repeated="1017"/>
        </table:table-row>
        <table:table-row table:style-name="ro4">
          <table:table-cell table:style-name="ce5" office:value-type="string">
            <text:p>A46900973</text:p>
          </table:table-cell>
          <table:table-cell table:style-name="ce5" office:value-type="string">
            <text:p>GRUPO SINDEL, S.A.</text:p>
          </table:table-cell>
          <table:table-cell table:style-name="ce5" office:value-type="string">
            <text:p>M IF 73/19</text:p>
          </table:table-cell>
          <table:table-cell table:style-name="ce5" office:value-type="string">
            <text:p>Suministro de material eléctrico para el almacén de alumbrado público: balastro electrónico V Sodio, proyectores led</text:p>
          </table:table-cell>
          <table:table-cell table:style-name="ce10" office:value-type="string">
            <text:p>16-OCT-2019</text:p>
          </table:table-cell>
          <table:table-cell table:style-name="ce10" office:value-type="string">
            <text:p>1.069,56 €</text:p>
          </table:table-cell>
          <table:table-cell table:style-name="ce10" office:value-type="string">
            <text:p>1.294,17 €</text:p>
          </table:table-cell>
          <table:table-cell table:number-columns-repeated="1017"/>
        </table:table-row>
        <table:table-row table:style-name="ro4">
          <table:table-cell office:value-type="string">
            <text:p>A20686150</text:p>
          </table:table-cell>
          <table:table-cell office:value-type="string">
            <text:p>GRUPO S21SEC GESTIÓN, SA</text:p>
          </table:table-cell>
          <table:table-cell office:value-type="string">
            <text:p>M NT 128/2019</text:p>
          </table:table-cell>
          <table:table-cell office:value-type="string">
            <text:p>Servicio activación módulo adicional de nuestro antivirus corporativo deteción amenazas Avanz</text:p>
          </table:table-cell>
          <table:table-cell office:value-type="string">
            <text:p>22-NOV-2019</text:p>
          </table:table-cell>
          <table:table-cell office:value-type="string">
            <text:p>5.100 €</text:p>
          </table:table-cell>
          <table:table-cell office:value-type="string">
            <text:p>6.171 €</text:p>
          </table:table-cell>
          <table:table-cell table:number-columns-repeated="1017"/>
        </table:table-row>
        <table:table-row table:style-name="ro5">
          <table:table-cell table:style-name="ce5" office:value-type="string">
            <text:p>B42559112</text:p>
          </table:table-cell>
          <table:table-cell table:style-name="ce5" office:value-type="string">
            <text:p>grupoVOLMAE Alicante</text:p>
          </table:table-cell>
          <table:table-cell table:style-name="ce5" office:value-type="string">
            <text:p>M CU 2019/88-08</text:p>
          </table:table-cell>
          <table:table-cell table:style-name="ce5" office:value-type="string">
            <text:p>Realización del curso "Autoescuela de la vida" en el Centro Municipal de las Artes. Programa Alicante Cultura 2019-20 (Aula Abierta). Meses de enero a junio 2020.</text:p>
          </table:table-cell>
          <table:table-cell table:style-name="ce10" office:value-type="string">
            <text:p>18-DIC-2019</text:p>
          </table:table-cell>
          <table:table-cell table:style-name="ce10" office:value-type="string">
            <text:p>574,34 €</text:p>
          </table:table-cell>
          <table:table-cell table:style-name="ce10" office:value-type="string">
            <text:p>694,95 €</text:p>
          </table:table-cell>
          <table:table-cell table:number-columns-repeated="1017"/>
        </table:table-row>
        <table:table-row table:style-name="ro4">
          <table:table-cell office:value-type="string">
            <text:p>A07478290</text:p>
          </table:table-cell>
          <table:table-cell office:value-type="string">
            <text:p>HAGS-SWELEK, S.A.</text:p>
          </table:table-cell>
          <table:table-cell office:value-type="string">
            <text:p>M IF 296/19</text:p>
          </table:table-cell>
          <table:table-cell office:value-type="string">
            <text:p>Material y elementos de reposición de los juegos infantiles existentes en el patio del C.E.I.P. Emilio Varela</text:p>
          </table:table-cell>
          <table:table-cell office:value-type="string">
            <text:p>31-DIC-2019</text:p>
          </table:table-cell>
          <table:table-cell office:value-type="string">
            <text:p>527 €</text:p>
          </table:table-cell>
          <table:table-cell office:value-type="string">
            <text:p>637,67 €</text:p>
          </table:table-cell>
          <table:table-cell table:number-columns-repeated="1017"/>
        </table:table-row>
        <table:table-row table:style-name="ro9">
          <table:table-cell table:style-name="ce5" office:value-type="string">
            <text:p>B53311759</text:p>
          </table:table-cell>
          <table:table-cell table:style-name="ce5" office:value-type="string">
            <text:p>HERMANOS ROTHBARD SL </text:p>
          </table:table-cell>
          <table:table-cell table:style-name="ce5" office:value-type="string">
            <text:p>M JU 2019/25328</text:p>
          </table:table-cell>
          <table:table-cell table:style-name="ce5" office:value-type="string">
            <text:p>curso ingles a1, material e instalacines de 2 de octubre al 11 de diciembre </text:p>
          </table:table-cell>
          <table:table-cell table:style-name="ce10" office:value-type="string">
            <text:p>20-DIC-2019</text:p>
          </table:table-cell>
          <table:table-cell table:style-name="ce10" office:value-type="string">
            <text:p>1.306,66 €</text:p>
          </table:table-cell>
          <table:table-cell table:style-name="ce10" office:value-type="string">
            <text:p>1.350 €</text:p>
          </table:table-cell>
          <table:table-cell table:number-columns-repeated="1017"/>
        </table:table-row>
        <table:table-row table:style-name="ro4">
          <table:table-cell office:value-type="string">
            <text:p>B53604930</text:p>
          </table:table-cell>
          <table:table-cell office:value-type="string">
            <text:p>HERNANDEZ I SANCHIS, S.L.</text:p>
          </table:table-cell>
          <table:table-cell office:value-type="string">
            <text:p>M NT 140/2019</text:p>
          </table:table-cell>
          <table:table-cell office:value-type="string">
            <text:p>Suministro de 5 licencias office 365 busines y 5 licencias Windows 10 profesional, Instalación y configuración</text:p>
          </table:table-cell>
          <table:table-cell office:value-type="string">
            <text:p>05-DIC-2019</text:p>
          </table:table-cell>
          <table:table-cell office:value-type="string">
            <text:p>4.289 €</text:p>
          </table:table-cell>
          <table:table-cell office:value-type="string">
            <text:p>5.189,69 €</text:p>
          </table:table-cell>
          <table:table-cell table:number-columns-repeated="1017"/>
        </table:table-row>
        <table:table-row table:style-name="ro5">
          <table:table-cell table:style-name="ce5" office:value-type="string">
            <text:p>B53045126</text:p>
          </table:table-cell>
          <table:table-cell table:style-name="ce5" office:value-type="string">
            <text:p>HIJOS DE EMILIO GUIRAO S.L.</text:p>
          </table:table-cell>
          <table:table-cell table:style-name="ce5" office:value-type="string">
            <text:p>M IF 115/19</text:p>
          </table:table-cell>
          <table:table-cell table:style-name="ce5" office:value-type="string">
            <text:p>Servicio de reparación de avería en la piscina de Monte Tossal: sustitución de bomba recirculadora y reparación de pletinas de unión</text:p>
          </table:table-cell>
          <table:table-cell table:style-name="ce10" office:value-type="string">
            <text:p>28-OCT-2019</text:p>
          </table:table-cell>
          <table:table-cell table:style-name="ce10" office:value-type="string">
            <text:p>2.079,51 €</text:p>
          </table:table-cell>
          <table:table-cell table:style-name="ce10" office:value-type="string">
            <text:p>2.516,2 €</text:p>
          </table:table-cell>
          <table:table-cell table:number-columns-repeated="1017"/>
        </table:table-row>
        <table:table-row table:style-name="ro4">
          <table:table-cell office:value-type="string">
            <text:p>B53045126</text:p>
          </table:table-cell>
          <table:table-cell office:value-type="string">
            <text:p>HIJOS DE EMILIO GUIRAO S.L.</text:p>
          </table:table-cell>
          <table:table-cell office:value-type="string">
            <text:p>M IF 56/19</text:p>
          </table:table-cell>
          <table:table-cell office:value-type="string">
            <text:p>Servicio de reparación de avería en ACS y de la centralita de control del suministro de gas en la piscina municipal Monte Tossal<text:tab/></text:p>
          </table:table-cell>
          <table:table-cell office:value-type="string">
            <text:p>11-OCT-2019</text:p>
          </table:table-cell>
          <table:table-cell office:value-type="string">
            <text:p>1.001,94 €</text:p>
          </table:table-cell>
          <table:table-cell office:value-type="string">
            <text:p>1.212,35 €</text:p>
          </table:table-cell>
          <table:table-cell table:number-columns-repeated="1017"/>
        </table:table-row>
        <table:table-row table:style-name="ro4">
          <table:table-cell table:style-name="ce5" office:value-type="string">
            <text:p>B53045126</text:p>
          </table:table-cell>
          <table:table-cell table:style-name="ce5" office:value-type="string">
            <text:p>HIJOS DE EMILIO GUIRAO S.L.</text:p>
          </table:table-cell>
          <table:table-cell table:style-name="ce5" office:value-type="string">
            <text:p>M IF 63/19</text:p>
          </table:table-cell>
          <table:table-cell table:style-name="ce5" office:value-type="string">
            <text:p>Sustitución de recirculadora del sistema de climatización en la piscina municipal de Monte Tossal<text:tab/></text:p>
          </table:table-cell>
          <table:table-cell table:style-name="ce10" office:value-type="string">
            <text:p>11-OCT-2019</text:p>
          </table:table-cell>
          <table:table-cell table:style-name="ce10" office:value-type="string">
            <text:p>1.812,2 €</text:p>
          </table:table-cell>
          <table:table-cell table:style-name="ce10" office:value-type="string">
            <text:p>2.192,75 €</text:p>
          </table:table-cell>
          <table:table-cell table:number-columns-repeated="1017"/>
        </table:table-row>
        <table:table-row table:style-name="ro4">
          <table:table-cell office:value-type="string">
            <text:p>B53045126</text:p>
          </table:table-cell>
          <table:table-cell office:value-type="string">
            <text:p>HIJOS DE EMILIO GUIRAO S.L.</text:p>
          </table:table-cell>
          <table:table-cell office:value-type="string">
            <text:p>M IF 93/19</text:p>
          </table:table-cell>
          <table:table-cell office:value-type="string">
            <text:p>Trabajos de limpieza de intercambiadores de calor y reparación de caldera de la piscina de Babel</text:p>
          </table:table-cell>
          <table:table-cell office:value-type="string">
            <text:p>22-OCT-2019</text:p>
          </table:table-cell>
          <table:table-cell office:value-type="string">
            <text:p>1.573,3 €</text:p>
          </table:table-cell>
          <table:table-cell office:value-type="string">
            <text:p>1.903,69 €</text:p>
          </table:table-cell>
          <table:table-cell table:number-columns-repeated="1017"/>
        </table:table-row>
        <table:table-row table:style-name="ro5">
          <table:table-cell table:style-name="ce5" office:value-type="string">
            <text:p>B53045126</text:p>
          </table:table-cell>
          <table:table-cell table:style-name="ce5" office:value-type="string">
            <text:p>HIJOS DE EMILIO GUIRAO S.L.</text:p>
          </table:table-cell>
          <table:table-cell table:style-name="ce5" office:value-type="string">
            <text:p>M IF 80/19</text:p>
          </table:table-cell>
          <table:table-cell table:style-name="ce5" office:value-type="string">
            <text:p>Servicio de limpieza de intercambiadores de calor y reparación de avería en el sistema eléctrico de recirculación de ACS en piscina de Vía Parque<text:tab/></text:p>
          </table:table-cell>
          <table:table-cell table:style-name="ce10" office:value-type="string">
            <text:p>18-OCT-2019</text:p>
          </table:table-cell>
          <table:table-cell table:style-name="ce10" office:value-type="string">
            <text:p>1.388,3 €</text:p>
          </table:table-cell>
          <table:table-cell table:style-name="ce10" office:value-type="string">
            <text:p>1.679,85 €</text:p>
          </table:table-cell>
          <table:table-cell table:number-columns-repeated="1017"/>
        </table:table-row>
        <table:table-row table:style-name="ro5">
          <table:table-cell office:value-type="string">
            <text:p>B53045126</text:p>
          </table:table-cell>
          <table:table-cell office:value-type="string">
            <text:p>HIJOS DE EMILIO GUIRAO S.L.</text:p>
          </table:table-cell>
          <table:table-cell office:value-type="string">
            <text:p>M IF 62/19</text:p>
          </table:table-cell>
          <table:table-cell office:value-type="string">
            <text:p>Trabajos de sustitución de bomba recirculadora de ida de primario de acumuladores en la piscina de Monte Tossal<text:tab/></text:p>
          </table:table-cell>
          <table:table-cell office:value-type="string">
            <text:p>11-OCT-2019</text:p>
          </table:table-cell>
          <table:table-cell office:value-type="string">
            <text:p>1.902,07 €</text:p>
          </table:table-cell>
          <table:table-cell office:value-type="string">
            <text:p>2.301,5 €</text:p>
          </table:table-cell>
          <table:table-cell table:number-columns-repeated="1017"/>
        </table:table-row>
        <table:table-row table:style-name="ro9">
          <table:table-cell table:style-name="ce5" office:value-type="string">
            <text:p>B53810677</text:p>
          </table:table-cell>
          <table:table-cell table:style-name="ce5" office:value-type="string">
            <text:p>Hijos de Felipe Baños S.L.</text:p>
          </table:table-cell>
          <table:table-cell table:style-name="ce5" office:value-type="string">
            <text:p>M DP 34/2019</text:p>
          </table:table-cell>
          <table:table-cell table:style-name="ce5" office:value-type="string">
            <text:p>Suministro de equipaciones deportivas para la Concejalía de Deportes. Octubre 2019.</text:p>
          </table:table-cell>
          <table:table-cell table:style-name="ce10" office:value-type="string">
            <text:p>21-OCT-2019</text:p>
          </table:table-cell>
          <table:table-cell table:style-name="ce10" office:value-type="string">
            <text:p>962,7 €</text:p>
          </table:table-cell>
          <table:table-cell table:style-name="ce10" office:value-type="string">
            <text:p>1.164,87 €</text:p>
          </table:table-cell>
          <table:table-cell table:number-columns-repeated="1017"/>
        </table:table-row>
        <table:table-row table:style-name="ro5">
          <table:table-cell office:value-type="string">
            <text:p>B53810677</text:p>
          </table:table-cell>
          <table:table-cell office:value-type="string">
            <text:p>Hijos de Felipe Baños S.L.</text:p>
          </table:table-cell>
          <table:table-cell office:value-type="string">
            <text:p>M SE P 12/19</text:p>
          </table:table-cell>
          <table:table-cell office:value-type="string">
            <text:p>37 Cubos 2D C/Grabación y 11 Placas de Madera C/Estuche, Grabación de Placas. Todo para entrega en el Acto de Celebración del Día del Voluntariado.</text:p>
          </table:table-cell>
          <table:table-cell office:value-type="string">
            <text:p>15-NOV-2019</text:p>
          </table:table-cell>
          <table:table-cell office:value-type="string">
            <text:p>724,18 €</text:p>
          </table:table-cell>
          <table:table-cell office:value-type="string">
            <text:p>876,26 €</text:p>
          </table:table-cell>
          <table:table-cell table:number-columns-repeated="1017"/>
        </table:table-row>
        <table:table-row table:style-name="ro3">
          <table:table-cell table:style-name="ce5" office:value-type="string">
            <text:p>A03076551</text:p>
          </table:table-cell>
          <table:table-cell table:style-name="ce5" office:value-type="string">
            <text:p>Hijos de Manuel Crespo S.A.</text:p>
          </table:table-cell>
          <table:table-cell table:style-name="ce5" office:value-type="string">
            <text:p>M SE 52/19</text:p>
          </table:table-cell>
          <table:table-cell table:style-name="ce5" office:value-type="string">
            <text:p>Recambios V-10 <text:s/>y V-12</text:p>
          </table:table-cell>
          <table:table-cell table:style-name="ce10" office:value-type="string">
            <text:p>10-OCT-2019</text:p>
          </table:table-cell>
          <table:table-cell table:style-name="ce10" office:value-type="string">
            <text:p>349,35 €</text:p>
          </table:table-cell>
          <table:table-cell table:style-name="ce10" office:value-type="string">
            <text:p>422,71 €</text:p>
          </table:table-cell>
          <table:table-cell table:number-columns-repeated="1017"/>
        </table:table-row>
        <table:table-row table:style-name="ro9">
          <table:table-cell office:value-type="string">
            <text:p>A03076551</text:p>
          </table:table-cell>
          <table:table-cell office:value-type="string">
            <text:p>Hijos de Manuel Crespo S.A.</text:p>
          </table:table-cell>
          <table:table-cell office:value-type="string">
            <text:p>M SE 16/19</text:p>
          </table:table-cell>
          <table:table-cell office:value-type="string">
            <text:p>Lámpara de intermitente, interruptor en columna.</text:p>
          </table:table-cell>
          <table:table-cell office:value-type="string">
            <text:p>10-OCT-2019</text:p>
          </table:table-cell>
          <table:table-cell office:value-type="string">
            <text:p>182,18 €</text:p>
          </table:table-cell>
          <table:table-cell office:value-type="string">
            <text:p>220,44 €</text:p>
          </table:table-cell>
          <table:table-cell table:number-columns-repeated="1017"/>
        </table:table-row>
        <table:table-row table:style-name="ro9">
          <table:table-cell table:style-name="ce5" office:value-type="string">
            <text:p>A03076551</text:p>
          </table:table-cell>
          <table:table-cell table:style-name="ce5" office:value-type="string">
            <text:p>Hijos de Manuel Crespo S.A.</text:p>
          </table:table-cell>
          <table:table-cell table:style-name="ce5" office:value-type="string">
            <text:p>M SE 42/19</text:p>
          </table:table-cell>
          <table:table-cell table:style-name="ce5" office:value-type="string">
            <text:p>Comprobar funcionamiento cambio,realizar test breve V-4 <text:s/>matricula: 3341GSW</text:p>
          </table:table-cell>
          <table:table-cell table:style-name="ce10" office:value-type="string">
            <text:p>15-OCT-2019</text:p>
          </table:table-cell>
          <table:table-cell table:style-name="ce10" office:value-type="string">
            <text:p>315,26 €</text:p>
          </table:table-cell>
          <table:table-cell table:style-name="ce10" office:value-type="string">
            <text:p>381,48 €</text:p>
          </table:table-cell>
          <table:table-cell table:number-columns-repeated="1017"/>
        </table:table-row>
        <table:table-row table:style-name="ro4">
          <table:table-cell office:value-type="string">
            <text:p>A03076551</text:p>
          </table:table-cell>
          <table:table-cell office:value-type="string">
            <text:p>Hijos de Manuel Crespo S.A.</text:p>
          </table:table-cell>
          <table:table-cell office:value-type="string">
            <text:p>M SE 17/19</text:p>
          </table:table-cell>
          <table:table-cell office:value-type="string">
            <text:p>Sistema electrónico del cambio automático, casquillo contacto, realizar test breve del V-7</text:p>
          </table:table-cell>
          <table:table-cell office:value-type="string">
            <text:p>10-OCT-2019</text:p>
          </table:table-cell>
          <table:table-cell office:value-type="string">
            <text:p>2.704,7 €</text:p>
          </table:table-cell>
          <table:table-cell office:value-type="string">
            <text:p>3.272,7 €</text:p>
          </table:table-cell>
          <table:table-cell table:number-columns-repeated="1017"/>
        </table:table-row>
        <table:table-row table:style-name="ro9">
          <table:table-cell table:style-name="ce5" office:value-type="string">
            <text:p>A03076551</text:p>
          </table:table-cell>
          <table:table-cell table:style-name="ce5" office:value-type="string">
            <text:p>Hijos de Manuel Crespo S.A.</text:p>
          </table:table-cell>
          <table:table-cell table:style-name="ce5" office:value-type="string">
            <text:p>M SE 19/19</text:p>
          </table:table-cell>
          <table:table-cell table:style-name="ce5" office:value-type="string">
            <text:p>Escobilla limpia, lata aceite, tapafugas radiador.</text:p>
          </table:table-cell>
          <table:table-cell table:style-name="ce10" office:value-type="string">
            <text:p>10-OCT-2019</text:p>
          </table:table-cell>
          <table:table-cell table:style-name="ce10" office:value-type="string">
            <text:p>567,2 €</text:p>
          </table:table-cell>
          <table:table-cell table:style-name="ce10" office:value-type="string">
            <text:p>686,31 €</text:p>
          </table:table-cell>
          <table:table-cell table:number-columns-repeated="1017"/>
        </table:table-row>
        <table:table-row table:style-name="ro3">
          <table:table-cell office:value-type="string">
            <text:p>A03076551</text:p>
          </table:table-cell>
          <table:table-cell office:value-type="string">
            <text:p>Hijos de Manuel Crespo S.A.</text:p>
          </table:table-cell>
          <table:table-cell office:value-type="string">
            <text:p>M SE 53/19</text:p>
          </table:table-cell>
          <table:table-cell office:value-type="string">
            <text:p>cristal espejo vehiculo</text:p>
          </table:table-cell>
          <table:table-cell office:value-type="string">
            <text:p>10-OCT-2019</text:p>
          </table:table-cell>
          <table:table-cell office:value-type="string">
            <text:p>55,78 €</text:p>
          </table:table-cell>
          <table:table-cell office:value-type="string">
            <text:p>67,49 €</text:p>
          </table:table-cell>
          <table:table-cell table:number-columns-repeated="1017"/>
        </table:table-row>
        <table:table-row table:style-name="ro7">
          <table:table-cell table:style-name="ce5" office:value-type="string">
            <text:p>B28154334</text:p>
          </table:table-cell>
          <table:table-cell table:style-name="ce5" office:value-type="string">
            <text:p>HONEYWELL S.L.</text:p>
          </table:table-cell>
          <table:table-cell table:style-name="ce5" office:value-type="string">
            <text:p>M IF 124/19</text:p>
          </table:table-cell>
          <table:table-cell table:style-name="ce5" office:value-type="string">
            <text:p>SERVICIO DE MANTENIMIENTO DEL SISTEMA DE CONTROL DE CLIMATIZACIÓN HONEYWELL EN LAS PISCINAS MUNICIPALES EN EL MUSEO DE ARTE CONTEMPORÁNEO DE ALICANTE DEL 01/05/2019 AL 31/07/2019</text:p>
          </table:table-cell>
          <table:table-cell table:style-name="ce10" office:value-type="string">
            <text:p>30-OCT-2019</text:p>
          </table:table-cell>
          <table:table-cell table:style-name="ce10" office:value-type="string">
            <text:p>977,97 €</text:p>
          </table:table-cell>
          <table:table-cell table:style-name="ce10" office:value-type="string">
            <text:p>1.183,34 €</text:p>
          </table:table-cell>
          <table:table-cell table:number-columns-repeated="1017"/>
        </table:table-row>
        <table:table-row table:style-name="ro5">
          <table:table-cell office:value-type="string">
            <text:p>B28154334</text:p>
          </table:table-cell>
          <table:table-cell office:value-type="string">
            <text:p>HONEYWELL S.L.</text:p>
          </table:table-cell>
          <table:table-cell office:value-type="string">
            <text:p>M IF 191/19</text:p>
          </table:table-cell>
          <table:table-cell office:value-type="string">
            <text:p>Servicio de mantenimiento del sistema de control de climatización Honeywell en el Museo de Arte Contemporáneo de Alicante. Periodo facturación: 01/08/19 al 31/10/19</text:p>
          </table:table-cell>
          <table:table-cell office:value-type="string">
            <text:p>13-DIC-2019</text:p>
          </table:table-cell>
          <table:table-cell office:value-type="string">
            <text:p>977,97 €</text:p>
          </table:table-cell>
          <table:table-cell office:value-type="string">
            <text:p>1.183,34 €</text:p>
          </table:table-cell>
          <table:table-cell table:number-columns-repeated="1017"/>
        </table:table-row>
        <table:table-row table:style-name="ro9">
          <table:table-cell table:style-name="ce5" office:value-type="string">
            <text:p>B87324844</text:p>
          </table:table-cell>
          <table:table-cell table:style-name="ce5" office:value-type="string">
            <text:p>IDCQ Quironsalud Hospitales y Sanidad, S.L.U.</text:p>
          </table:table-cell>
          <table:table-cell table:style-name="ce5" office:value-type="string">
            <text:p>M SM 34/19</text:p>
          </table:table-cell>
          <table:table-cell table:style-name="ce5" office:value-type="string">
            <text:p>Realización reconocimientos médicos aspirantes proceso selectivo</text:p>
          </table:table-cell>
          <table:table-cell table:style-name="ce10" office:value-type="string">
            <text:p>28-NOV-2019</text:p>
          </table:table-cell>
          <table:table-cell table:number-columns-repeated="2" table:style-name="ce10" office:value-type="string">
            <text:p>160,5 €</text:p>
          </table:table-cell>
          <table:table-cell table:number-columns-repeated="1017"/>
        </table:table-row>
        <table:table-row table:style-name="ro9">
          <table:table-cell office:value-type="string">
            <text:p>B87324844</text:p>
          </table:table-cell>
          <table:table-cell office:value-type="string">
            <text:p>IDCQ Quironsalud Hospitales y Sanidad, S.L.U.</text:p>
          </table:table-cell>
          <table:table-cell office:value-type="string">
            <text:p>M SM 33/19</text:p>
          </table:table-cell>
          <table:table-cell office:value-type="string">
            <text:p>Realización reconocimientos médicos aspirantes oposiciones</text:p>
          </table:table-cell>
          <table:table-cell office:value-type="string">
            <text:p>18-OCT-2019</text:p>
          </table:table-cell>
          <table:table-cell table:number-columns-repeated="2" office:value-type="string">
            <text:p>160,5 €</text:p>
          </table:table-cell>
          <table:table-cell table:number-columns-repeated="1017"/>
        </table:table-row>
        <table:table-row table:style-name="ro9">
          <table:table-cell table:style-name="ce5" office:value-type="string">
            <text:p>B54858493</text:p>
          </table:table-cell>
          <table:table-cell table:style-name="ce5" office:value-type="string">
            <text:p>Ideacolor servicios de impresión, S.L.</text:p>
          </table:table-cell>
          <table:table-cell table:style-name="ce5" office:value-type="string">
            <text:p>M TT 35-19</text:p>
          </table:table-cell>
          <table:table-cell table:style-name="ce5" office:value-type="string">
            <text:p>Pack 200 tarjetones estacionamiento modelo azul</text:p>
          </table:table-cell>
          <table:table-cell table:style-name="ce10" office:value-type="string">
            <text:p>28-NOV-2019</text:p>
          </table:table-cell>
          <table:table-cell table:style-name="ce10" office:value-type="string">
            <text:p>106 €</text:p>
          </table:table-cell>
          <table:table-cell table:style-name="ce10" office:value-type="string">
            <text:p>128,26 €</text:p>
          </table:table-cell>
          <table:table-cell table:number-columns-repeated="1017"/>
        </table:table-row>
        <table:table-row table:style-name="ro9">
          <table:table-cell office:value-type="string">
            <text:p>03444458R</text:p>
          </table:table-cell>
          <table:table-cell office:value-type="string">
            <text:p>ILUMINADA MONTERO MERINO</text:p>
          </table:table-cell>
          <table:table-cell office:value-type="string">
            <text:p>M JU 2019/22167</text:p>
          </table:table-cell>
          <table:table-cell office:value-type="string">
            <text:p>servicios de montaje y desmontaje sala exposiciones centro 14. octubre 2019</text:p>
          </table:table-cell>
          <table:table-cell office:value-type="string">
            <text:p>26-NOV-2019</text:p>
          </table:table-cell>
          <table:table-cell office:value-type="string">
            <text:p>973,31 €</text:p>
          </table:table-cell>
          <table:table-cell office:value-type="string">
            <text:p>1.177,71 €</text:p>
          </table:table-cell>
          <table:table-cell table:number-columns-repeated="1017"/>
        </table:table-row>
        <table:table-row table:style-name="ro9">
          <table:table-cell table:style-name="ce5" office:value-type="string">
            <text:p>03444458R</text:p>
          </table:table-cell>
          <table:table-cell table:style-name="ce5" office:value-type="string">
            <text:p>ILUMINADA MONTERO MERINO</text:p>
          </table:table-cell>
          <table:table-cell table:style-name="ce5" office:value-type="string">
            <text:p>M JU 2019/25887</text:p>
          </table:table-cell>
          <table:table-cell table:style-name="ce5" office:value-type="string">
            <text:p>servicio de montaje y desmontaje sala de exposiciones centro 14 diciembre 2019</text:p>
          </table:table-cell>
          <table:table-cell table:style-name="ce10" office:value-type="string">
            <text:p>31-DIC-2019</text:p>
          </table:table-cell>
          <table:table-cell table:style-name="ce10" office:value-type="string">
            <text:p>973,31 €</text:p>
          </table:table-cell>
          <table:table-cell table:style-name="ce10" office:value-type="string">
            <text:p>1.177,71 €</text:p>
          </table:table-cell>
          <table:table-cell table:number-columns-repeated="1017"/>
        </table:table-row>
        <table:table-row table:style-name="ro9">
          <table:table-cell office:value-type="string">
            <text:p>03444458R</text:p>
          </table:table-cell>
          <table:table-cell office:value-type="string">
            <text:p>ILUMINADA MONTERO MERINO</text:p>
          </table:table-cell>
          <table:table-cell office:value-type="string">
            <text:p>M JU 2019/23435</text:p>
          </table:table-cell>
          <table:table-cell office:value-type="string">
            <text:p>servicios de montaje y desmontaje para sala exposiciones centro 14 noviembre 2019</text:p>
          </table:table-cell>
          <table:table-cell office:value-type="string">
            <text:p>16-DIC-2019</text:p>
          </table:table-cell>
          <table:table-cell office:value-type="string">
            <text:p>973,31 €</text:p>
          </table:table-cell>
          <table:table-cell office:value-type="string">
            <text:p>1.177,71 €</text:p>
          </table:table-cell>
          <table:table-cell table:number-columns-repeated="1017"/>
        </table:table-row>
        <table:table-row table:style-name="ro9">
          <table:table-cell table:style-name="ce5" office:value-type="string">
            <text:p>03444458R</text:p>
          </table:table-cell>
          <table:table-cell table:style-name="ce5" office:value-type="string">
            <text:p>ILUMINADA MONTERO MERINO</text:p>
          </table:table-cell>
          <table:table-cell table:style-name="ce5" office:value-type="string">
            <text:p>M JU 2019/19092</text:p>
          </table:table-cell>
          <table:table-cell table:style-name="ce5" office:value-type="string">
            <text:p>montaje y desmontaje sala exposiciones centro 14. septiembre </text:p>
          </table:table-cell>
          <table:table-cell table:style-name="ce10" office:value-type="string">
            <text:p>26-NOV-2019</text:p>
          </table:table-cell>
          <table:table-cell table:style-name="ce10" office:value-type="string">
            <text:p>973,31 €</text:p>
          </table:table-cell>
          <table:table-cell table:style-name="ce10" office:value-type="string">
            <text:p>1.177,71 €</text:p>
          </table:table-cell>
          <table:table-cell table:number-columns-repeated="1017"/>
        </table:table-row>
        <table:table-row table:style-name="ro4">
          <table:table-cell office:value-type="string">
            <text:p>B54443957</text:p>
          </table:table-cell>
          <table:table-cell office:value-type="string">
            <text:p>IMAGINA EDUCA S.L</text:p>
          </table:table-cell>
          <table:table-cell office:value-type="string">
            <text:p><text:s/>M CU 2019/62-1</text:p>
          </table:table-cell>
          <table:table-cell office:value-type="string">
            <text:p>Curso de risoterapia en la partida Cañada del Fenollar. Programa Alicante Cultura. Período Octubre-Diciembre 2019</text:p>
          </table:table-cell>
          <table:table-cell office:value-type="string">
            <text:p>10-OCT-2019</text:p>
          </table:table-cell>
          <table:table-cell office:value-type="string">
            <text:p>353,44 €</text:p>
          </table:table-cell>
          <table:table-cell office:value-type="string">
            <text:p>388,78 €</text:p>
          </table:table-cell>
          <table:table-cell table:number-columns-repeated="1017"/>
        </table:table-row>
        <table:table-row table:style-name="ro4">
          <table:table-cell table:style-name="ce5" office:value-type="string">
            <text:p>B54443957</text:p>
          </table:table-cell>
          <table:table-cell table:style-name="ce5" office:value-type="string">
            <text:p>IMAGINA EDUCA S.L</text:p>
          </table:table-cell>
          <table:table-cell table:style-name="ce5" office:value-type="string">
            <text:p>M CU 2019/62-2</text:p>
          </table:table-cell>
          <table:table-cell table:style-name="ce5" office:value-type="string">
            <text:p>Itinerario " La Huerta de Alicante y sus torres vigías". Programa Alicante Cultura. Período Octubre- Diciembre 2019</text:p>
          </table:table-cell>
          <table:table-cell table:style-name="ce10" office:value-type="string">
            <text:p>23-OCT-2019</text:p>
          </table:table-cell>
          <table:table-cell table:style-name="ce10" office:value-type="string">
            <text:p>66,59 €</text:p>
          </table:table-cell>
          <table:table-cell table:style-name="ce10" office:value-type="string">
            <text:p>73,25 €</text:p>
          </table:table-cell>
          <table:table-cell table:number-columns-repeated="1017"/>
        </table:table-row>
        <table:table-row table:style-name="ro4">
          <table:table-cell office:value-type="string">
            <text:p>B54443957</text:p>
          </table:table-cell>
          <table:table-cell office:value-type="string">
            <text:p>IMAGINA EDUCA S.L</text:p>
          </table:table-cell>
          <table:table-cell office:value-type="string">
            <text:p>M CU 2019/88-02</text:p>
          </table:table-cell>
          <table:table-cell office:value-type="string">
            <text:p>Impartición de 17 cursos-talleres. Programa Alicante Cultura 2019-20 (Aula Abierta). Meses de enero a junio de 2020.</text:p>
          </table:table-cell>
          <table:table-cell office:value-type="string">
            <text:p>18-DIC-2019</text:p>
          </table:table-cell>
          <table:table-cell office:value-type="string">
            <text:p>7.035,66 €</text:p>
          </table:table-cell>
          <table:table-cell office:value-type="string">
            <text:p>7.739,23 €</text:p>
          </table:table-cell>
          <table:table-cell table:number-columns-repeated="1017"/>
        </table:table-row>
        <table:table-row table:style-name="ro9">
          <table:table-cell table:style-name="ce5" office:value-type="string">
            <text:p>B53541157</text:p>
          </table:table-cell>
          <table:table-cell table:style-name="ce5" office:value-type="string">
            <text:p>Imaginarte</text:p>
          </table:table-cell>
          <table:table-cell table:style-name="ce5" office:value-type="string">
            <text:p>M ED 44/19</text:p>
          </table:table-cell>
          <table:table-cell table:style-name="ce5" office:value-type="string">
            <text:p>Desarrollo audiovisual sobre la salud y la prevensión de conductas adictivas.</text:p>
          </table:table-cell>
          <table:table-cell table:style-name="ce10" office:value-type="string">
            <text:p>11-NOV-2019</text:p>
          </table:table-cell>
          <table:table-cell table:style-name="ce10" office:value-type="string">
            <text:p>6.435,25 €</text:p>
          </table:table-cell>
          <table:table-cell table:style-name="ce10" office:value-type="string">
            <text:p>7.786,65 €</text:p>
          </table:table-cell>
          <table:table-cell table:number-columns-repeated="1017"/>
        </table:table-row>
        <table:table-row table:style-name="ro4">
          <table:table-cell office:value-type="string">
            <text:p>17183981Z</text:p>
          </table:table-cell>
          <table:table-cell office:value-type="string">
            <text:p>Imprenta Pe.Com Gráficas</text:p>
          </table:table-cell>
          <table:table-cell office:value-type="string">
            <text:p>M DP 69/2019</text:p>
          </table:table-cell>
          <table:table-cell office:value-type="string">
            <text:p>Cartel para la Concejalía de Deportes con motivo de la organización de eventos deportivos.</text:p>
          </table:table-cell>
          <table:table-cell office:value-type="string">
            <text:p>10-DIC-2019</text:p>
          </table:table-cell>
          <table:table-cell office:value-type="string">
            <text:p>9 €</text:p>
          </table:table-cell>
          <table:table-cell office:value-type="string">
            <text:p>10,89 €</text:p>
          </table:table-cell>
          <table:table-cell table:number-columns-repeated="1017"/>
        </table:table-row>
        <table:table-row table:style-name="ro9">
          <table:table-cell table:style-name="ce5" office:value-type="string">
            <text:p>17183981Z</text:p>
          </table:table-cell>
          <table:table-cell table:style-name="ce5" office:value-type="string">
            <text:p>Imprenta Pe.Com Gráficas</text:p>
          </table:table-cell>
          <table:table-cell table:style-name="ce5" office:value-type="string">
            <text:p>M CO 23</text:p>
          </table:table-cell>
          <table:table-cell table:style-name="ce5" office:value-type="string">
            <text:p>Campaña publicitaria de Comercio y Hostelería (carteles A3 a color)</text:p>
          </table:table-cell>
          <table:table-cell table:style-name="ce10" office:value-type="string">
            <text:p>22-OCT-2019</text:p>
          </table:table-cell>
          <table:table-cell table:style-name="ce10" office:value-type="string">
            <text:p>75 €</text:p>
          </table:table-cell>
          <table:table-cell table:style-name="ce10" office:value-type="string">
            <text:p>90,75 €</text:p>
          </table:table-cell>
          <table:table-cell table:number-columns-repeated="1017"/>
        </table:table-row>
        <table:table-row table:style-name="ro9">
          <table:table-cell office:value-type="string">
            <text:p>E42533307</text:p>
          </table:table-cell>
          <table:table-cell office:value-type="string">
            <text:p>in situ dance school oe </text:p>
          </table:table-cell>
          <table:table-cell office:value-type="string">
            <text:p>M JU 2019/25444</text:p>
          </table:table-cell>
          <table:table-cell office:value-type="string">
            <text:p>taller danza urbana en ies bahia de babel 12 de diciembre </text:p>
          </table:table-cell>
          <table:table-cell office:value-type="string">
            <text:p>31-DIC-2019</text:p>
          </table:table-cell>
          <table:table-cell office:value-type="string">
            <text:p>41,32 €</text:p>
          </table:table-cell>
          <table:table-cell office:value-type="string">
            <text:p>50 €</text:p>
          </table:table-cell>
          <table:table-cell table:number-columns-repeated="1017"/>
        </table:table-row>
        <table:table-row table:style-name="ro4">
          <table:table-cell table:style-name="ce5" office:value-type="string">
            <text:p>E42533307</text:p>
          </table:table-cell>
          <table:table-cell table:style-name="ce5" office:value-type="string">
            <text:p>in situ dance school oe </text:p>
          </table:table-cell>
          <table:table-cell table:style-name="ce5" office:value-type="string">
            <text:p>M JU 2019/20731</text:p>
          </table:table-cell>
          <table:table-cell table:style-name="ce5" office:value-type="string">
            <text:p>talleres de danzas urbanas programa disfruta el movimiento ies radio exterior ies cabo huertas e ies figueras pacheco. </text:p>
          </table:table-cell>
          <table:table-cell table:style-name="ce10" office:value-type="string">
            <text:p>22-NOV-2019</text:p>
          </table:table-cell>
          <table:table-cell table:style-name="ce10" office:value-type="string">
            <text:p>123,97 €</text:p>
          </table:table-cell>
          <table:table-cell table:style-name="ce10" office:value-type="string">
            <text:p>150 €</text:p>
          </table:table-cell>
          <table:table-cell table:number-columns-repeated="1017"/>
        </table:table-row>
        <table:table-row table:style-name="ro9">
          <table:table-cell office:value-type="string">
            <text:p>E42533307</text:p>
          </table:table-cell>
          <table:table-cell office:value-type="string">
            <text:p>in situ dance school oe </text:p>
          </table:table-cell>
          <table:table-cell office:value-type="string">
            <text:p>M JU 2019/25443</text:p>
          </table:table-cell>
          <table:table-cell office:value-type="string">
            <text:p>talleres anzas urbanas en ies de la ciudad. 7 21 y 28 de noviembre </text:p>
          </table:table-cell>
          <table:table-cell office:value-type="string">
            <text:p>31-DIC-2019</text:p>
          </table:table-cell>
          <table:table-cell office:value-type="string">
            <text:p>123,97 €</text:p>
          </table:table-cell>
          <table:table-cell office:value-type="string">
            <text:p>150 €</text:p>
          </table:table-cell>
          <table:table-cell table:number-columns-repeated="1017"/>
        </table:table-row>
        <table:table-row table:style-name="ro9">
          <table:table-cell table:style-name="ce5" office:value-type="string">
            <text:p>B03358900</text:p>
          </table:table-cell>
          <table:table-cell table:style-name="ce5" office:value-type="string">
            <text:p>INDUSTRIAS GRÁFICAS ALICANTE, S.L.</text:p>
          </table:table-cell>
          <table:table-cell table:style-name="ce5" office:value-type="string">
            <text:p>M TT 20-19</text:p>
          </table:table-cell>
          <table:table-cell table:style-name="ce5" office:value-type="string">
            <text:p>Impresión de treinta planos itinerarios ciclistas para mupis</text:p>
          </table:table-cell>
          <table:table-cell table:style-name="ce10" office:value-type="string">
            <text:p>30-OCT-2019</text:p>
          </table:table-cell>
          <table:table-cell table:style-name="ce10" office:value-type="string">
            <text:p>690 €</text:p>
          </table:table-cell>
          <table:table-cell table:style-name="ce10" office:value-type="string">
            <text:p>834,9 €</text:p>
          </table:table-cell>
          <table:table-cell table:number-columns-repeated="1017"/>
        </table:table-row>
        <table:table-row table:style-name="ro4">
          <table:table-cell office:value-type="string">
            <text:p>B03358900</text:p>
          </table:table-cell>
          <table:table-cell office:value-type="string">
            <text:p>INDUSTRIAS GRÁFICAS ALICANTE, S.L.</text:p>
          </table:table-cell>
          <table:table-cell office:value-type="string">
            <text:p>M TT 38-19</text:p>
          </table:table-cell>
          <table:table-cell office:value-type="string">
            <text:p>Impresión 60 planos itinerarios ciclistas (30 de castellano, 30 en valencian) tamaño mupis</text:p>
          </table:table-cell>
          <table:table-cell office:value-type="string">
            <text:p>26-DIC-2019</text:p>
          </table:table-cell>
          <table:table-cell office:value-type="string">
            <text:p>900 €</text:p>
          </table:table-cell>
          <table:table-cell office:value-type="string">
            <text:p>1.089 €</text:p>
          </table:table-cell>
          <table:table-cell table:number-columns-repeated="1017"/>
        </table:table-row>
        <table:table-row table:style-name="ro4">
          <table:table-cell table:style-name="ce5" office:value-type="string">
            <text:p>A03057577</text:p>
          </table:table-cell>
          <table:table-cell table:style-name="ce5" office:value-type="string">
            <text:p>Industrias Plásticas Bañeres, SA</text:p>
          </table:table-cell>
          <table:table-cell table:style-name="ce5" office:value-type="string">
            <text:p>M DP 46/2019</text:p>
          </table:table-cell>
          <table:table-cell table:style-name="ce5" office:value-type="string">
            <text:p>Lámina biocompostable y cinta balizamiento impresos con el logo de la Concejalía de Deportes para eventos deportivos.</text:p>
          </table:table-cell>
          <table:table-cell table:style-name="ce10" office:value-type="string">
            <text:p>11-OCT-2019</text:p>
          </table:table-cell>
          <table:table-cell table:style-name="ce10" office:value-type="string">
            <text:p>2.253,19 €</text:p>
          </table:table-cell>
          <table:table-cell table:style-name="ce10" office:value-type="string">
            <text:p>2.726,36 €</text:p>
          </table:table-cell>
          <table:table-cell table:number-columns-repeated="1017"/>
        </table:table-row>
        <table:table-row table:style-name="ro5">
          <table:table-cell office:value-type="string">
            <text:p>A03291937</text:p>
          </table:table-cell>
          <table:table-cell office:value-type="string">
            <text:p>Induze Publicidad, S.A.</text:p>
          </table:table-cell>
          <table:table-cell office:value-type="string">
            <text:p>M TT 36-19</text:p>
          </table:table-cell>
          <table:table-cell office:value-type="string">
            <text:p>Asistencia técnica, organización, coordinación, realización y seguimiento del Ciclobarrio Vía Parque, Deportista Joaquin Blume</text:p>
          </table:table-cell>
          <table:table-cell office:value-type="string">
            <text:p>28-NOV-2019</text:p>
          </table:table-cell>
          <table:table-cell office:value-type="string">
            <text:p>4.685,35 €</text:p>
          </table:table-cell>
          <table:table-cell office:value-type="string">
            <text:p>5.669,27 €</text:p>
          </table:table-cell>
          <table:table-cell table:number-columns-repeated="1017"/>
        </table:table-row>
        <table:table-row table:style-name="ro5">
          <table:table-cell table:style-name="ce5" office:value-type="string">
            <text:p>B54438361</text:p>
          </table:table-cell>
          <table:table-cell table:style-name="ce5" office:value-type="string">
            <text:p>INELSA INGENIERIA INFRAESTRUCTURAS S.L.</text:p>
          </table:table-cell>
          <table:table-cell table:style-name="ce5" office:value-type="string">
            <text:p>M IF 126/19</text:p>
          </table:table-cell>
          <table:table-cell table:style-name="ce5" office:value-type="string">
            <text:p>Obras de ejecución de nueva acometida de suministro de agua potable en Centro de Acogida Nazaret (desde nuevo contador en fachada).</text:p>
          </table:table-cell>
          <table:table-cell table:style-name="ce10" office:value-type="string">
            <text:p>30-OCT-2019</text:p>
          </table:table-cell>
          <table:table-cell table:style-name="ce10" office:value-type="string">
            <text:p>3.790 €</text:p>
          </table:table-cell>
          <table:table-cell table:style-name="ce10" office:value-type="string">
            <text:p>4.585,9 €</text:p>
          </table:table-cell>
          <table:table-cell table:number-columns-repeated="1017"/>
        </table:table-row>
        <table:table-row table:style-name="ro9">
          <table:table-cell office:value-type="string">
            <text:p>A29584315</text:p>
          </table:table-cell>
          <table:table-cell office:value-type="string">
            <text:p>Ingeniería e Integración Avanzadas (Ingenia), S.A.</text:p>
          </table:table-cell>
          <table:table-cell office:value-type="string">
            <text:p>M NT 127/2019</text:p>
          </table:table-cell>
          <table:table-cell office:value-type="string">
            <text:p>Suministro e Instalación "Nessus Profesional". Financiación EDUSI</text:p>
          </table:table-cell>
          <table:table-cell office:value-type="string">
            <text:p>02-DIC-2019</text:p>
          </table:table-cell>
          <table:table-cell office:value-type="string">
            <text:p>7.158 €</text:p>
          </table:table-cell>
          <table:table-cell office:value-type="string">
            <text:p>8.661,18 €</text:p>
          </table:table-cell>
          <table:table-cell table:number-columns-repeated="1017"/>
        </table:table-row>
        <table:table-row table:style-name="ro8">
          <table:table-cell table:style-name="ce5" office:value-type="string">
            <text:p>B03408614</text:p>
          </table:table-cell>
          <table:table-cell table:style-name="ce5" office:value-type="string">
            <text:p>INGENIERÍA Y ESTUDIOS MEDITERRÁNEO, S.L.P.</text:p>
          </table:table-cell>
          <table:table-cell table:style-name="ce5" office:value-type="string">
            <text:p>M IF 219/19</text:p>
          </table:table-cell>
          <table:table-cell table:style-name="ce5" office:value-type="string">
            <text:p>Servicio de coordinación de seguridad y salud en fase de ejecución de las obras de acondicionamiento paisajístico en zonas ajardinadas en tre Avda. Pintor Pérez Gil y Avda. Fotógrafo Francisco Cano</text:p>
          </table:table-cell>
          <table:table-cell table:style-name="ce10" office:value-type="string">
            <text:p>20-DIC-2019</text:p>
          </table:table-cell>
          <table:table-cell table:style-name="ce10" office:value-type="string">
            <text:p>500 €</text:p>
          </table:table-cell>
          <table:table-cell table:style-name="ce10" office:value-type="string">
            <text:p>605 €</text:p>
          </table:table-cell>
          <table:table-cell table:number-columns-repeated="1017"/>
        </table:table-row>
        <table:table-row table:style-name="ro8">
          <table:table-cell office:value-type="string">
            <text:p>B03408614</text:p>
          </table:table-cell>
          <table:table-cell office:value-type="string">
            <text:p>INGENIERÍA Y ESTUDIOS MEDITERRÁNEO, S.L.P.</text:p>
          </table:table-cell>
          <table:table-cell office:value-type="string">
            <text:p>M IF 250/19</text:p>
          </table:table-cell>
          <table:table-cell office:value-type="string">
            <text:p>Servicio de coordinación de seguridad y salud de la obra de "Suministro con instalación de juegos infantiles y biolsaludables y mobililio urbano, dividido en dos lotes".</text:p>
          </table:table-cell>
          <table:table-cell office:value-type="string">
            <text:p>31-DIC-2019</text:p>
          </table:table-cell>
          <table:table-cell office:value-type="string">
            <text:p>1.200 €</text:p>
          </table:table-cell>
          <table:table-cell office:value-type="string">
            <text:p>1.452 €</text:p>
          </table:table-cell>
          <table:table-cell table:number-columns-repeated="1017"/>
        </table:table-row>
        <table:table-row table:style-name="ro4">
          <table:table-cell table:style-name="ce5" office:value-type="string">
            <text:p>B03937034</text:p>
          </table:table-cell>
          <table:table-cell table:style-name="ce5" office:value-type="string">
            <text:p>INSTALACIONES ELECTRICIDAD PAQUETE, S.L.</text:p>
          </table:table-cell>
          <table:table-cell table:style-name="ce5" office:value-type="string">
            <text:p>M IF 225/19</text:p>
          </table:table-cell>
          <table:table-cell table:style-name="ce5" office:value-type="string">
            <text:p>Servicio de mantenimiento técnico legal de los centros de transformación sitos en distitnas dependencias municipales</text:p>
          </table:table-cell>
          <table:table-cell table:style-name="ce10" office:value-type="string">
            <text:p>30-DIC-2019</text:p>
          </table:table-cell>
          <table:table-cell table:style-name="ce10" office:value-type="string">
            <text:p>9.240 €</text:p>
          </table:table-cell>
          <table:table-cell table:style-name="ce10" office:value-type="string">
            <text:p>11.180,4 €</text:p>
          </table:table-cell>
          <table:table-cell table:number-columns-repeated="1017"/>
        </table:table-row>
        <table:table-row table:style-name="ro4">
          <table:table-cell office:value-type="string">
            <text:p>B42556100</text:p>
          </table:table-cell>
          <table:table-cell office:value-type="string">
            <text:p>INSTALACIONES TÉCNICAS CALGAS, S.L.</text:p>
          </table:table-cell>
          <table:table-cell office:value-type="string">
            <text:p>M IF 87/19</text:p>
          </table:table-cell>
          <table:table-cell office:value-type="string">
            <text:p>Reparación de radiador descolgado y fuga de agua en el aula 1-15 del CEIP Emilio Varela</text:p>
          </table:table-cell>
          <table:table-cell office:value-type="string">
            <text:p>21-OCT-2019</text:p>
          </table:table-cell>
          <table:table-cell office:value-type="string">
            <text:p>1.804,88 €</text:p>
          </table:table-cell>
          <table:table-cell office:value-type="string">
            <text:p>2.183,91 €</text:p>
          </table:table-cell>
          <table:table-cell table:number-columns-repeated="1017"/>
        </table:table-row>
        <table:table-row table:style-name="ro9">
          <table:table-cell table:style-name="ce5" office:value-type="string">
            <text:p>B42556100</text:p>
          </table:table-cell>
          <table:table-cell table:style-name="ce5" office:value-type="string">
            <text:p>INSTALACIONES TÉCNICAS CALGAS, S.L.</text:p>
          </table:table-cell>
          <table:table-cell table:style-name="ce5" office:value-type="string">
            <text:p>M IF 68/19</text:p>
          </table:table-cell>
          <table:table-cell table:style-name="ce5" office:value-type="string">
            <text:p>Servicio de sustitución de radiador en aula del CEIP El Tossal.<text:tab/></text:p>
          </table:table-cell>
          <table:table-cell table:style-name="ce10" office:value-type="string">
            <text:p>15-OCT-2019</text:p>
          </table:table-cell>
          <table:table-cell table:style-name="ce10" office:value-type="string">
            <text:p>727,17 €</text:p>
          </table:table-cell>
          <table:table-cell table:style-name="ce10" office:value-type="string">
            <text:p>879,9 €</text:p>
          </table:table-cell>
          <table:table-cell table:number-columns-repeated="1017"/>
        </table:table-row>
        <table:table-row table:style-name="ro9">
          <table:table-cell office:value-type="string">
            <text:p>B42556100</text:p>
          </table:table-cell>
          <table:table-cell office:value-type="string">
            <text:p>INSTALACIONES TÉCNICAS CALGAS, S.L.</text:p>
          </table:table-cell>
          <table:table-cell office:value-type="string">
            <text:p>M IF 91/19</text:p>
          </table:table-cell>
          <table:table-cell office:value-type="string">
            <text:p>Suministro y sustitución de termo eléctrico en cocina en el CEIP San Francisco<text:tab/></text:p>
          </table:table-cell>
          <table:table-cell office:value-type="string">
            <text:p>22-OCT-2019</text:p>
          </table:table-cell>
          <table:table-cell office:value-type="string">
            <text:p>563,48 €</text:p>
          </table:table-cell>
          <table:table-cell office:value-type="string">
            <text:p>681,82 €</text:p>
          </table:table-cell>
          <table:table-cell table:number-columns-repeated="1017"/>
        </table:table-row>
        <table:table-row table:style-name="ro4">
          <table:table-cell table:style-name="ce5" office:value-type="string">
            <text:p>B42556100</text:p>
          </table:table-cell>
          <table:table-cell table:style-name="ce5" office:value-type="string">
            <text:p>INSTALACIONES TÉCNICAS CALGAS, S.L.</text:p>
          </table:table-cell>
          <table:table-cell table:style-name="ce5" office:value-type="string">
            <text:p>M IF 90/19</text:p>
          </table:table-cell>
          <table:table-cell table:style-name="ce5" office:value-type="string">
            <text:p>Servicio de reparación de caldera por avería en el quemador de la calefacción del centro en el CEIP Pedro Duque</text:p>
          </table:table-cell>
          <table:table-cell table:style-name="ce10" office:value-type="string">
            <text:p>22-OCT-2019</text:p>
          </table:table-cell>
          <table:table-cell table:style-name="ce10" office:value-type="string">
            <text:p>5.079,14 €</text:p>
          </table:table-cell>
          <table:table-cell table:style-name="ce10" office:value-type="string">
            <text:p>6.145,76 €</text:p>
          </table:table-cell>
          <table:table-cell table:number-columns-repeated="1017"/>
        </table:table-row>
        <table:table-row table:style-name="ro9">
          <table:table-cell office:value-type="string">
            <text:p>B42556100</text:p>
          </table:table-cell>
          <table:table-cell office:value-type="string">
            <text:p>INSTALACIONES TÉCNICAS CALGAS, S.L.</text:p>
          </table:table-cell>
          <table:table-cell office:value-type="string">
            <text:p>M IF 72/19</text:p>
          </table:table-cell>
          <table:table-cell office:value-type="string">
            <text:p>Servicio de reparación de caldera por fallo eléctrico en el CEIP Emilio Varela<text:tab/></text:p>
          </table:table-cell>
          <table:table-cell office:value-type="string">
            <text:p>16-OCT-2019</text:p>
          </table:table-cell>
          <table:table-cell office:value-type="string">
            <text:p>1.214,13 €</text:p>
          </table:table-cell>
          <table:table-cell office:value-type="string">
            <text:p>1.469,09 €</text:p>
          </table:table-cell>
          <table:table-cell table:number-columns-repeated="1017"/>
        </table:table-row>
        <table:table-row table:style-name="ro4">
          <table:table-cell table:style-name="ce5" office:value-type="string">
            <text:p>B42556100</text:p>
          </table:table-cell>
          <table:table-cell table:style-name="ce5" office:value-type="string">
            <text:p>INSTALACIONES TÉCNICAS CALGAS, S.L.</text:p>
          </table:table-cell>
          <table:table-cell table:style-name="ce5" office:value-type="string">
            <text:p>M IF 86/19</text:p>
          </table:table-cell>
          <table:table-cell table:style-name="ce5" office:value-type="string">
            <text:p>Reparación de fuga de agua en caldera y cambiar válvulas de cierre de radiadores en CEIP Enric Valor<text:tab/></text:p>
          </table:table-cell>
          <table:table-cell table:style-name="ce10" office:value-type="string">
            <text:p>21-OCT-2019</text:p>
          </table:table-cell>
          <table:table-cell table:style-name="ce10" office:value-type="string">
            <text:p>3.316,45 €</text:p>
          </table:table-cell>
          <table:table-cell table:style-name="ce10" office:value-type="string">
            <text:p>4.012,9 €</text:p>
          </table:table-cell>
          <table:table-cell table:number-columns-repeated="1017"/>
        </table:table-row>
        <table:table-row table:style-name="ro4">
          <table:table-cell office:value-type="string">
            <text:p>B42556100</text:p>
          </table:table-cell>
          <table:table-cell office:value-type="string">
            <text:p>INSTALACIONES TÉCNICAS CALGAS, S.L.</text:p>
          </table:table-cell>
          <table:table-cell office:value-type="string">
            <text:p>M IF 88/19</text:p>
          </table:table-cell>
          <table:table-cell office:value-type="string">
            <text:p>Sustitución de regulador vis mínima del armario de regulación en el CEIP Manjón Cervantes<text:tab/></text:p>
          </table:table-cell>
          <table:table-cell office:value-type="string">
            <text:p>21-OCT-2019</text:p>
          </table:table-cell>
          <table:table-cell office:value-type="string">
            <text:p>669,09 €</text:p>
          </table:table-cell>
          <table:table-cell office:value-type="string">
            <text:p>809,6 €</text:p>
          </table:table-cell>
          <table:table-cell table:number-columns-repeated="1017"/>
        </table:table-row>
        <table:table-row table:style-name="ro4">
          <table:table-cell table:style-name="ce5" office:value-type="string">
            <text:p>B54883277</text:p>
          </table:table-cell>
          <table:table-cell table:style-name="ce5" office:value-type="string">
            <text:p>Institución de Formación Profesional, SLU</text:p>
          </table:table-cell>
          <table:table-cell table:style-name="ce5" office:value-type="string">
            <text:p>M DP 24/2019</text:p>
          </table:table-cell>
          <table:table-cell table:style-name="ce5" office:value-type="string">
            <text:p>Suministro de 2 desfibriladores con 2 cabinas para Instalaciones Deportivas Municipales.</text:p>
          </table:table-cell>
          <table:table-cell table:style-name="ce10" office:value-type="string">
            <text:p>10-OCT-2019</text:p>
          </table:table-cell>
          <table:table-cell table:style-name="ce10" office:value-type="string">
            <text:p>1.896 €</text:p>
          </table:table-cell>
          <table:table-cell table:style-name="ce10" office:value-type="string">
            <text:p>2.294,16 €</text:p>
          </table:table-cell>
          <table:table-cell table:number-columns-repeated="1017"/>
        </table:table-row>
        <table:table-row table:style-name="ro4">
          <table:table-cell office:value-type="string">
            <text:p>A50086412</text:p>
          </table:table-cell>
          <table:table-cell office:value-type="string">
            <text:p>INSTRUMENTACION Y COMPONENTES, S.A.</text:p>
          </table:table-cell>
          <table:table-cell office:value-type="string">
            <text:p>M NT 103</text:p>
          </table:table-cell>
          <table:table-cell office:value-type="string">
            <text:p>Suministro 3 Fujitsu pickup roller -refurbished; 3 Fujitsu braker roller para reparación scáner Fujitsu 6130</text:p>
          </table:table-cell>
          <table:table-cell office:value-type="string">
            <text:p>23-OCT-2019</text:p>
          </table:table-cell>
          <table:table-cell office:value-type="string">
            <text:p>959,1 €</text:p>
          </table:table-cell>
          <table:table-cell office:value-type="string">
            <text:p>1.160,51 €</text:p>
          </table:table-cell>
          <table:table-cell table:number-columns-repeated="1017"/>
        </table:table-row>
        <table:table-row table:style-name="ro4">
          <table:table-cell table:style-name="ce5" office:value-type="string">
            <text:p>B62758602</text:p>
          </table:table-cell>
          <table:table-cell table:style-name="ce5" office:value-type="string">
            <text:p>INTERNACIONAL PERIFERICOS Y MEMORIAS ESPAÑA, S.L.</text:p>
          </table:table-cell>
          <table:table-cell table:style-name="ce5" office:value-type="string">
            <text:p>M NT 112/2019</text:p>
          </table:table-cell>
          <table:table-cell table:style-name="ce5" office:value-type="string">
            <text:p>Mantenimiento robot Quantum Scalar i80</text:p>
          </table:table-cell>
          <table:table-cell table:style-name="ce10" office:value-type="string">
            <text:p>22-NOV-2019</text:p>
          </table:table-cell>
          <table:table-cell table:style-name="ce10" office:value-type="string">
            <text:p>2.150 €</text:p>
          </table:table-cell>
          <table:table-cell table:style-name="ce10" office:value-type="string">
            <text:p>2.601,5 €</text:p>
          </table:table-cell>
          <table:table-cell table:number-columns-repeated="1017"/>
        </table:table-row>
        <table:table-row table:style-name="ro9">
          <table:table-cell office:value-type="string">
            <text:p>B99400988</text:p>
          </table:table-cell>
          <table:table-cell office:value-type="string">
            <text:p>International Telemedicine Hospital, S.L.</text:p>
          </table:table-cell>
          <table:table-cell office:value-type="string">
            <text:p>M SM 29/19</text:p>
          </table:table-cell>
          <table:table-cell office:value-type="string">
            <text:p>Realización electrocardiogramas informados</text:p>
          </table:table-cell>
          <table:table-cell office:value-type="string">
            <text:p>29-OCT-2019</text:p>
          </table:table-cell>
          <table:table-cell office:value-type="string">
            <text:p>50 €</text:p>
          </table:table-cell>
          <table:table-cell office:value-type="string">
            <text:p>60,5 €</text:p>
          </table:table-cell>
          <table:table-cell table:number-columns-repeated="1017"/>
        </table:table-row>
        <table:table-row table:style-name="ro9">
          <table:table-cell table:style-name="ce5" office:value-type="string">
            <text:p>B99400988</text:p>
          </table:table-cell>
          <table:table-cell table:style-name="ce5" office:value-type="string">
            <text:p>International Telemedicine Hospital, S.L.</text:p>
          </table:table-cell>
          <table:table-cell table:style-name="ce5" office:value-type="string">
            <text:p>M SM 30/19</text:p>
          </table:table-cell>
          <table:table-cell table:style-name="ce5" office:value-type="string">
            <text:p>Realización electrocardiogramas informados</text:p>
          </table:table-cell>
          <table:table-cell table:style-name="ce10" office:value-type="string">
            <text:p>29-NOV-2019</text:p>
          </table:table-cell>
          <table:table-cell table:style-name="ce10" office:value-type="string">
            <text:p>202 €</text:p>
          </table:table-cell>
          <table:table-cell table:style-name="ce10" office:value-type="string">
            <text:p>212,5 €</text:p>
          </table:table-cell>
          <table:table-cell table:number-columns-repeated="1017"/>
        </table:table-row>
        <table:table-row table:style-name="ro4">
          <table:table-cell office:value-type="string">
            <text:p>21478757T</text:p>
          </table:table-cell>
          <table:table-cell office:value-type="string">
            <text:p>IP arquitectos Isaac Peral Codina</text:p>
          </table:table-cell>
          <table:table-cell office:value-type="string">
            <text:p>CYP2019/50</text:p>
          </table:table-cell>
          <table:table-cell office:value-type="string">
            <text:p>Asistencia técnica para la redacción del proyecto de reurbanización Plaza Enrique Lopez, San Gabriel</text:p>
          </table:table-cell>
          <table:table-cell office:value-type="string">
            <text:p>14-OCT-2019</text:p>
          </table:table-cell>
          <table:table-cell office:value-type="string">
            <text:p>7.350 €</text:p>
          </table:table-cell>
          <table:table-cell office:value-type="string">
            <text:p>8.893,5 €</text:p>
          </table:table-cell>
          <table:table-cell table:number-columns-repeated="1017"/>
        </table:table-row>
        <table:table-row table:style-name="ro4">
          <table:table-cell table:style-name="ce5" office:value-type="string">
            <text:p>B42617795</text:p>
          </table:table-cell>
          <table:table-cell table:style-name="ce5" office:value-type="string">
            <text:p>itaka deporte y recreacion sl </text:p>
          </table:table-cell>
          <table:table-cell table:style-name="ce5" office:value-type="string">
            <text:p>M JU 2019/21997</text:p>
          </table:table-cell>
          <table:table-cell table:style-name="ce5" office:value-type="string">
            <text:p>actividad turismo mediomiental realizado del 4 al 6 de octubre de 2019 para 19 participantes. hoces del rio cabriel. </text:p>
          </table:table-cell>
          <table:table-cell table:style-name="ce10" office:value-type="string">
            <text:p>25-NOV-2019</text:p>
          </table:table-cell>
          <table:table-cell table:style-name="ce10" office:value-type="string">
            <text:p>4.425 €</text:p>
          </table:table-cell>
          <table:table-cell table:style-name="ce10" office:value-type="string">
            <text:p>5.354,25 €</text:p>
          </table:table-cell>
          <table:table-cell table:number-columns-repeated="1017"/>
        </table:table-row>
        <table:table-row table:style-name="ro4">
          <table:table-cell office:value-type="string">
            <text:p>Q9650007I</text:p>
          </table:table-cell>
          <table:table-cell office:value-type="string">
            <text:p>ivaj </text:p>
          </table:table-cell>
          <table:table-cell office:value-type="string">
            <text:p>M JU 2019/24976</text:p>
          </table:table-cell>
          <table:table-cell office:value-type="string">
            <text:p>alojamiento y manutención de voluntarias euroopeas, programa "cuerpo europeo de solidaridad". noviembre 2019</text:p>
          </table:table-cell>
          <table:table-cell office:value-type="string">
            <text:p>18-DIC-2019</text:p>
          </table:table-cell>
          <table:table-cell table:number-columns-repeated="2" office:value-type="string">
            <text:p>927 €</text:p>
          </table:table-cell>
          <table:table-cell table:number-columns-repeated="1017"/>
        </table:table-row>
        <table:table-row table:style-name="ro4">
          <table:table-cell table:style-name="ce5" office:value-type="string">
            <text:p>Q9650007I</text:p>
          </table:table-cell>
          <table:table-cell table:style-name="ce5" office:value-type="string">
            <text:p>ivaj </text:p>
          </table:table-cell>
          <table:table-cell table:style-name="ce5" office:value-type="string">
            <text:p>M JU 2019/26103</text:p>
          </table:table-cell>
          <table:table-cell table:style-name="ce5" office:value-type="string">
            <text:p>alojamiento y manutencion de voluntarias europeas programa "cuerpo europeo solidaridad" ces Diciembre </text:p>
          </table:table-cell>
          <table:table-cell table:style-name="ce10" office:value-type="string">
            <text:p>31-DIC-2019</text:p>
          </table:table-cell>
          <table:table-cell table:number-columns-repeated="2" table:style-name="ce10" office:value-type="string">
            <text:p>927 €</text:p>
          </table:table-cell>
          <table:table-cell table:number-columns-repeated="1017"/>
        </table:table-row>
        <table:table-row table:style-name="ro4">
          <table:table-cell office:value-type="string">
            <text:p>Q9650007I</text:p>
          </table:table-cell>
          <table:table-cell office:value-type="string">
            <text:p>ivaj </text:p>
          </table:table-cell>
          <table:table-cell office:value-type="string">
            <text:p>M JU 2019/22513</text:p>
          </table:table-cell>
          <table:table-cell office:value-type="string">
            <text:p>alojamiento y manutencion de voluntarias europeas, programa "cuerpo europeo solidaridad" octubre 2019</text:p>
          </table:table-cell>
          <table:table-cell office:value-type="string">
            <text:p>05-DIC-2019</text:p>
          </table:table-cell>
          <table:table-cell table:number-columns-repeated="2" office:value-type="string">
            <text:p>927 €</text:p>
          </table:table-cell>
          <table:table-cell table:number-columns-repeated="1017"/>
        </table:table-row>
        <table:table-row table:style-name="ro4">
          <table:table-cell table:style-name="ce5" office:value-type="string">
            <text:p>Q9650007I</text:p>
          </table:table-cell>
          <table:table-cell table:style-name="ce5" office:value-type="string">
            <text:p>ivaj </text:p>
          </table:table-cell>
          <table:table-cell table:style-name="ce5" office:value-type="string">
            <text:p>M JU 2019/22512</text:p>
          </table:table-cell>
          <table:table-cell table:style-name="ce5" office:value-type="string">
            <text:p>estancia y manutención de 23 personasl del 10 al 12 de noviembre realizasas por asociacion cultural sahaja yoga </text:p>
          </table:table-cell>
          <table:table-cell table:style-name="ce10" office:value-type="string">
            <text:p>05-DIC-2019</text:p>
          </table:table-cell>
          <table:table-cell table:style-name="ce10" office:value-type="string">
            <text:p>795,05 €</text:p>
          </table:table-cell>
          <table:table-cell table:style-name="ce10" office:value-type="string">
            <text:p>874,56 €</text:p>
          </table:table-cell>
          <table:table-cell table:number-columns-repeated="1017"/>
        </table:table-row>
        <table:table-row table:style-name="ro9">
          <table:table-cell office:value-type="string">
            <text:p>71926536Q</text:p>
          </table:table-cell>
          <table:table-cell office:value-type="string">
            <text:p>Iván Caballero Poza</text:p>
          </table:table-cell>
          <table:table-cell office:value-type="string">
            <text:p>M GP 1/20</text:p>
          </table:table-cell>
          <table:table-cell office:value-type="string">
            <text:p>Valoración de una serie de bienes patrimoniales municipales</text:p>
          </table:table-cell>
          <table:table-cell office:value-type="string">
            <text:p>20-DIC-2019</text:p>
          </table:table-cell>
          <table:table-cell office:value-type="string">
            <text:p>6.450 €</text:p>
          </table:table-cell>
          <table:table-cell office:value-type="string">
            <text:p>7.804,5 €</text:p>
          </table:table-cell>
          <table:table-cell table:number-columns-repeated="1017"/>
        </table:table-row>
        <table:table-row table:style-name="ro4">
          <table:table-cell table:style-name="ce5" office:value-type="string">
            <text:p>B54909403</text:p>
          </table:table-cell>
          <table:table-cell table:style-name="ce5" office:value-type="string">
            <text:p>Javier Blasco publicidad S.L</text:p>
          </table:table-cell>
          <table:table-cell table:style-name="ce5" office:value-type="string">
            <text:p>M DP 65/2019</text:p>
          </table:table-cell>
          <table:table-cell table:style-name="ce5" office:value-type="string">
            <text:p>Material publicitario "Merchandising" de la Concejalía de Deportes para alumnado de las Escuelas Deportivas Municipales.</text:p>
          </table:table-cell>
          <table:table-cell table:style-name="ce10" office:value-type="string">
            <text:p>22-NOV-2019</text:p>
          </table:table-cell>
          <table:table-cell table:style-name="ce10" office:value-type="string">
            <text:p>7.322,47 €</text:p>
          </table:table-cell>
          <table:table-cell table:style-name="ce10" office:value-type="string">
            <text:p>8.860,21 €</text:p>
          </table:table-cell>
          <table:table-cell table:number-columns-repeated="1017"/>
        </table:table-row>
        <table:table-row table:style-name="ro6">
          <table:table-cell office:value-type="string">
            <text:p>22135725L</text:p>
          </table:table-cell>
          <table:table-cell office:value-type="string">
            <text:p>Javier Guillén Vicent</text:p>
          </table:table-cell>
          <table:table-cell office:value-type="string">
            <text:p>M RH 12-2/19</text:p>
          </table:table-cell>
          <table:table-cell office:value-type="string">
            <text:p>Constituye el objeto del presente contrato la realización, diseño, elaboración de contenidos y materiales didácticos e impartición del curso "Formación inicial en rcp y desfibriladores semiautomáticos" (2 ediciones dirigidas a Policía Local del Ayto de Alicante)</text:p>
          </table:table-cell>
          <table:table-cell office:value-type="string">
            <text:p>20-NOV-2019</text:p>
          </table:table-cell>
          <table:table-cell table:number-columns-repeated="2" office:value-type="string">
            <text:p>900 €</text:p>
          </table:table-cell>
          <table:table-cell table:number-columns-repeated="1017"/>
        </table:table-row>
        <table:table-row table:style-name="ro5">
          <table:table-cell table:style-name="ce5" office:value-type="string">
            <text:p>48573554S</text:p>
          </table:table-cell>
          <table:table-cell table:style-name="ce5" office:value-type="string">
            <text:p>Javier Santo Valero</text:p>
          </table:table-cell>
          <table:table-cell table:style-name="ce5" office:value-type="string">
            <text:p>M CU 2019/88-11</text:p>
          </table:table-cell>
          <table:table-cell table:style-name="ce5" office:value-type="string">
            <text:p>Impartición de 6 cursos de Informática en varias Aulas Municipales. Programa Alicante Cultura 2019-2020 (Aula Abierta). Meses de enero a junio 2020.</text:p>
          </table:table-cell>
          <table:table-cell table:style-name="ce10" office:value-type="string">
            <text:p>18-DIC-2019</text:p>
          </table:table-cell>
          <table:table-cell table:number-columns-repeated="2" table:style-name="ce10" office:value-type="string">
            <text:p>1.325,4 €</text:p>
          </table:table-cell>
          <table:table-cell table:number-columns-repeated="1017"/>
        </table:table-row>
        <table:table-row table:style-name="ro5">
          <table:table-cell office:value-type="string">
            <text:p>10885222N</text:p>
          </table:table-cell>
          <table:table-cell office:value-type="string">
            <text:p>Jesús González García de Marina</text:p>
          </table:table-cell>
          <table:table-cell office:value-type="string">
            <text:p>M CU 2019/76</text:p>
          </table:table-cell>
          <table:table-cell office:value-type="string">
            <text:p>Comisariado, producción y coordinación de la exposición "INOCENTES" <text:s/>de Jesús González García de Marina en la Sala de Exposiciones Lonja del Pescado</text:p>
          </table:table-cell>
          <table:table-cell office:value-type="string">
            <text:p>29-OCT-2019</text:p>
          </table:table-cell>
          <table:table-cell office:value-type="string">
            <text:p>6.384,3 €</text:p>
          </table:table-cell>
          <table:table-cell office:value-type="string">
            <text:p>7.725 €</text:p>
          </table:table-cell>
          <table:table-cell table:number-columns-repeated="1017"/>
        </table:table-row>
        <table:table-row table:style-name="ro5">
          <table:table-cell table:style-name="ce5" office:value-type="string">
            <text:p>27455193R</text:p>
          </table:table-cell>
          <table:table-cell table:style-name="ce5" office:value-type="string">
            <text:p>JESÚS PALAZON ESPINOSA</text:p>
          </table:table-cell>
          <table:table-cell table:style-name="ce5" office:value-type="string">
            <text:p>M IF 144/19</text:p>
          </table:table-cell>
          <table:table-cell table:style-name="ce5" office:value-type="string">
            <text:p>Reparaciones de mantenimiento ordinario de albañilería, fontanería y herrería en el C.P. Gabriel Miró: reparación gotera en comedor, fuga de agua y otros.</text:p>
          </table:table-cell>
          <table:table-cell table:style-name="ce10" office:value-type="string">
            <text:p>05-NOV-2019</text:p>
          </table:table-cell>
          <table:table-cell table:style-name="ce10" office:value-type="string">
            <text:p>521,6 €</text:p>
          </table:table-cell>
          <table:table-cell table:style-name="ce10" office:value-type="string">
            <text:p>631,14 €</text:p>
          </table:table-cell>
          <table:table-cell table:number-columns-repeated="1017"/>
        </table:table-row>
        <table:table-row table:style-name="ro5">
          <table:table-cell office:value-type="string">
            <text:p>27455193R</text:p>
          </table:table-cell>
          <table:table-cell office:value-type="string">
            <text:p>JESÚS PALAZON ESPINOSA</text:p>
          </table:table-cell>
          <table:table-cell office:value-type="string">
            <text:p>M IF 145/19</text:p>
          </table:table-cell>
          <table:table-cell office:value-type="string">
            <text:p>Reparaciones de mantenimiento ordinario de albañilería, fontanería y herrería en el C.P. Rabassa: reparación goteras en pabellones, cisternas y otros.</text:p>
          </table:table-cell>
          <table:table-cell office:value-type="string">
            <text:p>05-NOV-2019</text:p>
          </table:table-cell>
          <table:table-cell office:value-type="string">
            <text:p>809,35 €</text:p>
          </table:table-cell>
          <table:table-cell office:value-type="string">
            <text:p>979,31 €</text:p>
          </table:table-cell>
          <table:table-cell table:number-columns-repeated="1017"/>
        </table:table-row>
        <table:table-row table:style-name="ro5">
          <table:table-cell table:style-name="ce5" office:value-type="string">
            <text:p>27455193R</text:p>
          </table:table-cell>
          <table:table-cell table:style-name="ce5" office:value-type="string">
            <text:p>JESÚS PALAZON ESPINOSA</text:p>
          </table:table-cell>
          <table:table-cell table:style-name="ce5" office:value-type="string">
            <text:p>M IF 183/19</text:p>
          </table:table-cell>
          <table:table-cell table:style-name="ce5" office:value-type="string">
            <text:p>Reparaciones de mantenimiento ordinario de albañilería y fontanería en C.P. El Tossal: reparar fuga de agua de pileta en aseos de infantil, instalación tanque cisterna y otros.</text:p>
          </table:table-cell>
          <table:table-cell table:style-name="ce10" office:value-type="string">
            <text:p>12-DIC-2019</text:p>
          </table:table-cell>
          <table:table-cell table:style-name="ce10" office:value-type="string">
            <text:p>538,22 €</text:p>
          </table:table-cell>
          <table:table-cell table:style-name="ce10" office:value-type="string">
            <text:p>651,25 €</text:p>
          </table:table-cell>
          <table:table-cell table:number-columns-repeated="1017"/>
        </table:table-row>
        <table:table-row table:style-name="ro5">
          <table:table-cell office:value-type="string">
            <text:p>27455193R</text:p>
          </table:table-cell>
          <table:table-cell office:value-type="string">
            <text:p>JESÚS PALAZON ESPINOSA</text:p>
          </table:table-cell>
          <table:table-cell office:value-type="string">
            <text:p>M IF 185/19</text:p>
          </table:table-cell>
          <table:table-cell office:value-type="string">
            <text:p>Reparaciones de mantenimiento ordinario de albañilería y fontanería en C.P. La Albufereta: colocar varios corchos, reparar tanque cisterna, reponer tapa wc y otros.</text:p>
          </table:table-cell>
          <table:table-cell office:value-type="string">
            <text:p>12-DIC-2019</text:p>
          </table:table-cell>
          <table:table-cell office:value-type="string">
            <text:p>694 €</text:p>
          </table:table-cell>
          <table:table-cell office:value-type="string">
            <text:p>839,74 €</text:p>
          </table:table-cell>
          <table:table-cell table:number-columns-repeated="1017"/>
        </table:table-row>
        <table:table-row table:style-name="ro5">
          <table:table-cell table:style-name="ce5" office:value-type="string">
            <text:p>27455193R</text:p>
          </table:table-cell>
          <table:table-cell table:style-name="ce5" office:value-type="string">
            <text:p>JESÚS PALAZON ESPINOSA</text:p>
          </table:table-cell>
          <table:table-cell table:style-name="ce5" office:value-type="string">
            <text:p>M IF 143/19</text:p>
          </table:table-cell>
          <table:table-cell table:style-name="ce5" office:value-type="string">
            <text:p>Reparaciones de mantenimiento ordinario de albañilería, fontanería y herrería en el C.P. Cañada Baja: instalación desagües, colocación pizarra y corchos y otros.</text:p>
          </table:table-cell>
          <table:table-cell table:style-name="ce10" office:value-type="string">
            <text:p>05-NOV-2019</text:p>
          </table:table-cell>
          <table:table-cell table:style-name="ce10" office:value-type="string">
            <text:p>628,94 €</text:p>
          </table:table-cell>
          <table:table-cell table:style-name="ce10" office:value-type="string">
            <text:p>761,02 €</text:p>
          </table:table-cell>
          <table:table-cell table:number-columns-repeated="1017"/>
        </table:table-row>
        <table:table-row table:style-name="ro8">
          <table:table-cell office:value-type="string">
            <text:p>27455193R</text:p>
          </table:table-cell>
          <table:table-cell office:value-type="string">
            <text:p>JESÚS PALAZON ESPINOSA</text:p>
          </table:table-cell>
          <table:table-cell office:value-type="string">
            <text:p>M IF 184/19</text:p>
          </table:table-cell>
          <table:table-cell office:value-type="string">
            <text:p>Reparaciones de mantenimiento ordinario de albañilería y fontanería en C.P. La Condomina: reparar mesa aula, colocación corcho, tapar desconchados, cambiar varias losetas rotas y otros.</text:p>
          </table:table-cell>
          <table:table-cell office:value-type="string">
            <text:p>12-DIC-2019</text:p>
          </table:table-cell>
          <table:table-cell office:value-type="string">
            <text:p>1.790,6 €</text:p>
          </table:table-cell>
          <table:table-cell office:value-type="string">
            <text:p>2.166,63 €</text:p>
          </table:table-cell>
          <table:table-cell table:number-columns-repeated="1017"/>
        </table:table-row>
        <table:table-row table:style-name="ro5">
          <table:table-cell table:style-name="ce5" office:value-type="string">
            <text:p>27455193R</text:p>
          </table:table-cell>
          <table:table-cell table:style-name="ce5" office:value-type="string">
            <text:p>JESÚS PALAZON ESPINOSA</text:p>
          </table:table-cell>
          <table:table-cell table:style-name="ce5" office:value-type="string">
            <text:p>M IF 48/19</text:p>
          </table:table-cell>
          <table:table-cell table:style-name="ce5" office:value-type="string">
            <text:p>Servicio de reparaciones de mantenimiento ordinario de fontanería y albañilería en el C.P. Santa Faz: reparación en acometida general.</text:p>
          </table:table-cell>
          <table:table-cell table:style-name="ce10" office:value-type="string">
            <text:p>07-OCT-2019</text:p>
          </table:table-cell>
          <table:table-cell table:style-name="ce10" office:value-type="string">
            <text:p>2.184,63 €</text:p>
          </table:table-cell>
          <table:table-cell table:style-name="ce10" office:value-type="string">
            <text:p>2.643,4 €</text:p>
          </table:table-cell>
          <table:table-cell table:number-columns-repeated="1017"/>
        </table:table-row>
        <table:table-row table:style-name="ro4">
          <table:table-cell office:value-type="string">
            <text:p>27455193R</text:p>
          </table:table-cell>
          <table:table-cell office:value-type="string">
            <text:p>JESÚS PALAZON ESPINOSA</text:p>
          </table:table-cell>
          <table:table-cell office:value-type="string">
            <text:p>M IF 129/19</text:p>
          </table:table-cell>
          <table:table-cell office:value-type="string">
            <text:p>Servicio de reparación de mantenimiento ordinario de albañilería, fontanería y herrería en C.P. San Fernando.</text:p>
          </table:table-cell>
          <table:table-cell office:value-type="string">
            <text:p>31-OCT-2019</text:p>
          </table:table-cell>
          <table:table-cell office:value-type="string">
            <text:p>619,57 €</text:p>
          </table:table-cell>
          <table:table-cell office:value-type="string">
            <text:p>749,68 €</text:p>
          </table:table-cell>
          <table:table-cell table:number-columns-repeated="1017"/>
        </table:table-row>
        <table:table-row table:style-name="ro4">
          <table:table-cell table:style-name="ce5" office:value-type="string">
            <text:p>27455193R</text:p>
          </table:table-cell>
          <table:table-cell table:style-name="ce5" office:value-type="string">
            <text:p>JESÚS PALAZON ESPINOSA</text:p>
          </table:table-cell>
          <table:table-cell table:style-name="ce5" office:value-type="string">
            <text:p>M IF 116/19</text:p>
          </table:table-cell>
          <table:table-cell table:style-name="ce5" office:value-type="string">
            <text:p>Servicio de reparación de mantenimiento ordinario de fontanería, albañilería y carpintería y herrería en el C.P. Mora Puchol.</text:p>
          </table:table-cell>
          <table:table-cell table:style-name="ce10" office:value-type="string">
            <text:p>28-OCT-2019</text:p>
          </table:table-cell>
          <table:table-cell table:style-name="ce10" office:value-type="string">
            <text:p>789,06 €</text:p>
          </table:table-cell>
          <table:table-cell table:style-name="ce10" office:value-type="string">
            <text:p>954,76 €</text:p>
          </table:table-cell>
          <table:table-cell table:number-columns-repeated="1017"/>
        </table:table-row>
        <table:table-row table:style-name="ro5">
          <table:table-cell office:value-type="string">
            <text:p>27455193R</text:p>
          </table:table-cell>
          <table:table-cell office:value-type="string">
            <text:p>JESÚS PALAZON ESPINOSA</text:p>
          </table:table-cell>
          <table:table-cell office:value-type="string">
            <text:p>M IF 140/19</text:p>
          </table:table-cell>
          <table:table-cell office:value-type="string">
            <text:p>Reparaciones de mantenimiento ordinario de albañilería, fontanería y herrería en CP Emilio Varela: arreglo goteras varias, reparar fugas de agua y otros.</text:p>
          </table:table-cell>
          <table:table-cell office:value-type="string">
            <text:p>05-NOV-2019</text:p>
          </table:table-cell>
          <table:table-cell office:value-type="string">
            <text:p>477,7 €</text:p>
          </table:table-cell>
          <table:table-cell office:value-type="string">
            <text:p>578,02 €</text:p>
          </table:table-cell>
          <table:table-cell table:number-columns-repeated="1017"/>
        </table:table-row>
        <table:table-row table:style-name="ro5">
          <table:table-cell table:style-name="ce5" office:value-type="string">
            <text:p>27455193R</text:p>
          </table:table-cell>
          <table:table-cell table:style-name="ce5" office:value-type="string">
            <text:p>JESÚS PALAZON ESPINOSA</text:p>
          </table:table-cell>
          <table:table-cell table:style-name="ce5" office:value-type="string">
            <text:p>M IF 139/19</text:p>
          </table:table-cell>
          <table:table-cell table:style-name="ce5" office:value-type="string">
            <text:p>Servicio de reparación de mantenimiento ordinario de albañilería, fontanería y herrería en C.P. Santa Faz: reparación varias cisternas, cambio de cerradura y otros</text:p>
          </table:table-cell>
          <table:table-cell table:style-name="ce10" office:value-type="string">
            <text:p>05-NOV-2019</text:p>
          </table:table-cell>
          <table:table-cell table:style-name="ce10" office:value-type="string">
            <text:p>530,96 €</text:p>
          </table:table-cell>
          <table:table-cell table:style-name="ce10" office:value-type="string">
            <text:p>642,46 €</text:p>
          </table:table-cell>
          <table:table-cell table:number-columns-repeated="1017"/>
        </table:table-row>
        <table:table-row table:style-name="ro7">
          <table:table-cell office:value-type="string">
            <text:p>27455193R</text:p>
          </table:table-cell>
          <table:table-cell office:value-type="string">
            <text:p>JESÚS PALAZON ESPINOSA</text:p>
          </table:table-cell>
          <table:table-cell office:value-type="string">
            <text:p>M IF 180/19</text:p>
          </table:table-cell>
          <table:table-cell office:value-type="string">
            <text:p>Reparaciones de mantenimiento ordinario de albañilería y fontanería en el C.P. Lo Morant: reparación de muro exterior, reparación desconchado en pared, reparación fuga de agua en bajante wc y otros</text:p>
          </table:table-cell>
          <table:table-cell office:value-type="string">
            <text:p>12-DIC-2019</text:p>
          </table:table-cell>
          <table:table-cell office:value-type="string">
            <text:p>608,61 €</text:p>
          </table:table-cell>
          <table:table-cell office:value-type="string">
            <text:p>736,42 €</text:p>
          </table:table-cell>
          <table:table-cell table:number-columns-repeated="1017"/>
        </table:table-row>
        <table:table-row table:style-name="ro5">
          <table:table-cell table:style-name="ce5" office:value-type="string">
            <text:p>27455193R</text:p>
          </table:table-cell>
          <table:table-cell table:style-name="ce5" office:value-type="string">
            <text:p>JESÚS PALAZON ESPINOSA</text:p>
          </table:table-cell>
          <table:table-cell table:style-name="ce5" office:value-type="string">
            <text:p>M IF 142/19</text:p>
          </table:table-cell>
          <table:table-cell table:style-name="ce5" office:value-type="string">
            <text:p>Reparaciones de mantenimiento ordinario de albañilería, fontanería y herrería en el C.P. La Florida: cambio de bombín, colocación de corchos y otros.</text:p>
          </table:table-cell>
          <table:table-cell table:style-name="ce10" office:value-type="string">
            <text:p>05-NOV-2019</text:p>
          </table:table-cell>
          <table:table-cell table:style-name="ce10" office:value-type="string">
            <text:p>453,15 €</text:p>
          </table:table-cell>
          <table:table-cell table:style-name="ce10" office:value-type="string">
            <text:p>548,31 €</text:p>
          </table:table-cell>
          <table:table-cell table:number-columns-repeated="1017"/>
        </table:table-row>
        <table:table-row table:style-name="ro4">
          <table:table-cell office:value-type="string">
            <text:p>27455193R</text:p>
          </table:table-cell>
          <table:table-cell office:value-type="string">
            <text:p>JESÚS PALAZON ESPINOSA</text:p>
          </table:table-cell>
          <table:table-cell office:value-type="string">
            <text:p>M IF 117/19</text:p>
          </table:table-cell>
          <table:table-cell office:value-type="string">
            <text:p>Servicio de reparación de mantenimiento ordinario de albañilería, fontanería y cerrajería en C.P Gloria Fuertes</text:p>
          </table:table-cell>
          <table:table-cell office:value-type="string">
            <text:p>28-OCT-2019</text:p>
          </table:table-cell>
          <table:table-cell office:value-type="string">
            <text:p>611,56 €</text:p>
          </table:table-cell>
          <table:table-cell office:value-type="string">
            <text:p>739,99 €</text:p>
          </table:table-cell>
          <table:table-cell table:number-columns-repeated="1017"/>
        </table:table-row>
        <table:table-row table:style-name="ro4">
          <table:table-cell table:style-name="ce5" office:value-type="string">
            <text:p>20810865M</text:p>
          </table:table-cell>
          <table:table-cell table:style-name="ce5" office:value-type="string">
            <text:p>Jorge Galan Grau</text:p>
          </table:table-cell>
          <table:table-cell table:style-name="ce5" office:value-type="string">
            <text:p>M DP 43/2019</text:p>
          </table:table-cell>
          <table:table-cell table:style-name="ce5" office:value-type="string">
            <text:p>Reparación 2 marcadores electrónicos ubicados en el Pabellón Pitiu Rochel y en el Pabellón Ciudad Jardín.</text:p>
          </table:table-cell>
          <table:table-cell table:style-name="ce10" office:value-type="string">
            <text:p>13-NOV-2019</text:p>
          </table:table-cell>
          <table:table-cell table:style-name="ce10" office:value-type="string">
            <text:p>310 €</text:p>
          </table:table-cell>
          <table:table-cell table:style-name="ce10" office:value-type="string">
            <text:p>375,1 €</text:p>
          </table:table-cell>
          <table:table-cell table:number-columns-repeated="1017"/>
        </table:table-row>
        <table:table-row table:style-name="ro9">
          <table:table-cell office:value-type="string">
            <text:p>33480054N</text:p>
          </table:table-cell>
          <table:table-cell office:value-type="string">
            <text:p>JOSÉ ANTONIO HUESCA TORTOSA</text:p>
          </table:table-cell>
          <table:table-cell office:value-type="string">
            <text:p>M SE P 26/19</text:p>
          </table:table-cell>
          <table:table-cell office:value-type="string">
            <text:p>Redacción del Plan de Actuación Municipal </text:p>
          </table:table-cell>
          <table:table-cell office:value-type="string">
            <text:p>13-DIC-2019</text:p>
          </table:table-cell>
          <table:table-cell office:value-type="string">
            <text:p>12.702,48 €</text:p>
          </table:table-cell>
          <table:table-cell office:value-type="string">
            <text:p>14.500 €</text:p>
          </table:table-cell>
          <table:table-cell table:number-columns-repeated="1017"/>
        </table:table-row>
        <table:table-row table:style-name="ro7">
          <table:table-cell table:style-name="ce5" office:value-type="string">
            <text:p>33487762S</text:p>
          </table:table-cell>
          <table:table-cell table:style-name="ce5" office:value-type="string">
            <text:p>JOSE ANTONIO MIRALLES MARTINEZ</text:p>
          </table:table-cell>
          <table:table-cell table:style-name="ce5" office:value-type="string">
            <text:p>M IF 273/19</text:p>
          </table:table-cell>
          <table:table-cell table:style-name="ce5" office:value-type="string">
            <text:p>Coordinación de seguridad y salud en fase de ejecución de la obra "Acondicionamiento y renovación de varias instalaciones de la Ciudad Deportiva de Alicante, dividido en dos lotes. Lote 1: Mejoras en la Ciudad Deportiva: Pista de Atletismo y Frontón."</text:p>
          </table:table-cell>
          <table:table-cell table:style-name="ce10" office:value-type="string">
            <text:p>31-DIC-2019</text:p>
          </table:table-cell>
          <table:table-cell table:style-name="ce10" office:value-type="string">
            <text:p>1.200 €</text:p>
          </table:table-cell>
          <table:table-cell table:style-name="ce10" office:value-type="string">
            <text:p>1.452 €</text:p>
          </table:table-cell>
          <table:table-cell table:number-columns-repeated="1017"/>
        </table:table-row>
        <table:table-row table:style-name="ro9">
          <table:table-cell office:value-type="string">
            <text:p>07565086H</text:p>
          </table:table-cell>
          <table:table-cell office:value-type="string">
            <text:p>José Manuel Pérez Soriano</text:p>
          </table:table-cell>
          <table:table-cell office:value-type="string">
            <text:p>M CU 2019/72</text:p>
          </table:table-cell>
          <table:table-cell office:value-type="string">
            <text:p>Servicio de restauración de la fuente de la Aguadora</text:p>
          </table:table-cell>
          <table:table-cell office:value-type="string">
            <text:p>10-OCT-2019</text:p>
          </table:table-cell>
          <table:table-cell office:value-type="string">
            <text:p>14.500 €</text:p>
          </table:table-cell>
          <table:table-cell office:value-type="string">
            <text:p>17.545 €</text:p>
          </table:table-cell>
          <table:table-cell table:number-columns-repeated="1017"/>
        </table:table-row>
        <table:table-row table:style-name="ro4">
          <table:table-cell table:style-name="ce5" office:value-type="string">
            <text:p>73992827X</text:p>
          </table:table-cell>
          <table:table-cell table:style-name="ce5" office:value-type="string">
            <text:p>jose salvador alberola ramos</text:p>
          </table:table-cell>
          <table:table-cell table:style-name="ce5" office:value-type="string">
            <text:p>M IF 234/19</text:p>
          </table:table-cell>
          <table:table-cell table:style-name="ce5" office:value-type="string">
            <text:p>Instalación de cableado y puntos de luz para la celebración del Rastrillo Benéfico de Nuevo Futuro en la Plaza Séneca</text:p>
          </table:table-cell>
          <table:table-cell table:style-name="ce10" office:value-type="string">
            <text:p>12-DIC-2019</text:p>
          </table:table-cell>
          <table:table-cell table:style-name="ce10" office:value-type="string">
            <text:p>726,4 €</text:p>
          </table:table-cell>
          <table:table-cell table:style-name="ce10" office:value-type="string">
            <text:p>878,94 €</text:p>
          </table:table-cell>
          <table:table-cell table:number-columns-repeated="1017"/>
        </table:table-row>
        <table:table-row table:style-name="ro4">
          <table:table-cell office:value-type="string">
            <text:p>73992827X</text:p>
          </table:table-cell>
          <table:table-cell office:value-type="string">
            <text:p>jose salvador alberola ramos</text:p>
          </table:table-cell>
          <table:table-cell office:value-type="string">
            <text:p>M IF 155/19</text:p>
          </table:table-cell>
          <table:table-cell office:value-type="string">
            <text:p>Servicio de instalación de acometida por derribo de parte de la antigua nave de Las Cigarreras: instalación de línea BT</text:p>
          </table:table-cell>
          <table:table-cell office:value-type="string">
            <text:p>27-NOV-2019</text:p>
          </table:table-cell>
          <table:table-cell office:value-type="string">
            <text:p>11.842,66 €</text:p>
          </table:table-cell>
          <table:table-cell office:value-type="string">
            <text:p>14.329,62 €</text:p>
          </table:table-cell>
          <table:table-cell table:number-columns-repeated="1017"/>
        </table:table-row>
        <table:table-row table:style-name="ro4">
          <table:table-cell table:style-name="ce5" office:value-type="string">
            <text:p>73992827X</text:p>
          </table:table-cell>
          <table:table-cell table:style-name="ce5" office:value-type="string">
            <text:p>jose salvador alberola ramos</text:p>
          </table:table-cell>
          <table:table-cell table:style-name="ce5" office:value-type="string">
            <text:p>M SA 2/19</text:p>
          </table:table-cell>
          <table:table-cell table:style-name="ce5" office:value-type="string">
            <text:p>reparacion de avería en vivienda municipal del consultorio médico tabarca por no disponer de energía eléctrica.</text:p>
          </table:table-cell>
          <table:table-cell table:style-name="ce10" office:value-type="string">
            <text:p>10-DIC-2019</text:p>
          </table:table-cell>
          <table:table-cell table:style-name="ce10" office:value-type="string">
            <text:p>221,8 €</text:p>
          </table:table-cell>
          <table:table-cell table:style-name="ce10" office:value-type="string">
            <text:p>268,38 €</text:p>
          </table:table-cell>
          <table:table-cell table:number-columns-repeated="1017"/>
        </table:table-row>
        <table:table-row table:style-name="ro4">
          <table:table-cell office:value-type="string">
            <text:p>73992827X</text:p>
          </table:table-cell>
          <table:table-cell office:value-type="string">
            <text:p>jose salvador alberola ramos</text:p>
          </table:table-cell>
          <table:table-cell office:value-type="string">
            <text:p>M JU 2019/22314</text:p>
          </table:table-cell>
          <table:table-cell office:value-type="string">
            <text:p>legalizar instalacion electrica para evento life on en el paseo campoamor actividad edusi </text:p>
          </table:table-cell>
          <table:table-cell office:value-type="string">
            <text:p>21-NOV-2019</text:p>
          </table:table-cell>
          <table:table-cell office:value-type="string">
            <text:p>150 €</text:p>
          </table:table-cell>
          <table:table-cell office:value-type="string">
            <text:p>181,5 €</text:p>
          </table:table-cell>
          <table:table-cell table:number-columns-repeated="1017"/>
        </table:table-row>
        <table:table-row table:style-name="ro5">
          <table:table-cell table:style-name="ce5" office:value-type="string">
            <text:p>21496445R</text:p>
          </table:table-cell>
          <table:table-cell table:style-name="ce5" office:value-type="string">
            <text:p>Juan Antonio Olmedo López</text:p>
          </table:table-cell>
          <table:table-cell table:style-name="ce5" office:value-type="string">
            <text:p>M CU 2019/463</text:p>
          </table:table-cell>
          <table:table-cell table:style-name="ce5" office:value-type="string">
            <text:p>Contratación presentador y recitador para concierto de 6 de octubre de 2019 en el Auditorío de la Diputación de Alicante <text:s/>(ADDA)</text:p>
          </table:table-cell>
          <table:table-cell table:style-name="ce10" office:value-type="string">
            <text:p>04-OCT-2019</text:p>
          </table:table-cell>
          <table:table-cell table:style-name="ce10" office:value-type="string">
            <text:p>240 €</text:p>
          </table:table-cell>
          <table:table-cell table:style-name="ce10" office:value-type="string">
            <text:p>264 €</text:p>
          </table:table-cell>
          <table:table-cell table:number-columns-repeated="1017"/>
        </table:table-row>
        <table:table-row table:style-name="ro4">
          <table:table-cell office:value-type="string">
            <text:p>21449821K</text:p>
          </table:table-cell>
          <table:table-cell office:value-type="string">
            <text:p>JUAN CARLOS LLORCA MARTÍNEZ</text:p>
          </table:table-cell>
          <table:table-cell office:value-type="string">
            <text:p>M IF 172/19</text:p>
          </table:table-cell>
          <table:table-cell office:value-type="string">
            <text:p>Servicio de mantenimiento preventivo de grupos electrógenos en dependencias municipales durante 3º trimestre 2019</text:p>
          </table:table-cell>
          <table:table-cell office:value-type="string">
            <text:p>10-DIC-2019</text:p>
          </table:table-cell>
          <table:table-cell office:value-type="string">
            <text:p>1.171,32 €</text:p>
          </table:table-cell>
          <table:table-cell office:value-type="string">
            <text:p>1.417,3 €</text:p>
          </table:table-cell>
          <table:table-cell table:number-columns-repeated="1017"/>
        </table:table-row>
        <table:table-row table:style-name="ro4">
          <table:table-cell table:style-name="ce5" office:value-type="string">
            <text:p>21449821K</text:p>
          </table:table-cell>
          <table:table-cell table:style-name="ce5" office:value-type="string">
            <text:p>JUAN CARLOS LLORCA MARTÍNEZ</text:p>
          </table:table-cell>
          <table:table-cell table:style-name="ce5" office:value-type="string">
            <text:p>M IF 178/19</text:p>
          </table:table-cell>
          <table:table-cell table:style-name="ce5" office:value-type="string">
            <text:p>Servicio de mantenimiento preventivo de grupos electrógenos en colegios públicos durante 3º trimestre 2019</text:p>
          </table:table-cell>
          <table:table-cell table:style-name="ce10" office:value-type="string">
            <text:p>12-DIC-2019</text:p>
          </table:table-cell>
          <table:table-cell table:style-name="ce10" office:value-type="string">
            <text:p>692,3 €</text:p>
          </table:table-cell>
          <table:table-cell table:style-name="ce10" office:value-type="string">
            <text:p>837,68 €</text:p>
          </table:table-cell>
          <table:table-cell table:number-columns-repeated="1017"/>
        </table:table-row>
        <table:table-row table:style-name="ro7">
          <table:table-cell office:value-type="string">
            <text:p>21449821K</text:p>
          </table:table-cell>
          <table:table-cell office:value-type="string">
            <text:p>JUAN CARLOS LLORCA MARTÍNEZ</text:p>
          </table:table-cell>
          <table:table-cell office:value-type="string">
            <text:p>M IF 112/19</text:p>
          </table:table-cell>
          <table:table-cell office:value-type="string">
            <text:p>SERVICIO DE MANTENIMIENTO PREVENTIVO, PREDICTIVO Y CORRECTIVO DE GRUPOS ELECTRÓGENOS EN COLEGIOS PÚBLICOS DURANTE 2º TRIMESTRE 2019</text:p>
          </table:table-cell>
          <table:table-cell office:value-type="string">
            <text:p>28-OCT-2019</text:p>
          </table:table-cell>
          <table:table-cell office:value-type="string">
            <text:p>692,3 €</text:p>
          </table:table-cell>
          <table:table-cell office:value-type="string">
            <text:p>837,68 €</text:p>
          </table:table-cell>
          <table:table-cell table:number-columns-repeated="1017"/>
        </table:table-row>
        <table:table-row table:style-name="ro8">
          <table:table-cell table:style-name="ce5" office:value-type="string">
            <text:p>21449821K</text:p>
          </table:table-cell>
          <table:table-cell table:style-name="ce5" office:value-type="string">
            <text:p>JUAN CARLOS LLORCA MARTÍNEZ</text:p>
          </table:table-cell>
          <table:table-cell table:style-name="ce5" office:value-type="string">
            <text:p>M IF 120/19</text:p>
          </table:table-cell>
          <table:table-cell table:style-name="ce5" office:value-type="string">
            <text:p>SERVICIO DE MANTENIMIENTO PREVENTIVO DE GRUPOS ELECTRÓGENOS EN DEPENDENCIAS MUNICIPALES DURANTE 2º TRIMESTRE 2019</text:p>
          </table:table-cell>
          <table:table-cell table:style-name="ce10" office:value-type="string">
            <text:p>29-OCT-2019</text:p>
          </table:table-cell>
          <table:table-cell table:style-name="ce10" office:value-type="string">
            <text:p>1.171,32 €</text:p>
          </table:table-cell>
          <table:table-cell table:style-name="ce10" office:value-type="string">
            <text:p>1.417,3 €</text:p>
          </table:table-cell>
          <table:table-cell table:number-columns-repeated="1017"/>
        </table:table-row>
        <table:table-row table:style-name="ro4">
          <table:table-cell office:value-type="string">
            <text:p>B03842465</text:p>
          </table:table-cell>
          <table:table-cell office:value-type="string">
            <text:p>JUAN CARLOS LLORCA, S.L.</text:p>
          </table:table-cell>
          <table:table-cell office:value-type="string">
            <text:p>M IF 135/19</text:p>
          </table:table-cell>
          <table:table-cell office:value-type="string">
            <text:p>Alquiler de equipo electrónego 30 KVA para la celebración de las fiestas del Barrio del Carmen, del 12/07/19 al 16/07/19</text:p>
          </table:table-cell>
          <table:table-cell office:value-type="string">
            <text:p>04-NOV-2019</text:p>
          </table:table-cell>
          <table:table-cell office:value-type="string">
            <text:p>476 €</text:p>
          </table:table-cell>
          <table:table-cell office:value-type="string">
            <text:p>575,96 €</text:p>
          </table:table-cell>
          <table:table-cell table:number-columns-repeated="1017"/>
        </table:table-row>
        <table:table-row table:style-name="ro5">
          <table:table-cell table:style-name="ce5" office:value-type="string">
            <text:p>B03842465</text:p>
          </table:table-cell>
          <table:table-cell table:style-name="ce5" office:value-type="string">
            <text:p>JUAN CARLOS LLORCA, S.L.</text:p>
          </table:table-cell>
          <table:table-cell table:style-name="ce5" office:value-type="string">
            <text:p>M IF 119/19</text:p>
          </table:table-cell>
          <table:table-cell table:style-name="ce5" office:value-type="string">
            <text:p>Servicio de alquiler de grupo electrógeno 100KVA para la celebración de las fiestas de Hogueras 2019 del 21 al 24 de junio de 2019</text:p>
          </table:table-cell>
          <table:table-cell table:style-name="ce10" office:value-type="string">
            <text:p>30-OCT-2019</text:p>
          </table:table-cell>
          <table:table-cell table:style-name="ce10" office:value-type="string">
            <text:p>690 €</text:p>
          </table:table-cell>
          <table:table-cell table:style-name="ce10" office:value-type="string">
            <text:p>834,9 €</text:p>
          </table:table-cell>
          <table:table-cell table:number-columns-repeated="1017"/>
        </table:table-row>
        <table:table-row table:style-name="ro4">
          <table:table-cell office:value-type="string">
            <text:p>B53559175</text:p>
          </table:table-cell>
          <table:table-cell office:value-type="string">
            <text:p>JUAN GARCIA GALERA S.L.</text:p>
          </table:table-cell>
          <table:table-cell office:value-type="string">
            <text:p>M SE P 33/19</text:p>
          </table:table-cell>
          <table:table-cell office:value-type="string">
            <text:p>Lotes navideños para el personal voluntario de la Agrupación Local de voluntarios de Protección Civil</text:p>
          </table:table-cell>
          <table:table-cell office:value-type="string">
            <text:p>29-NOV-2019</text:p>
          </table:table-cell>
          <table:table-cell office:value-type="string">
            <text:p>3.138,3 €</text:p>
          </table:table-cell>
          <table:table-cell office:value-type="string">
            <text:p>3.577,17 €</text:p>
          </table:table-cell>
          <table:table-cell table:number-columns-repeated="1017"/>
        </table:table-row>
        <table:table-row table:style-name="ro5">
          <table:table-cell table:style-name="ce5" office:value-type="string">
            <text:p>21473270X</text:p>
          </table:table-cell>
          <table:table-cell table:style-name="ce5" office:value-type="string">
            <text:p>JUAN LUIS BROTONS GALVEZ</text:p>
          </table:table-cell>
          <table:table-cell table:style-name="ce5" office:value-type="string">
            <text:p>M IF 318/19</text:p>
          </table:table-cell>
          <table:table-cell table:style-name="ce5" office:value-type="string">
            <text:p>Suministro de material para actos de protocoloco para la Brigada de Talleres: bordado escudo, pendón con pasamanería, 3 mt chenilla y otros.</text:p>
          </table:table-cell>
          <table:table-cell table:style-name="ce10" office:value-type="string">
            <text:p>31-DIC-2019</text:p>
          </table:table-cell>
          <table:table-cell table:style-name="ce10" office:value-type="string">
            <text:p>770,4 €</text:p>
          </table:table-cell>
          <table:table-cell table:style-name="ce10" office:value-type="string">
            <text:p>932,18 €</text:p>
          </table:table-cell>
          <table:table-cell table:number-columns-repeated="1017"/>
        </table:table-row>
        <table:table-row table:style-name="ro5">
          <table:table-cell office:value-type="string">
            <text:p>21473270X</text:p>
          </table:table-cell>
          <table:table-cell office:value-type="string">
            <text:p>JUAN LUIS BROTONS GALVEZ</text:p>
          </table:table-cell>
          <table:table-cell office:value-type="string">
            <text:p>M IF 247/19</text:p>
          </table:table-cell>
          <table:table-cell office:value-type="string">
            <text:p>Suministro de material de actos de protocolo para la Brigada de Talleres: doscientos metros cordón azul poliester alta tenacidad</text:p>
          </table:table-cell>
          <table:table-cell office:value-type="string">
            <text:p>31-DIC-2019</text:p>
          </table:table-cell>
          <table:table-cell office:value-type="string">
            <text:p>860 €</text:p>
          </table:table-cell>
          <table:table-cell office:value-type="string">
            <text:p>1.040,6 €</text:p>
          </table:table-cell>
          <table:table-cell table:number-columns-repeated="1017"/>
        </table:table-row>
        <table:table-row table:style-name="ro4">
          <table:table-cell table:style-name="ce5" office:value-type="string">
            <text:p>21409039H</text:p>
          </table:table-cell>
          <table:table-cell table:style-name="ce5" office:value-type="string">
            <text:p>juan manuel giner gomis</text:p>
          </table:table-cell>
          <table:table-cell table:style-name="ce5" office:value-type="string">
            <text:p>M JU 2019/25441</text:p>
          </table:table-cell>
          <table:table-cell table:style-name="ce5" office:value-type="string">
            <text:p>Colaboracion puesta en marcha jornadas disfruta el movimiento ies bahia babel 12/12/19</text:p>
          </table:table-cell>
          <table:table-cell table:style-name="ce10" office:value-type="string">
            <text:p>31-DIC-2019</text:p>
          </table:table-cell>
          <table:table-cell table:number-columns-repeated="2" table:style-name="ce10" office:value-type="string">
            <text:p>75 €</text:p>
          </table:table-cell>
          <table:table-cell table:number-columns-repeated="1017"/>
        </table:table-row>
        <table:table-row table:style-name="ro4">
          <table:table-cell office:value-type="string">
            <text:p>21409039H</text:p>
          </table:table-cell>
          <table:table-cell office:value-type="string">
            <text:p>juan manuel giner gomis</text:p>
          </table:table-cell>
          <table:table-cell office:value-type="string">
            <text:p>M JU 2019/24343</text:p>
          </table:table-cell>
          <table:table-cell office:value-type="string">
            <text:p>colaboracion en la puesta en marcha de jorandas disfruta el movimiento en ies. octubre 2019</text:p>
          </table:table-cell>
          <table:table-cell office:value-type="string">
            <text:p>13-DIC-2019</text:p>
          </table:table-cell>
          <table:table-cell table:number-columns-repeated="2" office:value-type="string">
            <text:p>225 €</text:p>
          </table:table-cell>
          <table:table-cell table:number-columns-repeated="1017"/>
        </table:table-row>
        <table:table-row table:style-name="ro4">
          <table:table-cell table:style-name="ce5" office:value-type="string">
            <text:p>21409039H</text:p>
          </table:table-cell>
          <table:table-cell table:style-name="ce5" office:value-type="string">
            <text:p>juan manuel giner gomis</text:p>
          </table:table-cell>
          <table:table-cell table:style-name="ce5" office:value-type="string">
            <text:p>M JU 2019/25452</text:p>
          </table:table-cell>
          <table:table-cell table:style-name="ce5" office:value-type="string">
            <text:p>gestion de situacines violentas y defensa personal en cs gaston castello 18-25 noviembre y 2-9 diciembre </text:p>
          </table:table-cell>
          <table:table-cell table:style-name="ce10" office:value-type="string">
            <text:p>31-DIC-2019</text:p>
          </table:table-cell>
          <table:table-cell table:style-name="ce10" office:value-type="string">
            <text:p>240 €</text:p>
          </table:table-cell>
          <table:table-cell table:style-name="ce10" office:value-type="string">
            <text:p>290,4 €</text:p>
          </table:table-cell>
          <table:table-cell table:number-columns-repeated="1017"/>
        </table:table-row>
        <table:table-row table:style-name="ro4">
          <table:table-cell office:value-type="string">
            <text:p>21391667B</text:p>
          </table:table-cell>
          <table:table-cell office:value-type="string">
            <text:p>JUAN MANUEL QUIRANT SOLER</text:p>
          </table:table-cell>
          <table:table-cell office:value-type="string">
            <text:p>M SE P 21/19</text:p>
          </table:table-cell>
          <table:table-cell office:value-type="string">
            <text:p>Reparación de averia en la embarcación de Protección Civil y suministro de materiales para la embarcación.</text:p>
          </table:table-cell>
          <table:table-cell office:value-type="string">
            <text:p>02-DIC-2019</text:p>
          </table:table-cell>
          <table:table-cell office:value-type="string">
            <text:p>515,77 €</text:p>
          </table:table-cell>
          <table:table-cell office:value-type="string">
            <text:p>624,08 €</text:p>
          </table:table-cell>
          <table:table-cell table:number-columns-repeated="1017"/>
        </table:table-row>
        <table:table-row table:style-name="ro5">
          <table:table-cell table:style-name="ce5" office:value-type="string">
            <text:p>48763906L</text:p>
          </table:table-cell>
          <table:table-cell table:style-name="ce5" office:value-type="string">
            <text:p>karen del socorro jaruffe de la espriella</text:p>
          </table:table-cell>
          <table:table-cell table:style-name="ce5" office:value-type="string">
            <text:p>M CU 2019/80-01</text:p>
          </table:table-cell>
          <table:table-cell table:style-name="ce5" office:value-type="string">
            <text:p>"Campus de Navidad". Actividades infantiles y familiares para realizar en el periodo de vacaciones escolares en el C.C. Cigarreras.</text:p>
          </table:table-cell>
          <table:table-cell table:style-name="ce10" office:value-type="string">
            <text:p>25-NOV-2019</text:p>
          </table:table-cell>
          <table:table-cell table:number-columns-repeated="2" table:style-name="ce10" office:value-type="string">
            <text:p>782 €</text:p>
          </table:table-cell>
          <table:table-cell table:number-columns-repeated="1017"/>
        </table:table-row>
        <table:table-row table:style-name="ro8">
          <table:table-cell office:value-type="string">
            <text:p>48763906L</text:p>
          </table:table-cell>
          <table:table-cell office:value-type="string">
            <text:p>karen del socorro jaruffe de la espriella</text:p>
          </table:table-cell>
          <table:table-cell office:value-type="string">
            <text:p>M CU 2019/88-04</text:p>
          </table:table-cell>
          <table:table-cell office:value-type="string">
            <text:p>Impartición del talle "Manualidades decoración creativa" en Ptda. Rebolledo/Vallonga. Programa Alicante Cultura 2019-20 (Aula Abierta. Meses de enero a junio 2020.</text:p>
          </table:table-cell>
          <table:table-cell office:value-type="string">
            <text:p>18-DIC-2019</text:p>
          </table:table-cell>
          <table:table-cell table:number-columns-repeated="2" office:value-type="string">
            <text:p>265,08 €</text:p>
          </table:table-cell>
          <table:table-cell table:number-columns-repeated="1017"/>
        </table:table-row>
        <table:table-row table:style-name="ro9">
          <table:table-cell table:style-name="ce5" office:value-type="string">
            <text:p>48763906L</text:p>
          </table:table-cell>
          <table:table-cell table:style-name="ce5" office:value-type="string">
            <text:p>karen del socorro jaruffe de la espriella</text:p>
          </table:table-cell>
          <table:table-cell table:style-name="ce5" office:value-type="string">
            <text:p>M JU 2019/19696</text:p>
          </table:table-cell>
          <table:table-cell table:style-name="ce5" office:value-type="string">
            <text:p>clases taller customizacion prendas en centro 14 realizado 17/09 al 07/10</text:p>
          </table:table-cell>
          <table:table-cell table:style-name="ce10" office:value-type="string">
            <text:p>22-NOV-2019</text:p>
          </table:table-cell>
          <table:table-cell table:number-columns-repeated="2" table:style-name="ce10" office:value-type="string">
            <text:p>930 €</text:p>
          </table:table-cell>
          <table:table-cell table:number-columns-repeated="1017"/>
        </table:table-row>
        <table:table-row table:style-name="ro9">
          <table:table-cell office:value-type="string">
            <text:p>G54813837</text:p>
          </table:table-cell>
          <table:table-cell office:value-type="string">
            <text:p>kinoki asociacion para la educacion audiovisual</text:p>
          </table:table-cell>
          <table:table-cell office:value-type="string">
            <text:p>M JU 2019/20530</text:p>
          </table:table-cell>
          <table:table-cell office:value-type="string">
            <text:p>taller iniciacion al video profesional </text:p>
          </table:table-cell>
          <table:table-cell office:value-type="string">
            <text:p>26-NOV-2019</text:p>
          </table:table-cell>
          <table:table-cell table:number-columns-repeated="2" office:value-type="string">
            <text:p>510 €</text:p>
          </table:table-cell>
          <table:table-cell table:number-columns-repeated="1017"/>
        </table:table-row>
        <table:table-row table:style-name="ro9">
          <table:table-cell table:style-name="ce5" office:value-type="string">
            <text:p>21362388B</text:p>
          </table:table-cell>
          <table:table-cell table:style-name="ce5" office:value-type="string">
            <text:p>La Nueva Japonesa</text:p>
          </table:table-cell>
          <table:table-cell table:style-name="ce5" office:value-type="string">
            <text:p>M ED 40/19</text:p>
          </table:table-cell>
          <table:table-cell table:style-name="ce5" office:value-type="string">
            <text:p>Suministro de banderas España y Alicante a centros educativos.</text:p>
          </table:table-cell>
          <table:table-cell table:style-name="ce10" office:value-type="string">
            <text:p>02-DIC-2019</text:p>
          </table:table-cell>
          <table:table-cell table:style-name="ce10" office:value-type="string">
            <text:p>136,78 €</text:p>
          </table:table-cell>
          <table:table-cell table:style-name="ce10" office:value-type="string">
            <text:p>165,5 €</text:p>
          </table:table-cell>
          <table:table-cell table:number-columns-repeated="1017"/>
        </table:table-row>
        <table:table-row table:style-name="ro9">
          <table:table-cell office:value-type="string">
            <text:p>21362388B</text:p>
          </table:table-cell>
          <table:table-cell office:value-type="string">
            <text:p>La Nueva Japonesa</text:p>
          </table:table-cell>
          <table:table-cell office:value-type="string">
            <text:p>M ED 27/19</text:p>
          </table:table-cell>
          <table:table-cell office:value-type="string">
            <text:p>Suministro banderas, Nacional y Alicante a centros.</text:p>
          </table:table-cell>
          <table:table-cell office:value-type="string">
            <text:p>04-OCT-2019</text:p>
          </table:table-cell>
          <table:table-cell office:value-type="string">
            <text:p>261,57 €</text:p>
          </table:table-cell>
          <table:table-cell office:value-type="string">
            <text:p>316,5 €</text:p>
          </table:table-cell>
          <table:table-cell table:number-columns-repeated="1017"/>
        </table:table-row>
        <table:table-row table:style-name="ro9">
          <table:table-cell table:style-name="ce5" office:value-type="string">
            <text:p>A03637899</text:p>
          </table:table-cell>
          <table:table-cell table:style-name="ce5" office:value-type="string">
            <text:p>LABAQUA, S.A.</text:p>
          </table:table-cell>
          <table:table-cell table:style-name="ce5" office:value-type="string">
            <text:p>M SA 3/19</text:p>
          </table:table-cell>
          <table:table-cell table:style-name="ce5" office:value-type="string">
            <text:p>Análisis muestras agua albergue animal asoka el grande. pleno 19/12/19</text:p>
          </table:table-cell>
          <table:table-cell table:style-name="ce10" office:value-type="string">
            <text:p>19-DIC-2019</text:p>
          </table:table-cell>
          <table:table-cell table:style-name="ce10" office:value-type="string">
            <text:p>87,37 €</text:p>
          </table:table-cell>
          <table:table-cell table:style-name="ce10" office:value-type="string">
            <text:p>105,72 €</text:p>
          </table:table-cell>
          <table:table-cell table:number-columns-repeated="1017"/>
        </table:table-row>
        <table:table-row table:style-name="ro8">
          <table:table-cell office:value-type="string">
            <text:p>A54618715</text:p>
          </table:table-cell>
          <table:table-cell office:value-type="string">
            <text:p>LABORATORIO DE INGENIERÍA Y MEDIO AMBIENTE, S.A.</text:p>
          </table:table-cell>
          <table:table-cell office:value-type="string">
            <text:p>M IF 166/19</text:p>
          </table:table-cell>
          <table:table-cell office:value-type="string">
            <text:p>Trabajos de campo, ensayos y redacción de estudio geológico-geotécnico para ampliación y construcción de edicificio nuevo en el CPEE Santo Ángel de la Guarda</text:p>
          </table:table-cell>
          <table:table-cell office:value-type="string">
            <text:p>10-DIC-2019</text:p>
          </table:table-cell>
          <table:table-cell office:value-type="string">
            <text:p>1.596,7 €</text:p>
          </table:table-cell>
          <table:table-cell office:value-type="string">
            <text:p>1.932,01 €</text:p>
          </table:table-cell>
          <table:table-cell table:number-columns-repeated="1017"/>
        </table:table-row>
        <table:table-row table:style-name="ro5">
          <table:table-cell table:style-name="ce5" office:value-type="string">
            <text:p>A54618715</text:p>
          </table:table-cell>
          <table:table-cell table:style-name="ce5" office:value-type="string">
            <text:p>LABORATORIO DE INGENIERÍA Y MEDIO AMBIENTE, S.A.</text:p>
          </table:table-cell>
          <table:table-cell table:style-name="ce5" office:value-type="string">
            <text:p>M IF 125/19</text:p>
          </table:table-cell>
          <table:table-cell table:style-name="ce5" office:value-type="string">
            <text:p>Trabajos de campo, ensayos y redacción de estudio geológico-geotécnico para construcción de edificio en el CEIP Juan Baustista Llorca</text:p>
          </table:table-cell>
          <table:table-cell table:style-name="ce10" office:value-type="string">
            <text:p>30-OCT-2019</text:p>
          </table:table-cell>
          <table:table-cell table:style-name="ce10" office:value-type="string">
            <text:p>3.178 €</text:p>
          </table:table-cell>
          <table:table-cell table:style-name="ce10" office:value-type="string">
            <text:p>3.845,38 €</text:p>
          </table:table-cell>
          <table:table-cell table:number-columns-repeated="1017"/>
        </table:table-row>
        <table:table-row table:style-name="ro4">
          <table:table-cell office:value-type="string">
            <text:p>B54265434</text:p>
          </table:table-cell>
          <table:table-cell office:value-type="string">
            <text:p>Laucan Maderas, SL</text:p>
          </table:table-cell>
          <table:table-cell office:value-type="string">
            <text:p>M DP 53/2019</text:p>
          </table:table-cell>
          <table:table-cell office:value-type="string">
            <text:p>Suministro tabla madera para reparación banco vestuario Piscina Municipal Monte Tossal "José Antonio Chicoy".</text:p>
          </table:table-cell>
          <table:table-cell office:value-type="string">
            <text:p>29-NOV-2019</text:p>
          </table:table-cell>
          <table:table-cell office:value-type="string">
            <text:p>36,82 €</text:p>
          </table:table-cell>
          <table:table-cell office:value-type="string">
            <text:p>44,55 €</text:p>
          </table:table-cell>
          <table:table-cell table:number-columns-repeated="1017"/>
        </table:table-row>
        <table:table-row table:style-name="ro9">
          <table:table-cell table:style-name="ce5" office:value-type="string">
            <text:p>Y1330345Q</text:p>
          </table:table-cell>
          <table:table-cell table:style-name="ce5" office:value-type="string">
            <text:p>Laura Belén Torres</text:p>
          </table:table-cell>
          <table:table-cell table:style-name="ce5" office:value-type="string">
            <text:p>M DP 42/2019</text:p>
          </table:table-cell>
          <table:table-cell table:style-name="ce5" office:value-type="string">
            <text:p>Reparación de una portería de rugby en el Polideportivo La Cigüeña.</text:p>
          </table:table-cell>
          <table:table-cell table:style-name="ce10" office:value-type="string">
            <text:p>07-NOV-2019</text:p>
          </table:table-cell>
          <table:table-cell table:style-name="ce10" office:value-type="string">
            <text:p>165 €</text:p>
          </table:table-cell>
          <table:table-cell table:style-name="ce10" office:value-type="string">
            <text:p>199,65 €</text:p>
          </table:table-cell>
          <table:table-cell table:number-columns-repeated="1017"/>
        </table:table-row>
        <table:table-row table:style-name="ro9">
          <table:table-cell office:value-type="string">
            <text:p>Y1330345Q</text:p>
          </table:table-cell>
          <table:table-cell office:value-type="string">
            <text:p>Laura Belén Torres</text:p>
          </table:table-cell>
          <table:table-cell office:value-type="string">
            <text:p>M DP 36/2019</text:p>
          </table:table-cell>
          <table:table-cell office:value-type="string">
            <text:p>Sustitución ventana antibandálica en la Ciudad Deportiva Antonio Valls.</text:p>
          </table:table-cell>
          <table:table-cell office:value-type="string">
            <text:p>22-OCT-2019</text:p>
          </table:table-cell>
          <table:table-cell office:value-type="string">
            <text:p>120 €</text:p>
          </table:table-cell>
          <table:table-cell office:value-type="string">
            <text:p>145,2 €</text:p>
          </table:table-cell>
          <table:table-cell table:number-columns-repeated="1017"/>
        </table:table-row>
        <table:table-row table:style-name="ro5">
          <table:table-cell table:style-name="ce5" office:value-type="string">
            <text:p>Y1330345Q</text:p>
          </table:table-cell>
          <table:table-cell table:style-name="ce5" office:value-type="string">
            <text:p>Laura Belén Torres</text:p>
          </table:table-cell>
          <table:table-cell table:style-name="ce5" office:value-type="string">
            <text:p>M DP 70/2019</text:p>
          </table:table-cell>
          <table:table-cell table:style-name="ce5" office:value-type="string">
            <text:p>Reparación de banquillos del Campo de Fútbol Divina Pastora y anclaje porterías de Fútbol Sala del Polideportivo Ciudad de Asís.</text:p>
          </table:table-cell>
          <table:table-cell table:style-name="ce10" office:value-type="string">
            <text:p>11-DIC-2019</text:p>
          </table:table-cell>
          <table:table-cell table:style-name="ce10" office:value-type="string">
            <text:p>1.690 €</text:p>
          </table:table-cell>
          <table:table-cell table:style-name="ce10" office:value-type="string">
            <text:p>2.044,9 €</text:p>
          </table:table-cell>
          <table:table-cell table:number-columns-repeated="1017"/>
        </table:table-row>
        <table:table-row table:style-name="ro8">
          <table:table-cell office:value-type="string">
            <text:p>47061555J</text:p>
          </table:table-cell>
          <table:table-cell office:value-type="string">
            <text:p>Laura Garrigós Calatayud</text:p>
          </table:table-cell>
          <table:table-cell office:value-type="string">
            <text:p>M CU 2019/88-01</text:p>
          </table:table-cell>
          <table:table-cell office:value-type="string">
            <text:p>Impartición del curso "Introducción a la bisutería", realizado en el Centro Municipal de las Artes. Programa Alicante Cultura 2019-20 (Aula Abierta). Meses de enero a junio 2020</text:p>
          </table:table-cell>
          <table:table-cell office:value-type="string">
            <text:p>18-DIC-2019</text:p>
          </table:table-cell>
          <table:table-cell office:value-type="string">
            <text:p>397,62 €</text:p>
          </table:table-cell>
          <table:table-cell office:value-type="string">
            <text:p>481,12 €</text:p>
          </table:table-cell>
          <table:table-cell table:number-columns-repeated="1017"/>
        </table:table-row>
        <table:table-row table:style-name="ro9">
          <table:table-cell table:style-name="ce5" office:value-type="string">
            <text:p>B96332614</text:p>
          </table:table-cell>
          <table:table-cell table:style-name="ce5" office:value-type="string">
            <text:p>Leisis, SL</text:p>
          </table:table-cell>
          <table:table-cell table:style-name="ce5" office:value-type="string">
            <text:p>M DP 63/2019</text:p>
          </table:table-cell>
          <table:table-cell table:style-name="ce5" office:value-type="string">
            <text:p>Suministro de corcheras y tensores para las Piscinas Municipales Monte Tossal.</text:p>
          </table:table-cell>
          <table:table-cell table:style-name="ce10" office:value-type="string">
            <text:p>03-DIC-2019</text:p>
          </table:table-cell>
          <table:table-cell table:style-name="ce10" office:value-type="string">
            <text:p>3.421,1 €</text:p>
          </table:table-cell>
          <table:table-cell table:style-name="ce10" office:value-type="string">
            <text:p>4.139,53 €</text:p>
          </table:table-cell>
          <table:table-cell table:number-columns-repeated="1017"/>
        </table:table-row>
        <table:table-row table:style-name="ro4">
          <table:table-cell office:value-type="string">
            <text:p>B96332614</text:p>
          </table:table-cell>
          <table:table-cell office:value-type="string">
            <text:p>Leisis, SL</text:p>
          </table:table-cell>
          <table:table-cell office:value-type="string">
            <text:p>M DP 50/2019</text:p>
          </table:table-cell>
          <table:table-cell office:value-type="string">
            <text:p>Suministro gorros látex para alumnos cursos actividades acuático-deportivas 2019-20 del Ayuntamiento de Alicante.</text:p>
          </table:table-cell>
          <table:table-cell office:value-type="string">
            <text:p>15-NOV-2019</text:p>
          </table:table-cell>
          <table:table-cell office:value-type="string">
            <text:p>491 €</text:p>
          </table:table-cell>
          <table:table-cell office:value-type="string">
            <text:p>594,11 €</text:p>
          </table:table-cell>
          <table:table-cell table:number-columns-repeated="1017"/>
        </table:table-row>
        <table:table-row table:style-name="ro4">
          <table:table-cell table:style-name="ce5" office:value-type="string">
            <text:p>B53212619</text:p>
          </table:table-cell>
          <table:table-cell table:style-name="ce5" office:value-type="string">
            <text:p>LIMENCOP, S.L.</text:p>
          </table:table-cell>
          <table:table-cell table:style-name="ce5" office:value-type="string">
            <text:p>M TT 39-19</text:p>
          </table:table-cell>
          <table:table-cell table:style-name="ce5" office:value-type="string">
            <text:p>Diciembre 2019. Recogida, ensobrado y envíos a Correos de notificaciones de la Unidad de Sanciones</text:p>
          </table:table-cell>
          <table:table-cell table:style-name="ce10" office:value-type="string">
            <text:p>25-NOV-2019</text:p>
          </table:table-cell>
          <table:table-cell table:style-name="ce10" office:value-type="string">
            <text:p>1.035,83 €</text:p>
          </table:table-cell>
          <table:table-cell table:style-name="ce10" office:value-type="string">
            <text:p>1.253,35 €</text:p>
          </table:table-cell>
          <table:table-cell table:number-columns-repeated="1017"/>
        </table:table-row>
        <table:table-row table:style-name="ro9">
          <table:table-cell office:value-type="string">
            <text:p>B53212619</text:p>
          </table:table-cell>
          <table:table-cell office:value-type="string">
            <text:p>LIMENCOP, S.L.</text:p>
          </table:table-cell>
          <table:table-cell office:value-type="string">
            <text:p>M ED 39/19</text:p>
          </table:table-cell>
          <table:table-cell office:value-type="string">
            <text:p>Edición y distribución material didáctico programa 12-16</text:p>
          </table:table-cell>
          <table:table-cell office:value-type="string">
            <text:p>09-OCT-2019</text:p>
          </table:table-cell>
          <table:table-cell office:value-type="string">
            <text:p>841,98 €</text:p>
          </table:table-cell>
          <table:table-cell office:value-type="string">
            <text:p>1.018,8 €</text:p>
          </table:table-cell>
          <table:table-cell table:number-columns-repeated="1017"/>
        </table:table-row>
        <table:table-row table:style-name="ro4">
          <table:table-cell table:style-name="ce5" office:value-type="string">
            <text:p>B53212619</text:p>
          </table:table-cell>
          <table:table-cell table:style-name="ce5" office:value-type="string">
            <text:p>LIMENCOP, S.L.</text:p>
          </table:table-cell>
          <table:table-cell table:style-name="ce5" office:value-type="string">
            <text:p>M TT 30-19</text:p>
          </table:table-cell>
          <table:table-cell table:style-name="ce5" office:value-type="string">
            <text:p>Noviembre 2019. Recogida, ensobrado y envíos a Correos de notificaciones de la Unidad de Sanciones</text:p>
          </table:table-cell>
          <table:table-cell table:style-name="ce10" office:value-type="string">
            <text:p>28-OCT-2019</text:p>
          </table:table-cell>
          <table:table-cell table:style-name="ce10" office:value-type="string">
            <text:p>742,96 €</text:p>
          </table:table-cell>
          <table:table-cell table:style-name="ce10" office:value-type="string">
            <text:p>898,98 €</text:p>
          </table:table-cell>
          <table:table-cell table:number-columns-repeated="1017"/>
        </table:table-row>
        <table:table-row table:style-name="ro5">
          <table:table-cell office:value-type="string">
            <text:p>21427254V</text:p>
          </table:table-cell>
          <table:table-cell office:value-type="string">
            <text:p>LORENA ESPI GOMIS</text:p>
          </table:table-cell>
          <table:table-cell office:value-type="string">
            <text:p>M IF 294/19</text:p>
          </table:table-cell>
          <table:table-cell office:value-type="string">
            <text:p>Servicio de reparaciones de mantenimiento ordianrio de persianas en dependencias de Jefatura de Policía Local: reparación persiana lamas verticales</text:p>
          </table:table-cell>
          <table:table-cell office:value-type="string">
            <text:p>31-DIC-2019</text:p>
          </table:table-cell>
          <table:table-cell office:value-type="string">
            <text:p>614 €</text:p>
          </table:table-cell>
          <table:table-cell office:value-type="string">
            <text:p>742,94 €</text:p>
          </table:table-cell>
          <table:table-cell table:number-columns-repeated="1017"/>
        </table:table-row>
        <table:table-row table:style-name="ro5">
          <table:table-cell table:style-name="ce5" office:value-type="string">
            <text:p>21427254V</text:p>
          </table:table-cell>
          <table:table-cell table:style-name="ce5" office:value-type="string">
            <text:p>LORENA ESPI GOMIS</text:p>
          </table:table-cell>
          <table:table-cell table:style-name="ce5" office:value-type="string">
            <text:p>M IF 262/19</text:p>
          </table:table-cell>
          <table:table-cell table:style-name="ce5" office:value-type="string">
            <text:p>Reparaciones de mantenimiento ordinario de persianas en C.P. Santo Ángel de la Guarda: reparación varias persianas e instalación de nuevas</text:p>
          </table:table-cell>
          <table:table-cell table:style-name="ce10" office:value-type="string">
            <text:p>31-DIC-2019</text:p>
          </table:table-cell>
          <table:table-cell table:style-name="ce10" office:value-type="string">
            <text:p>1.468,37 €</text:p>
          </table:table-cell>
          <table:table-cell table:style-name="ce10" office:value-type="string">
            <text:p>1.776,73 €</text:p>
          </table:table-cell>
          <table:table-cell table:number-columns-repeated="1017"/>
        </table:table-row>
        <table:table-row table:style-name="ro4">
          <table:table-cell office:value-type="string">
            <text:p>21427254V</text:p>
          </table:table-cell>
          <table:table-cell office:value-type="string">
            <text:p>LORENA ESPI GOMIS</text:p>
          </table:table-cell>
          <table:table-cell office:value-type="string">
            <text:p>M IF 261/19</text:p>
          </table:table-cell>
          <table:table-cell office:value-type="string">
            <text:p>Reparaciones de mantenimiento ordinario de persianas en C.P. San Blas: reparación varias persianas e instalación de nuevas</text:p>
          </table:table-cell>
          <table:table-cell office:value-type="string">
            <text:p>31-DIC-2019</text:p>
          </table:table-cell>
          <table:table-cell office:value-type="string">
            <text:p>2.845,23 €</text:p>
          </table:table-cell>
          <table:table-cell office:value-type="string">
            <text:p>3.442,73 €</text:p>
          </table:table-cell>
          <table:table-cell table:number-columns-repeated="1017"/>
        </table:table-row>
        <table:table-row table:style-name="ro5">
          <table:table-cell table:style-name="ce5" office:value-type="string">
            <text:p>21427254V</text:p>
          </table:table-cell>
          <table:table-cell table:style-name="ce5" office:value-type="string">
            <text:p>LORENA ESPI GOMIS</text:p>
          </table:table-cell>
          <table:table-cell table:style-name="ce5" office:value-type="string">
            <text:p>M IF 298/19</text:p>
          </table:table-cell>
          <table:table-cell table:style-name="ce5" office:value-type="string">
            <text:p>Reparaciones de mantenimiento ordinario de persianas en C.P. Voramar: reparación de catorce unidades de persianas, cintas, etc.</text:p>
          </table:table-cell>
          <table:table-cell table:style-name="ce10" office:value-type="string">
            <text:p>31-DIC-2019</text:p>
          </table:table-cell>
          <table:table-cell table:style-name="ce10" office:value-type="string">
            <text:p>922,35 €</text:p>
          </table:table-cell>
          <table:table-cell table:style-name="ce10" office:value-type="string">
            <text:p>1.116,04 €</text:p>
          </table:table-cell>
          <table:table-cell table:number-columns-repeated="1017"/>
        </table:table-row>
        <table:table-row table:style-name="ro5">
          <table:table-cell office:value-type="string">
            <text:p>21427254V</text:p>
          </table:table-cell>
          <table:table-cell office:value-type="string">
            <text:p>LORENA ESPI GOMIS</text:p>
          </table:table-cell>
          <table:table-cell office:value-type="string">
            <text:p>M IF 260/19</text:p>
          </table:table-cell>
          <table:table-cell office:value-type="string">
            <text:p>Reparaciones de mantenimiento ordinario de persianas en C.P. Gabriel Miró: reparación varias persianas e instalación de nuevas</text:p>
          </table:table-cell>
          <table:table-cell office:value-type="string">
            <text:p>31-DIC-2019</text:p>
          </table:table-cell>
          <table:table-cell office:value-type="string">
            <text:p>755,63 €</text:p>
          </table:table-cell>
          <table:table-cell office:value-type="string">
            <text:p>914,31 €</text:p>
          </table:table-cell>
          <table:table-cell table:number-columns-repeated="1017"/>
        </table:table-row>
        <table:table-row table:style-name="ro8">
          <table:table-cell table:style-name="ce5" office:value-type="string">
            <text:p>21427254V</text:p>
          </table:table-cell>
          <table:table-cell table:style-name="ce5" office:value-type="string">
            <text:p>LORENA ESPI GOMIS</text:p>
          </table:table-cell>
          <table:table-cell table:style-name="ce5" office:value-type="string">
            <text:p>M IF 293/19</text:p>
          </table:table-cell>
          <table:table-cell table:style-name="ce5" office:value-type="string">
            <text:p>Servicio de reparaciones de mantenimiento ordinario de persinas y estores en dependencias del Servicio Jurídico Municipal: reparación y sustitución de tejido screen para toldo</text:p>
          </table:table-cell>
          <table:table-cell table:style-name="ce10" office:value-type="string">
            <text:p>31-DIC-2019</text:p>
          </table:table-cell>
          <table:table-cell table:style-name="ce10" office:value-type="string">
            <text:p>790 €</text:p>
          </table:table-cell>
          <table:table-cell table:style-name="ce10" office:value-type="string">
            <text:p>955,9 €</text:p>
          </table:table-cell>
          <table:table-cell table:number-columns-repeated="1017"/>
        </table:table-row>
        <table:table-row table:style-name="ro4">
          <table:table-cell office:value-type="string">
            <text:p>B03010634</text:p>
          </table:table-cell>
          <table:table-cell office:value-type="string">
            <text:p>LUCERO DE LEVANTE, S.L.</text:p>
          </table:table-cell>
          <table:table-cell office:value-type="string">
            <text:p>M IF 179/19</text:p>
          </table:table-cell>
          <table:table-cell office:value-type="string">
            <text:p>Suministro de material eléctrico para el mantenimiento del alumbrado público en Benalúa: reposición para farolas fundidas</text:p>
          </table:table-cell>
          <table:table-cell office:value-type="string">
            <text:p>12-DIC-2019</text:p>
          </table:table-cell>
          <table:table-cell office:value-type="string">
            <text:p>1.534,1 €</text:p>
          </table:table-cell>
          <table:table-cell office:value-type="string">
            <text:p>1.856,26 €</text:p>
          </table:table-cell>
          <table:table-cell table:number-columns-repeated="1017"/>
        </table:table-row>
        <table:table-row table:style-name="ro4">
          <table:table-cell table:style-name="ce5" office:value-type="string">
            <text:p>B03010634</text:p>
          </table:table-cell>
          <table:table-cell table:style-name="ce5" office:value-type="string">
            <text:p>LUCERO DE LEVANTE, S.L.</text:p>
          </table:table-cell>
          <table:table-cell table:style-name="ce5" office:value-type="string">
            <text:p>M IF 177/19</text:p>
          </table:table-cell>
          <table:table-cell table:style-name="ce5" office:value-type="string">
            <text:p>Suministro de material eléctrico y herramientas para la Brigada de Alumbrado: regletas, tubos y otros.</text:p>
          </table:table-cell>
          <table:table-cell table:style-name="ce10" office:value-type="string">
            <text:p>11-DIC-2019</text:p>
          </table:table-cell>
          <table:table-cell table:style-name="ce10" office:value-type="string">
            <text:p>729,91 €</text:p>
          </table:table-cell>
          <table:table-cell table:style-name="ce10" office:value-type="string">
            <text:p>883,19 €</text:p>
          </table:table-cell>
          <table:table-cell table:number-columns-repeated="1017"/>
        </table:table-row>
        <table:table-row table:style-name="ro4">
          <table:table-cell office:value-type="string">
            <text:p>B03010634</text:p>
          </table:table-cell>
          <table:table-cell office:value-type="string">
            <text:p>LUCERO DE LEVANTE, S.L.</text:p>
          </table:table-cell>
          <table:table-cell office:value-type="string">
            <text:p>M IF 150/19</text:p>
          </table:table-cell>
          <table:table-cell office:value-type="string">
            <text:p>Suministro de material eléctrico para el mantenimiento y conservación del Centro Cultural Las Cigarreras</text:p>
          </table:table-cell>
          <table:table-cell office:value-type="string">
            <text:p>07-NOV-2019</text:p>
          </table:table-cell>
          <table:table-cell office:value-type="string">
            <text:p>1.488,17 €</text:p>
          </table:table-cell>
          <table:table-cell office:value-type="string">
            <text:p>1.800,69 €</text:p>
          </table:table-cell>
          <table:table-cell table:number-columns-repeated="1017"/>
        </table:table-row>
        <table:table-row table:style-name="ro9">
          <table:table-cell table:style-name="ce5" office:value-type="string">
            <text:p>B03010634</text:p>
          </table:table-cell>
          <table:table-cell table:style-name="ce5" office:value-type="string">
            <text:p>LUCERO DE LEVANTE, S.L.</text:p>
          </table:table-cell>
          <table:table-cell table:style-name="ce5" office:value-type="string">
            <text:p>M IF 257/19</text:p>
          </table:table-cell>
          <table:table-cell table:style-name="ce5" office:value-type="string">
            <text:p>Suministro de material eléctrico para alumbrado público: lámparas led</text:p>
          </table:table-cell>
          <table:table-cell table:style-name="ce10" office:value-type="string">
            <text:p>31-DIC-2019</text:p>
          </table:table-cell>
          <table:table-cell table:style-name="ce10" office:value-type="string">
            <text:p>984,96 €</text:p>
          </table:table-cell>
          <table:table-cell table:style-name="ce10" office:value-type="string">
            <text:p>1.191,8 €</text:p>
          </table:table-cell>
          <table:table-cell table:number-columns-repeated="1017"/>
        </table:table-row>
        <table:table-row table:style-name="ro4">
          <table:table-cell office:value-type="string">
            <text:p>B03010634</text:p>
          </table:table-cell>
          <table:table-cell office:value-type="string">
            <text:p>LUCERO DE LEVANTE, S.L.</text:p>
          </table:table-cell>
          <table:table-cell office:value-type="string">
            <text:p>M IF 149/19</text:p>
          </table:table-cell>
          <table:table-cell office:value-type="string">
            <text:p>Suministro de material eléctrico para el alumbrado público: arandelas, portalámparas, downlights led</text:p>
          </table:table-cell>
          <table:table-cell office:value-type="string">
            <text:p>07-NOV-2019</text:p>
          </table:table-cell>
          <table:table-cell office:value-type="string">
            <text:p>1.331,46 €</text:p>
          </table:table-cell>
          <table:table-cell office:value-type="string">
            <text:p>1.611,07 €</text:p>
          </table:table-cell>
          <table:table-cell table:number-columns-repeated="1017"/>
        </table:table-row>
        <table:table-row table:style-name="ro8">
          <table:table-cell table:style-name="ce5" office:value-type="string">
            <text:p>48361423J</text:p>
          </table:table-cell>
          <table:table-cell table:style-name="ce5" office:value-type="string">
            <text:p>Lucía Bernabeu Lorenzo</text:p>
          </table:table-cell>
          <table:table-cell table:style-name="ce5" office:value-type="string">
            <text:p>M CU 2019/88-14</text:p>
          </table:table-cell>
          <table:table-cell table:style-name="ce5" office:value-type="string">
            <text:p>Impartición del curso: ""Danza India: Bollywood", realizado en el Centro de las Artes. Programa Alicante-Cultura 2019-2020 (Aula Abierta). Meses de enero a junio de 2020.</text:p>
          </table:table-cell>
          <table:table-cell table:style-name="ce10" office:value-type="string">
            <text:p>18-DIC-2019</text:p>
          </table:table-cell>
          <table:table-cell table:style-name="ce10" office:value-type="string">
            <text:p>563,3 €</text:p>
          </table:table-cell>
          <table:table-cell table:style-name="ce10" office:value-type="string">
            <text:p>681,59 €</text:p>
          </table:table-cell>
          <table:table-cell table:number-columns-repeated="1017"/>
        </table:table-row>
        <table:table-row table:style-name="ro4">
          <table:table-cell office:value-type="string">
            <text:p>B54727367</text:p>
          </table:table-cell>
          <table:table-cell office:value-type="string">
            <text:p>LYNX VIEW, S. L.</text:p>
          </table:table-cell>
          <table:table-cell office:value-type="string">
            <text:p>M NT 111/2019</text:p>
          </table:table-cell>
          <table:table-cell office:value-type="string">
            <text:p>Adquisición 6 módulos memoria RAM para servidores cisco del Ayuntamiento de Alicante</text:p>
          </table:table-cell>
          <table:table-cell office:value-type="string">
            <text:p>18-NOV-2019</text:p>
          </table:table-cell>
          <table:table-cell office:value-type="string">
            <text:p>666 €</text:p>
          </table:table-cell>
          <table:table-cell office:value-type="string">
            <text:p>804,6 €</text:p>
          </table:table-cell>
          <table:table-cell table:number-columns-repeated="1017"/>
        </table:table-row>
        <table:table-row table:style-name="ro5">
          <table:table-cell table:style-name="ce5" office:value-type="string">
            <text:p>48535101H</text:p>
          </table:table-cell>
          <table:table-cell table:style-name="ce5" office:value-type="string">
            <text:p>Mª Isabel Parra García</text:p>
          </table:table-cell>
          <table:table-cell table:style-name="ce5" office:value-type="string">
            <text:p>M CU 2019/88-06</text:p>
          </table:table-cell>
          <table:table-cell table:style-name="ce5" office:value-type="string">
            <text:p>Impartición del curso "Plantas: Huertos ecológicos en balcones y terrazas". Programa Alicante Cultura 2019-20 (aula Abierta). Meses de enero a junio 2020.</text:p>
          </table:table-cell>
          <table:table-cell table:style-name="ce10" office:value-type="string">
            <text:p>18-DIC-2019</text:p>
          </table:table-cell>
          <table:table-cell table:number-columns-repeated="2" table:style-name="ce10" office:value-type="string">
            <text:p>220,9 €</text:p>
          </table:table-cell>
          <table:table-cell table:number-columns-repeated="1017"/>
        </table:table-row>
        <table:table-row table:style-name="ro8">
          <table:table-cell office:value-type="string">
            <text:p>17157353C</text:p>
          </table:table-cell>
          <table:table-cell office:value-type="string">
            <text:p>Mª. Teresa Muñío Ucedo</text:p>
          </table:table-cell>
          <table:table-cell office:value-type="string">
            <text:p>M CU 2019/88-05</text:p>
          </table:table-cell>
          <table:table-cell office:value-type="string">
            <text:p>Impartición de tres talleres y varias charlas en 2 Aulas Municipales de Cultura y Centro Municipal de las Artes. Programa Alicante Cultura 2019-20 (Aula Abierta). Meses de enero a junio de 2020.</text:p>
          </table:table-cell>
          <table:table-cell office:value-type="string">
            <text:p>18-DIC-2019</text:p>
          </table:table-cell>
          <table:table-cell table:number-columns-repeated="2" office:value-type="string">
            <text:p>1.148,68 €</text:p>
          </table:table-cell>
          <table:table-cell table:number-columns-repeated="1017"/>
        </table:table-row>
        <table:table-row table:style-name="ro9">
          <table:table-cell table:style-name="ce5" office:value-type="string">
            <text:p>B54717558</text:p>
          </table:table-cell>
          <table:table-cell table:style-name="ce5" office:value-type="string">
            <text:p>MAD Team Papelería y Artes Gráficas</text:p>
          </table:table-cell>
          <table:table-cell table:style-name="ce5" office:value-type="string">
            <text:p>M SE 54/19</text:p>
          </table:table-cell>
          <table:table-cell table:style-name="ce5" office:value-type="string">
            <text:p>dipticos, libritos para bombeeros</text:p>
          </table:table-cell>
          <table:table-cell table:style-name="ce10" office:value-type="string">
            <text:p>10-OCT-2019</text:p>
          </table:table-cell>
          <table:table-cell table:style-name="ce10" office:value-type="string">
            <text:p>3.620 €</text:p>
          </table:table-cell>
          <table:table-cell table:style-name="ce10" office:value-type="string">
            <text:p>4.380,2 €</text:p>
          </table:table-cell>
          <table:table-cell table:number-columns-repeated="1017"/>
        </table:table-row>
        <table:table-row table:style-name="ro9">
          <table:table-cell office:value-type="string">
            <text:p>B03816055</text:p>
          </table:table-cell>
          <table:table-cell office:value-type="string">
            <text:p>MANUEL JIMÉNEZ TOLEDO, S.L.</text:p>
          </table:table-cell>
          <table:table-cell office:value-type="string">
            <text:p>M IF 310/19</text:p>
          </table:table-cell>
          <table:table-cell office:value-type="string">
            <text:p>Suministro y colocación de puerta en rampa de acceso a sótano en la piscina de Babel</text:p>
          </table:table-cell>
          <table:table-cell office:value-type="string">
            <text:p>31-DIC-2019</text:p>
          </table:table-cell>
          <table:table-cell office:value-type="string">
            <text:p>594 €</text:p>
          </table:table-cell>
          <table:table-cell office:value-type="string">
            <text:p>718,74 €</text:p>
          </table:table-cell>
          <table:table-cell table:number-columns-repeated="1017"/>
        </table:table-row>
        <table:table-row table:style-name="ro9">
          <table:table-cell table:style-name="ce5" office:value-type="string">
            <text:p>B03816055</text:p>
          </table:table-cell>
          <table:table-cell table:style-name="ce5" office:value-type="string">
            <text:p>MANUEL JIMÉNEZ TOLEDO, S.L.</text:p>
          </table:table-cell>
          <table:table-cell table:style-name="ce5" office:value-type="string">
            <text:p>M IF 307/19</text:p>
          </table:table-cell>
          <table:table-cell table:style-name="ce5" office:value-type="string">
            <text:p>Reparación de módulos de mallazo en el campo de fútbol de Babel</text:p>
          </table:table-cell>
          <table:table-cell table:style-name="ce10" office:value-type="string">
            <text:p>31-DIC-2019</text:p>
          </table:table-cell>
          <table:table-cell table:style-name="ce10" office:value-type="string">
            <text:p>618,02 €</text:p>
          </table:table-cell>
          <table:table-cell table:style-name="ce10" office:value-type="string">
            <text:p>747,8 €</text:p>
          </table:table-cell>
          <table:table-cell table:number-columns-repeated="1017"/>
        </table:table-row>
        <table:table-row table:style-name="ro4">
          <table:table-cell office:value-type="string">
            <text:p>A03024973</text:p>
          </table:table-cell>
          <table:table-cell office:value-type="string">
            <text:p>Marcos y Sánchez Transportes Urbanos</text:p>
          </table:table-cell>
          <table:table-cell office:value-type="string">
            <text:p>M CO 35/19</text:p>
          </table:table-cell>
          <table:table-cell office:value-type="string">
            <text:p>Actividad Dinamización Comercial " Tren turistico comercial" para promocionar el comercio de los barrios zona Edusi.</text:p>
          </table:table-cell>
          <table:table-cell office:value-type="string">
            <text:p>20-DIC-2019</text:p>
          </table:table-cell>
          <table:table-cell office:value-type="string">
            <text:p>5.950 €</text:p>
          </table:table-cell>
          <table:table-cell office:value-type="string">
            <text:p>6.545 €</text:p>
          </table:table-cell>
          <table:table-cell table:number-columns-repeated="1017"/>
        </table:table-row>
        <table:table-row table:style-name="ro9">
          <table:table-cell table:style-name="ce5" office:value-type="string">
            <text:p>A03024973</text:p>
          </table:table-cell>
          <table:table-cell table:style-name="ce5" office:value-type="string">
            <text:p>Marcos y Sánchez Transportes Urbanos</text:p>
          </table:table-cell>
          <table:table-cell table:style-name="ce5" office:value-type="string">
            <text:p>M ED 26/19</text:p>
          </table:table-cell>
          <table:table-cell table:style-name="ce5" office:value-type="string">
            <text:p>Recerga <text:s/>bono bus desplazamiento equipo técnico educación.</text:p>
          </table:table-cell>
          <table:table-cell table:style-name="ce10" office:value-type="string">
            <text:p>03-OCT-2019</text:p>
          </table:table-cell>
          <table:table-cell table:style-name="ce10" office:value-type="string">
            <text:p>126,54 €</text:p>
          </table:table-cell>
          <table:table-cell table:style-name="ce10" office:value-type="string">
            <text:p>139,2 €</text:p>
          </table:table-cell>
          <table:table-cell table:number-columns-repeated="1017"/>
        </table:table-row>
        <table:table-row table:style-name="ro4">
          <table:table-cell office:value-type="string">
            <text:p>21448013F</text:p>
          </table:table-cell>
          <table:table-cell office:value-type="string">
            <text:p>maria del carmen gambin pallares</text:p>
          </table:table-cell>
          <table:table-cell office:value-type="string">
            <text:p>M JU 2019/20240</text:p>
          </table:table-cell>
          <table:table-cell office:value-type="string">
            <text:p>taller formacion y reciclaje en competencias digitales jovenes 19 a 30 años los dias 7, 14, 21 y 28 de octubre 2019. edusi </text:p>
          </table:table-cell>
          <table:table-cell office:value-type="string">
            <text:p>05-DIC-2019</text:p>
          </table:table-cell>
          <table:table-cell table:number-columns-repeated="2" office:value-type="string">
            <text:p>480 €</text:p>
          </table:table-cell>
          <table:table-cell table:number-columns-repeated="1017"/>
        </table:table-row>
        <table:table-row table:style-name="ro4">
          <table:table-cell table:style-name="ce5" office:value-type="string">
            <text:p>21448013F</text:p>
          </table:table-cell>
          <table:table-cell table:style-name="ce5" office:value-type="string">
            <text:p>maria del carmen gambin pallares</text:p>
          </table:table-cell>
          <table:table-cell table:style-name="ce5" office:value-type="string">
            <text:p>M JU 2019/22880</text:p>
          </table:table-cell>
          <table:table-cell table:style-name="ce5" office:value-type="string">
            <text:p>taller formacion y reciclaje en competencias basicas en ciencia y tecnologia jovenes de 12 a 15 años (9/11/19)</text:p>
          </table:table-cell>
          <table:table-cell table:style-name="ce10" office:value-type="string">
            <text:p>05-DIC-2019</text:p>
          </table:table-cell>
          <table:table-cell table:number-columns-repeated="2" table:style-name="ce10" office:value-type="string">
            <text:p>288 €</text:p>
          </table:table-cell>
          <table:table-cell table:number-columns-repeated="1017"/>
        </table:table-row>
        <table:table-row table:style-name="ro4">
          <table:table-cell office:value-type="string">
            <text:p>21448013F</text:p>
          </table:table-cell>
          <table:table-cell office:value-type="string">
            <text:p>maria del carmen gambin pallares</text:p>
          </table:table-cell>
          <table:table-cell office:value-type="string">
            <text:p>M JU 2019/20209</text:p>
          </table:table-cell>
          <table:table-cell office:value-type="string">
            <text:p>taller formacion y reciclaje competencias digutales para jóvenes dias 4, 11, 18 y 25 de octubre </text:p>
          </table:table-cell>
          <table:table-cell office:value-type="string">
            <text:p>05-DIC-2019</text:p>
          </table:table-cell>
          <table:table-cell table:number-columns-repeated="2" office:value-type="string">
            <text:p>480 €</text:p>
          </table:table-cell>
          <table:table-cell table:number-columns-repeated="1017"/>
        </table:table-row>
        <table:table-row table:style-name="ro4">
          <table:table-cell table:style-name="ce5" office:value-type="string">
            <text:p>77840514G</text:p>
          </table:table-cell>
          <table:table-cell table:style-name="ce5" office:value-type="string">
            <text:p>MARIA JOSE CARCELEN MONTOYA</text:p>
          </table:table-cell>
          <table:table-cell table:style-name="ce5" office:value-type="string">
            <text:p>M IF 240/19</text:p>
          </table:table-cell>
          <table:table-cell table:style-name="ce5" office:value-type="string">
            <text:p>Reparación de obra del cuadro del contador de agua potable y adecuación de entrada del rack informático en E.P.A. Paulo Freire</text:p>
          </table:table-cell>
          <table:table-cell table:style-name="ce10" office:value-type="string">
            <text:p>31-DIC-2019</text:p>
          </table:table-cell>
          <table:table-cell table:style-name="ce10" office:value-type="string">
            <text:p>890,56 €</text:p>
          </table:table-cell>
          <table:table-cell table:style-name="ce10" office:value-type="string">
            <text:p>1.077,58 €</text:p>
          </table:table-cell>
          <table:table-cell table:number-columns-repeated="1017"/>
        </table:table-row>
        <table:table-row table:style-name="ro4">
          <table:table-cell office:value-type="string">
            <text:p>74189018B</text:p>
          </table:table-cell>
          <table:table-cell office:value-type="string">
            <text:p>MARIA TERESA MOLINA IBAÑEZ</text:p>
          </table:table-cell>
          <table:table-cell office:value-type="string">
            <text:p>M JU 2019 23790</text:p>
          </table:table-cell>
          <table:table-cell office:value-type="string">
            <text:p>curso formativo "taller de costura" del 14 de octrubre al 4 de diciembre de 2019 en centro 14 unamuno </text:p>
          </table:table-cell>
          <table:table-cell office:value-type="string">
            <text:p>13-DIC-2019</text:p>
          </table:table-cell>
          <table:table-cell table:number-columns-repeated="2" office:value-type="string">
            <text:p>816 €</text:p>
          </table:table-cell>
          <table:table-cell table:number-columns-repeated="1017"/>
        </table:table-row>
        <table:table-row table:style-name="ro5">
          <table:table-cell table:style-name="ce5" office:value-type="string">
            <text:p>A03895802</text:p>
          </table:table-cell>
          <table:table-cell table:style-name="ce5" office:value-type="string">
            <text:p>MARINA DEPORTIVA DEL PUERTO DE ALICANTE, S.A.</text:p>
          </table:table-cell>
          <table:table-cell table:style-name="ce5" office:value-type="string">
            <text:p>M IF 94/19</text:p>
          </table:table-cell>
          <table:table-cell table:style-name="ce5" office:value-type="string">
            <text:p>Suministro de carburante (gasolina sin plomo) para embarcaciones adscritas a la Concejalía de Seguridad: SPEIS, Protección Civil y Policía Local.</text:p>
          </table:table-cell>
          <table:table-cell table:style-name="ce10" office:value-type="string">
            <text:p>23-OCT-2019</text:p>
          </table:table-cell>
          <table:table-cell table:style-name="ce10" office:value-type="string">
            <text:p>712,97 €</text:p>
          </table:table-cell>
          <table:table-cell table:style-name="ce10" office:value-type="string">
            <text:p>862,69 €</text:p>
          </table:table-cell>
          <table:table-cell table:number-columns-repeated="1017"/>
        </table:table-row>
        <table:table-row table:style-name="ro5">
          <table:table-cell office:value-type="string">
            <text:p>A03895802</text:p>
          </table:table-cell>
          <table:table-cell office:value-type="string">
            <text:p>MARINA DEPORTIVA DEL PUERTO DE ALICANTE, S.A.</text:p>
          </table:table-cell>
          <table:table-cell office:value-type="string">
            <text:p>M IF 71/19</text:p>
          </table:table-cell>
          <table:table-cell office:value-type="string">
            <text:p>Suministro de carburante para embarcaciones adscritas a la Concejalía de Seguridad: SPEIS, Protección Civil y Policía Local<text:tab/></text:p>
          </table:table-cell>
          <table:table-cell office:value-type="string">
            <text:p>01-OCT-2019</text:p>
          </table:table-cell>
          <table:table-cell office:value-type="string">
            <text:p>4.416,19 €</text:p>
          </table:table-cell>
          <table:table-cell office:value-type="string">
            <text:p>5.343,59 €</text:p>
          </table:table-cell>
          <table:table-cell table:number-columns-repeated="1017"/>
        </table:table-row>
        <table:table-row table:style-name="ro5">
          <table:table-cell table:style-name="ce5" office:value-type="string">
            <text:p>A03895802</text:p>
          </table:table-cell>
          <table:table-cell table:style-name="ce5" office:value-type="string">
            <text:p>MARINA DEPORTIVA DEL PUERTO DE ALICANTE, S.A.</text:p>
          </table:table-cell>
          <table:table-cell table:style-name="ce5" office:value-type="string">
            <text:p>M IF 175/19</text:p>
          </table:table-cell>
          <table:table-cell table:style-name="ce5" office:value-type="string">
            <text:p>Suministro de carburante para embarcaciones adscritas a la Concejalía de Seguridad: SPEIS, Protección Civil y Policía Local</text:p>
          </table:table-cell>
          <table:table-cell table:style-name="ce10" office:value-type="string">
            <text:p>11-DIC-2019</text:p>
          </table:table-cell>
          <table:table-cell table:style-name="ce10" office:value-type="string">
            <text:p>732,92 €</text:p>
          </table:table-cell>
          <table:table-cell table:style-name="ce10" office:value-type="string">
            <text:p>886,83 €</text:p>
          </table:table-cell>
          <table:table-cell table:number-columns-repeated="1017"/>
        </table:table-row>
        <table:table-row table:style-name="ro5">
          <table:table-cell office:value-type="string">
            <text:p>B54905542</text:p>
          </table:table-cell>
          <table:table-cell office:value-type="string">
            <text:p>Mataix Hnos. Equipamientos Hosteleros, S.L.</text:p>
          </table:table-cell>
          <table:table-cell office:value-type="string">
            <text:p>M AS 077/19</text:p>
          </table:table-cell>
          <table:table-cell office:value-type="string">
            <text:p>Reparación y mantenimiento de la maquinaria industrial de cocina del Centro de Acogida e Inserción a Personas sin Hogar</text:p>
          </table:table-cell>
          <table:table-cell office:value-type="string">
            <text:p>25-OCT-2019</text:p>
          </table:table-cell>
          <table:table-cell office:value-type="string">
            <text:p>619,84 €</text:p>
          </table:table-cell>
          <table:table-cell office:value-type="string">
            <text:p>750 €</text:p>
          </table:table-cell>
          <table:table-cell table:number-columns-repeated="1017"/>
        </table:table-row>
        <table:table-row table:style-name="ro9">
          <table:table-cell table:style-name="ce5" office:value-type="string">
            <text:p>B54099700</text:p>
          </table:table-cell>
          <table:table-cell table:style-name="ce5" office:value-type="string">
            <text:p>Match Factory, S.L.</text:p>
          </table:table-cell>
          <table:table-cell table:style-name="ce5" office:value-type="string">
            <text:p>M DP 19/2019</text:p>
          </table:table-cell>
          <table:table-cell table:style-name="ce5" office:value-type="string">
            <text:p>Suministro 100 balones de diferentes disciplinas deportivas.</text:p>
          </table:table-cell>
          <table:table-cell table:style-name="ce10" office:value-type="string">
            <text:p>01-OCT-2019</text:p>
          </table:table-cell>
          <table:table-cell table:style-name="ce10" office:value-type="string">
            <text:p>3.000 €</text:p>
          </table:table-cell>
          <table:table-cell table:style-name="ce10" office:value-type="string">
            <text:p>3.630 €</text:p>
          </table:table-cell>
          <table:table-cell table:number-columns-repeated="1017"/>
        </table:table-row>
        <table:table-row table:style-name="ro9">
          <table:table-cell office:value-type="string">
            <text:p>A08534638</text:p>
          </table:table-cell>
          <table:table-cell office:value-type="string">
            <text:p>Menarini Diagnósticos, S.A.</text:p>
          </table:table-cell>
          <table:table-cell office:value-type="string">
            <text:p>M SM 38/19</text:p>
          </table:table-cell>
          <table:table-cell office:value-type="string">
            <text:p>Material sanitario para el analizador de orina</text:p>
          </table:table-cell>
          <table:table-cell office:value-type="string">
            <text:p>10-DIC-2019</text:p>
          </table:table-cell>
          <table:table-cell office:value-type="string">
            <text:p>40 €</text:p>
          </table:table-cell>
          <table:table-cell office:value-type="string">
            <text:p>48,4 €</text:p>
          </table:table-cell>
          <table:table-cell table:number-columns-repeated="1017"/>
        </table:table-row>
        <table:table-row table:style-name="ro5">
          <table:table-cell table:style-name="ce5" office:value-type="string">
            <text:p>48465986H</text:p>
          </table:table-cell>
          <table:table-cell table:style-name="ce5" office:value-type="string">
            <text:p>Miguel Andrés Vicente</text:p>
          </table:table-cell>
          <table:table-cell table:style-name="ce5" office:value-type="string">
            <text:p>M CU 2019/82</text:p>
          </table:table-cell>
          <table:table-cell table:style-name="ce5" office:value-type="string">
            <text:p>"Seminario Escuela de Arte". Proyecto artístico-educacional que pretende acercar el mundo de las actuaciones a la sociedad. Programa EDUSI Alicante.</text:p>
          </table:table-cell>
          <table:table-cell table:style-name="ce10" office:value-type="string">
            <text:p>03-DIC-2019</text:p>
          </table:table-cell>
          <table:table-cell table:number-columns-repeated="2" table:style-name="ce10" office:value-type="string">
            <text:p>2.117,65 €</text:p>
          </table:table-cell>
          <table:table-cell table:number-columns-repeated="1017"/>
        </table:table-row>
        <table:table-row table:style-name="ro9">
          <table:table-cell office:value-type="string">
            <text:p>48321680Z</text:p>
          </table:table-cell>
          <table:table-cell office:value-type="string">
            <text:p>miguel angel carrasco rodrigo </text:p>
          </table:table-cell>
          <table:table-cell office:value-type="string">
            <text:p>M JU 2019/20588</text:p>
          </table:table-cell>
          <table:table-cell office:value-type="string">
            <text:p>taller de teatro joven en centro 14 octubre 2019</text:p>
          </table:table-cell>
          <table:table-cell office:value-type="string">
            <text:p>25-NOV-2019</text:p>
          </table:table-cell>
          <table:table-cell table:number-columns-repeated="2" office:value-type="string">
            <text:p>400 €</text:p>
          </table:table-cell>
          <table:table-cell table:number-columns-repeated="1017"/>
        </table:table-row>
        <table:table-row table:style-name="ro9">
          <table:table-cell table:style-name="ce5" office:value-type="string">
            <text:p>48321680Z</text:p>
          </table:table-cell>
          <table:table-cell table:style-name="ce5" office:value-type="string">
            <text:p>miguel angel carrasco rodrigo </text:p>
          </table:table-cell>
          <table:table-cell table:style-name="ce5" office:value-type="string">
            <text:p>M JU 2019/23800</text:p>
          </table:table-cell>
          <table:table-cell table:style-name="ce5" office:value-type="string">
            <text:p>taller teatro joven-centro 14- noviembre 2019</text:p>
          </table:table-cell>
          <table:table-cell table:style-name="ce10" office:value-type="string">
            <text:p>13-DIC-2019</text:p>
          </table:table-cell>
          <table:table-cell table:number-columns-repeated="2" table:style-name="ce10" office:value-type="string">
            <text:p>400 €</text:p>
          </table:table-cell>
          <table:table-cell table:number-columns-repeated="1017"/>
        </table:table-row>
        <table:table-row table:style-name="ro8">
          <table:table-cell office:value-type="string">
            <text:p>B53299939</text:p>
          </table:table-cell>
          <table:table-cell office:value-type="string">
            <text:p>MOALMACO GRÚAS MOLLA, S.L.</text:p>
          </table:table-cell>
          <table:table-cell office:value-type="string">
            <text:p>M IF 69/19</text:p>
          </table:table-cell>
          <table:table-cell office:value-type="string">
            <text:p>Servicio de reparación y mantenimiento de máquina/vehículo municipal multiusos Avant 525LPG adscrita a la Isla de Tabarca: kit de filtros, aceite motor, indicador de temperatura y engrase.</text:p>
          </table:table-cell>
          <table:table-cell office:value-type="string">
            <text:p>01-OCT-2019</text:p>
          </table:table-cell>
          <table:table-cell office:value-type="string">
            <text:p>494,78 €</text:p>
          </table:table-cell>
          <table:table-cell office:value-type="string">
            <text:p>598,68 €</text:p>
          </table:table-cell>
          <table:table-cell table:number-columns-repeated="1017"/>
        </table:table-row>
        <table:table-row table:style-name="ro8">
          <table:table-cell table:style-name="ce5" office:value-type="string">
            <text:p>A03035128</text:p>
          </table:table-cell>
          <table:table-cell table:style-name="ce5" office:value-type="string">
            <text:p>MONTES TALLON, S.A.</text:p>
          </table:table-cell>
          <table:table-cell table:style-name="ce5" office:value-type="string">
            <text:p>M IF 92/19</text:p>
          </table:table-cell>
          <table:table-cell table:style-name="ce5" office:value-type="string">
            <text:p>Servicio de reparación de daños causados por actos vandálicos en el ascensor del Mercado Central: sustituir display de cabina, reponer carátula pulsador y marco embellecedor.</text:p>
          </table:table-cell>
          <table:table-cell table:style-name="ce10" office:value-type="string">
            <text:p>22-OCT-2019</text:p>
          </table:table-cell>
          <table:table-cell table:style-name="ce10" office:value-type="string">
            <text:p>584,84 €</text:p>
          </table:table-cell>
          <table:table-cell table:style-name="ce10" office:value-type="string">
            <text:p>707,66 €</text:p>
          </table:table-cell>
          <table:table-cell table:number-columns-repeated="1017"/>
        </table:table-row>
        <table:table-row table:style-name="ro4">
          <table:table-cell office:value-type="string">
            <text:p>A03035128</text:p>
          </table:table-cell>
          <table:table-cell office:value-type="string">
            <text:p>MONTES TALLON, S.A.</text:p>
          </table:table-cell>
          <table:table-cell office:value-type="string">
            <text:p>M IF 271/19</text:p>
          </table:table-cell>
          <table:table-cell office:value-type="string">
            <text:p>Servicio de reparación del ascensor situado en el archivo municipal por avería causada por una tormenta el día 20/04/19</text:p>
          </table:table-cell>
          <table:table-cell office:value-type="string">
            <text:p>31-DIC-2019</text:p>
          </table:table-cell>
          <table:table-cell office:value-type="string">
            <text:p>957,75 €</text:p>
          </table:table-cell>
          <table:table-cell office:value-type="string">
            <text:p>1.158,88 €</text:p>
          </table:table-cell>
          <table:table-cell table:number-columns-repeated="1017"/>
        </table:table-row>
        <table:table-row table:style-name="ro4">
          <table:table-cell table:style-name="ce5" office:value-type="string">
            <text:p>A03035128</text:p>
          </table:table-cell>
          <table:table-cell table:style-name="ce5" office:value-type="string">
            <text:p>MONTES TALLON, S.A.</text:p>
          </table:table-cell>
          <table:table-cell table:style-name="ce5" office:value-type="string">
            <text:p>M IF 265/19</text:p>
          </table:table-cell>
          <table:table-cell table:style-name="ce5" office:value-type="string">
            <text:p>Servicio de reparación del ascensor situado en el Centro de Acogida Nazaret por avería a causa de la tormenta del día 20/04/2019</text:p>
          </table:table-cell>
          <table:table-cell table:style-name="ce10" office:value-type="string">
            <text:p>31-DIC-2019</text:p>
          </table:table-cell>
          <table:table-cell table:style-name="ce10" office:value-type="string">
            <text:p>903,74 €</text:p>
          </table:table-cell>
          <table:table-cell table:style-name="ce10" office:value-type="string">
            <text:p>1.093,53 €</text:p>
          </table:table-cell>
          <table:table-cell table:number-columns-repeated="1017"/>
        </table:table-row>
        <table:table-row table:style-name="ro4">
          <table:table-cell office:value-type="string">
            <text:p>B54303250</text:p>
          </table:table-cell>
          <table:table-cell office:value-type="string">
            <text:p>MRW PLAZA BALMIS</text:p>
          </table:table-cell>
          <table:table-cell office:value-type="string">
            <text:p>M SA 4/19</text:p>
          </table:table-cell>
          <table:table-cell office:value-type="string">
            <text:p>Servicio mensajería entrega documentación subvenciones mantenimiento consultorios auxiliares medicos sanidad.</text:p>
          </table:table-cell>
          <table:table-cell office:value-type="string">
            <text:p>03-NOV-2019</text:p>
          </table:table-cell>
          <table:table-cell office:value-type="string">
            <text:p>61,08 €</text:p>
          </table:table-cell>
          <table:table-cell office:value-type="string">
            <text:p>73,91 €</text:p>
          </table:table-cell>
          <table:table-cell table:number-columns-repeated="1017"/>
        </table:table-row>
        <table:table-row table:style-name="ro9">
          <table:table-cell table:style-name="ce5" office:value-type="string">
            <text:p>B08201832</text:p>
          </table:table-cell>
          <table:table-cell table:style-name="ce5" office:value-type="string">
            <text:p>MSA SPAIN SLU</text:p>
          </table:table-cell>
          <table:table-cell table:style-name="ce5" office:value-type="string">
            <text:p>M SE 24/19</text:p>
          </table:table-cell>
          <table:table-cell table:style-name="ce5" office:value-type="string">
            <text:p>Conjunto piston reductor, hebilla botella,cubierta colector.</text:p>
          </table:table-cell>
          <table:table-cell table:style-name="ce10" office:value-type="string">
            <text:p>09-OCT-2019</text:p>
          </table:table-cell>
          <table:table-cell table:style-name="ce10" office:value-type="string">
            <text:p>911,6 €</text:p>
          </table:table-cell>
          <table:table-cell table:style-name="ce10" office:value-type="string">
            <text:p>1.103,04 €</text:p>
          </table:table-cell>
          <table:table-cell table:number-columns-repeated="1017"/>
        </table:table-row>
        <table:table-row table:style-name="ro3">
          <table:table-cell office:value-type="string">
            <text:p>B08201832</text:p>
          </table:table-cell>
          <table:table-cell office:value-type="string">
            <text:p>MSA SPAIN SLU</text:p>
          </table:table-cell>
          <table:table-cell office:value-type="string">
            <text:p>M SE 55/19</text:p>
          </table:table-cell>
          <table:table-cell office:value-type="string">
            <text:p>reparacion, formacion <text:s/>mantenimiento, etc</text:p>
          </table:table-cell>
          <table:table-cell office:value-type="string">
            <text:p>10-OCT-2019</text:p>
          </table:table-cell>
          <table:table-cell office:value-type="string">
            <text:p>1.515,19 €</text:p>
          </table:table-cell>
          <table:table-cell office:value-type="string">
            <text:p>1.833,38 €</text:p>
          </table:table-cell>
          <table:table-cell table:number-columns-repeated="1017"/>
        </table:table-row>
        <table:table-row table:style-name="ro4">
          <table:table-cell table:style-name="ce5" office:value-type="string">
            <text:p>B06400527</text:p>
          </table:table-cell>
          <table:table-cell table:style-name="ce5" office:value-type="string">
            <text:p>Naturaccion-Aljucen S.L.L. Romero Ayuso</text:p>
          </table:table-cell>
          <table:table-cell table:style-name="ce5" office:value-type="string">
            <text:p>M CO 34/19</text:p>
          </table:table-cell>
          <table:table-cell table:style-name="ce5" office:value-type="string">
            <text:p>Espumillón <text:s/>el 12 de diciembre 2019 Mercado Central /zona de carnes y embutidos de 17.00 21.00 . 3 operarios</text:p>
          </table:table-cell>
          <table:table-cell table:style-name="ce10" office:value-type="string">
            <text:p>23-DIC-2019</text:p>
          </table:table-cell>
          <table:table-cell table:style-name="ce10" office:value-type="string">
            <text:p>3.000 €</text:p>
          </table:table-cell>
          <table:table-cell table:style-name="ce10" office:value-type="string">
            <text:p>3.630 €</text:p>
          </table:table-cell>
          <table:table-cell table:number-columns-repeated="1017"/>
        </table:table-row>
        <table:table-row table:style-name="ro9">
          <table:table-cell office:value-type="string">
            <text:p>B54138599</text:p>
          </table:table-cell>
          <table:table-cell office:value-type="string">
            <text:p>NEUMATICOS SURESTE S.L.L.</text:p>
          </table:table-cell>
          <table:table-cell office:value-type="string">
            <text:p>M SE 34/19</text:p>
          </table:table-cell>
          <table:table-cell office:value-type="string">
            <text:p>Equilibrado camión, gestión NFU,montaje y colocación camión V-4</text:p>
          </table:table-cell>
          <table:table-cell office:value-type="string">
            <text:p>15-OCT-2019</text:p>
          </table:table-cell>
          <table:table-cell office:value-type="string">
            <text:p>653,4 €</text:p>
          </table:table-cell>
          <table:table-cell office:value-type="string">
            <text:p>790,61 €</text:p>
          </table:table-cell>
          <table:table-cell table:number-columns-repeated="1017"/>
        </table:table-row>
        <table:table-row table:style-name="ro9">
          <table:table-cell table:style-name="ce5" office:value-type="string">
            <text:p>B54138599</text:p>
          </table:table-cell>
          <table:table-cell table:style-name="ce5" office:value-type="string">
            <text:p>NEUMATICOS SURESTE S.L.L.</text:p>
          </table:table-cell>
          <table:table-cell table:style-name="ce5" office:value-type="string">
            <text:p>M SE 21/19</text:p>
          </table:table-cell>
          <table:table-cell table:style-name="ce5" office:value-type="string">
            <text:p>Pastillas de freno traseras.</text:p>
          </table:table-cell>
          <table:table-cell table:style-name="ce10" office:value-type="string">
            <text:p>10-OCT-2019</text:p>
          </table:table-cell>
          <table:table-cell table:number-columns-repeated="2" table:style-name="ce10" office:value-type="string">
            <text:p>120 €</text:p>
          </table:table-cell>
          <table:table-cell table:number-columns-repeated="1017"/>
        </table:table-row>
        <table:table-row table:style-name="ro9">
          <table:table-cell office:value-type="string">
            <text:p>B54138599</text:p>
          </table:table-cell>
          <table:table-cell office:value-type="string">
            <text:p>NEUMATICOS SURESTE S.L.L.</text:p>
          </table:table-cell>
          <table:table-cell office:value-type="string">
            <text:p>M SE 30/19</text:p>
          </table:table-cell>
          <table:table-cell office:value-type="string">
            <text:p>Alineación eje traserpo,montar calzo trasero.prolongar orificio ballesta.</text:p>
          </table:table-cell>
          <table:table-cell office:value-type="string">
            <text:p>10-OCT-2019</text:p>
          </table:table-cell>
          <table:table-cell office:value-type="string">
            <text:p>224,75 €</text:p>
          </table:table-cell>
          <table:table-cell office:value-type="string">
            <text:p>271,95 €</text:p>
          </table:table-cell>
          <table:table-cell table:number-columns-repeated="1017"/>
        </table:table-row>
        <table:table-row table:style-name="ro9">
          <table:table-cell table:style-name="ce5" office:value-type="string">
            <text:p>B54138599</text:p>
          </table:table-cell>
          <table:table-cell table:style-name="ce5" office:value-type="string">
            <text:p>NEUMATICOS SURESTE S.L.L.</text:p>
          </table:table-cell>
          <table:table-cell table:style-name="ce5" office:value-type="string">
            <text:p>M SE 51/19</text:p>
          </table:table-cell>
          <table:table-cell table:style-name="ce5" office:value-type="string">
            <text:p>pinchazo completo</text:p>
          </table:table-cell>
          <table:table-cell table:style-name="ce10" office:value-type="string">
            <text:p>10-OCT-2019</text:p>
          </table:table-cell>
          <table:table-cell table:style-name="ce10" office:value-type="string">
            <text:p>12,4 €</text:p>
          </table:table-cell>
          <table:table-cell table:style-name="ce10" office:value-type="string">
            <text:p>15 €</text:p>
          </table:table-cell>
          <table:table-cell table:number-columns-repeated="1017"/>
        </table:table-row>
        <table:table-row table:style-name="ro8">
          <table:table-cell office:value-type="string">
            <text:p>B54739297</text:p>
          </table:table-cell>
          <table:table-cell office:value-type="string">
            <text:p>NOVOFEST INFRAESTRUCTURA PARA LA FIESTA, SLU</text:p>
          </table:table-cell>
          <table:table-cell office:value-type="string">
            <text:p>M ES 10/19</text:p>
          </table:table-cell>
          <table:table-cell office:value-type="string">
            <text:p>Alquiler de 150 mesas rectangulares de madera con marco de aluminio de 2 mts. y 100 sillas del 5 al 14 de noviembre, con motivo de las Elecciones a Cortes Generales del 10/11/2019.</text:p>
          </table:table-cell>
          <table:table-cell office:value-type="string">
            <text:p>25-OCT-2019</text:p>
          </table:table-cell>
          <table:table-cell office:value-type="string">
            <text:p>2.997,3 €</text:p>
          </table:table-cell>
          <table:table-cell office:value-type="string">
            <text:p>3.626,73 €</text:p>
          </table:table-cell>
          <table:table-cell table:number-columns-repeated="1017"/>
        </table:table-row>
        <table:table-row table:style-name="ro5">
          <table:table-cell table:style-name="ce5" office:value-type="string">
            <text:p>B54739297</text:p>
          </table:table-cell>
          <table:table-cell table:style-name="ce5" office:value-type="string">
            <text:p>NOVOFEST INFRAESTRUCTURA PARA LA FIESTA, SLU</text:p>
          </table:table-cell>
          <table:table-cell table:style-name="ce5" office:value-type="string">
            <text:p>M IF 45/19</text:p>
          </table:table-cell>
          <table:table-cell table:style-name="ce5" office:value-type="string">
            <text:p>Servicio de montaje de infraestructuras (castillo) para la celebración del desembarco de Moros y Cristianos en la Playa del Postiguet 2019.</text:p>
          </table:table-cell>
          <table:table-cell table:style-name="ce10" office:value-type="string">
            <text:p>04-OCT-2019</text:p>
          </table:table-cell>
          <table:table-cell table:style-name="ce10" office:value-type="string">
            <text:p>6.420 €</text:p>
          </table:table-cell>
          <table:table-cell table:style-name="ce10" office:value-type="string">
            <text:p>7.768,2 €</text:p>
          </table:table-cell>
          <table:table-cell table:number-columns-repeated="1017"/>
        </table:table-row>
        <table:table-row table:style-name="ro4">
          <table:table-cell office:value-type="string">
            <text:p>B54762489</text:p>
          </table:table-cell>
          <table:table-cell office:value-type="string">
            <text:p>NOVUM PROYECTOS INTEGRALES Y SERVICIOS, S.L.</text:p>
          </table:table-cell>
          <table:table-cell office:value-type="string">
            <text:p>M SA 8/19</text:p>
          </table:table-cell>
          <table:table-cell office:value-type="string">
            <text:p>Adjudicación de la obras de ampliación de consultorio auxiliar "el garbinet"Certificación 2, cetificación 3 y cetificación final</text:p>
          </table:table-cell>
          <table:table-cell office:value-type="string">
            <text:p>12-NOV-2019</text:p>
          </table:table-cell>
          <table:table-cell office:value-type="string">
            <text:p>20.605,19 €</text:p>
          </table:table-cell>
          <table:table-cell office:value-type="string">
            <text:p>24.932,28 €</text:p>
          </table:table-cell>
          <table:table-cell table:number-columns-repeated="1017"/>
        </table:table-row>
        <table:table-row table:style-name="ro3">
          <table:table-cell table:style-name="ce5" office:value-type="string">
            <text:p>B03696432</text:p>
          </table:table-cell>
          <table:table-cell table:style-name="ce5" office:value-type="string">
            <text:p>nuevas tecnologias quimilan</text:p>
          </table:table-cell>
          <table:table-cell table:style-name="ce5" office:value-type="string">
            <text:p>M SE 56/19</text:p>
          </table:table-cell>
          <table:table-cell table:style-name="ce5" office:value-type="string">
            <text:p>Teflon para purga, carga botella,etc</text:p>
          </table:table-cell>
          <table:table-cell table:style-name="ce10" office:value-type="string">
            <text:p>10-OCT-2019</text:p>
          </table:table-cell>
          <table:table-cell table:style-name="ce10" office:value-type="string">
            <text:p>776 €</text:p>
          </table:table-cell>
          <table:table-cell table:style-name="ce10" office:value-type="string">
            <text:p>938,96 €</text:p>
          </table:table-cell>
          <table:table-cell table:number-columns-repeated="1017"/>
        </table:table-row>
        <table:table-row table:style-name="ro8">
          <table:table-cell office:value-type="string">
            <text:p>X0868048M</text:p>
          </table:table-cell>
          <table:table-cell office:value-type="string">
            <text:p>Numancia Antonia Rojas Hernández</text:p>
          </table:table-cell>
          <table:table-cell office:value-type="string">
            <text:p>M CU 2019/88-09</text:p>
          </table:table-cell>
          <table:table-cell office:value-type="string">
            <text:p>Impartición del curso: "Narrativa oral: El arte de contar cuentos", realizado en el AMC Francisco Liberal. Programa Alicante Cultura 2019-20 (Aula Abierta). Meses de enero a junio 2020.</text:p>
          </table:table-cell>
          <table:table-cell office:value-type="string">
            <text:p>18-DIC-2019</text:p>
          </table:table-cell>
          <table:table-cell office:value-type="string">
            <text:p>662,7 €</text:p>
          </table:table-cell>
          <table:table-cell office:value-type="string">
            <text:p>801,87 €</text:p>
          </table:table-cell>
          <table:table-cell table:number-columns-repeated="1017"/>
        </table:table-row>
        <table:table-row table:style-name="ro9">
          <table:table-cell table:style-name="ce5" office:value-type="string">
            <text:p>B54509724</text:p>
          </table:table-cell>
          <table:table-cell table:style-name="ce5" office:value-type="string">
            <text:p>Obras y Servicios P.Selva, S.L.</text:p>
          </table:table-cell>
          <table:table-cell table:style-name="ce5" office:value-type="string">
            <text:p>CYP2019000062</text:p>
          </table:table-cell>
          <table:table-cell table:style-name="ce5" office:value-type="string">
            <text:p>Traslado Escultura Torso de Agamenón</text:p>
          </table:table-cell>
          <table:table-cell table:style-name="ce10" office:value-type="string">
            <text:p>22-NOV-2019</text:p>
          </table:table-cell>
          <table:table-cell table:style-name="ce10" office:value-type="string">
            <text:p>8.597,62 €</text:p>
          </table:table-cell>
          <table:table-cell table:style-name="ce10" office:value-type="string">
            <text:p>10.403,12 €</text:p>
          </table:table-cell>
          <table:table-cell table:number-columns-repeated="1017"/>
        </table:table-row>
        <table:table-row table:style-name="ro4">
          <table:table-cell office:value-type="string">
            <text:p>B80441306</text:p>
          </table:table-cell>
          <table:table-cell office:value-type="string">
            <text:p>Office Depot S.L.</text:p>
          </table:table-cell>
          <table:table-cell office:value-type="string">
            <text:p>M AS 093/19</text:p>
          </table:table-cell>
          <table:table-cell office:value-type="string">
            <text:p>Agendas, tacos y soporte de tacos para los profesionales que trabajan en los Equipos Sociales de Base</text:p>
          </table:table-cell>
          <table:table-cell office:value-type="string">
            <text:p>03-DIC-2019</text:p>
          </table:table-cell>
          <table:table-cell office:value-type="string">
            <text:p>295,33 €</text:p>
          </table:table-cell>
          <table:table-cell office:value-type="string">
            <text:p>357,35 €</text:p>
          </table:table-cell>
          <table:table-cell table:number-columns-repeated="1017"/>
        </table:table-row>
        <table:table-row table:style-name="ro4">
          <table:table-cell table:style-name="ce5" office:value-type="string">
            <text:p>B54370580</text:p>
          </table:table-cell>
          <table:table-cell table:style-name="ce5" office:value-type="string">
            <text:p>OFIBOOK, S.L.</text:p>
          </table:table-cell>
          <table:table-cell table:style-name="ce5" office:value-type="string">
            <text:p>M ES 7/19</text:p>
          </table:table-cell>
          <table:table-cell table:style-name="ce5" office:value-type="string">
            <text:p>Suministro de 420 cajas cartón ondulado canal simple 490x340x290 mm. y 3 bolsas 1kg. de gomas elásticas 120x1,5 mm.</text:p>
          </table:table-cell>
          <table:table-cell table:style-name="ce10" office:value-type="string">
            <text:p>29-OCT-2019</text:p>
          </table:table-cell>
          <table:table-cell table:style-name="ce10" office:value-type="string">
            <text:p>401,1 €</text:p>
          </table:table-cell>
          <table:table-cell table:style-name="ce10" office:value-type="string">
            <text:p>485,33 €</text:p>
          </table:table-cell>
          <table:table-cell table:number-columns-repeated="1017"/>
        </table:table-row>
        <table:table-row table:style-name="ro5">
          <table:table-cell office:value-type="string">
            <text:p>B54370580</text:p>
          </table:table-cell>
          <table:table-cell office:value-type="string">
            <text:p>OFIBOOK, S.L.</text:p>
          </table:table-cell>
          <table:table-cell office:value-type="string">
            <text:p>M <text:s/>ES 8/19</text:p>
          </table:table-cell>
          <table:table-cell office:value-type="string">
            <text:p>Suministro de 200 carteles colegios 1+0 320x450 poliester 350 micras y 261*4 carteles distrito 4+0 320x450 poliester 350 micras (4 carteles por sección).</text:p>
          </table:table-cell>
          <table:table-cell office:value-type="string">
            <text:p>30-OCT-2019</text:p>
          </table:table-cell>
          <table:table-cell office:value-type="string">
            <text:p>2.789,74 €</text:p>
          </table:table-cell>
          <table:table-cell office:value-type="string">
            <text:p>3.375,59 €</text:p>
          </table:table-cell>
          <table:table-cell table:number-columns-repeated="1017"/>
        </table:table-row>
        <table:table-row table:style-name="ro5">
          <table:table-cell table:style-name="ce5" office:value-type="string">
            <text:p>B54911227</text:p>
          </table:table-cell>
          <table:table-cell table:style-name="ce5" office:value-type="string">
            <text:p>OFIMARE</text:p>
          </table:table-cell>
          <table:table-cell table:style-name="ce5" office:value-type="string">
            <text:p>M NT 136/2019</text:p>
          </table:table-cell>
          <table:table-cell table:style-name="ce5" office:value-type="string">
            <text:p>Suministro de 2 quioscos informativos interactivos, 1 pantalla visualizacion, 3 impresoras star TSP100ECO y un equipo prof.shuttle xpc slim</text:p>
          </table:table-cell>
          <table:table-cell table:style-name="ce10" office:value-type="string">
            <text:p>12-DIC-2019</text:p>
          </table:table-cell>
          <table:table-cell table:style-name="ce10" office:value-type="string">
            <text:p>7.203,8 €</text:p>
          </table:table-cell>
          <table:table-cell table:style-name="ce10" office:value-type="string">
            <text:p>8.716,6 €</text:p>
          </table:table-cell>
          <table:table-cell table:number-columns-repeated="1017"/>
        </table:table-row>
        <table:table-row table:style-name="ro9">
          <table:table-cell office:value-type="string">
            <text:p>B54911227</text:p>
          </table:table-cell>
          <table:table-cell office:value-type="string">
            <text:p>OFIMARE</text:p>
          </table:table-cell>
          <table:table-cell office:value-type="string">
            <text:p>M NT 141/2019</text:p>
          </table:table-cell>
          <table:table-cell office:value-type="string">
            <text:p>Suministro 300 licencias de la Suite Mcafee complete endpoint business (CEB)</text:p>
          </table:table-cell>
          <table:table-cell office:value-type="string">
            <text:p>17-DIC-2019</text:p>
          </table:table-cell>
          <table:table-cell office:value-type="string">
            <text:p>8.700 €</text:p>
          </table:table-cell>
          <table:table-cell office:value-type="string">
            <text:p>10.527 €</text:p>
          </table:table-cell>
          <table:table-cell table:number-columns-repeated="1017"/>
        </table:table-row>
        <table:table-row table:style-name="ro5">
          <table:table-cell table:style-name="ce5" office:value-type="string">
            <text:p>G54610712</text:p>
          </table:table-cell>
          <table:table-cell table:style-name="ce5" office:value-type="string">
            <text:p>Orfeón alicante</text:p>
          </table:table-cell>
          <table:table-cell table:style-name="ce5" office:value-type="string">
            <text:p>M CU 2019/81-03</text:p>
          </table:table-cell>
          <table:table-cell table:style-name="ce5" office:value-type="string">
            <text:p>Programa "Nadales al Carrer 2019". Actuación sábado 21 de diciembre y domingo 22 de diciembre. Centro de Alicante<text:tab/></text:p>
          </table:table-cell>
          <table:table-cell table:style-name="ce10" office:value-type="string">
            <text:p>16-DIC-2019</text:p>
          </table:table-cell>
          <table:table-cell table:number-columns-repeated="2" table:style-name="ce10" office:value-type="string">
            <text:p>800 €</text:p>
          </table:table-cell>
          <table:table-cell table:number-columns-repeated="1017"/>
        </table:table-row>
        <table:table-row table:style-name="ro4">
          <table:table-cell office:value-type="string">
            <text:p>G03827136</text:p>
          </table:table-cell>
          <table:table-cell office:value-type="string">
            <text:p>Orfeón Mare Nostrum</text:p>
          </table:table-cell>
          <table:table-cell office:value-type="string">
            <text:p>M CU 2019/81-02</text:p>
          </table:table-cell>
          <table:table-cell office:value-type="string">
            <text:p>Programa "Nadales al Carrer 2019". Actuaciones 20 y 21 de diciembre en Plá Carolinas y Centro Alicante.</text:p>
          </table:table-cell>
          <table:table-cell office:value-type="string">
            <text:p>16-DIC-2019</text:p>
          </table:table-cell>
          <table:table-cell table:number-columns-repeated="2" office:value-type="string">
            <text:p>800 €</text:p>
          </table:table-cell>
          <table:table-cell table:number-columns-repeated="1017"/>
        </table:table-row>
        <table:table-row table:style-name="ro7">
          <table:table-cell table:style-name="ce5" office:value-type="string">
            <text:p>48567509L</text:p>
          </table:table-cell>
          <table:table-cell table:style-name="ce5" office:value-type="string">
            <text:p>ORTIZ BAEZA, CRISTINA</text:p>
          </table:table-cell>
          <table:table-cell table:style-name="ce5" office:value-type="string">
            <text:p>M ES 18/19</text:p>
          </table:table-cell>
          <table:table-cell table:style-name="ce5" office:value-type="string">
            <text:p>Suministro de 45 plcas de cerámica en castellano y 25 placas en valenciano mod. calle ondas 45*30 cm.; 13 placas de cerámica en valenciano y 8 placas en castellano mod. calle ondas 60*30 cm. de vías públicas de Alicante.</text:p>
          </table:table-cell>
          <table:table-cell table:style-name="ce10" office:value-type="string">
            <text:p>11-NOV-2019</text:p>
          </table:table-cell>
          <table:table-cell table:style-name="ce10" office:value-type="string">
            <text:p>5.023,83 €</text:p>
          </table:table-cell>
          <table:table-cell table:style-name="ce10" office:value-type="string">
            <text:p>6.078,83 €</text:p>
          </table:table-cell>
          <table:table-cell table:number-columns-repeated="1017"/>
        </table:table-row>
        <table:table-row table:style-name="ro4">
          <table:table-cell office:value-type="string">
            <text:p>48567509L</text:p>
          </table:table-cell>
          <table:table-cell office:value-type="string">
            <text:p>ORTIZ BAEZA, CRISTINA</text:p>
          </table:table-cell>
          <table:table-cell office:value-type="string">
            <text:p>M ES 17/19</text:p>
          </table:table-cell>
          <table:table-cell office:value-type="string">
            <text:p>Suministro de 4 placas de cerámica mod. ondas 45x30 cm., en calle Encina, carrer de la Carrasca, calle Peral y calla Chopo.</text:p>
          </table:table-cell>
          <table:table-cell office:value-type="string">
            <text:p>11-OCT-2019</text:p>
          </table:table-cell>
          <table:table-cell office:value-type="string">
            <text:p>204,96 €</text:p>
          </table:table-cell>
          <table:table-cell office:value-type="string">
            <text:p>248 €</text:p>
          </table:table-cell>
          <table:table-cell table:number-columns-repeated="1017"/>
        </table:table-row>
        <table:table-row table:style-name="ro4">
          <table:table-cell table:style-name="ce5" office:value-type="string">
            <text:p>G54880042</text:p>
          </table:table-cell>
          <table:table-cell table:style-name="ce5" office:value-type="string">
            <text:p>over &amp; out </text:p>
          </table:table-cell>
          <table:table-cell table:style-name="ce5" office:value-type="string">
            <text:p>M JU 2020/150</text:p>
          </table:table-cell>
          <table:table-cell table:style-name="ce5" office:value-type="string">
            <text:p>taller danza urbana en las escuela flo 4-11-18-25 de octubre, 8-15-22-29 nov y 13-20 diciembre. de 17:00 a 20:00 hrs </text:p>
          </table:table-cell>
          <table:table-cell table:style-name="ce10" office:value-type="string">
            <text:p>31-DIC-2019</text:p>
          </table:table-cell>
          <table:table-cell table:number-columns-repeated="2" table:style-name="ce10" office:value-type="string">
            <text:p>1.530 €</text:p>
          </table:table-cell>
          <table:table-cell table:number-columns-repeated="1017"/>
        </table:table-row>
        <table:table-row table:style-name="ro4">
          <table:table-cell office:value-type="string">
            <text:p>B54103216</text:p>
          </table:table-cell>
          <table:table-cell office:value-type="string">
            <text:p>PAMPOL TEATRO</text:p>
          </table:table-cell>
          <table:table-cell office:value-type="string">
            <text:p>M CU 2019/409-02</text:p>
          </table:table-cell>
          <table:table-cell office:value-type="string">
            <text:p>Espectáculo de marionetas en el parque Lo Morant con la obra Animalia. Programa "Otoño en Parques"</text:p>
          </table:table-cell>
          <table:table-cell office:value-type="string">
            <text:p>15-OCT-2019</text:p>
          </table:table-cell>
          <table:table-cell office:value-type="string">
            <text:p>988 €</text:p>
          </table:table-cell>
          <table:table-cell office:value-type="string">
            <text:p>1.195,48 €</text:p>
          </table:table-cell>
          <table:table-cell table:number-columns-repeated="1017"/>
        </table:table-row>
        <table:table-row table:style-name="ro9">
          <table:table-cell table:style-name="ce5" office:value-type="string">
            <text:p>A46015129</text:p>
          </table:table-cell>
          <table:table-cell table:style-name="ce5" office:value-type="string">
            <text:p>PAVASAL EMPRESA CONSTRUCTORA, S.A.</text:p>
          </table:table-cell>
          <table:table-cell table:style-name="ce5" office:value-type="string">
            <text:p>M IF 34/19</text:p>
          </table:table-cell>
          <table:table-cell table:style-name="ce5" office:value-type="string">
            <text:p>Reparación de calzada en la Avda. Loring</text:p>
          </table:table-cell>
          <table:table-cell table:style-name="ce10" office:value-type="string">
            <text:p>05-NOV-2019</text:p>
          </table:table-cell>
          <table:table-cell table:style-name="ce10" office:value-type="string">
            <text:p>37.900 €</text:p>
          </table:table-cell>
          <table:table-cell table:style-name="ce10" office:value-type="string">
            <text:p>45.859 €</text:p>
          </table:table-cell>
          <table:table-cell table:number-columns-repeated="1017"/>
        </table:table-row>
        <table:table-row table:style-name="ro4">
          <table:table-cell office:value-type="string">
            <text:p>22000717K</text:p>
          </table:table-cell>
          <table:table-cell office:value-type="string">
            <text:p>PEDRO ÁNGEL BLASCO ESPINOSA</text:p>
          </table:table-cell>
          <table:table-cell office:value-type="string">
            <text:p>M IF 66/19</text:p>
          </table:table-cell>
          <table:table-cell office:value-type="string">
            <text:p>Redacción del pliego técnico "Suministro con instalación de luminarias en la zona del barrio Gran Vía Sur"<text:tab/></text:p>
          </table:table-cell>
          <table:table-cell office:value-type="string">
            <text:p>15-OCT-2019</text:p>
          </table:table-cell>
          <table:table-cell office:value-type="string">
            <text:p>4.500 €</text:p>
          </table:table-cell>
          <table:table-cell office:value-type="string">
            <text:p>5.445 €</text:p>
          </table:table-cell>
          <table:table-cell table:number-columns-repeated="1017"/>
        </table:table-row>
        <table:table-row table:style-name="ro4">
          <table:table-cell table:style-name="ce5" office:value-type="string">
            <text:p>G99413833</text:p>
          </table:table-cell>
          <table:table-cell table:style-name="ce5" office:value-type="string">
            <text:p>Peliagudo Arte y Circo</text:p>
          </table:table-cell>
          <table:table-cell table:style-name="ce5" office:value-type="string">
            <text:p>M CU 2019/409-05</text:p>
          </table:table-cell>
          <table:table-cell table:style-name="ce5" office:value-type="string">
            <text:p>Teatro Circense en el Parque La Marjal el día 24 de noviembre. Programa: "Otoño en Parques".</text:p>
          </table:table-cell>
          <table:table-cell table:style-name="ce10" office:value-type="string">
            <text:p>15-OCT-2019</text:p>
          </table:table-cell>
          <table:table-cell table:style-name="ce10" office:value-type="string">
            <text:p>1.300 €</text:p>
          </table:table-cell>
          <table:table-cell table:style-name="ce10" office:value-type="string">
            <text:p>1.573 €</text:p>
          </table:table-cell>
          <table:table-cell table:number-columns-repeated="1017"/>
        </table:table-row>
        <table:table-row table:style-name="ro4">
          <table:table-cell office:value-type="string">
            <text:p>B53026860</text:p>
          </table:table-cell>
          <table:table-cell office:value-type="string">
            <text:p>Persianas Guardiola S.L</text:p>
          </table:table-cell>
          <table:table-cell office:value-type="string">
            <text:p>M CO 15/19</text:p>
          </table:table-cell>
          <table:table-cell office:value-type="string">
            <text:p>Arreglo persiana compactador de basuras del mercado Central, ubicado en la C/ Capitan Segarra</text:p>
          </table:table-cell>
          <table:table-cell office:value-type="string">
            <text:p>01-OCT-2019</text:p>
          </table:table-cell>
          <table:table-cell office:value-type="string">
            <text:p>610 €</text:p>
          </table:table-cell>
          <table:table-cell office:value-type="string">
            <text:p>738,1 €</text:p>
          </table:table-cell>
          <table:table-cell table:number-columns-repeated="1017"/>
        </table:table-row>
        <table:table-row table:style-name="ro9">
          <table:table-cell table:style-name="ce5" office:value-type="string">
            <text:p>B53026860</text:p>
          </table:table-cell>
          <table:table-cell table:style-name="ce5" office:value-type="string">
            <text:p>Persianas Guardiola S.L</text:p>
          </table:table-cell>
          <table:table-cell table:style-name="ce5" office:value-type="string">
            <text:p>M CO 16/19</text:p>
          </table:table-cell>
          <table:table-cell table:style-name="ce5" office:value-type="string">
            <text:p>Publicidad Boutigues al carrer mupins y carteles</text:p>
          </table:table-cell>
          <table:table-cell table:style-name="ce10" office:value-type="string">
            <text:p>01-OCT-2019</text:p>
          </table:table-cell>
          <table:table-cell table:style-name="ce10" office:value-type="string">
            <text:p>230 €</text:p>
          </table:table-cell>
          <table:table-cell table:style-name="ce10" office:value-type="string">
            <text:p>278,3 €</text:p>
          </table:table-cell>
          <table:table-cell table:number-columns-repeated="1017"/>
        </table:table-row>
        <table:table-row table:style-name="ro9">
          <table:table-cell office:value-type="string">
            <text:p>B53026860</text:p>
          </table:table-cell>
          <table:table-cell office:value-type="string">
            <text:p>Persianas Guardiola S.L</text:p>
          </table:table-cell>
          <table:table-cell office:value-type="string">
            <text:p>M CO 28/19</text:p>
          </table:table-cell>
          <table:table-cell office:value-type="string">
            <text:p>Sustitución puerta de acceso a parking y ascensor del Mercado Central.</text:p>
          </table:table-cell>
          <table:table-cell office:value-type="string">
            <text:p>11-NOV-2019</text:p>
          </table:table-cell>
          <table:table-cell office:value-type="string">
            <text:p>1.344 €</text:p>
          </table:table-cell>
          <table:table-cell office:value-type="string">
            <text:p>1.626,24 €</text:p>
          </table:table-cell>
          <table:table-cell table:number-columns-repeated="1017"/>
        </table:table-row>
        <table:table-row table:style-name="ro9">
          <table:table-cell table:style-name="ce5" office:value-type="string">
            <text:p>B53026860</text:p>
          </table:table-cell>
          <table:table-cell table:style-name="ce5" office:value-type="string">
            <text:p>Persianas Guardiola S.L</text:p>
          </table:table-cell>
          <table:table-cell table:style-name="ce5" office:value-type="string">
            <text:p>M CO 25/19</text:p>
          </table:table-cell>
          <table:table-cell table:style-name="ce5" office:value-type="string">
            <text:p>Insonorización almacén Mercado Central por C/ Capitán Segarra</text:p>
          </table:table-cell>
          <table:table-cell table:style-name="ce10" office:value-type="string">
            <text:p>07-NOV-2019</text:p>
          </table:table-cell>
          <table:table-cell table:style-name="ce10" office:value-type="string">
            <text:p>894 €</text:p>
          </table:table-cell>
          <table:table-cell table:style-name="ce10" office:value-type="string">
            <text:p>1.081,74 €</text:p>
          </table:table-cell>
          <table:table-cell table:number-columns-repeated="1017"/>
        </table:table-row>
        <table:table-row table:style-name="ro9">
          <table:table-cell office:value-type="string">
            <text:p>21967192F</text:p>
          </table:table-cell>
          <table:table-cell office:value-type="string">
            <text:p>Pilar Culiañez Marosí</text:p>
          </table:table-cell>
          <table:table-cell office:value-type="string">
            <text:p>M CU 2019/184</text:p>
          </table:table-cell>
          <table:table-cell office:value-type="string">
            <text:p>Actuación teatral en la Unidad Pedagógica del Hospital Universitario de Alicante</text:p>
          </table:table-cell>
          <table:table-cell office:value-type="string">
            <text:p>18-NOV-2019</text:p>
          </table:table-cell>
          <table:table-cell office:value-type="string">
            <text:p>270 €</text:p>
          </table:table-cell>
          <table:table-cell office:value-type="string">
            <text:p>300 €</text:p>
          </table:table-cell>
          <table:table-cell table:number-columns-repeated="1017"/>
        </table:table-row>
        <table:table-row table:style-name="ro5">
          <table:table-cell table:style-name="ce5" office:value-type="string">
            <text:p>B54702345</text:p>
          </table:table-cell>
          <table:table-cell table:style-name="ce5" office:value-type="string">
            <text:p>PLAY AND FLEX SLU</text:p>
          </table:table-cell>
          <table:table-cell table:style-name="ce5" office:value-type="string">
            <text:p>M IF 167/19</text:p>
          </table:table-cell>
          <table:table-cell table:style-name="ce5" office:value-type="string">
            <text:p>Trabajos de reparacion, levantado, eliminación y ejecución de cubre-alcorques de pavimento de seguridad en C.P. Eusebio Sempere</text:p>
          </table:table-cell>
          <table:table-cell table:style-name="ce10" office:value-type="string">
            <text:p>10-DIC-2019</text:p>
          </table:table-cell>
          <table:table-cell table:style-name="ce10" office:value-type="string">
            <text:p>600 €</text:p>
          </table:table-cell>
          <table:table-cell table:style-name="ce10" office:value-type="string">
            <text:p>726 €</text:p>
          </table:table-cell>
          <table:table-cell table:number-columns-repeated="1017"/>
        </table:table-row>
        <table:table-row table:style-name="ro5">
          <table:table-cell office:value-type="string">
            <text:p>B54702345</text:p>
          </table:table-cell>
          <table:table-cell office:value-type="string">
            <text:p>PLAY AND FLEX SLU</text:p>
          </table:table-cell>
          <table:table-cell office:value-type="string">
            <text:p>M IF 101/19</text:p>
          </table:table-cell>
          <table:table-cell office:value-type="string">
            <text:p>Obras de ampliación de pavimento de seguridad en zona de juegos infantiles del patio de infantil del CEIP José Carlos Aguilera</text:p>
          </table:table-cell>
          <table:table-cell office:value-type="string">
            <text:p>23-OCT-2019</text:p>
          </table:table-cell>
          <table:table-cell office:value-type="string">
            <text:p>3.825 €</text:p>
          </table:table-cell>
          <table:table-cell office:value-type="string">
            <text:p>4.628,25 €</text:p>
          </table:table-cell>
          <table:table-cell table:number-columns-repeated="1017"/>
        </table:table-row>
        <table:table-row table:style-name="ro9">
          <table:table-cell table:style-name="ce5" office:value-type="string">
            <text:p>21425349K</text:p>
          </table:table-cell>
          <table:table-cell table:style-name="ce5" office:value-type="string">
            <text:p>Poseidonia</text:p>
          </table:table-cell>
          <table:table-cell table:style-name="ce5" office:value-type="string">
            <text:p>M ED 47/19</text:p>
          </table:table-cell>
          <table:table-cell table:style-name="ce5" office:value-type="string">
            <text:p>Atualización programa interactivo Brújula web municipal</text:p>
          </table:table-cell>
          <table:table-cell table:style-name="ce10" office:value-type="string">
            <text:p>14-OCT-2019</text:p>
          </table:table-cell>
          <table:table-cell table:style-name="ce10" office:value-type="string">
            <text:p>360 €</text:p>
          </table:table-cell>
          <table:table-cell table:style-name="ce10" office:value-type="string">
            <text:p>435,6 €</text:p>
          </table:table-cell>
          <table:table-cell table:number-columns-repeated="1017"/>
        </table:table-row>
        <table:table-row table:style-name="ro5">
          <table:table-cell office:value-type="string">
            <text:p>B42576108</text:p>
          </table:table-cell>
          <table:table-cell office:value-type="string">
            <text:p>PRAXING Servicios de Ingeniería Civil y Urbanismo, S.L.P</text:p>
          </table:table-cell>
          <table:table-cell office:value-type="string">
            <text:p>CYP2019000054</text:p>
          </table:table-cell>
          <table:table-cell office:value-type="string">
            <text:p>Coordinación seguridad y salud obras mejora de accesibilidad y renovación de aseos en Ermita San Jaume, Cañada del Fenollar</text:p>
          </table:table-cell>
          <table:table-cell office:value-type="string">
            <text:p>07-NOV-2019</text:p>
          </table:table-cell>
          <table:table-cell office:value-type="string">
            <text:p>468,6 €</text:p>
          </table:table-cell>
          <table:table-cell office:value-type="string">
            <text:p>567 €</text:p>
          </table:table-cell>
          <table:table-cell table:number-columns-repeated="1017"/>
        </table:table-row>
        <table:table-row table:style-name="ro4">
          <table:table-cell table:style-name="ce5" office:value-type="string">
            <text:p>B42576108</text:p>
          </table:table-cell>
          <table:table-cell table:style-name="ce5" office:value-type="string">
            <text:p>PRAXING Servicios de Ingeniería Civil y Urbanismo, S.L.P</text:p>
          </table:table-cell>
          <table:table-cell table:style-name="ce5" office:value-type="string">
            <text:p>CYP2019000064</text:p>
          </table:table-cell>
          <table:table-cell table:style-name="ce5" office:value-type="string">
            <text:p>Servicios de Coordinación de seguridad y Salud obras traslado Escultra Agamenón</text:p>
          </table:table-cell>
          <table:table-cell table:style-name="ce10" office:value-type="string">
            <text:p>03-DIC-2019</text:p>
          </table:table-cell>
          <table:table-cell table:style-name="ce10" office:value-type="string">
            <text:p>468,6 €</text:p>
          </table:table-cell>
          <table:table-cell table:style-name="ce10" office:value-type="string">
            <text:p>567 €</text:p>
          </table:table-cell>
          <table:table-cell table:number-columns-repeated="1017"/>
        </table:table-row>
        <table:table-row table:style-name="ro7">
          <table:table-cell office:value-type="string">
            <text:p>B53606117</text:p>
          </table:table-cell>
          <table:table-cell office:value-type="string">
            <text:p>PREVECONS</text:p>
          </table:table-cell>
          <table:table-cell office:value-type="string">
            <text:p>M IF 255/19</text:p>
          </table:table-cell>
          <table:table-cell office:value-type="string">
            <text:p>SERVICIO DE COORDINACIÓN DE SEGURIDAD Y SALUD EN FASE DE EJECUCIÓN DE OBRAS MENORES DE MANTENIMIENTO DE EDIFICIOS PÚBLICOS. PERIODO FACTURACIÓN: NOVIEMBRE 2019</text:p>
          </table:table-cell>
          <table:table-cell office:value-type="string">
            <text:p>31-DIC-2019</text:p>
          </table:table-cell>
          <table:table-cell office:value-type="string">
            <text:p>949 €</text:p>
          </table:table-cell>
          <table:table-cell office:value-type="string">
            <text:p>1.148,29 €</text:p>
          </table:table-cell>
          <table:table-cell table:number-columns-repeated="1017"/>
        </table:table-row>
        <table:table-row table:style-name="ro5">
          <table:table-cell table:style-name="ce5" office:value-type="string">
            <text:p>B53606117</text:p>
          </table:table-cell>
          <table:table-cell table:style-name="ce5" office:value-type="string">
            <text:p>PREVECONS</text:p>
          </table:table-cell>
          <table:table-cell table:style-name="ce5" office:value-type="string">
            <text:p>CYP2019000019</text:p>
          </table:table-cell>
          <table:table-cell table:style-name="ce5" office:value-type="string">
            <text:p>Coordinación de seguridad y salud en obras de mejora polígonos Industriales de las Atalayas, Llano del Espartal y Pla de la Vallonga</text:p>
          </table:table-cell>
          <table:table-cell table:style-name="ce10" office:value-type="string">
            <text:p>25-OCT-2019</text:p>
          </table:table-cell>
          <table:table-cell table:style-name="ce10" office:value-type="string">
            <text:p>4.899 €</text:p>
          </table:table-cell>
          <table:table-cell table:style-name="ce10" office:value-type="string">
            <text:p>5.927,79 €</text:p>
          </table:table-cell>
          <table:table-cell table:number-columns-repeated="1017"/>
        </table:table-row>
        <table:table-row table:style-name="ro8">
          <table:table-cell office:value-type="string">
            <text:p>B53606117</text:p>
          </table:table-cell>
          <table:table-cell office:value-type="string">
            <text:p>PREVECONS</text:p>
          </table:table-cell>
          <table:table-cell office:value-type="string">
            <text:p>M IF 84/19</text:p>
          </table:table-cell>
          <table:table-cell office:value-type="string">
            <text:p>Servicio de coordinación de seguridad y salud en fase de ejecución en obras menores de mantenimiento de edificios públicos. Periodo facturación: septiembre 2019<text:tab/></text:p>
          </table:table-cell>
          <table:table-cell office:value-type="string">
            <text:p>18-OCT-2019</text:p>
          </table:table-cell>
          <table:table-cell office:value-type="string">
            <text:p>949 €</text:p>
          </table:table-cell>
          <table:table-cell office:value-type="string">
            <text:p>1.148,29 €</text:p>
          </table:table-cell>
          <table:table-cell table:number-columns-repeated="1017"/>
        </table:table-row>
        <table:table-row table:style-name="ro5">
          <table:table-cell table:style-name="ce5" office:value-type="string">
            <text:p>B53606117</text:p>
          </table:table-cell>
          <table:table-cell table:style-name="ce5" office:value-type="string">
            <text:p>PREVECONS</text:p>
          </table:table-cell>
          <table:table-cell table:style-name="ce5" office:value-type="string">
            <text:p>M IF 317/19</text:p>
          </table:table-cell>
          <table:table-cell table:style-name="ce5" office:value-type="string">
            <text:p>Servicio de coordinación de seguridad y salud en fase de ejecución de las obras de "Reparación de la pasarela de la Avda. de Denia".</text:p>
          </table:table-cell>
          <table:table-cell table:style-name="ce10" office:value-type="string">
            <text:p>31-DIC-2019</text:p>
          </table:table-cell>
          <table:table-cell table:style-name="ce10" office:value-type="string">
            <text:p>980 €</text:p>
          </table:table-cell>
          <table:table-cell table:style-name="ce10" office:value-type="string">
            <text:p>1.185,8 €</text:p>
          </table:table-cell>
          <table:table-cell table:number-columns-repeated="1017"/>
        </table:table-row>
        <table:table-row table:style-name="ro8">
          <table:table-cell office:value-type="string">
            <text:p>B53606117</text:p>
          </table:table-cell>
          <table:table-cell office:value-type="string">
            <text:p>PREVECONS</text:p>
          </table:table-cell>
          <table:table-cell office:value-type="string">
            <text:p>M IF 232/19</text:p>
          </table:table-cell>
          <table:table-cell office:value-type="string">
            <text:p>Servicio de coordinación de seguridad y salud en la ejecución de las obras de suministro e instalación de luminarias y columnas para mejora de la eficiencia energética.</text:p>
          </table:table-cell>
          <table:table-cell office:value-type="string">
            <text:p>30-DIC-2019</text:p>
          </table:table-cell>
          <table:table-cell office:value-type="string">
            <text:p>1.590 €</text:p>
          </table:table-cell>
          <table:table-cell office:value-type="string">
            <text:p>1.923,9 €</text:p>
          </table:table-cell>
          <table:table-cell table:number-columns-repeated="1017"/>
        </table:table-row>
        <table:table-row table:style-name="ro7">
          <table:table-cell table:style-name="ce5" office:value-type="string">
            <text:p>B53606117</text:p>
          </table:table-cell>
          <table:table-cell table:style-name="ce5" office:value-type="string">
            <text:p>PREVECONS</text:p>
          </table:table-cell>
          <table:table-cell table:style-name="ce5" office:value-type="string">
            <text:p>M IF 320/19</text:p>
          </table:table-cell>
          <table:table-cell table:style-name="ce5" office:value-type="string">
            <text:p>SERVICIO DE COORDINACIÓN DE SEGURIDAD Y SALUD EN FASE DE EJECUCIÓN DE OBRAS MENORES DE MANTENIMIENTO DE EDIFICIOS PÚBLICOS. PERIODO FACTURACIÓN: DICIEMBRE 2019</text:p>
          </table:table-cell>
          <table:table-cell table:style-name="ce10" office:value-type="string">
            <text:p>31-DIC-2019</text:p>
          </table:table-cell>
          <table:table-cell table:style-name="ce10" office:value-type="string">
            <text:p>949 €</text:p>
          </table:table-cell>
          <table:table-cell table:style-name="ce10" office:value-type="string">
            <text:p>1.148,29 €</text:p>
          </table:table-cell>
          <table:table-cell table:number-columns-repeated="1017"/>
        </table:table-row>
        <table:table-row table:style-name="ro7">
          <table:table-cell office:value-type="string">
            <text:p>B53606117</text:p>
          </table:table-cell>
          <table:table-cell office:value-type="string">
            <text:p>PREVECONS</text:p>
          </table:table-cell>
          <table:table-cell office:value-type="string">
            <text:p>M IF 176/19</text:p>
          </table:table-cell>
          <table:table-cell office:value-type="string">
            <text:p>SERVICIO DE COORDINACIÓN DE SEGURIDAD Y SALUD EN FASE DE EJECUCIÓN DE OBRAS MENORES DE MANTENIMIENTO DE EDIFICIOS PÚBLICOS. PERIODO FACTURACIÓN: OCTUBRE 2019</text:p>
          </table:table-cell>
          <table:table-cell office:value-type="string">
            <text:p>11-DIC-2019</text:p>
          </table:table-cell>
          <table:table-cell office:value-type="string">
            <text:p>949 €</text:p>
          </table:table-cell>
          <table:table-cell office:value-type="string">
            <text:p>1.148,29 €</text:p>
          </table:table-cell>
          <table:table-cell table:number-columns-repeated="1017"/>
        </table:table-row>
        <table:table-row table:style-name="ro8">
          <table:table-cell table:style-name="ce5" office:value-type="string">
            <text:p>J29888096</text:p>
          </table:table-cell>
          <table:table-cell table:style-name="ce5" office:value-type="string">
            <text:p>Producciones Infantiles Miguel del Pino SC</text:p>
          </table:table-cell>
          <table:table-cell table:style-name="ce5" office:value-type="string">
            <text:p>M CU 2019/412-00</text:p>
          </table:table-cell>
          <table:table-cell table:style-name="ce5" office:value-type="string">
            <text:p>Conferencia teatralizada "Títeres del Mundo" en Castillo de Santa Bárbara. Ejecución de actividades Programa "Panorama Las Cigarreras Edusi". Festitíteres 2019.</text:p>
          </table:table-cell>
          <table:table-cell table:style-name="ce10" office:value-type="string">
            <text:p>02-DIC-2019</text:p>
          </table:table-cell>
          <table:table-cell table:style-name="ce10" office:value-type="string">
            <text:p>1.652,89 €</text:p>
          </table:table-cell>
          <table:table-cell table:style-name="ce10" office:value-type="string">
            <text:p>2.000 €</text:p>
          </table:table-cell>
          <table:table-cell table:number-columns-repeated="1017"/>
        </table:table-row>
        <table:table-row table:style-name="ro9">
          <table:table-cell office:value-type="string">
            <text:p>A26026393</text:p>
          </table:table-cell>
          <table:table-cell office:value-type="string">
            <text:p>Productos y mangueras especiales</text:p>
          </table:table-cell>
          <table:table-cell office:value-type="string">
            <text:p>M SE 59/19</text:p>
          </table:table-cell>
          <table:table-cell office:value-type="string">
            <text:p>pantalon forest munich</text:p>
          </table:table-cell>
          <table:table-cell office:value-type="string">
            <text:p>10-OCT-2019</text:p>
          </table:table-cell>
          <table:table-cell office:value-type="string">
            <text:p>3.960 €</text:p>
          </table:table-cell>
          <table:table-cell office:value-type="string">
            <text:p>4.791,6 €</text:p>
          </table:table-cell>
          <table:table-cell table:number-columns-repeated="1017"/>
        </table:table-row>
        <table:table-row table:style-name="ro4">
          <table:table-cell table:style-name="ce5" office:value-type="string">
            <text:p>B54497169</text:p>
          </table:table-cell>
          <table:table-cell table:style-name="ce5" office:value-type="string">
            <text:p>PROMO SHOP IMPORT &amp; EXPORT, S.L.</text:p>
          </table:table-cell>
          <table:table-cell table:style-name="ce5" office:value-type="string">
            <text:p>M NT 129/2019</text:p>
          </table:table-cell>
          <table:table-cell table:style-name="ce5" office:value-type="string">
            <text:p>Suministro 1000 unidades Kit power set serigrafiado. Promoción Alicante Smart City. Baterias para repartir a la ciudadanía</text:p>
          </table:table-cell>
          <table:table-cell table:style-name="ce10" office:value-type="string">
            <text:p>03-DIC-2019</text:p>
          </table:table-cell>
          <table:table-cell table:style-name="ce10" office:value-type="string">
            <text:p>9.350 €</text:p>
          </table:table-cell>
          <table:table-cell table:style-name="ce10" office:value-type="string">
            <text:p>11.313,5 €</text:p>
          </table:table-cell>
          <table:table-cell table:number-columns-repeated="1017"/>
        </table:table-row>
        <table:table-row table:style-name="ro4">
          <table:table-cell office:value-type="string">
            <text:p>B54182936</text:p>
          </table:table-cell>
          <table:table-cell office:value-type="string">
            <text:p>PROPAGUA DEL LEVANTE 2007, S.L.</text:p>
          </table:table-cell>
          <table:table-cell office:value-type="string">
            <text:p>M IF 222/19</text:p>
          </table:table-cell>
          <table:table-cell office:value-type="string">
            <text:p>Suministro de robot limpiafondos automático Dolphin (Dynamic Pro X 7) para la pisicina municipal de Vía Parque</text:p>
          </table:table-cell>
          <table:table-cell office:value-type="string">
            <text:p>30-DIC-2019</text:p>
          </table:table-cell>
          <table:table-cell office:value-type="string">
            <text:p>4.826,45 €</text:p>
          </table:table-cell>
          <table:table-cell office:value-type="string">
            <text:p>5.840 €</text:p>
          </table:table-cell>
          <table:table-cell table:number-columns-repeated="1017"/>
        </table:table-row>
        <table:table-row table:style-name="ro4">
          <table:table-cell table:style-name="ce5" office:value-type="string">
            <text:p>B54182936</text:p>
          </table:table-cell>
          <table:table-cell table:style-name="ce5" office:value-type="string">
            <text:p>PROPAGUA DEL LEVANTE 2007, S.L.</text:p>
          </table:table-cell>
          <table:table-cell table:style-name="ce5" office:value-type="string">
            <text:p>M IF 223/19</text:p>
          </table:table-cell>
          <table:table-cell table:style-name="ce5" office:value-type="string">
            <text:p>Suministro de robot limpiafondos automático Dolphin (Dynamic Pro X7) para la piscina municipal de Babel<text:tab/></text:p>
          </table:table-cell>
          <table:table-cell table:style-name="ce10" office:value-type="string">
            <text:p>30-DIC-2019</text:p>
          </table:table-cell>
          <table:table-cell table:style-name="ce10" office:value-type="string">
            <text:p>4.826,45 €</text:p>
          </table:table-cell>
          <table:table-cell table:style-name="ce10" office:value-type="string">
            <text:p>5.840 €</text:p>
          </table:table-cell>
          <table:table-cell table:number-columns-repeated="1017"/>
        </table:table-row>
        <table:table-row table:style-name="ro9">
          <table:table-cell office:value-type="string">
            <text:p>B54028287</text:p>
          </table:table-cell>
          <table:table-cell office:value-type="string">
            <text:p>Proyectos en cuarto creciente S.L.U</text:p>
          </table:table-cell>
          <table:table-cell office:value-type="string">
            <text:p>M ED 48/19</text:p>
          </table:table-cell>
          <table:table-cell office:value-type="string">
            <text:p>Campaña publicitaria "sin alcohol" navidades2019</text:p>
          </table:table-cell>
          <table:table-cell office:value-type="string">
            <text:p>27-NOV-2019</text:p>
          </table:table-cell>
          <table:table-cell office:value-type="string">
            <text:p>4.130 €</text:p>
          </table:table-cell>
          <table:table-cell office:value-type="string">
            <text:p>4.997,3 €</text:p>
          </table:table-cell>
          <table:table-cell table:number-columns-repeated="1017"/>
        </table:table-row>
        <table:table-row table:style-name="ro4">
          <table:table-cell table:style-name="ce5" office:value-type="string">
            <text:p>B53475679</text:p>
          </table:table-cell>
          <table:table-cell table:style-name="ce5" office:value-type="string">
            <text:p>Publicidad Baeza S.L</text:p>
          </table:table-cell>
          <table:table-cell table:style-name="ce5" office:value-type="string">
            <text:p>M CO 22/19</text:p>
          </table:table-cell>
          <table:table-cell table:style-name="ce5" office:value-type="string">
            <text:p>Diseño y maquetación proyecto escuelas saludable para colegios participantes (Centro educativo recursos consumo)</text:p>
          </table:table-cell>
          <table:table-cell table:style-name="ce10" office:value-type="string">
            <text:p>21-OCT-2019</text:p>
          </table:table-cell>
          <table:table-cell table:style-name="ce10" office:value-type="string">
            <text:p>3.081,58 €</text:p>
          </table:table-cell>
          <table:table-cell table:style-name="ce10" office:value-type="string">
            <text:p>3.728,71 €</text:p>
          </table:table-cell>
          <table:table-cell table:number-columns-repeated="1017"/>
        </table:table-row>
        <table:table-row table:style-name="ro8">
          <table:table-cell office:value-type="string">
            <text:p>B42575688</text:p>
          </table:table-cell>
          <table:table-cell office:value-type="string">
            <text:p>QUETZAL INGENIERÍA, S.L.P.</text:p>
          </table:table-cell>
          <table:table-cell office:value-type="string">
            <text:p>M IF 313/19</text:p>
          </table:table-cell>
          <table:table-cell office:value-type="string">
            <text:p>Redacción del proyecto "Trabajos de autosuficiencia energética en diferentes dependencias municipales de la ciudad mediante la instalación de paneles solares fotovoltaicos"</text:p>
          </table:table-cell>
          <table:table-cell office:value-type="string">
            <text:p>31-DIC-2019</text:p>
          </table:table-cell>
          <table:table-cell office:value-type="string">
            <text:p>13.500 €</text:p>
          </table:table-cell>
          <table:table-cell office:value-type="string">
            <text:p>16.335 €</text:p>
          </table:table-cell>
          <table:table-cell table:number-columns-repeated="1017"/>
        </table:table-row>
        <table:table-row table:style-name="ro4">
          <table:table-cell table:style-name="ce5" office:value-type="string">
            <text:p>21415411L</text:p>
          </table:table-cell>
          <table:table-cell table:style-name="ce5" office:value-type="string">
            <text:p>RAFAEL BROTONS CLIMENT</text:p>
          </table:table-cell>
          <table:table-cell table:style-name="ce5" office:value-type="string">
            <text:p>M PC 101/201. FAC 2019/25811</text:p>
          </table:table-cell>
          <table:table-cell table:style-name="ce5" office:value-type="string">
            <text:p>Suministro de material de publicidad institucional para las Asociaciones </text:p>
          </table:table-cell>
          <table:table-cell table:style-name="ce10" office:value-type="string">
            <text:p>16-DIC-2019</text:p>
          </table:table-cell>
          <table:table-cell table:style-name="ce10" office:value-type="string">
            <text:p>6.240 €</text:p>
          </table:table-cell>
          <table:table-cell table:style-name="ce10" office:value-type="string">
            <text:p>7.550,4 €</text:p>
          </table:table-cell>
          <table:table-cell table:number-columns-repeated="1017"/>
        </table:table-row>
        <table:table-row table:style-name="ro4">
          <table:table-cell office:value-type="string">
            <text:p>48315332Z</text:p>
          </table:table-cell>
          <table:table-cell office:value-type="string">
            <text:p>Ranju</text:p>
          </table:table-cell>
          <table:table-cell office:value-type="string">
            <text:p>M AS 105/19</text:p>
          </table:table-cell>
          <table:table-cell office:value-type="string">
            <text:p>Material fungible especializado para los Talleres ordinarios de los Centros Municipales Socioeducativos</text:p>
          </table:table-cell>
          <table:table-cell office:value-type="string">
            <text:p>23-DIC-2019</text:p>
          </table:table-cell>
          <table:table-cell office:value-type="string">
            <text:p>14.995 €</text:p>
          </table:table-cell>
          <table:table-cell office:value-type="string">
            <text:p>18.143,95 €</text:p>
          </table:table-cell>
          <table:table-cell table:number-columns-repeated="1017"/>
        </table:table-row>
        <table:table-row table:style-name="ro4">
          <table:table-cell table:style-name="ce5" office:value-type="string">
            <text:p>B31669070</text:p>
          </table:table-cell>
          <table:table-cell table:style-name="ce5" office:value-type="string">
            <text:p>Ranking La Tienda del Deporte, SL</text:p>
          </table:table-cell>
          <table:table-cell table:style-name="ce5" office:value-type="string">
            <text:p>M DP 41/2019</text:p>
          </table:table-cell>
          <table:table-cell table:style-name="ce5" office:value-type="string">
            <text:p>Suministro diverso material de mantenimiento para la Concejalía de Deportes.</text:p>
          </table:table-cell>
          <table:table-cell table:style-name="ce10" office:value-type="string">
            <text:p>25-OCT-2019</text:p>
          </table:table-cell>
          <table:table-cell table:style-name="ce10" office:value-type="string">
            <text:p>986,42 €</text:p>
          </table:table-cell>
          <table:table-cell table:style-name="ce10" office:value-type="string">
            <text:p>1.193,57 €</text:p>
          </table:table-cell>
          <table:table-cell table:number-columns-repeated="1017"/>
        </table:table-row>
        <table:table-row table:style-name="ro8">
          <table:table-cell office:value-type="string">
            <text:p>21507516D</text:p>
          </table:table-cell>
          <table:table-cell office:value-type="string">
            <text:p>Raquel Zaplana Pérez</text:p>
          </table:table-cell>
          <table:table-cell office:value-type="string">
            <text:p>M CU 2019/88-12</text:p>
          </table:table-cell>
          <table:table-cell office:value-type="string">
            <text:p>Imparticion del curso "Castañuelas (iniciación)" en el AMC Chalet Ingeniero Tranvías. Programa Alicante Cultura 2019-20 (Aula Abierta). Meses de enero a junio 2020.</text:p>
          </table:table-cell>
          <table:table-cell office:value-type="string">
            <text:p>18-DIC-2019</text:p>
          </table:table-cell>
          <table:table-cell office:value-type="string">
            <text:p>463,89 €</text:p>
          </table:table-cell>
          <table:table-cell office:value-type="string">
            <text:p>510,28 €</text:p>
          </table:table-cell>
          <table:table-cell table:number-columns-repeated="1017"/>
        </table:table-row>
        <table:table-row table:style-name="ro4">
          <table:table-cell table:style-name="ce5" office:value-type="string">
            <text:p>Q0878007D</text:p>
          </table:table-cell>
          <table:table-cell table:style-name="ce5" office:value-type="string">
            <text:p>Real Federación Española Taekwondo</text:p>
          </table:table-cell>
          <table:table-cell table:style-name="ce5" office:value-type="string">
            <text:p>M DP 66/2019</text:p>
          </table:table-cell>
          <table:table-cell table:style-name="ce5" office:value-type="string">
            <text:p>Canon con motivo de la organización del Campeonato de España de Hapkido celebrado el día 23/11/19.</text:p>
          </table:table-cell>
          <table:table-cell table:style-name="ce10" office:value-type="string">
            <text:p>22-NOV-2019</text:p>
          </table:table-cell>
          <table:table-cell table:number-columns-repeated="2" table:style-name="ce10" office:value-type="string">
            <text:p>5.000 €</text:p>
          </table:table-cell>
          <table:table-cell table:number-columns-repeated="1017"/>
        </table:table-row>
        <table:table-row table:style-name="ro5">
          <table:table-cell office:value-type="string">
            <text:p>A03010329</text:p>
          </table:table-cell>
          <table:table-cell office:value-type="string">
            <text:p>Redes Sintéticas, SA</text:p>
          </table:table-cell>
          <table:table-cell office:value-type="string">
            <text:p>M DP 58/2019</text:p>
          </table:table-cell>
          <table:table-cell office:value-type="string">
            <text:p>Suministro material deportivo para la Concejalía de Deportes (redes varias para la práctica de diferentes modalidades deportivas).</text:p>
          </table:table-cell>
          <table:table-cell office:value-type="string">
            <text:p>20-NOV-2019</text:p>
          </table:table-cell>
          <table:table-cell office:value-type="string">
            <text:p>2.789,5 €</text:p>
          </table:table-cell>
          <table:table-cell office:value-type="string">
            <text:p>3.375,3 €</text:p>
          </table:table-cell>
          <table:table-cell table:number-columns-repeated="1017"/>
        </table:table-row>
        <table:table-row table:style-name="ro4">
          <table:table-cell table:style-name="ce5" office:value-type="string">
            <text:p>B54960612</text:p>
          </table:table-cell>
          <table:table-cell table:style-name="ce5" office:value-type="string">
            <text:p>REFORINTER HOME, S.L.U.</text:p>
          </table:table-cell>
          <table:table-cell table:style-name="ce5" office:value-type="string">
            <text:p>M IF 308/19</text:p>
          </table:table-cell>
          <table:table-cell table:style-name="ce5" office:value-type="string">
            <text:p>Reparaciones varias de fontanería en el cambio de fútbol de Villafranqueza "Antonio Solana".</text:p>
          </table:table-cell>
          <table:table-cell table:style-name="ce10" office:value-type="string">
            <text:p>31-DIC-2019</text:p>
          </table:table-cell>
          <table:table-cell table:style-name="ce10" office:value-type="string">
            <text:p>1.260 €</text:p>
          </table:table-cell>
          <table:table-cell table:style-name="ce10" office:value-type="string">
            <text:p>1.524,6 €</text:p>
          </table:table-cell>
          <table:table-cell table:number-columns-repeated="1017"/>
        </table:table-row>
        <table:table-row table:style-name="ro8">
          <table:table-cell office:value-type="string">
            <text:p>B54960612</text:p>
          </table:table-cell>
          <table:table-cell office:value-type="string">
            <text:p>REFORINTER HOME, S.L.U.</text:p>
          </table:table-cell>
          <table:table-cell office:value-type="string">
            <text:p>M IF 54/19</text:p>
          </table:table-cell>
          <table:table-cell office:value-type="string">
            <text:p>Servicio de reparación y mantenimiento de la valla perimetral blanca del campo de fútbol de Villafranqueza: lijar y pintar, reparar, soldar y sanear zonas deterioradas y repasar anclajes al suelo<text:tab/></text:p>
          </table:table-cell>
          <table:table-cell office:value-type="string">
            <text:p>11-OCT-2019</text:p>
          </table:table-cell>
          <table:table-cell office:value-type="string">
            <text:p>680 €</text:p>
          </table:table-cell>
          <table:table-cell office:value-type="string">
            <text:p>822,8 €</text:p>
          </table:table-cell>
          <table:table-cell table:number-columns-repeated="1017"/>
        </table:table-row>
        <table:table-row table:style-name="ro9">
          <table:table-cell table:style-name="ce5" office:value-type="string">
            <text:p>B54960612</text:p>
          </table:table-cell>
          <table:table-cell table:style-name="ce5" office:value-type="string">
            <text:p>REFORINTER HOME, S.L.U.</text:p>
          </table:table-cell>
          <table:table-cell table:style-name="ce5" office:value-type="string">
            <text:p>M IF 171/19</text:p>
          </table:table-cell>
          <table:table-cell table:style-name="ce5" office:value-type="string">
            <text:p>Reparación de desconchado en la pared del vaso en la piscina de Babel</text:p>
          </table:table-cell>
          <table:table-cell table:style-name="ce10" office:value-type="string">
            <text:p>10-DIC-2019</text:p>
          </table:table-cell>
          <table:table-cell table:style-name="ce10" office:value-type="string">
            <text:p>612 €</text:p>
          </table:table-cell>
          <table:table-cell table:style-name="ce10" office:value-type="string">
            <text:p>740,52 €</text:p>
          </table:table-cell>
          <table:table-cell table:number-columns-repeated="1017"/>
        </table:table-row>
        <table:table-row table:style-name="ro5">
          <table:table-cell office:value-type="string">
            <text:p>B54960612</text:p>
          </table:table-cell>
          <table:table-cell office:value-type="string">
            <text:p>REFORINTER HOME, S.L.U.</text:p>
          </table:table-cell>
          <table:table-cell office:value-type="string">
            <text:p>M IF 51/19</text:p>
          </table:table-cell>
          <table:table-cell office:value-type="string">
            <text:p>Servicio de reparación de parte del hormigón y desconchón en la torre aseos norte del Estado de Atletismo Joaquín Villar<text:tab/></text:p>
          </table:table-cell>
          <table:table-cell office:value-type="string">
            <text:p>10-OCT-2019</text:p>
          </table:table-cell>
          <table:table-cell office:value-type="string">
            <text:p>1.131,2 €</text:p>
          </table:table-cell>
          <table:table-cell office:value-type="string">
            <text:p>1.368,75 €</text:p>
          </table:table-cell>
          <table:table-cell table:number-columns-repeated="1017"/>
        </table:table-row>
        <table:table-row table:style-name="ro4">
          <table:table-cell table:style-name="ce5" office:value-type="string">
            <text:p>B54960612</text:p>
          </table:table-cell>
          <table:table-cell table:style-name="ce5" office:value-type="string">
            <text:p>REFORINTER HOME, S.L.U.</text:p>
          </table:table-cell>
          <table:table-cell table:style-name="ce5" office:value-type="string">
            <text:p>M IF 55/19</text:p>
          </table:table-cell>
          <table:table-cell table:style-name="ce5" office:value-type="string">
            <text:p>Servicio de reparación del anclaje del muro de la puerta corredera de vehículos en el campo de fútbol de Villafranqueza</text:p>
          </table:table-cell>
          <table:table-cell table:style-name="ce10" office:value-type="string">
            <text:p>11-OCT-2019</text:p>
          </table:table-cell>
          <table:table-cell table:style-name="ce10" office:value-type="string">
            <text:p>958,05 €</text:p>
          </table:table-cell>
          <table:table-cell table:style-name="ce10" office:value-type="string">
            <text:p>1.159,24 €</text:p>
          </table:table-cell>
          <table:table-cell table:number-columns-repeated="1017"/>
        </table:table-row>
        <table:table-row table:style-name="ro4">
          <table:table-cell office:value-type="string">
            <text:p>B54960612</text:p>
          </table:table-cell>
          <table:table-cell office:value-type="string">
            <text:p>REFORINTER HOME, S.L.U.</text:p>
          </table:table-cell>
          <table:table-cell office:value-type="string">
            <text:p>M IF 275/19</text:p>
          </table:table-cell>
          <table:table-cell office:value-type="string">
            <text:p>Reposición de azulejos rotos y reparación presto y cerradura acceso a vestuarios en campo de fútbol Divina Pastora.</text:p>
          </table:table-cell>
          <table:table-cell office:value-type="string">
            <text:p>31-DIC-2019</text:p>
          </table:table-cell>
          <table:table-cell office:value-type="string">
            <text:p>593,5 €</text:p>
          </table:table-cell>
          <table:table-cell office:value-type="string">
            <text:p>718,14 €</text:p>
          </table:table-cell>
          <table:table-cell table:number-columns-repeated="1017"/>
        </table:table-row>
        <table:table-row table:style-name="ro9">
          <table:table-cell table:style-name="ce5" office:value-type="string">
            <text:p>B54960612</text:p>
          </table:table-cell>
          <table:table-cell table:style-name="ce5" office:value-type="string">
            <text:p>REFORINTER HOME, S.L.U.</text:p>
          </table:table-cell>
          <table:table-cell table:style-name="ce5" office:value-type="string">
            <text:p>M IF 82/19</text:p>
          </table:table-cell>
          <table:table-cell table:style-name="ce5" office:value-type="string">
            <text:p>Reparación de fuga de agua en el campo de fútbol de Babel</text:p>
          </table:table-cell>
          <table:table-cell table:style-name="ce10" office:value-type="string">
            <text:p>18-OCT-2019</text:p>
          </table:table-cell>
          <table:table-cell table:style-name="ce10" office:value-type="string">
            <text:p>700,52 €</text:p>
          </table:table-cell>
          <table:table-cell table:style-name="ce10" office:value-type="string">
            <text:p>847,63 €</text:p>
          </table:table-cell>
          <table:table-cell table:number-columns-repeated="1017"/>
        </table:table-row>
        <table:table-row table:style-name="ro4">
          <table:table-cell office:value-type="string">
            <text:p>B54960612</text:p>
          </table:table-cell>
          <table:table-cell office:value-type="string">
            <text:p>REFORINTER HOME, S.L.U.</text:p>
          </table:table-cell>
          <table:table-cell office:value-type="string">
            <text:p>M IF 83/19</text:p>
          </table:table-cell>
          <table:table-cell office:value-type="string">
            <text:p>Reparación de parte superior de la valla perimetral en el Polideportivo Carolincas sito en C/ Pascual de la Mata.<text:tab/></text:p>
          </table:table-cell>
          <table:table-cell office:value-type="string">
            <text:p>18-OCT-2019</text:p>
          </table:table-cell>
          <table:table-cell office:value-type="string">
            <text:p>576 €</text:p>
          </table:table-cell>
          <table:table-cell office:value-type="string">
            <text:p>705,96 €</text:p>
          </table:table-cell>
          <table:table-cell table:number-columns-repeated="1017"/>
        </table:table-row>
        <table:table-row table:style-name="ro4">
          <table:table-cell table:style-name="ce5" office:value-type="string">
            <text:p>A80298839</text:p>
          </table:table-cell>
          <table:table-cell table:style-name="ce5" office:value-type="string">
            <text:p>REPSOL COMERCIAL DE PRODUCTOS PETROLÍFEROS, S.A.</text:p>
          </table:table-cell>
          <table:table-cell table:style-name="ce5" office:value-type="string">
            <text:p>M IF 159/19</text:p>
          </table:table-cell>
          <table:table-cell table:style-name="ce5" office:value-type="string">
            <text:p>Consumo de gasoleo Bienergy E+10 en la Ciudad Deportiva</text:p>
          </table:table-cell>
          <table:table-cell table:style-name="ce10" office:value-type="string">
            <text:p>28-NOV-2019</text:p>
          </table:table-cell>
          <table:table-cell table:style-name="ce10" office:value-type="string">
            <text:p>1.705,44 €</text:p>
          </table:table-cell>
          <table:table-cell table:style-name="ce10" office:value-type="string">
            <text:p>2.063,58 €</text:p>
          </table:table-cell>
          <table:table-cell table:number-columns-repeated="1017"/>
        </table:table-row>
        <table:table-row table:style-name="ro4">
          <table:table-cell office:value-type="string">
            <text:p>A80298839</text:p>
          </table:table-cell>
          <table:table-cell office:value-type="string">
            <text:p>REPSOL COMERCIAL DE PRODUCTOS PETROLÍFEROS, S.A.</text:p>
          </table:table-cell>
          <table:table-cell office:value-type="string">
            <text:p>M IF 278/19</text:p>
          </table:table-cell>
          <table:table-cell office:value-type="string">
            <text:p>Suministro de gasoleo Bienergy E+10 para el Estadio de Atletismo<text:tab/></text:p>
          </table:table-cell>
          <table:table-cell office:value-type="string">
            <text:p>31-DIC-2019</text:p>
          </table:table-cell>
          <table:table-cell office:value-type="string">
            <text:p>1.384,14 €</text:p>
          </table:table-cell>
          <table:table-cell office:value-type="string">
            <text:p>1.674,81 €</text:p>
          </table:table-cell>
          <table:table-cell table:number-columns-repeated="1017"/>
        </table:table-row>
        <table:table-row table:style-name="ro4">
          <table:table-cell table:style-name="ce5" office:value-type="string">
            <text:p>A80298839</text:p>
          </table:table-cell>
          <table:table-cell table:style-name="ce5" office:value-type="string">
            <text:p>REPSOL COMERCIAL DE PRODUCTOS PETROLÍFEROS, S.A.</text:p>
          </table:table-cell>
          <table:table-cell table:style-name="ce5" office:value-type="string">
            <text:p>M IF 192/19</text:p>
          </table:table-cell>
          <table:table-cell table:style-name="ce5" office:value-type="string">
            <text:p>Consumo de gasóleo Bienergy E+10 en la Ciudad Deportiva.</text:p>
          </table:table-cell>
          <table:table-cell table:style-name="ce10" office:value-type="string">
            <text:p>13-DIC-2019</text:p>
          </table:table-cell>
          <table:table-cell table:style-name="ce10" office:value-type="string">
            <text:p>1.424,98 €</text:p>
          </table:table-cell>
          <table:table-cell table:style-name="ce10" office:value-type="string">
            <text:p>1.724,23 €</text:p>
          </table:table-cell>
          <table:table-cell table:number-columns-repeated="1017"/>
        </table:table-row>
        <table:table-row table:style-name="ro4">
          <table:table-cell office:value-type="string">
            <text:p>A80298839</text:p>
          </table:table-cell>
          <table:table-cell office:value-type="string">
            <text:p>REPSOL COMERCIAL DE PRODUCTOS PETROLÍFEROS, S.A.</text:p>
          </table:table-cell>
          <table:table-cell office:value-type="string">
            <text:p>M IF 197/19</text:p>
          </table:table-cell>
          <table:table-cell office:value-type="string">
            <text:p>Suministro de gasóleo Bienergy E+10 para el Estadio de Atletismo Joaquín Villar</text:p>
          </table:table-cell>
          <table:table-cell office:value-type="string">
            <text:p>16-DIC-2019</text:p>
          </table:table-cell>
          <table:table-cell office:value-type="string">
            <text:p>1.660,15 €</text:p>
          </table:table-cell>
          <table:table-cell office:value-type="string">
            <text:p>2.008,78 €</text:p>
          </table:table-cell>
          <table:table-cell table:number-columns-repeated="1017"/>
        </table:table-row>
        <table:table-row table:style-name="ro4">
          <table:table-cell table:style-name="ce5" office:value-type="string">
            <text:p>A80298839</text:p>
          </table:table-cell>
          <table:table-cell table:style-name="ce5" office:value-type="string">
            <text:p>REPSOL COMERCIAL DE PRODUCTOS PETROLÍFEROS, S.A.</text:p>
          </table:table-cell>
          <table:table-cell table:style-name="ce5" office:value-type="string">
            <text:p>M IF 193/19</text:p>
          </table:table-cell>
          <table:table-cell table:style-name="ce5" office:value-type="string">
            <text:p>Consumo de gasóleo Bienergy E+10 en el Estadio de Atletismo</text:p>
          </table:table-cell>
          <table:table-cell table:style-name="ce10" office:value-type="string">
            <text:p>13-DIC-2019</text:p>
          </table:table-cell>
          <table:table-cell table:style-name="ce10" office:value-type="string">
            <text:p>2.800,19 €</text:p>
          </table:table-cell>
          <table:table-cell table:style-name="ce10" office:value-type="string">
            <text:p>3.388,23 €</text:p>
          </table:table-cell>
          <table:table-cell table:number-columns-repeated="1017"/>
        </table:table-row>
        <table:table-row table:style-name="ro4">
          <table:table-cell office:value-type="string">
            <text:p>A80298839</text:p>
          </table:table-cell>
          <table:table-cell office:value-type="string">
            <text:p>REPSOL COMERCIAL DE PRODUCTOS PETROLÍFEROS, S.A.</text:p>
          </table:table-cell>
          <table:table-cell office:value-type="string">
            <text:p>M IF 98/19</text:p>
          </table:table-cell>
          <table:table-cell office:value-type="string">
            <text:p>Consumo de gasoleo (Bienergy e+10) en el Estadio de Atletismo Joaquín Villar, sito en C/ Foguerer J. Romeu Zarandieta, s/nº</text:p>
          </table:table-cell>
          <table:table-cell office:value-type="string">
            <text:p>23-OCT-2019</text:p>
          </table:table-cell>
          <table:table-cell office:value-type="string">
            <text:p>1.386,08 €</text:p>
          </table:table-cell>
          <table:table-cell office:value-type="string">
            <text:p>1.677,16 €</text:p>
          </table:table-cell>
          <table:table-cell table:number-columns-repeated="1017"/>
        </table:table-row>
        <table:table-row table:style-name="ro8">
          <table:table-cell table:style-name="ce5" office:value-type="string">
            <text:p>A08176091</text:p>
          </table:table-cell>
          <table:table-cell table:style-name="ce5" office:value-type="string">
            <text:p>REPSOL DIRECTO, S.A.</text:p>
          </table:table-cell>
          <table:table-cell table:style-name="ce5" office:value-type="string">
            <text:p>M IF 211/19</text:p>
          </table:table-cell>
          <table:table-cell table:style-name="ce5" office:value-type="string">
            <text:p>SUMINISTRO DE GASOLEO BIENERGY E+10 PARA LA DEPENDENCIA MUNICIPAL "VIVEROS MUNICIPALES EL ROAL", SITOS EN C/ FINCA EL ROAL ¿ TANGEL</text:p>
          </table:table-cell>
          <table:table-cell table:style-name="ce10" office:value-type="string">
            <text:p>20-DIC-2019</text:p>
          </table:table-cell>
          <table:table-cell table:style-name="ce10" office:value-type="string">
            <text:p>1.520 €</text:p>
          </table:table-cell>
          <table:table-cell table:style-name="ce10" office:value-type="string">
            <text:p>1.839,2 €</text:p>
          </table:table-cell>
          <table:table-cell table:number-columns-repeated="1017"/>
        </table:table-row>
        <table:table-row table:style-name="ro9">
          <table:table-cell office:value-type="string">
            <text:p>A08176091</text:p>
          </table:table-cell>
          <table:table-cell office:value-type="string">
            <text:p>REPSOL DIRECTO, S.A.</text:p>
          </table:table-cell>
          <table:table-cell office:value-type="string">
            <text:p>M IF 259/19</text:p>
          </table:table-cell>
          <table:table-cell office:value-type="string">
            <text:p>Suministro de gasóleo Bienergy E+10 en el Colegio Público Los Almendros </text:p>
          </table:table-cell>
          <table:table-cell office:value-type="string">
            <text:p>31-DIC-2019</text:p>
          </table:table-cell>
          <table:table-cell office:value-type="string">
            <text:p>1.460 €</text:p>
          </table:table-cell>
          <table:table-cell office:value-type="string">
            <text:p>1.766,6 €</text:p>
          </table:table-cell>
          <table:table-cell table:number-columns-repeated="1017"/>
        </table:table-row>
        <table:table-row table:style-name="ro8">
          <table:table-cell table:style-name="ce5" office:value-type="string">
            <text:p>A08176091</text:p>
          </table:table-cell>
          <table:table-cell table:style-name="ce5" office:value-type="string">
            <text:p>REPSOL DIRECTO, S.A.</text:p>
          </table:table-cell>
          <table:table-cell table:style-name="ce5" office:value-type="string">
            <text:p>M IF 291/19</text:p>
          </table:table-cell>
          <table:table-cell table:style-name="ce5" office:value-type="string">
            <text:p>SUMINISTRO DE GASOLEO BIENERGY E+10 PARA LA DEPENDENCIA MUNICIPAL "VIVEROS MUNICIPALES EL ROAL", SITOS EN C/ FINCA EL ROAL ¿ TANGEL.</text:p>
          </table:table-cell>
          <table:table-cell table:style-name="ce10" office:value-type="string">
            <text:p>31-DIC-2019</text:p>
          </table:table-cell>
          <table:table-cell table:style-name="ce10" office:value-type="string">
            <text:p>1.149,22 €</text:p>
          </table:table-cell>
          <table:table-cell table:style-name="ce10" office:value-type="string">
            <text:p>1.390,56 €</text:p>
          </table:table-cell>
          <table:table-cell table:number-columns-repeated="1017"/>
        </table:table-row>
        <table:table-row table:style-name="ro8">
          <table:table-cell office:value-type="string">
            <text:p>A08176091</text:p>
          </table:table-cell>
          <table:table-cell office:value-type="string">
            <text:p>REPSOL DIRECTO, S.A.</text:p>
          </table:table-cell>
          <table:table-cell office:value-type="string">
            <text:p>M IF 127/19</text:p>
          </table:table-cell>
          <table:table-cell office:value-type="string">
            <text:p>SUMINISTRO DE GASOLEO BIENERGY E+10 PARA LA DEPENDENCIA MUNICIPAL "VIVEROS MUNICIPALES EL ROAL", SITOS EN C/ FINCA EL ROAL ¿ TANGEL</text:p>
          </table:table-cell>
          <table:table-cell office:value-type="string">
            <text:p>31-OCT-2019</text:p>
          </table:table-cell>
          <table:table-cell office:value-type="string">
            <text:p>760 €</text:p>
          </table:table-cell>
          <table:table-cell office:value-type="string">
            <text:p>919,6 €</text:p>
          </table:table-cell>
          <table:table-cell table:number-columns-repeated="1017"/>
        </table:table-row>
        <table:table-row table:style-name="ro4">
          <table:table-cell table:style-name="ce5" office:value-type="string">
            <text:p>A08176091</text:p>
          </table:table-cell>
          <table:table-cell table:style-name="ce5" office:value-type="string">
            <text:p>REPSOL DIRECTO, S.A.</text:p>
          </table:table-cell>
          <table:table-cell table:style-name="ce5" office:value-type="string">
            <text:p>M IF 58/19</text:p>
          </table:table-cell>
          <table:table-cell table:style-name="ce5" office:value-type="string">
            <text:p>SUMINISTRO DE GASOLEO BIENERGY E+10 PARA EL C.P. JUAN BAUTISTA LLORCA</text:p>
          </table:table-cell>
          <table:table-cell table:style-name="ce10" office:value-type="string">
            <text:p>11-OCT-2019</text:p>
          </table:table-cell>
          <table:table-cell table:style-name="ce10" office:value-type="string">
            <text:p>1.791,79 €</text:p>
          </table:table-cell>
          <table:table-cell table:style-name="ce10" office:value-type="string">
            <text:p>2.168,07 €</text:p>
          </table:table-cell>
          <table:table-cell table:number-columns-repeated="1017"/>
        </table:table-row>
        <table:table-row table:style-name="ro8">
          <table:table-cell office:value-type="string">
            <text:p>A08176091</text:p>
          </table:table-cell>
          <table:table-cell office:value-type="string">
            <text:p>REPSOL DIRECTO, S.A.</text:p>
          </table:table-cell>
          <table:table-cell office:value-type="string">
            <text:p>M IF 243/19</text:p>
          </table:table-cell>
          <table:table-cell office:value-type="string">
            <text:p>SUMINISTRO DE GASOLEO BIENERGY E+10 PARA LA DEPENDENCIA MUNICIPAL "VIVEROS MUNICIPALES EL ROAL", SITOS EN C/ FINCA EL ROAL ¿ TANGEL</text:p>
          </table:table-cell>
          <table:table-cell office:value-type="string">
            <text:p>31-DIC-2019</text:p>
          </table:table-cell>
          <table:table-cell office:value-type="string">
            <text:p>1.500 €</text:p>
          </table:table-cell>
          <table:table-cell office:value-type="string">
            <text:p>1.815 €</text:p>
          </table:table-cell>
          <table:table-cell table:number-columns-repeated="1017"/>
        </table:table-row>
        <table:table-row table:style-name="ro9">
          <table:table-cell table:style-name="ce5" office:value-type="string">
            <text:p>A08176091</text:p>
          </table:table-cell>
          <table:table-cell table:style-name="ce5" office:value-type="string">
            <text:p>REPSOL DIRECTO, S.A.</text:p>
          </table:table-cell>
          <table:table-cell table:style-name="ce5" office:value-type="string">
            <text:p>M IF 195/19</text:p>
          </table:table-cell>
          <table:table-cell table:style-name="ce5" office:value-type="string">
            <text:p>Consumo de gasóleo Bienergy E+10 en el Colegio Público Benalúa<text:tab/></text:p>
          </table:table-cell>
          <table:table-cell table:style-name="ce10" office:value-type="string">
            <text:p>16-DIC-2019</text:p>
          </table:table-cell>
          <table:table-cell table:style-name="ce10" office:value-type="string">
            <text:p>2.100 €</text:p>
          </table:table-cell>
          <table:table-cell table:style-name="ce10" office:value-type="string">
            <text:p>2.541 €</text:p>
          </table:table-cell>
          <table:table-cell table:number-columns-repeated="1017"/>
        </table:table-row>
        <table:table-row table:style-name="ro9">
          <table:table-cell office:value-type="string">
            <text:p>A08176091</text:p>
          </table:table-cell>
          <table:table-cell office:value-type="string">
            <text:p>REPSOL DIRECTO, S.A.</text:p>
          </table:table-cell>
          <table:table-cell office:value-type="string">
            <text:p>M IF 170/19</text:p>
          </table:table-cell>
          <table:table-cell office:value-type="string">
            <text:p>Consumo de gasóleo Bienergy E+10 en el C.P. Benalúa<text:tab/></text:p>
          </table:table-cell>
          <table:table-cell office:value-type="string">
            <text:p>10-DIC-2019</text:p>
          </table:table-cell>
          <table:table-cell office:value-type="string">
            <text:p>525 €</text:p>
          </table:table-cell>
          <table:table-cell office:value-type="string">
            <text:p>635,25 €</text:p>
          </table:table-cell>
          <table:table-cell table:number-columns-repeated="1017"/>
        </table:table-row>
        <table:table-row table:style-name="ro9">
          <table:table-cell table:style-name="ce5" office:value-type="string">
            <text:p>A08176091</text:p>
          </table:table-cell>
          <table:table-cell table:style-name="ce5" office:value-type="string">
            <text:p>REPSOL DIRECTO, S.A.</text:p>
          </table:table-cell>
          <table:table-cell table:style-name="ce5" office:value-type="string">
            <text:p>M IF 196/19</text:p>
          </table:table-cell>
          <table:table-cell table:style-name="ce5" office:value-type="string">
            <text:p>Consumo de gasóleo Bienergy E+10 en el Parque de Bomberos de la Avda. Jaime II</text:p>
          </table:table-cell>
          <table:table-cell table:style-name="ce10" office:value-type="string">
            <text:p>16-DIC-2019</text:p>
          </table:table-cell>
          <table:table-cell table:style-name="ce10" office:value-type="string">
            <text:p>647,01 €</text:p>
          </table:table-cell>
          <table:table-cell table:style-name="ce10" office:value-type="string">
            <text:p>782,88 €</text:p>
          </table:table-cell>
          <table:table-cell table:number-columns-repeated="1017"/>
        </table:table-row>
        <table:table-row table:style-name="ro3">
          <table:table-cell office:value-type="string">
            <text:p>52767714X</text:p>
          </table:table-cell>
          <table:table-cell office:value-type="string">
            <text:p>Repuestos Segarra</text:p>
          </table:table-cell>
          <table:table-cell office:value-type="string">
            <text:p>M SE 18/19</text:p>
          </table:table-cell>
          <table:table-cell office:value-type="string">
            <text:p>Lata aceite,filtro polen,grasa spray.</text:p>
          </table:table-cell>
          <table:table-cell office:value-type="string">
            <text:p>10-OCT-2019</text:p>
          </table:table-cell>
          <table:table-cell office:value-type="string">
            <text:p>329,51 €</text:p>
          </table:table-cell>
          <table:table-cell office:value-type="string">
            <text:p>398,71 €</text:p>
          </table:table-cell>
          <table:table-cell table:number-columns-repeated="1017"/>
        </table:table-row>
        <table:table-row table:style-name="ro9">
          <table:table-cell table:style-name="ce5" office:value-type="string">
            <text:p>B54083175</text:p>
          </table:table-cell>
          <table:table-cell table:style-name="ce5" office:value-type="string">
            <text:p>Resonancia Abierta Lucentina, S.L.</text:p>
          </table:table-cell>
          <table:table-cell table:style-name="ce5" office:value-type="string">
            <text:p>M SM 39/19</text:p>
          </table:table-cell>
          <table:table-cell table:style-name="ce5" office:value-type="string">
            <text:p>Pruebas realizadas en clínica especializada</text:p>
          </table:table-cell>
          <table:table-cell table:style-name="ce10" office:value-type="string">
            <text:p>15-NOV-2019</text:p>
          </table:table-cell>
          <table:table-cell table:number-columns-repeated="2" table:style-name="ce10" office:value-type="string">
            <text:p>150 €</text:p>
          </table:table-cell>
          <table:table-cell table:number-columns-repeated="1017"/>
        </table:table-row>
        <table:table-row table:style-name="ro5">
          <table:table-cell office:value-type="string">
            <text:p>B53612065</text:p>
          </table:table-cell>
          <table:table-cell office:value-type="string">
            <text:p>RESTAURANTE EL SORELL SL </text:p>
          </table:table-cell>
          <table:table-cell office:value-type="string">
            <text:p>M ES 11/19</text:p>
          </table:table-cell>
          <table:table-cell office:value-type="string">
            <text:p>Contrato menor para el suministro de 1.800 lotes de comida a los miembros y a las personas encargadas de la asistencia y custodia de las mesas electorales.</text:p>
          </table:table-cell>
          <table:table-cell office:value-type="string">
            <text:p>25-OCT-2019</text:p>
          </table:table-cell>
          <table:table-cell office:value-type="string">
            <text:p>14.450 €</text:p>
          </table:table-cell>
          <table:table-cell office:value-type="string">
            <text:p>15.895 €</text:p>
          </table:table-cell>
          <table:table-cell table:number-columns-repeated="1017"/>
        </table:table-row>
        <table:table-row table:style-name="ro7">
          <table:table-cell table:style-name="ce5" office:value-type="string">
            <text:p>B54739297</text:p>
          </table:table-cell>
          <table:table-cell table:style-name="ce5" office:value-type="string">
            <text:p>NOVOFEST INFRAESTRUCTURAS PARA LA FIESTA, SLU</text:p>
          </table:table-cell>
          <table:table-cell table:style-name="ce5" office:value-type="string">
            <text:p>M ES 3/19</text:p>
          </table:table-cell>
          <table:table-cell table:style-name="ce5" office:value-type="string">
            <text:p>Contrato menor para montaje, colocación y traslado de 32 borriquetas y 10 paneles para soporte de carteles de propaganda electoral, con motivo de la convocatoria de Elecciones a Cortes Generales del 10 de noviembre de 2019.</text:p>
          </table:table-cell>
          <table:table-cell table:style-name="ce10" office:value-type="string">
            <text:p>22-OCT-2019</text:p>
          </table:table-cell>
          <table:table-cell table:style-name="ce10" office:value-type="string">
            <text:p>10.500 €</text:p>
          </table:table-cell>
          <table:table-cell table:style-name="ce10" office:value-type="string">
            <text:p>12.705 €</text:p>
          </table:table-cell>
          <table:table-cell table:number-columns-repeated="1017"/>
        </table:table-row>
        <table:table-row table:style-name="ro4">
          <table:table-cell office:value-type="string">
            <text:p>A03207131</text:p>
          </table:table-cell>
          <table:table-cell office:value-type="string">
            <text:p>RESTAURANTE FIESTA S.A.</text:p>
          </table:table-cell>
          <table:table-cell office:value-type="string">
            <text:p>M SE P 13/19</text:p>
          </table:table-cell>
          <table:table-cell office:value-type="string">
            <text:p>Celebración del Día del Voluntariado. Luch concertado para asistentes, voluntarios y autoridades. El 17 de noviembre de 2019.</text:p>
          </table:table-cell>
          <table:table-cell office:value-type="string">
            <text:p>13-NOV-2019</text:p>
          </table:table-cell>
          <table:table-cell office:value-type="string">
            <text:p>4.500 €</text:p>
          </table:table-cell>
          <table:table-cell office:value-type="string">
            <text:p>4.950 €</text:p>
          </table:table-cell>
          <table:table-cell table:number-columns-repeated="1017"/>
        </table:table-row>
        <table:table-row table:style-name="ro5">
          <table:table-cell table:style-name="ce5" office:value-type="string">
            <text:p>A03207131</text:p>
          </table:table-cell>
          <table:table-cell table:style-name="ce5" office:value-type="string">
            <text:p>RESTAURANTE FIESTA S.A.</text:p>
          </table:table-cell>
          <table:table-cell table:style-name="ce5" office:value-type="string">
            <text:p>M SE P 11/19</text:p>
          </table:table-cell>
          <table:table-cell table:style-name="ce5" office:value-type="string">
            <text:p>12 Menús Comedor para 12 voluntarios de Protección Civil por servicios prestados con denominación "Elecciones Generales". El día 10 de noviembre de 2019. </text:p>
          </table:table-cell>
          <table:table-cell table:style-name="ce10" office:value-type="string">
            <text:p>08-NOV-2019</text:p>
          </table:table-cell>
          <table:table-cell table:style-name="ce10" office:value-type="string">
            <text:p>180 €</text:p>
          </table:table-cell>
          <table:table-cell table:style-name="ce10" office:value-type="string">
            <text:p>198 €</text:p>
          </table:table-cell>
          <table:table-cell table:number-columns-repeated="1017"/>
        </table:table-row>
        <table:table-row table:style-name="ro5">
          <table:table-cell office:value-type="string">
            <text:p>A03207131</text:p>
          </table:table-cell>
          <table:table-cell office:value-type="string">
            <text:p>RESTAURANTE FIESTA S.A.</text:p>
          </table:table-cell>
          <table:table-cell office:value-type="string">
            <text:p>M SE P 9/19</text:p>
          </table:table-cell>
          <table:table-cell office:value-type="string">
            <text:p>47 Menús para voluntarios de P. Civil que formaron dispostivo el fin de semana de todos los santos y 48 bolsas de picnic para el almuerzo de los mismos.</text:p>
          </table:table-cell>
          <table:table-cell office:value-type="string">
            <text:p>31-OCT-2019</text:p>
          </table:table-cell>
          <table:table-cell office:value-type="string">
            <text:p>945 €</text:p>
          </table:table-cell>
          <table:table-cell office:value-type="string">
            <text:p>1.039,5 €</text:p>
          </table:table-cell>
          <table:table-cell table:number-columns-repeated="1017"/>
        </table:table-row>
        <table:table-row table:style-name="ro4">
          <table:table-cell table:style-name="ce5" office:value-type="string">
            <text:p>A03197720</text:p>
          </table:table-cell>
          <table:table-cell table:style-name="ce5" office:value-type="string">
            <text:p>Restaurante Juan XXIII, SA</text:p>
          </table:table-cell>
          <table:table-cell table:style-name="ce5" office:value-type="string">
            <text:p>M DP 76/2019</text:p>
          </table:table-cell>
          <table:table-cell table:style-name="ce5" office:value-type="string">
            <text:p>Servicio de catering con motivo del homenaje a Deportistas Alicantinos de Élite día 20/12/2019.</text:p>
          </table:table-cell>
          <table:table-cell table:style-name="ce10" office:value-type="string">
            <text:p>19-DIC-2019</text:p>
          </table:table-cell>
          <table:table-cell table:style-name="ce10" office:value-type="string">
            <text:p>909,09 €</text:p>
          </table:table-cell>
          <table:table-cell table:style-name="ce10" office:value-type="string">
            <text:p>1.000 €</text:p>
          </table:table-cell>
          <table:table-cell table:number-columns-repeated="1017"/>
        </table:table-row>
        <table:table-row table:style-name="ro8">
          <table:table-cell office:value-type="string">
            <text:p>B54527650</text:p>
          </table:table-cell>
          <table:table-cell office:value-type="string">
            <text:p>RESTAURANTE LUCENTUM</text:p>
          </table:table-cell>
          <table:table-cell office:value-type="string">
            <text:p>M SE P 19/19</text:p>
          </table:table-cell>
          <table:table-cell office:value-type="string">
            <text:p>Avituallamiento para 10 voluntarios de la Agrupación de Voluntarios de Protección Civil de Alicante por servicios prestados con denominación "Certamen Artístico I" solicitado por la Federación de Hogueras.</text:p>
          </table:table-cell>
          <table:table-cell office:value-type="string">
            <text:p>28-NOV-2019</text:p>
          </table:table-cell>
          <table:table-cell office:value-type="string">
            <text:p>36,36 €</text:p>
          </table:table-cell>
          <table:table-cell office:value-type="string">
            <text:p>40 €</text:p>
          </table:table-cell>
          <table:table-cell table:number-columns-repeated="1017"/>
        </table:table-row>
        <table:table-row table:style-name="ro5">
          <table:table-cell table:style-name="ce5" office:value-type="string">
            <text:p>B54527650</text:p>
          </table:table-cell>
          <table:table-cell table:style-name="ce5" office:value-type="string">
            <text:p>RESTAURANTE LUCENTUM</text:p>
          </table:table-cell>
          <table:table-cell table:style-name="ce5" office:value-type="string">
            <text:p>M SE P 20/19</text:p>
          </table:table-cell>
          <table:table-cell table:style-name="ce5" office:value-type="string">
            <text:p>Avituallamiento para 16 voluntarios de Protección Civil por servicios prestados con denominación "Certamen ArtísticoII" el día 30 de noviembre de 2019.</text:p>
          </table:table-cell>
          <table:table-cell table:style-name="ce10" office:value-type="string">
            <text:p>29-NOV-2019</text:p>
          </table:table-cell>
          <table:table-cell table:style-name="ce10" office:value-type="string">
            <text:p>58,18 €</text:p>
          </table:table-cell>
          <table:table-cell table:style-name="ce10" office:value-type="string">
            <text:p>64 €</text:p>
          </table:table-cell>
          <table:table-cell table:number-columns-repeated="1017"/>
        </table:table-row>
        <table:table-row table:style-name="ro5">
          <table:table-cell office:value-type="string">
            <text:p>B54527650</text:p>
          </table:table-cell>
          <table:table-cell office:value-type="string">
            <text:p>RESTAURANTE LUCENTUM</text:p>
          </table:table-cell>
          <table:table-cell office:value-type="string">
            <text:p>M SE P 28/19</text:p>
          </table:table-cell>
          <table:table-cell office:value-type="string">
            <text:p>Menú comerdor para 4 voluntarios de Protección Civil por servicios prestado con denominación "Medición Plan Territorial Sísmico"</text:p>
          </table:table-cell>
          <table:table-cell office:value-type="string">
            <text:p>11-DIC-2019</text:p>
          </table:table-cell>
          <table:table-cell office:value-type="string">
            <text:p>36,36 €</text:p>
          </table:table-cell>
          <table:table-cell office:value-type="string">
            <text:p>40 €</text:p>
          </table:table-cell>
          <table:table-cell table:number-columns-repeated="1017"/>
        </table:table-row>
        <table:table-row table:style-name="ro4">
          <table:table-cell table:style-name="ce5" office:value-type="string">
            <text:p>B54527650</text:p>
          </table:table-cell>
          <table:table-cell table:style-name="ce5" office:value-type="string">
            <text:p>RESTAURANTE LUCENTUM</text:p>
          </table:table-cell>
          <table:table-cell table:style-name="ce5" office:value-type="string">
            <text:p>M SE P 5/19</text:p>
          </table:table-cell>
          <table:table-cell table:style-name="ce5" office:value-type="string">
            <text:p>Avituallamiento para tres voluntarios de Protección Civil por servicios prestados el 12 de octubre de 2019</text:p>
          </table:table-cell>
          <table:table-cell table:style-name="ce10" office:value-type="string">
            <text:p>12-OCT-2019</text:p>
          </table:table-cell>
          <table:table-cell table:style-name="ce10" office:value-type="string">
            <text:p>10,91 €</text:p>
          </table:table-cell>
          <table:table-cell table:style-name="ce10" office:value-type="string">
            <text:p>12 €</text:p>
          </table:table-cell>
          <table:table-cell table:number-columns-repeated="1017"/>
        </table:table-row>
        <table:table-row table:style-name="ro5">
          <table:table-cell office:value-type="string">
            <text:p>B54527650</text:p>
          </table:table-cell>
          <table:table-cell office:value-type="string">
            <text:p>RESTAURANTE LUCENTUM</text:p>
          </table:table-cell>
          <table:table-cell office:value-type="string">
            <text:p>M SE P 7/19</text:p>
          </table:table-cell>
          <table:table-cell office:value-type="string">
            <text:p>Avituallamiento para 8 voluntarios de Protección Civil por servicios prestados el 19 de octubre de 2019. 8 Picnics a 4 euros la unidad.</text:p>
          </table:table-cell>
          <table:table-cell office:value-type="string">
            <text:p>18-OCT-2019</text:p>
          </table:table-cell>
          <table:table-cell office:value-type="string">
            <text:p>29,09 €</text:p>
          </table:table-cell>
          <table:table-cell office:value-type="string">
            <text:p>32 €</text:p>
          </table:table-cell>
          <table:table-cell table:number-columns-repeated="1017"/>
        </table:table-row>
        <table:table-row table:style-name="ro7">
          <table:table-cell table:style-name="ce5" office:value-type="string">
            <text:p>B54527650</text:p>
          </table:table-cell>
          <table:table-cell table:style-name="ce5" office:value-type="string">
            <text:p>RESTAURANTE LUCENTUM</text:p>
          </table:table-cell>
          <table:table-cell table:style-name="ce5" office:value-type="string">
            <text:p>M SE P 30/19</text:p>
          </table:table-cell>
          <table:table-cell table:style-name="ce5" office:value-type="string">
            <text:p>Avituallamiento para 5 voluntarios de la Agrupación Local de Voluntarios de Protección Civil de Alicante por servicios prestados con denominación "Logística y limpieza almacén sanitario" el 4 de diciembre de 2019.</text:p>
          </table:table-cell>
          <table:table-cell table:style-name="ce10" office:value-type="string">
            <text:p>04-DIC-2019</text:p>
          </table:table-cell>
          <table:table-cell table:style-name="ce10" office:value-type="string">
            <text:p>18,18 €</text:p>
          </table:table-cell>
          <table:table-cell table:style-name="ce10" office:value-type="string">
            <text:p>20 €</text:p>
          </table:table-cell>
          <table:table-cell table:number-columns-repeated="1017"/>
        </table:table-row>
        <table:table-row table:style-name="ro5">
          <table:table-cell office:value-type="string">
            <text:p>B54527650</text:p>
          </table:table-cell>
          <table:table-cell office:value-type="string">
            <text:p>RESTAURANTE LUCENTUM</text:p>
          </table:table-cell>
          <table:table-cell office:value-type="string">
            <text:p>M SE P 6/19</text:p>
          </table:table-cell>
          <table:table-cell office:value-type="string">
            <text:p>Avituallamiento para 3 Voluntarios de Protección Civil por los servicios prestados el 13 de octubre de 2019. 3 picnics a 4 euros la unidad.</text:p>
          </table:table-cell>
          <table:table-cell office:value-type="string">
            <text:p>11-OCT-2019</text:p>
          </table:table-cell>
          <table:table-cell office:value-type="string">
            <text:p>10,91 €</text:p>
          </table:table-cell>
          <table:table-cell office:value-type="string">
            <text:p>12 €</text:p>
          </table:table-cell>
          <table:table-cell table:number-columns-repeated="1017"/>
        </table:table-row>
        <table:table-row table:style-name="ro4">
          <table:table-cell table:style-name="ce5" office:value-type="string">
            <text:p>B54527650</text:p>
          </table:table-cell>
          <table:table-cell table:style-name="ce5" office:value-type="string">
            <text:p>RESTAURANTE LUCENTUM</text:p>
          </table:table-cell>
          <table:table-cell table:style-name="ce5" office:value-type="string">
            <text:p>M SE P 8/19</text:p>
          </table:table-cell>
          <table:table-cell table:style-name="ce5" office:value-type="string">
            <text:p>Avituallamiento para 8 voluntarios de Protección Civil por servicios prestados el 20 de octubre de 2019</text:p>
          </table:table-cell>
          <table:table-cell table:style-name="ce10" office:value-type="string">
            <text:p>18-OCT-2019</text:p>
          </table:table-cell>
          <table:table-cell table:style-name="ce10" office:value-type="string">
            <text:p>29,09 €</text:p>
          </table:table-cell>
          <table:table-cell table:style-name="ce10" office:value-type="string">
            <text:p>32 €</text:p>
          </table:table-cell>
          <table:table-cell table:number-columns-repeated="1017"/>
        </table:table-row>
        <table:table-row table:style-name="ro5">
          <table:table-cell office:value-type="string">
            <text:p>B54527650</text:p>
          </table:table-cell>
          <table:table-cell office:value-type="string">
            <text:p>RESTAURANTE LUCENTUM</text:p>
          </table:table-cell>
          <table:table-cell office:value-type="string">
            <text:p>M SE P 23/19</text:p>
          </table:table-cell>
          <table:table-cell office:value-type="string">
            <text:p>Avituallamiento <text:s/>para 9 voluntarios de Protección Civil por servicios prestados el 01/12/2019 con denominación "Certamen Artístico III".</text:p>
          </table:table-cell>
          <table:table-cell office:value-type="string">
            <text:p>29-NOV-2019</text:p>
          </table:table-cell>
          <table:table-cell office:value-type="string">
            <text:p>32,73 €</text:p>
          </table:table-cell>
          <table:table-cell office:value-type="string">
            <text:p>36 €</text:p>
          </table:table-cell>
          <table:table-cell table:number-columns-repeated="1017"/>
        </table:table-row>
        <table:table-row table:style-name="ro5">
          <table:table-cell table:style-name="ce5" office:value-type="string">
            <text:p>B54527650</text:p>
          </table:table-cell>
          <table:table-cell table:style-name="ce5" office:value-type="string">
            <text:p>RESTAURANTE LUCENTUM</text:p>
          </table:table-cell>
          <table:table-cell table:style-name="ce5" office:value-type="string">
            <text:p>M SE P 2/19</text:p>
          </table:table-cell>
          <table:table-cell table:style-name="ce5" office:value-type="string">
            <text:p>avituallamiento para voluntarios de la agrupación de voluntarios de protección civil de Alicante por servicios prestados el 5 de octubre de 2019</text:p>
          </table:table-cell>
          <table:table-cell table:style-name="ce10" office:value-type="string">
            <text:p>05-OCT-2019</text:p>
          </table:table-cell>
          <table:table-cell table:style-name="ce10" office:value-type="string">
            <text:p>29,09 €</text:p>
          </table:table-cell>
          <table:table-cell table:style-name="ce10" office:value-type="string">
            <text:p>32 €</text:p>
          </table:table-cell>
          <table:table-cell table:number-columns-repeated="1017"/>
        </table:table-row>
        <table:table-row table:style-name="ro5">
          <table:table-cell office:value-type="string">
            <text:p>B54527650</text:p>
          </table:table-cell>
          <table:table-cell office:value-type="string">
            <text:p>RESTAURANTE LUCENTUM</text:p>
          </table:table-cell>
          <table:table-cell office:value-type="string">
            <text:p>M SE P 1/19</text:p>
          </table:table-cell>
          <table:table-cell office:value-type="string">
            <text:p>avituallamiento para voluntarios de la agrupación de voluntarios de protección civil de Alicante el día 6 de octubre servicio prestado carrera de los castillos</text:p>
          </table:table-cell>
          <table:table-cell office:value-type="string">
            <text:p>04-OCT-2019</text:p>
          </table:table-cell>
          <table:table-cell office:value-type="string">
            <text:p>72,72 €</text:p>
          </table:table-cell>
          <table:table-cell office:value-type="string">
            <text:p>80 €</text:p>
          </table:table-cell>
          <table:table-cell table:number-columns-repeated="1017"/>
        </table:table-row>
        <table:table-row table:style-name="ro5">
          <table:table-cell table:style-name="ce5" office:value-type="string">
            <text:p>B54527650</text:p>
          </table:table-cell>
          <table:table-cell table:style-name="ce5" office:value-type="string">
            <text:p>RESTAURANTE LUCENTUM</text:p>
          </table:table-cell>
          <table:table-cell table:style-name="ce5" office:value-type="string">
            <text:p>M SE P 29/19</text:p>
          </table:table-cell>
          <table:table-cell table:style-name="ce5" office:value-type="string">
            <text:p>Menú comedor para 4 voluntarios de Protección Civil del Ayuntamiento de Alicante por servicios prestados el 5/12/2019 "Medición Plan Sísmico"</text:p>
          </table:table-cell>
          <table:table-cell table:style-name="ce10" office:value-type="string">
            <text:p>04-DIC-2019</text:p>
          </table:table-cell>
          <table:table-cell table:style-name="ce10" office:value-type="string">
            <text:p>36,36 €</text:p>
          </table:table-cell>
          <table:table-cell table:style-name="ce10" office:value-type="string">
            <text:p>40 €</text:p>
          </table:table-cell>
          <table:table-cell table:number-columns-repeated="1017"/>
        </table:table-row>
        <table:table-row table:style-name="ro4">
          <table:table-cell office:value-type="string">
            <text:p>B54527650</text:p>
          </table:table-cell>
          <table:table-cell office:value-type="string">
            <text:p>RESTAURANTE LUCENTUM</text:p>
          </table:table-cell>
          <table:table-cell office:value-type="string">
            <text:p>M SE P 32/19</text:p>
          </table:table-cell>
          <table:table-cell office:value-type="string">
            <text:p>Avituallamiento para 58 voluntarios de Protección Civil por servicios prestados el 13 de diciembre de 2019.</text:p>
          </table:table-cell>
          <table:table-cell office:value-type="string">
            <text:p>13-DIC-2019</text:p>
          </table:table-cell>
          <table:table-cell office:value-type="string">
            <text:p>210,91 €</text:p>
          </table:table-cell>
          <table:table-cell office:value-type="string">
            <text:p>232 €</text:p>
          </table:table-cell>
          <table:table-cell table:number-columns-repeated="1017"/>
        </table:table-row>
        <table:table-row table:style-name="ro7">
          <table:table-cell table:style-name="ce5" office:value-type="string">
            <text:p>21456720C</text:p>
          </table:table-cell>
          <table:table-cell table:style-name="ce5" office:value-type="string">
            <text:p>Ricardo Capell Sánchez-Morote</text:p>
          </table:table-cell>
          <table:table-cell table:style-name="ce5" office:value-type="string">
            <text:p>M NT 122/2019</text:p>
          </table:table-cell>
          <table:table-cell table:style-name="ce5" office:value-type="string">
            <text:p>Estudio situación actual de la estructura diseño y dimensionamiento de refuerzo estructural para la ubicación de servidores en planta 3ª y grupo electrógeno en planta cubierta del edificio de la Casa de la Festa de Alicante</text:p>
          </table:table-cell>
          <table:table-cell table:style-name="ce10" office:value-type="string">
            <text:p>18-NOV-2019</text:p>
          </table:table-cell>
          <table:table-cell table:style-name="ce10" office:value-type="string">
            <text:p>1.600 €</text:p>
          </table:table-cell>
          <table:table-cell table:style-name="ce10" office:value-type="string">
            <text:p>1.936 €</text:p>
          </table:table-cell>
          <table:table-cell table:number-columns-repeated="1017"/>
        </table:table-row>
        <table:table-row table:style-name="ro9">
          <table:table-cell office:value-type="string">
            <text:p>21507995M</text:p>
          </table:table-cell>
          <table:table-cell office:value-type="string">
            <text:p>ricardo sepulcre ortuño </text:p>
          </table:table-cell>
          <table:table-cell office:value-type="string">
            <text:p>M JU 2019/25442</text:p>
          </table:table-cell>
          <table:table-cell office:value-type="string">
            <text:p>taller pon tu bici en movimiento ies . 7 21 y 29 de noviembre y 12 de diciembre </text:p>
          </table:table-cell>
          <table:table-cell office:value-type="string">
            <text:p>31-DIC-2019</text:p>
          </table:table-cell>
          <table:table-cell table:number-columns-repeated="2" office:value-type="string">
            <text:p>870 €</text:p>
          </table:table-cell>
          <table:table-cell table:number-columns-repeated="1017"/>
        </table:table-row>
        <table:table-row table:style-name="ro4">
          <table:table-cell table:style-name="ce5" office:value-type="string">
            <text:p>21507995M</text:p>
          </table:table-cell>
          <table:table-cell table:style-name="ce5" office:value-type="string">
            <text:p>ricardo sepulcre ortuño </text:p>
          </table:table-cell>
          <table:table-cell table:style-name="ce5" office:value-type="string">
            <text:p>M JU 2019/20638</text:p>
          </table:table-cell>
          <table:table-cell table:style-name="ce5" office:value-type="string">
            <text:p>taller pon tu bici en movimiento en ies radio exterior ies cabo huertas e ies figueras pacheco. octubre 2019</text:p>
          </table:table-cell>
          <table:table-cell table:style-name="ce10" office:value-type="string">
            <text:p>26-NOV-2019</text:p>
          </table:table-cell>
          <table:table-cell table:number-columns-repeated="2" table:style-name="ce10" office:value-type="string">
            <text:p>652,5 €</text:p>
          </table:table-cell>
          <table:table-cell table:number-columns-repeated="1017"/>
        </table:table-row>
        <table:table-row table:style-name="ro4">
          <table:table-cell office:value-type="string">
            <text:p>21507995M</text:p>
          </table:table-cell>
          <table:table-cell office:value-type="string">
            <text:p>ricardo sepulcre ortuño </text:p>
          </table:table-cell>
          <table:table-cell office:value-type="string">
            <text:p>M JU 2019/20639</text:p>
          </table:table-cell>
          <table:table-cell office:value-type="string">
            <text:p>colaboracion en jornadas disfruta el movimiento en ies radio exterior cabo huertas y figueras pacheco . octubre 2019</text:p>
          </table:table-cell>
          <table:table-cell office:value-type="string">
            <text:p>26-NOV-2019</text:p>
          </table:table-cell>
          <table:table-cell table:number-columns-repeated="2" office:value-type="string">
            <text:p>225 €</text:p>
          </table:table-cell>
          <table:table-cell table:number-columns-repeated="1017"/>
        </table:table-row>
        <table:table-row table:style-name="ro5">
          <table:table-cell table:style-name="ce5" office:value-type="string">
            <text:p>21482950F</text:p>
          </table:table-cell>
          <table:table-cell table:style-name="ce5" office:value-type="string">
            <text:p>RICARDO VICENTE SANTANA MAJÁN</text:p>
          </table:table-cell>
          <table:table-cell table:style-name="ce5" office:value-type="string">
            <text:p>M IF 311/19</text:p>
          </table:table-cell>
          <table:table-cell table:style-name="ce5" office:value-type="string">
            <text:p>Trabajos de pintura en CEIP Los Almendros: saneado, rascado, lijado y repintado de esmalte de valla metálica perimetral y juegos infantiles</text:p>
          </table:table-cell>
          <table:table-cell table:style-name="ce10" office:value-type="string">
            <text:p>31-DIC-2019</text:p>
          </table:table-cell>
          <table:table-cell table:style-name="ce10" office:value-type="string">
            <text:p>850 €</text:p>
          </table:table-cell>
          <table:table-cell table:style-name="ce10" office:value-type="string">
            <text:p>1.028,5 €</text:p>
          </table:table-cell>
          <table:table-cell table:number-columns-repeated="1017"/>
        </table:table-row>
        <table:table-row table:style-name="ro8">
          <table:table-cell office:value-type="string">
            <text:p>50298095Q</text:p>
          </table:table-cell>
          <table:table-cell office:value-type="string">
            <text:p>Roberto García Carbonell</text:p>
          </table:table-cell>
          <table:table-cell office:value-type="string">
            <text:p>M RH 11-2/19</text:p>
          </table:table-cell>
          <table:table-cell office:value-type="string">
            <text:p>Constituye el objeto del presente contrato la realización, diseño, elaboración de contenidos y materiales didácticos e impartición del curso "Comunicación verbal y no verbal" (1ª, 2ª, 3ª y 4ª edición).</text:p>
          </table:table-cell>
          <table:table-cell office:value-type="string">
            <text:p>19-NOV-2019</text:p>
          </table:table-cell>
          <table:table-cell table:number-columns-repeated="2" office:value-type="string">
            <text:p>1.200 €</text:p>
          </table:table-cell>
          <table:table-cell table:number-columns-repeated="1017"/>
        </table:table-row>
        <table:table-row table:style-name="ro5">
          <table:table-cell table:style-name="ce5" office:value-type="string">
            <text:p>A46057741</text:p>
          </table:table-cell>
          <table:table-cell table:style-name="ce5" office:value-type="string">
            <text:p>RODAJES LEVANTE, S.A.</text:p>
          </table:table-cell>
          <table:table-cell table:style-name="ce5" office:value-type="string">
            <text:p>M IF 213/19</text:p>
          </table:table-cell>
          <table:table-cell table:style-name="ce5" office:value-type="string">
            <text:p>Servicio de reparación y mantenimiento de maquinaria municipal con matrícula A45557VE adscrita a la Concejalía de Infraestructuras</text:p>
          </table:table-cell>
          <table:table-cell table:style-name="ce10" office:value-type="string">
            <text:p>20-DIC-2019</text:p>
          </table:table-cell>
          <table:table-cell table:style-name="ce10" office:value-type="string">
            <text:p>2.827,55 €</text:p>
          </table:table-cell>
          <table:table-cell table:style-name="ce10" office:value-type="string">
            <text:p>3.421,34 €</text:p>
          </table:table-cell>
          <table:table-cell table:number-columns-repeated="1017"/>
        </table:table-row>
        <table:table-row table:style-name="ro3">
          <table:table-cell office:value-type="string">
            <text:p>A28859833</text:p>
          </table:table-cell>
          <table:table-cell office:value-type="string">
            <text:p>Rosenbauer Española S.A.</text:p>
          </table:table-cell>
          <table:table-cell office:value-type="string">
            <text:p>M SE 43/19</text:p>
          </table:table-cell>
          <table:table-cell office:value-type="string">
            <text:p>Sustitución pieza autoescalera V-7</text:p>
          </table:table-cell>
          <table:table-cell office:value-type="string">
            <text:p>15-OCT-2019</text:p>
          </table:table-cell>
          <table:table-cell office:value-type="string">
            <text:p>216,33 €</text:p>
          </table:table-cell>
          <table:table-cell office:value-type="string">
            <text:p>261,76 €</text:p>
          </table:table-cell>
          <table:table-cell table:number-columns-repeated="1017"/>
        </table:table-row>
        <table:table-row table:style-name="ro4">
          <table:table-cell table:style-name="ce5" office:value-type="string">
            <text:p>74245854Z</text:p>
          </table:table-cell>
          <table:table-cell table:style-name="ce5" office:value-type="string">
            <text:p>Rubén Pleguezuelos Pérez</text:p>
          </table:table-cell>
          <table:table-cell table:style-name="ce5" office:value-type="string">
            <text:p>M CU 2019/409-04</text:p>
          </table:table-cell>
          <table:table-cell table:style-name="ce5" office:value-type="string">
            <text:p>Gymkana " La Aventura del Pirata" en el Parque Tossal. Programa "Otoño en Parques"</text:p>
          </table:table-cell>
          <table:table-cell table:style-name="ce10" office:value-type="string">
            <text:p>15-OCT-2019</text:p>
          </table:table-cell>
          <table:table-cell table:style-name="ce10" office:value-type="string">
            <text:p>1.300 €</text:p>
          </table:table-cell>
          <table:table-cell table:style-name="ce10" office:value-type="string">
            <text:p>1.573 €</text:p>
          </table:table-cell>
          <table:table-cell table:number-columns-repeated="1017"/>
        </table:table-row>
        <table:table-row table:style-name="ro6">
          <table:table-cell office:value-type="string">
            <text:p>B53784302</text:p>
          </table:table-cell>
          <table:table-cell office:value-type="string">
            <text:p>Saneamientos Mare Nostrum, SL</text:p>
          </table:table-cell>
          <table:table-cell office:value-type="string">
            <text:p>M IF 99/19</text:p>
          </table:table-cell>
          <table:table-cell office:value-type="string">
            <text:p>Suministro de material de fontaneria para la ejecución de reparaciones de mantenimiento ordinario en los siguientes colegios públicos: C.P. Enric Valor, C.P. José Carlos Aguilera, C.P. Rabassa, C.P. San Fernando, C.P. Mora Puchol, C.P. Gloria Fuertes y C.P. Costablanca.</text:p>
          </table:table-cell>
          <table:table-cell office:value-type="string">
            <text:p>23-OCT-2019</text:p>
          </table:table-cell>
          <table:table-cell office:value-type="string">
            <text:p>467,72 €</text:p>
          </table:table-cell>
          <table:table-cell office:value-type="string">
            <text:p>565,94 €</text:p>
          </table:table-cell>
          <table:table-cell table:number-columns-repeated="1017"/>
        </table:table-row>
        <table:table-row table:style-name="ro4">
          <table:table-cell table:style-name="ce5" office:value-type="string">
            <text:p>B53784302</text:p>
          </table:table-cell>
          <table:table-cell table:style-name="ce5" office:value-type="string">
            <text:p>Saneamientos Mare Nostrum, SL</text:p>
          </table:table-cell>
          <table:table-cell table:style-name="ce5" office:value-type="string">
            <text:p>M DP 64/2019</text:p>
          </table:table-cell>
          <table:table-cell table:style-name="ce5" office:value-type="string">
            <text:p>Suministro de material para mantenimiento y repación de instalaciones deportivas municipales, día 19/11/19.</text:p>
          </table:table-cell>
          <table:table-cell table:style-name="ce10" office:value-type="string">
            <text:p>18-NOV-2019</text:p>
          </table:table-cell>
          <table:table-cell table:style-name="ce10" office:value-type="string">
            <text:p>76,48 €</text:p>
          </table:table-cell>
          <table:table-cell table:style-name="ce10" office:value-type="string">
            <text:p>92,54 €</text:p>
          </table:table-cell>
          <table:table-cell table:number-columns-repeated="1017"/>
        </table:table-row>
        <table:table-row table:style-name="ro11">
          <table:table-cell office:value-type="string">
            <text:p>B53784302</text:p>
          </table:table-cell>
          <table:table-cell office:value-type="string">
            <text:p>Saneamientos Mare Nostrum, SL</text:p>
          </table:table-cell>
          <table:table-cell office:value-type="string">
            <text:p>M IF 227/19</text:p>
          </table:table-cell>
          <table:table-cell office:value-type="string">
            <text:p>Suministro de material de fontanería para la ejecución de reparaciones de mantenimiento ordinario en los siguientes colegios públicos: C.P. Nous de Octubre, C.P. Benalúa, C.P. Santa Faz, C.P. Manjón Cervantes, C.P. Costablanca, C.P. Enric Valor, C.P. San Roque, C.P. Mediterráneo, C.P. Gloria Fuertes, C.P. La Almadraba, C.P. Lo Morant. </text:p>
          </table:table-cell>
          <table:table-cell office:value-type="string">
            <text:p>30-DIC-2019</text:p>
          </table:table-cell>
          <table:table-cell office:value-type="string">
            <text:p>863,24 €</text:p>
          </table:table-cell>
          <table:table-cell office:value-type="string">
            <text:p>1.044,52 €</text:p>
          </table:table-cell>
          <table:table-cell table:number-columns-repeated="1017"/>
        </table:table-row>
        <table:table-row table:style-name="ro4">
          <table:table-cell table:style-name="ce5" office:value-type="string">
            <text:p>B53784302</text:p>
          </table:table-cell>
          <table:table-cell table:style-name="ce5" office:value-type="string">
            <text:p>Saneamientos Mare Nostrum, SL</text:p>
          </table:table-cell>
          <table:table-cell table:style-name="ce5" office:value-type="string">
            <text:p>M IF 186/19</text:p>
          </table:table-cell>
          <table:table-cell table:style-name="ce5" office:value-type="string">
            <text:p>Suministro de materal de fontanería para el polideportivo Tómbola: sifón bidet, juego fijación inodoro vertical, husillo y otros.</text:p>
          </table:table-cell>
          <table:table-cell table:style-name="ce10" office:value-type="string">
            <text:p>12-DIC-2019</text:p>
          </table:table-cell>
          <table:table-cell table:style-name="ce10" office:value-type="string">
            <text:p>594,52 €</text:p>
          </table:table-cell>
          <table:table-cell table:style-name="ce10" office:value-type="string">
            <text:p>719,37 €</text:p>
          </table:table-cell>
          <table:table-cell table:number-columns-repeated="1017"/>
        </table:table-row>
        <table:table-row table:style-name="ro4">
          <table:table-cell office:value-type="string">
            <text:p>B53784302</text:p>
          </table:table-cell>
          <table:table-cell office:value-type="string">
            <text:p>Saneamientos Mare Nostrum, SL</text:p>
          </table:table-cell>
          <table:table-cell office:value-type="string">
            <text:p>M DP 26/2019</text:p>
          </table:table-cell>
          <table:table-cell office:value-type="string">
            <text:p>Suministro de material para mantenimiento y reparación de Instalaciones Deportivas Municipales.</text:p>
          </table:table-cell>
          <table:table-cell office:value-type="string">
            <text:p>08-OCT-2019</text:p>
          </table:table-cell>
          <table:table-cell office:value-type="string">
            <text:p>67,64 €</text:p>
          </table:table-cell>
          <table:table-cell office:value-type="string">
            <text:p>81,84 €</text:p>
          </table:table-cell>
          <table:table-cell table:number-columns-repeated="1017"/>
        </table:table-row>
        <table:table-row table:style-name="ro11">
          <table:table-cell table:style-name="ce5" office:value-type="string">
            <text:p>B53784302</text:p>
          </table:table-cell>
          <table:table-cell table:style-name="ce5" office:value-type="string">
            <text:p>Saneamientos Mare Nostrum, SL</text:p>
          </table:table-cell>
          <table:table-cell table:style-name="ce5" office:value-type="string">
            <text:p>M IF 169/19</text:p>
          </table:table-cell>
          <table:table-cell table:style-name="ce5" office:value-type="string">
            <text:p>Suministro de material de fontanería para la ejecución de reparaciones de mantenimiento ordinario en los siguientes colegios públicos: C.P. Joaquín Sorolla, C.P. Santo Domingo, C.P. San Nicolás de Bari, C.P. San Francisco de Asís, E.P.A. Giner de los Ríos, C.P. El Somni, C.P. Mediterráneo, C.P. Santo Ángel de la Guarda, C.P. Lucentum</text:p>
          </table:table-cell>
          <table:table-cell table:style-name="ce10" office:value-type="string">
            <text:p>10-DIC-2019</text:p>
          </table:table-cell>
          <table:table-cell table:style-name="ce10" office:value-type="string">
            <text:p>491,11 €</text:p>
          </table:table-cell>
          <table:table-cell table:style-name="ce10" office:value-type="string">
            <text:p>594,24 €</text:p>
          </table:table-cell>
          <table:table-cell table:number-columns-repeated="1017"/>
        </table:table-row>
        <table:table-row table:style-name="ro9">
          <table:table-cell office:value-type="string">
            <text:p>B53784302</text:p>
          </table:table-cell>
          <table:table-cell office:value-type="string">
            <text:p>Saneamientos Mare Nostrum, SL</text:p>
          </table:table-cell>
          <table:table-cell office:value-type="string">
            <text:p>M IF 114/19</text:p>
          </table:table-cell>
          <table:table-cell office:value-type="string">
            <text:p>Suministro de motobomba para la piscina de Vía Parque. </text:p>
          </table:table-cell>
          <table:table-cell office:value-type="string">
            <text:p>28-OCT-2019</text:p>
          </table:table-cell>
          <table:table-cell office:value-type="string">
            <text:p>1.931,8 €</text:p>
          </table:table-cell>
          <table:table-cell office:value-type="string">
            <text:p>2.337,48 €</text:p>
          </table:table-cell>
          <table:table-cell table:number-columns-repeated="1017"/>
        </table:table-row>
        <table:table-row table:style-name="ro5">
          <table:table-cell table:style-name="ce5" office:value-type="string">
            <text:p>B53784302</text:p>
          </table:table-cell>
          <table:table-cell table:style-name="ce5" office:value-type="string">
            <text:p>Saneamientos Mare Nostrum, SL</text:p>
          </table:table-cell>
          <table:table-cell table:style-name="ce5" office:value-type="string">
            <text:p>M IF 113/19</text:p>
          </table:table-cell>
          <table:table-cell table:style-name="ce5" office:value-type="string">
            <text:p>Suministro de material de fontanería para la ejecución de reparaciones de mantenimiento ordinario en nueve colegios públicos.</text:p>
          </table:table-cell>
          <table:table-cell table:style-name="ce10" office:value-type="string">
            <text:p>28-OCT-2019</text:p>
          </table:table-cell>
          <table:table-cell table:style-name="ce10" office:value-type="string">
            <text:p>907,32 €</text:p>
          </table:table-cell>
          <table:table-cell table:style-name="ce10" office:value-type="string">
            <text:p>1.097,86 €</text:p>
          </table:table-cell>
          <table:table-cell table:number-columns-repeated="1017"/>
        </table:table-row>
        <table:table-row table:style-name="ro8">
          <table:table-cell office:value-type="string">
            <text:p>21476833P</text:p>
          </table:table-cell>
          <table:table-cell office:value-type="string">
            <text:p>Sergio Angel Rigual Bonastre</text:p>
          </table:table-cell>
          <table:table-cell office:value-type="string">
            <text:p>M SE P 31/19</text:p>
          </table:table-cell>
          <table:table-cell office:value-type="string">
            <text:p>Productos Farmacéuticos. Solución Fisiolg Cinfa, Cristalmina10 mg y compresas gasas indas. necesarias para la Agrupación de Voluntarios de Protección Civil de Alicante, para el normal funcionamiento del servicio.</text:p>
          </table:table-cell>
          <table:table-cell office:value-type="string">
            <text:p>30-OCT-2019</text:p>
          </table:table-cell>
          <table:table-cell office:value-type="string">
            <text:p>19,51 €</text:p>
          </table:table-cell>
          <table:table-cell office:value-type="string">
            <text:p>21,14 €</text:p>
          </table:table-cell>
          <table:table-cell table:number-columns-repeated="1017"/>
        </table:table-row>
        <table:table-row table:style-name="ro4">
          <table:table-cell table:style-name="ce5" office:value-type="string">
            <text:p>21476833P</text:p>
          </table:table-cell>
          <table:table-cell table:style-name="ce5" office:value-type="string">
            <text:p>Sergio Angel Rigual Bonastre</text:p>
          </table:table-cell>
          <table:table-cell table:style-name="ce5" office:value-type="string">
            <text:p>M SE P 17/19</text:p>
          </table:table-cell>
          <table:table-cell table:style-name="ce5" office:value-type="string">
            <text:p>Productos farmacéuticos necesarios para la actividad del personal voluntario de Protección Civil.</text:p>
          </table:table-cell>
          <table:table-cell table:style-name="ce10" office:value-type="string">
            <text:p>26-NOV-2019</text:p>
          </table:table-cell>
          <table:table-cell table:style-name="ce10" office:value-type="string">
            <text:p>733,13 €</text:p>
          </table:table-cell>
          <table:table-cell table:style-name="ce10" office:value-type="string">
            <text:p>841,91 €</text:p>
          </table:table-cell>
          <table:table-cell table:number-columns-repeated="1017"/>
        </table:table-row>
        <table:table-row table:style-name="ro5">
          <table:table-cell office:value-type="string">
            <text:p>B97120109</text:p>
          </table:table-cell>
          <table:table-cell office:value-type="string">
            <text:p>Sernutec <text:s/>S.L</text:p>
          </table:table-cell>
          <table:table-cell office:value-type="string">
            <text:p>M CO 29/19 </text:p>
          </table:table-cell>
          <table:table-cell office:value-type="string">
            <text:p>Mantenimiento del sistema informatico de comunicación, gestión y prestación de servicios de la oficina municipal de información al consumidor</text:p>
          </table:table-cell>
          <table:table-cell office:value-type="string">
            <text:p>18-NOV-2019</text:p>
          </table:table-cell>
          <table:table-cell office:value-type="string">
            <text:p>413,22 €</text:p>
          </table:table-cell>
          <table:table-cell office:value-type="string">
            <text:p>500 €</text:p>
          </table:table-cell>
          <table:table-cell table:number-columns-repeated="1017"/>
        </table:table-row>
        <table:table-row table:style-name="ro5">
          <table:table-cell table:style-name="ce5" office:value-type="string">
            <text:p>A25027145</text:p>
          </table:table-cell>
          <table:table-cell table:style-name="ce5" office:value-type="string">
            <text:p>SERVICIOS DE MICROINFORMATICA, S.A.</text:p>
          </table:table-cell>
          <table:table-cell table:style-name="ce5" office:value-type="string">
            <text:p>M NT 109/2019</text:p>
          </table:table-cell>
          <table:table-cell table:style-name="ce5" office:value-type="string">
            <text:p>SUMINISTRO DE 1 TABLET S6 128 GB LTE 10.5IN GRAY ANDROID, SAMSUNG BOOKCOVER BEYBOARD; LICENCIA KNOX MANAGE</text:p>
          </table:table-cell>
          <table:table-cell table:style-name="ce10" office:value-type="string">
            <text:p>04-NOV-2019</text:p>
          </table:table-cell>
          <table:table-cell table:style-name="ce10" office:value-type="string">
            <text:p>750,98 €</text:p>
          </table:table-cell>
          <table:table-cell table:style-name="ce10" office:value-type="string">
            <text:p>908,69 €</text:p>
          </table:table-cell>
          <table:table-cell table:number-columns-repeated="1017"/>
        </table:table-row>
        <table:table-row table:style-name="ro9">
          <table:table-cell office:value-type="string">
            <text:p>A25027145</text:p>
          </table:table-cell>
          <table:table-cell office:value-type="string">
            <text:p>SERVICIOS DE MICROINFORMATICA, S.A.</text:p>
          </table:table-cell>
          <table:table-cell office:value-type="string">
            <text:p>M NT 142/2019</text:p>
          </table:table-cell>
          <table:table-cell office:value-type="string">
            <text:p>Actualización de licencias VMWARE Workstation 14 PRO a la versión 15.5 PRO</text:p>
          </table:table-cell>
          <table:table-cell office:value-type="string">
            <text:p>17-DIC-2019</text:p>
          </table:table-cell>
          <table:table-cell office:value-type="string">
            <text:p>595,9 €</text:p>
          </table:table-cell>
          <table:table-cell office:value-type="string">
            <text:p>721,04 €</text:p>
          </table:table-cell>
          <table:table-cell table:number-columns-repeated="1017"/>
        </table:table-row>
        <table:table-row table:style-name="ro5">
          <table:table-cell table:style-name="ce5" office:value-type="string">
            <text:p>B54620265</text:p>
          </table:table-cell>
          <table:table-cell table:style-name="ce5" office:value-type="string">
            <text:p>SERVICIOS INTEGRALES, OBRAS Y NORMATIVAS, S.L.</text:p>
          </table:table-cell>
          <table:table-cell table:style-name="ce5" office:value-type="string">
            <text:p>M IF 212/19</text:p>
          </table:table-cell>
          <table:table-cell table:style-name="ce5" office:value-type="string">
            <text:p>Obras de reparación, sustitución de tubería de alimentación de agua potable por fugas continuadas en arqueta del patio de sol en la Plaza de Toros.</text:p>
          </table:table-cell>
          <table:table-cell table:style-name="ce10" office:value-type="string">
            <text:p>20-DIC-2019</text:p>
          </table:table-cell>
          <table:table-cell table:style-name="ce10" office:value-type="string">
            <text:p>1.798,75 €</text:p>
          </table:table-cell>
          <table:table-cell table:style-name="ce10" office:value-type="string">
            <text:p>2.176,49 €</text:p>
          </table:table-cell>
          <table:table-cell table:number-columns-repeated="1017"/>
        </table:table-row>
        <table:table-row table:style-name="ro5">
          <table:table-cell office:value-type="string">
            <text:p>B54620265</text:p>
          </table:table-cell>
          <table:table-cell office:value-type="string">
            <text:p>SERVICIOS INTEGRALES, OBRAS Y NORMATIVAS, S.L.</text:p>
          </table:table-cell>
          <table:table-cell office:value-type="string">
            <text:p>M IF 110/19</text:p>
          </table:table-cell>
          <table:table-cell office:value-type="string">
            <text:p>Obras y trabajos de reparación y sellado de goteras y filtraciones por huecos de ventanas exteriores en Estadio de Atletismo.</text:p>
          </table:table-cell>
          <table:table-cell office:value-type="string">
            <text:p>28-OCT-2019</text:p>
          </table:table-cell>
          <table:table-cell office:value-type="string">
            <text:p>1.848 €</text:p>
          </table:table-cell>
          <table:table-cell office:value-type="string">
            <text:p>2.236,08 €</text:p>
          </table:table-cell>
          <table:table-cell table:number-columns-repeated="1017"/>
        </table:table-row>
        <table:table-row table:style-name="ro4">
          <table:table-cell table:style-name="ce5" office:value-type="string">
            <text:p>B54620265</text:p>
          </table:table-cell>
          <table:table-cell table:style-name="ce5" office:value-type="string">
            <text:p>SERVICIOS INTEGRALES, OBRAS Y NORMATIVAS, S.L.</text:p>
          </table:table-cell>
          <table:table-cell table:style-name="ce5" office:value-type="string">
            <text:p>M IF 312/19</text:p>
          </table:table-cell>
          <table:table-cell table:style-name="ce5" office:value-type="string">
            <text:p>Reparación, sustitución y restauración de pavimento e impermeabilización inferior en vestuarios en piscina Monte Tossal</text:p>
          </table:table-cell>
          <table:table-cell table:style-name="ce10" office:value-type="string">
            <text:p>31-DIC-2019</text:p>
          </table:table-cell>
          <table:table-cell table:style-name="ce10" office:value-type="string">
            <text:p>7.796,8 €</text:p>
          </table:table-cell>
          <table:table-cell table:style-name="ce10" office:value-type="string">
            <text:p>9.434,13 €</text:p>
          </table:table-cell>
          <table:table-cell table:number-columns-repeated="1017"/>
        </table:table-row>
        <table:table-row table:style-name="ro4">
          <table:table-cell office:value-type="string">
            <text:p>B54620265</text:p>
          </table:table-cell>
          <table:table-cell office:value-type="string">
            <text:p>SERVICIOS INTEGRALES, OBRAS Y NORMATIVAS, S.L.</text:p>
          </table:table-cell>
          <table:table-cell office:value-type="string">
            <text:p>M IF 301/19</text:p>
          </table:table-cell>
          <table:table-cell office:value-type="string">
            <text:p>Reparación de vallado metálico exterior deteriorado en instalaciones del Polideportivo Divina Pastora</text:p>
          </table:table-cell>
          <table:table-cell office:value-type="string">
            <text:p>31-DIC-2019</text:p>
          </table:table-cell>
          <table:table-cell office:value-type="string">
            <text:p>560 €</text:p>
          </table:table-cell>
          <table:table-cell office:value-type="string">
            <text:p>677,6 €</text:p>
          </table:table-cell>
          <table:table-cell table:number-columns-repeated="1017"/>
        </table:table-row>
        <table:table-row table:style-name="ro5">
          <table:table-cell table:style-name="ce5" office:value-type="string">
            <text:p>B54620265</text:p>
          </table:table-cell>
          <table:table-cell table:style-name="ce5" office:value-type="string">
            <text:p>SERVICIOS INTEGRALES, OBRAS Y NORMATIVAS, S.L.</text:p>
          </table:table-cell>
          <table:table-cell table:style-name="ce5" office:value-type="string">
            <text:p>M IF 224/19</text:p>
          </table:table-cell>
          <table:table-cell table:style-name="ce5" office:value-type="string">
            <text:p>Obras de cambio de acometida de suministro de agua a las dependencias municipales del almacén de obras y de la Unidad Canina.</text:p>
          </table:table-cell>
          <table:table-cell table:style-name="ce10" office:value-type="string">
            <text:p>30-DIC-2019</text:p>
          </table:table-cell>
          <table:table-cell table:style-name="ce10" office:value-type="string">
            <text:p>5.695 €</text:p>
          </table:table-cell>
          <table:table-cell table:style-name="ce10" office:value-type="string">
            <text:p>6.890,95 €</text:p>
          </table:table-cell>
          <table:table-cell table:number-columns-repeated="1017"/>
        </table:table-row>
        <table:table-row table:style-name="ro3">
          <table:table-cell office:value-type="string">
            <text:p>B03970910</text:p>
          </table:table-cell>
          <table:table-cell office:value-type="string">
            <text:p>SG ASOCIADOS SL </text:p>
          </table:table-cell>
          <table:table-cell office:value-type="string">
            <text:p>M SE 57/19</text:p>
          </table:table-cell>
          <table:table-cell office:value-type="string">
            <text:p>alquiler maquinas de agua</text:p>
          </table:table-cell>
          <table:table-cell office:value-type="string">
            <text:p>10-OCT-2019</text:p>
          </table:table-cell>
          <table:table-cell office:value-type="string">
            <text:p>53,7 €</text:p>
          </table:table-cell>
          <table:table-cell office:value-type="string">
            <text:p>64,98 €</text:p>
          </table:table-cell>
          <table:table-cell table:number-columns-repeated="1017"/>
        </table:table-row>
        <table:table-row table:style-name="ro9">
          <table:table-cell table:style-name="ce5" office:value-type="string">
            <text:p>B03970910</text:p>
          </table:table-cell>
          <table:table-cell table:style-name="ce5" office:value-type="string">
            <text:p>SG ASOCIADOS SL </text:p>
          </table:table-cell>
          <table:table-cell table:style-name="ce5" office:value-type="string">
            <text:p>M SE 40/19</text:p>
          </table:table-cell>
          <table:table-cell table:style-name="ce5" office:value-type="string">
            <text:p>Alquiler maquinas de agua en los parques de bomberos</text:p>
          </table:table-cell>
          <table:table-cell table:style-name="ce10" office:value-type="string">
            <text:p>15-OCT-2019</text:p>
          </table:table-cell>
          <table:table-cell table:style-name="ce10" office:value-type="string">
            <text:p>53,7 €</text:p>
          </table:table-cell>
          <table:table-cell table:style-name="ce10" office:value-type="string">
            <text:p>64,98 €</text:p>
          </table:table-cell>
          <table:table-cell table:number-columns-repeated="1017"/>
        </table:table-row>
        <table:table-row table:style-name="ro9">
          <table:table-cell office:value-type="string">
            <text:p>B03970910</text:p>
          </table:table-cell>
          <table:table-cell office:value-type="string">
            <text:p>SG ASOCIADOS SL </text:p>
          </table:table-cell>
          <table:table-cell office:value-type="string">
            <text:p>M SE 27/19</text:p>
          </table:table-cell>
          <table:table-cell office:value-type="string">
            <text:p>Alquiler 2 maquinas de agua para parques de bomberos</text:p>
          </table:table-cell>
          <table:table-cell office:value-type="string">
            <text:p>15-OCT-2019</text:p>
          </table:table-cell>
          <table:table-cell office:value-type="string">
            <text:p>53,7 €</text:p>
          </table:table-cell>
          <table:table-cell office:value-type="string">
            <text:p>64,98 €</text:p>
          </table:table-cell>
          <table:table-cell table:number-columns-repeated="1017"/>
        </table:table-row>
        <table:table-row table:style-name="ro9">
          <table:table-cell table:style-name="ce5" office:value-type="string">
            <text:p>B54104005</text:p>
          </table:table-cell>
          <table:table-cell table:style-name="ce5" office:value-type="string">
            <text:p>Silanes, Valderrama, Bañon, Arquitectos, S.L.P</text:p>
          </table:table-cell>
          <table:table-cell table:style-name="ce5" office:value-type="string">
            <text:p>CYP2019000056</text:p>
          </table:table-cell>
          <table:table-cell table:style-name="ce5" office:value-type="string">
            <text:p>Aaptación del proyecto de mejora del sistema viario en Avda. Padre Esplá</text:p>
          </table:table-cell>
          <table:table-cell table:style-name="ce10" office:value-type="string">
            <text:p>07-NOV-2019</text:p>
          </table:table-cell>
          <table:table-cell table:style-name="ce10" office:value-type="string">
            <text:p>14.975 €</text:p>
          </table:table-cell>
          <table:table-cell table:style-name="ce10" office:value-type="string">
            <text:p>18.119,75 €</text:p>
          </table:table-cell>
          <table:table-cell table:number-columns-repeated="1017"/>
        </table:table-row>
        <table:table-row table:style-name="ro5">
          <table:table-cell office:value-type="string">
            <text:p>B03473816</text:p>
          </table:table-cell>
          <table:table-cell office:value-type="string">
            <text:p>SIRVENT E HIJOS, S.L.</text:p>
          </table:table-cell>
          <table:table-cell office:value-type="string">
            <text:p>M IF 207/19</text:p>
          </table:table-cell>
          <table:table-cell office:value-type="string">
            <text:p>Suministro de material y afines de obra para la Brigada Municipal de Vías y Obras: disco diamante, cemento blanco, saco arena y otros.</text:p>
          </table:table-cell>
          <table:table-cell office:value-type="string">
            <text:p>17-DIC-2019</text:p>
          </table:table-cell>
          <table:table-cell office:value-type="string">
            <text:p>537,7 €</text:p>
          </table:table-cell>
          <table:table-cell office:value-type="string">
            <text:p>650,62 €</text:p>
          </table:table-cell>
          <table:table-cell table:number-columns-repeated="1017"/>
        </table:table-row>
        <table:table-row table:style-name="ro9">
          <table:table-cell table:style-name="ce5" office:value-type="string">
            <text:p>B03121225</text:p>
          </table:table-cell>
          <table:table-cell table:style-name="ce5" office:value-type="string">
            <text:p>Sistemas Avanzados Telecom Levante</text:p>
          </table:table-cell>
          <table:table-cell table:style-name="ce5" office:value-type="string">
            <text:p>M SE 41/19</text:p>
          </table:table-cell>
          <table:table-cell table:style-name="ce5" office:value-type="string">
            <text:p>Tarjeta microsoft, funda carcasa, funda samsung.</text:p>
          </table:table-cell>
          <table:table-cell table:style-name="ce10" office:value-type="string">
            <text:p>10-OCT-2019</text:p>
          </table:table-cell>
          <table:table-cell table:style-name="ce10" office:value-type="string">
            <text:p>4.828,01 €</text:p>
          </table:table-cell>
          <table:table-cell table:style-name="ce10" office:value-type="string">
            <text:p>5.841,89 €</text:p>
          </table:table-cell>
          <table:table-cell table:number-columns-repeated="1017"/>
        </table:table-row>
        <table:table-row table:style-name="ro9">
          <table:table-cell office:value-type="string">
            <text:p>B03121225</text:p>
          </table:table-cell>
          <table:table-cell office:value-type="string">
            <text:p>Sistemas Avanzados Telecom Levante</text:p>
          </table:table-cell>
          <table:table-cell office:value-type="string">
            <text:p>M SE 15/19</text:p>
          </table:table-cell>
          <table:table-cell office:value-type="string">
            <text:p>Reparación megafonia,desmontar amplificador sirena, vehículos V-18 <text:s/>y <text:s/>V-8</text:p>
          </table:table-cell>
          <table:table-cell office:value-type="string">
            <text:p>10-OCT-2019</text:p>
          </table:table-cell>
          <table:table-cell office:value-type="string">
            <text:p>582,47 €</text:p>
          </table:table-cell>
          <table:table-cell office:value-type="string">
            <text:p>704,79 €</text:p>
          </table:table-cell>
          <table:table-cell table:number-columns-repeated="1017"/>
        </table:table-row>
        <table:table-row table:style-name="ro9">
          <table:table-cell table:style-name="ce5" office:value-type="string">
            <text:p>B03121225</text:p>
          </table:table-cell>
          <table:table-cell table:style-name="ce5" office:value-type="string">
            <text:p>Sistemas Avanzados Telecom Levante</text:p>
          </table:table-cell>
          <table:table-cell table:style-name="ce5" office:value-type="string">
            <text:p>M TT 32-19</text:p>
          </table:table-cell>
          <table:table-cell table:style-name="ce5" office:value-type="string">
            <text:p>Adquisición de fundas de cuero, chr dual unit, microphone y microauriculaes</text:p>
          </table:table-cell>
          <table:table-cell table:style-name="ce10" office:value-type="string">
            <text:p>09-DIC-2019</text:p>
          </table:table-cell>
          <table:table-cell table:style-name="ce10" office:value-type="string">
            <text:p>3.907,5 €</text:p>
          </table:table-cell>
          <table:table-cell table:style-name="ce10" office:value-type="string">
            <text:p>4.728,08 €</text:p>
          </table:table-cell>
          <table:table-cell table:number-columns-repeated="1017"/>
        </table:table-row>
        <table:table-row table:style-name="ro9">
          <table:table-cell office:value-type="string">
            <text:p>B03121225</text:p>
          </table:table-cell>
          <table:table-cell office:value-type="string">
            <text:p>Sistemas Avanzados Telecom Levante</text:p>
          </table:table-cell>
          <table:table-cell office:value-type="string">
            <text:p>M SE 45/19</text:p>
          </table:table-cell>
          <table:table-cell office:value-type="string">
            <text:p>Suministros cargadores.</text:p>
          </table:table-cell>
          <table:table-cell office:value-type="string">
            <text:p>20-OCT-2019</text:p>
          </table:table-cell>
          <table:table-cell office:value-type="string">
            <text:p>90 €</text:p>
          </table:table-cell>
          <table:table-cell office:value-type="string">
            <text:p>108,9 €</text:p>
          </table:table-cell>
          <table:table-cell table:number-columns-repeated="1017"/>
        </table:table-row>
        <table:table-row table:style-name="ro9">
          <table:table-cell table:style-name="ce5" office:value-type="string">
            <text:p>B03121225</text:p>
          </table:table-cell>
          <table:table-cell table:style-name="ce5" office:value-type="string">
            <text:p>Sistemas Avanzados Telecom Levante</text:p>
          </table:table-cell>
          <table:table-cell table:style-name="ce5" office:value-type="string">
            <text:p>M SE 60/19</text:p>
          </table:table-cell>
          <table:table-cell table:style-name="ce5" office:value-type="string">
            <text:p>desmontar equipo auto escalera</text:p>
          </table:table-cell>
          <table:table-cell table:style-name="ce10" office:value-type="string">
            <text:p>15-NOV-2019</text:p>
          </table:table-cell>
          <table:table-cell table:style-name="ce10" office:value-type="string">
            <text:p>165 €</text:p>
          </table:table-cell>
          <table:table-cell table:style-name="ce10" office:value-type="string">
            <text:p>199,65 €</text:p>
          </table:table-cell>
          <table:table-cell table:number-columns-repeated="1017"/>
        </table:table-row>
        <table:table-row table:style-name="ro9">
          <table:table-cell office:value-type="string">
            <text:p>B03121225</text:p>
          </table:table-cell>
          <table:table-cell office:value-type="string">
            <text:p>Sistemas Avanzados Telecom Levante</text:p>
          </table:table-cell>
          <table:table-cell office:value-type="string">
            <text:p>M SE 63/19</text:p>
          </table:table-cell>
          <table:table-cell office:value-type="string">
            <text:p>Router 4g, impresora etiquetas</text:p>
          </table:table-cell>
          <table:table-cell office:value-type="string">
            <text:p>15-NOV-2019</text:p>
          </table:table-cell>
          <table:table-cell office:value-type="string">
            <text:p>513,5 €</text:p>
          </table:table-cell>
          <table:table-cell office:value-type="string">
            <text:p>621,34 €</text:p>
          </table:table-cell>
          <table:table-cell table:number-columns-repeated="1017"/>
        </table:table-row>
        <table:table-row table:style-name="ro4">
          <table:table-cell table:style-name="ce5" office:value-type="string">
            <text:p>A28002335</text:p>
          </table:table-cell>
          <table:table-cell table:style-name="ce5" office:value-type="string">
            <text:p>SOCIEDAD IBERICA DE CONSTRUCCIONES ELECTRICAS, S.A.</text:p>
          </table:table-cell>
          <table:table-cell table:style-name="ce5" office:value-type="string">
            <text:p>M NT 125/2019</text:p>
          </table:table-cell>
          <table:table-cell table:style-name="ce5" office:value-type="string">
            <text:p>Instalación de un cable de fibra óptica entre los edificios de la Casa de la Festa y Mercado Central</text:p>
          </table:table-cell>
          <table:table-cell table:style-name="ce10" office:value-type="string">
            <text:p>29-NOV-2019</text:p>
          </table:table-cell>
          <table:table-cell table:style-name="ce10" office:value-type="string">
            <text:p>5.757,3 €</text:p>
          </table:table-cell>
          <table:table-cell table:style-name="ce10" office:value-type="string">
            <text:p>6.966,33 €</text:p>
          </table:table-cell>
          <table:table-cell table:number-columns-repeated="1017"/>
        </table:table-row>
        <table:table-row table:style-name="ro4">
          <table:table-cell office:value-type="string">
            <text:p>G03203866</text:p>
          </table:table-cell>
          <table:table-cell office:value-type="string">
            <text:p>Sociedad Musical La Alianza Mutxamel</text:p>
          </table:table-cell>
          <table:table-cell office:value-type="string">
            <text:p>M CU 2019/81-04</text:p>
          </table:table-cell>
          <table:table-cell office:value-type="string">
            <text:p>Programa "Nadales al Carrer 2019". Actuación Sábado 21 de diciembre en el Centro de Alicante.</text:p>
          </table:table-cell>
          <table:table-cell office:value-type="string">
            <text:p>16-DIC-2019</text:p>
          </table:table-cell>
          <table:table-cell table:number-columns-repeated="2" office:value-type="string">
            <text:p>250 €</text:p>
          </table:table-cell>
          <table:table-cell table:number-columns-repeated="1017"/>
        </table:table-row>
        <table:table-row table:style-name="ro9">
          <table:table-cell table:style-name="ce5" office:value-type="string">
            <text:p>B03301801</text:p>
          </table:table-cell>
          <table:table-cell table:style-name="ce5" office:value-type="string">
            <text:p>SOLITIUM LEVANTE, S.L.U.</text:p>
          </table:table-cell>
          <table:table-cell table:style-name="ce5" office:value-type="string">
            <text:p>M CO 31/19</text:p>
          </table:table-cell>
          <table:table-cell table:style-name="ce5" office:value-type="string">
            <text:p>Fotocopias A4 del 21/10/19 al 20/11/19 Junta Arbitral</text:p>
          </table:table-cell>
          <table:table-cell table:style-name="ce10" office:value-type="string">
            <text:p>30-NOV-2019</text:p>
          </table:table-cell>
          <table:table-cell table:style-name="ce10" office:value-type="string">
            <text:p>32,2 €</text:p>
          </table:table-cell>
          <table:table-cell table:style-name="ce10" office:value-type="string">
            <text:p>38,96 €</text:p>
          </table:table-cell>
          <table:table-cell table:number-columns-repeated="1017"/>
        </table:table-row>
        <table:table-row table:style-name="ro8">
          <table:table-cell office:value-type="string">
            <text:p>B03301801</text:p>
          </table:table-cell>
          <table:table-cell office:value-type="string">
            <text:p>SOLITIUM LEVANTE, S.L.U.</text:p>
          </table:table-cell>
          <table:table-cell office:value-type="string">
            <text:p>105/2019</text:p>
          </table:table-cell>
          <table:table-cell office:value-type="string">
            <text:p>Suministro y mntenimiento máquinas multifunción dependencias municipales: Participación Ciudadana y Partidas Rurales, Distritos Municipales y Centro del Voluntariado</text:p>
          </table:table-cell>
          <table:table-cell office:value-type="string">
            <text:p>10-OCT-2019</text:p>
          </table:table-cell>
          <table:table-cell office:value-type="string">
            <text:p>30 €</text:p>
          </table:table-cell>
          <table:table-cell office:value-type="string">
            <text:p>36,3 €</text:p>
          </table:table-cell>
          <table:table-cell table:number-columns-repeated="1017"/>
        </table:table-row>
        <table:table-row table:style-name="ro9">
          <table:table-cell table:style-name="ce5" office:value-type="string">
            <text:p>B03301801</text:p>
          </table:table-cell>
          <table:table-cell table:style-name="ce5" office:value-type="string">
            <text:p>SOLITIUM LEVANTE, S.L.U.</text:p>
          </table:table-cell>
          <table:table-cell table:style-name="ce5" office:value-type="string">
            <text:p>M CO 24/19</text:p>
          </table:table-cell>
          <table:table-cell table:style-name="ce5" office:value-type="string">
            <text:p>Fotocopias Junta Arbitral de Consumo periodo 25/09/19 al 21/10/19</text:p>
          </table:table-cell>
          <table:table-cell table:style-name="ce10" office:value-type="string">
            <text:p>30-OCT-2019</text:p>
          </table:table-cell>
          <table:table-cell table:style-name="ce10" office:value-type="string">
            <text:p>33,06 €</text:p>
          </table:table-cell>
          <table:table-cell table:style-name="ce10" office:value-type="string">
            <text:p>40 €</text:p>
          </table:table-cell>
          <table:table-cell table:number-columns-repeated="1017"/>
        </table:table-row>
        <table:table-row table:style-name="ro8">
          <table:table-cell office:value-type="string">
            <text:p>B03301801</text:p>
          </table:table-cell>
          <table:table-cell office:value-type="string">
            <text:p>SOLITIUM LEVANTE, S.L.U.</text:p>
          </table:table-cell>
          <table:table-cell office:value-type="string">
            <text:p>104/2019</text:p>
          </table:table-cell>
          <table:table-cell office:value-type="string">
            <text:p>Suministro y mntenimiento máquinas multifunción dependencias municipales: Participación Ciudadana y Partidas Rurales, Distritos Municipales y Centro del Voluntariado</text:p>
          </table:table-cell>
          <table:table-cell office:value-type="string">
            <text:p>10-OCT-2019</text:p>
          </table:table-cell>
          <table:table-cell office:value-type="string">
            <text:p>30 €</text:p>
          </table:table-cell>
          <table:table-cell office:value-type="string">
            <text:p>36,3 €</text:p>
          </table:table-cell>
          <table:table-cell table:number-columns-repeated="1017"/>
        </table:table-row>
        <table:table-row table:style-name="ro9">
          <table:table-cell table:style-name="ce5" office:value-type="string">
            <text:p>B03301801</text:p>
          </table:table-cell>
          <table:table-cell table:style-name="ce5" office:value-type="string">
            <text:p>SOLITIUM LEVANTE, S.L.U.</text:p>
          </table:table-cell>
          <table:table-cell table:style-name="ce5" office:value-type="string">
            <text:p>M NT 138/2019</text:p>
          </table:table-cell>
          <table:table-cell table:style-name="ce5" office:value-type="string">
            <text:p>Suministro de monitor Elitedisplay E273m y Portatil de 15,6 pulgadas</text:p>
          </table:table-cell>
          <table:table-cell table:style-name="ce10" office:value-type="string">
            <text:p>12-DIC-2019</text:p>
          </table:table-cell>
          <table:table-cell table:style-name="ce10" office:value-type="string">
            <text:p>1.239 €</text:p>
          </table:table-cell>
          <table:table-cell table:style-name="ce10" office:value-type="string">
            <text:p>1.499,19 €</text:p>
          </table:table-cell>
          <table:table-cell table:number-columns-repeated="1017"/>
        </table:table-row>
        <table:table-row table:style-name="ro9">
          <table:table-cell office:value-type="string">
            <text:p>E54897319</text:p>
          </table:table-cell>
          <table:table-cell office:value-type="string">
            <text:p>SOULPECKERS</text:p>
          </table:table-cell>
          <table:table-cell office:value-type="string">
            <text:p>M JU 2019/18615</text:p>
          </table:table-cell>
          <table:table-cell office:value-type="string">
            <text:p>pintar mural en colegio san roque mayo 2019</text:p>
          </table:table-cell>
          <table:table-cell office:value-type="string">
            <text:p>26-NOV-2019</text:p>
          </table:table-cell>
          <table:table-cell office:value-type="string">
            <text:p>471 €</text:p>
          </table:table-cell>
          <table:table-cell office:value-type="string">
            <text:p>569,91 €</text:p>
          </table:table-cell>
          <table:table-cell table:number-columns-repeated="1017"/>
        </table:table-row>
        <table:table-row table:style-name="ro9">
          <table:table-cell table:style-name="ce5" office:value-type="string">
            <text:p>B81644387</text:p>
          </table:table-cell>
          <table:table-cell table:style-name="ce5" office:value-type="string">
            <text:p>SPECIALIST COMPUTER CENTRES S.L.</text:p>
          </table:table-cell>
          <table:table-cell table:style-name="ce5" office:value-type="string">
            <text:p>M NT 121/2019</text:p>
          </table:table-cell>
          <table:table-cell table:style-name="ce5" office:value-type="string">
            <text:p>Servicio administración base de datos Oracle</text:p>
          </table:table-cell>
          <table:table-cell table:style-name="ce10" office:value-type="string">
            <text:p>27-NOV-2019</text:p>
          </table:table-cell>
          <table:table-cell table:style-name="ce10" office:value-type="string">
            <text:p>3.618 €</text:p>
          </table:table-cell>
          <table:table-cell table:style-name="ce10" office:value-type="string">
            <text:p>4.377,78 €</text:p>
          </table:table-cell>
          <table:table-cell table:number-columns-repeated="1017"/>
        </table:table-row>
        <table:table-row table:style-name="ro5">
          <table:table-cell office:value-type="string">
            <text:p>21449133T</text:p>
          </table:table-cell>
          <table:table-cell office:value-type="string">
            <text:p>S.T. Ingenieria Sergio Torregrosa Luna</text:p>
          </table:table-cell>
          <table:table-cell office:value-type="string">
            <text:p>CYP2019000051</text:p>
          </table:table-cell>
          <table:table-cell office:value-type="string">
            <text:p>Dirrección, control Seguridad y Salud de as obras "Mejora de accesibilidad y Revitalización Urbana. Ambito : calles Teniente Aguado y Sargento del Rio Llamas</text:p>
          </table:table-cell>
          <table:table-cell office:value-type="string">
            <text:p>12-NOV-2019</text:p>
          </table:table-cell>
          <table:table-cell office:value-type="string">
            <text:p>10.875 €</text:p>
          </table:table-cell>
          <table:table-cell office:value-type="string">
            <text:p>13.158,75 €</text:p>
          </table:table-cell>
          <table:table-cell table:number-columns-repeated="1017"/>
        </table:table-row>
        <table:table-row table:style-name="ro5">
          <table:table-cell table:style-name="ce5" office:value-type="string">
            <text:p>A53081246</text:p>
          </table:table-cell>
          <table:table-cell table:style-name="ce5" office:value-type="string">
            <text:p>STH LEVANTE, S.A.</text:p>
          </table:table-cell>
          <table:table-cell table:style-name="ce5" office:value-type="string">
            <text:p>M IF 231/19</text:p>
          </table:table-cell>
          <table:table-cell table:style-name="ce5" office:value-type="string">
            <text:p>Reparación de caseta prefabricada y posterior instalación y montaje en polideportivo municipal Rubén Berenguer Ayala</text:p>
          </table:table-cell>
          <table:table-cell table:style-name="ce10" office:value-type="string">
            <text:p>30-DIC-2019</text:p>
          </table:table-cell>
          <table:table-cell table:style-name="ce10" office:value-type="string">
            <text:p>1.617 €</text:p>
          </table:table-cell>
          <table:table-cell table:style-name="ce10" office:value-type="string">
            <text:p>1.956,57 €</text:p>
          </table:table-cell>
          <table:table-cell table:number-columns-repeated="1017"/>
        </table:table-row>
        <table:table-row table:style-name="ro5">
          <table:table-cell office:value-type="string">
            <text:p>A53081246</text:p>
          </table:table-cell>
          <table:table-cell office:value-type="string">
            <text:p>STH LEVANTE, S.A.</text:p>
          </table:table-cell>
          <table:table-cell office:value-type="string">
            <text:p>M IF 282/19</text:p>
          </table:table-cell>
          <table:table-cell office:value-type="string">
            <text:p>Alquiler de aseos químicos durante acto festivo de la Casa de Papa Noel en el Panteón de Quijano del 30/11/19 al 24/12/19.</text:p>
          </table:table-cell>
          <table:table-cell office:value-type="string">
            <text:p>31-DIC-2019</text:p>
          </table:table-cell>
          <table:table-cell office:value-type="string">
            <text:p>1.375 €</text:p>
          </table:table-cell>
          <table:table-cell office:value-type="string">
            <text:p>1.663,75 €</text:p>
          </table:table-cell>
          <table:table-cell table:number-columns-repeated="1017"/>
        </table:table-row>
        <table:table-row table:style-name="ro4">
          <table:table-cell table:style-name="ce5" office:value-type="string">
            <text:p>A78032315</text:p>
          </table:table-cell>
          <table:table-cell table:style-name="ce5" office:value-type="string">
            <text:p>SUMINISTRO, IMPORTACION Y MANTENIMIENTOS ELECTRONICOS, S.A.</text:p>
          </table:table-cell>
          <table:table-cell table:style-name="ce5" office:value-type="string">
            <text:p>M NT 124/2019</text:p>
          </table:table-cell>
          <table:table-cell table:style-name="ce5" office:value-type="string">
            <text:p>Soporte para la migración del servidor de aplicaciones corporativo payara 4.1.2.173 a la versión 5 (estable)</text:p>
          </table:table-cell>
          <table:table-cell table:style-name="ce10" office:value-type="string">
            <text:p>29-NOV-2019</text:p>
          </table:table-cell>
          <table:table-cell table:style-name="ce10" office:value-type="string">
            <text:p>12.194,98 €</text:p>
          </table:table-cell>
          <table:table-cell table:style-name="ce10" office:value-type="string">
            <text:p>14.755,93 €</text:p>
          </table:table-cell>
          <table:table-cell table:number-columns-repeated="1017"/>
        </table:table-row>
        <table:table-row table:style-name="ro9">
          <table:table-cell office:value-type="string">
            <text:p>B53163432</text:p>
          </table:table-cell>
          <table:table-cell office:value-type="string">
            <text:p>Suministros Industriales Cepeda y Martinez</text:p>
          </table:table-cell>
          <table:table-cell office:value-type="string">
            <text:p>M SE 29/19</text:p>
          </table:table-cell>
          <table:table-cell office:value-type="string">
            <text:p>Tornillo allen, copia llave.</text:p>
          </table:table-cell>
          <table:table-cell office:value-type="string">
            <text:p>15-OCT-2019</text:p>
          </table:table-cell>
          <table:table-cell office:value-type="string">
            <text:p>15,89 €</text:p>
          </table:table-cell>
          <table:table-cell office:value-type="string">
            <text:p>19,23 €</text:p>
          </table:table-cell>
          <table:table-cell table:number-columns-repeated="1017"/>
        </table:table-row>
        <table:table-row table:style-name="ro9">
          <table:table-cell table:style-name="ce5" office:value-type="string">
            <text:p>B53163432</text:p>
          </table:table-cell>
          <table:table-cell table:style-name="ce5" office:value-type="string">
            <text:p>Suministros Industriales Cepeda y Martinez</text:p>
          </table:table-cell>
          <table:table-cell table:style-name="ce5" office:value-type="string">
            <text:p>M SE 37/19</text:p>
          </table:table-cell>
          <table:table-cell table:style-name="ce5" office:value-type="string">
            <text:p>Cambiar cremallera, cambiar puños elasticos, velcro pieza, etc.</text:p>
          </table:table-cell>
          <table:table-cell table:style-name="ce10" office:value-type="string">
            <text:p>15-OCT-2019</text:p>
          </table:table-cell>
          <table:table-cell table:style-name="ce10" office:value-type="string">
            <text:p>104,79 €</text:p>
          </table:table-cell>
          <table:table-cell table:style-name="ce10" office:value-type="string">
            <text:p>126,8 €</text:p>
          </table:table-cell>
          <table:table-cell table:number-columns-repeated="1017"/>
        </table:table-row>
        <table:table-row table:style-name="ro5">
          <table:table-cell office:value-type="string">
            <text:p>B53163432</text:p>
          </table:table-cell>
          <table:table-cell office:value-type="string">
            <text:p>Suministros Industriales Cepeda y Martinez</text:p>
          </table:table-cell>
          <table:table-cell office:value-type="string">
            <text:p>M ES 15/19</text:p>
          </table:table-cell>
          <table:table-cell office:value-type="string">
            <text:p>Suministro de 250 remaches Al. standard c/aloma 4,8x14 con motivo de las Elecciones a Cortes Generales del 10/11/2019.</text:p>
          </table:table-cell>
          <table:table-cell office:value-type="string">
            <text:p>30-NOV-2019</text:p>
          </table:table-cell>
          <table:table-cell office:value-type="string">
            <text:p>7,84 €</text:p>
          </table:table-cell>
          <table:table-cell office:value-type="string">
            <text:p>9,49 €</text:p>
          </table:table-cell>
          <table:table-cell table:number-columns-repeated="1017"/>
        </table:table-row>
        <table:table-row table:style-name="ro4">
          <table:table-cell table:style-name="ce5" office:value-type="string">
            <text:p>B53163432</text:p>
          </table:table-cell>
          <table:table-cell table:style-name="ce5" office:value-type="string">
            <text:p>Suministros Industriales Cepeda y Martinez</text:p>
          </table:table-cell>
          <table:table-cell table:style-name="ce5" office:value-type="string">
            <text:p>M DP 28/2019</text:p>
          </table:table-cell>
          <table:table-cell table:style-name="ce5" office:value-type="string">
            <text:p>Material diverso para el mantenimiento correctivo de las Instalaciones Deportivas Municipales. Pedido 02/10/2019.</text:p>
          </table:table-cell>
          <table:table-cell table:style-name="ce10" office:value-type="string">
            <text:p>01-OCT-2019</text:p>
          </table:table-cell>
          <table:table-cell table:style-name="ce10" office:value-type="string">
            <text:p>66,39 €</text:p>
          </table:table-cell>
          <table:table-cell table:style-name="ce10" office:value-type="string">
            <text:p>80,33 €</text:p>
          </table:table-cell>
          <table:table-cell table:number-columns-repeated="1017"/>
        </table:table-row>
        <table:table-row table:style-name="ro4">
          <table:table-cell office:value-type="string">
            <text:p>B53163432</text:p>
          </table:table-cell>
          <table:table-cell office:value-type="string">
            <text:p>Suministros Industriales Cepeda y Martinez</text:p>
          </table:table-cell>
          <table:table-cell office:value-type="string">
            <text:p>M DP 54/2019</text:p>
          </table:table-cell>
          <table:table-cell office:value-type="string">
            <text:p>Material diverso para mantenimiento correctivo y preventivo de las Instalaciones Deportivas Municipales, 12 y 13 noviembre.</text:p>
          </table:table-cell>
          <table:table-cell office:value-type="string">
            <text:p>11-NOV-2019</text:p>
          </table:table-cell>
          <table:table-cell office:value-type="string">
            <text:p>83,48 €</text:p>
          </table:table-cell>
          <table:table-cell office:value-type="string">
            <text:p>101,01 €</text:p>
          </table:table-cell>
          <table:table-cell table:number-columns-repeated="1017"/>
        </table:table-row>
        <table:table-row table:style-name="ro9">
          <table:table-cell table:style-name="ce5" office:value-type="string">
            <text:p>B53163432</text:p>
          </table:table-cell>
          <table:table-cell table:style-name="ce5" office:value-type="string">
            <text:p>Suministros Industriales Cepeda y Martinez</text:p>
          </table:table-cell>
          <table:table-cell table:style-name="ce5" office:value-type="string">
            <text:p>M SE 61/19</text:p>
          </table:table-cell>
          <table:table-cell table:style-name="ce5" office:value-type="string">
            <text:p>cinta americana, multimetro</text:p>
          </table:table-cell>
          <table:table-cell table:style-name="ce10" office:value-type="string">
            <text:p>15-NOV-2019</text:p>
          </table:table-cell>
          <table:table-cell table:style-name="ce10" office:value-type="string">
            <text:p>237,46 €</text:p>
          </table:table-cell>
          <table:table-cell table:style-name="ce10" office:value-type="string">
            <text:p>287,33 €</text:p>
          </table:table-cell>
          <table:table-cell table:number-columns-repeated="1017"/>
        </table:table-row>
        <table:table-row table:style-name="ro9">
          <table:table-cell office:value-type="string">
            <text:p>B53163432</text:p>
          </table:table-cell>
          <table:table-cell office:value-type="string">
            <text:p>Suministros Industriales Cepeda y Martinez</text:p>
          </table:table-cell>
          <table:table-cell office:value-type="string">
            <text:p>M SE 38/19</text:p>
          </table:table-cell>
          <table:table-cell office:value-type="string">
            <text:p>Cierrapuertas compact, pasta limpiamanos bote.</text:p>
          </table:table-cell>
          <table:table-cell office:value-type="string">
            <text:p>15-OCT-2019</text:p>
          </table:table-cell>
          <table:table-cell office:value-type="string">
            <text:p>104,97 €</text:p>
          </table:table-cell>
          <table:table-cell office:value-type="string">
            <text:p>127,01 €</text:p>
          </table:table-cell>
          <table:table-cell table:number-columns-repeated="1017"/>
        </table:table-row>
        <table:table-row table:style-name="ro10">
          <table:table-cell table:style-name="ce5" office:value-type="string">
            <text:p>B53163432</text:p>
          </table:table-cell>
          <table:table-cell table:style-name="ce5" office:value-type="string">
            <text:p>Suministros Industriales Cepeda y Martinez</text:p>
          </table:table-cell>
          <table:table-cell table:style-name="ce5" office:value-type="string">
            <text:p>M ES 4/19</text:p>
          </table:table-cell>
          <table:table-cell table:style-name="ce5" office:value-type="string">
            <text:p>Suministro de 14 guantes nylon-nitrilo negro T-9, 12 cintas precinto marrón 48x132, 1.000 bridas nylon negras 4,8x360, 1.000 bridas nylon negra 4,8x200, 2 remachadoras BM_75 manual prof., 100 remaches Al. standard c/aloma 4,8x14, 20 tornillos zincado M 6x30 y 4 bobinas papel industrial laminado.</text:p>
          </table:table-cell>
          <table:table-cell table:style-name="ce10" office:value-type="string">
            <text:p>05-NOV-2019</text:p>
          </table:table-cell>
          <table:table-cell table:style-name="ce10" office:value-type="string">
            <text:p>169,71 €</text:p>
          </table:table-cell>
          <table:table-cell table:style-name="ce10" office:value-type="string">
            <text:p>205,35 €</text:p>
          </table:table-cell>
          <table:table-cell table:number-columns-repeated="1017"/>
        </table:table-row>
        <table:table-row table:style-name="ro5">
          <table:table-cell office:value-type="string">
            <text:p>B53163432</text:p>
          </table:table-cell>
          <table:table-cell office:value-type="string">
            <text:p>Suministros Industriales Cepeda y Martinez</text:p>
          </table:table-cell>
          <table:table-cell office:value-type="string">
            <text:p>M DP 51/2019</text:p>
          </table:table-cell>
          <table:table-cell office:value-type="string">
            <text:p>Sumnistro material diverso para mantenimiento correctivo y preventivo instalaciones deportivas muinicipales, octubre 2019.</text:p>
          </table:table-cell>
          <table:table-cell office:value-type="string">
            <text:p>29-OCT-2019</text:p>
          </table:table-cell>
          <table:table-cell office:value-type="string">
            <text:p>560,05 €</text:p>
          </table:table-cell>
          <table:table-cell office:value-type="string">
            <text:p>677,66 €</text:p>
          </table:table-cell>
          <table:table-cell table:number-columns-repeated="1017"/>
        </table:table-row>
        <table:table-row table:style-name="ro4">
          <table:table-cell table:style-name="ce5" office:value-type="string">
            <text:p>A03237906</text:p>
          </table:table-cell>
          <table:table-cell table:style-name="ce5" office:value-type="string">
            <text:p>SUMINISTROS INDUSTRIALES FARELL, S.A </text:p>
          </table:table-cell>
          <table:table-cell table:style-name="ce5" office:value-type="string">
            <text:p>M IF 249/19</text:p>
          </table:table-cell>
          <table:table-cell table:style-name="ce5" office:value-type="string">
            <text:p>Suministro de herramientas y material para la Brigada de Talleres: compresor, taladro combi, escaleras</text:p>
          </table:table-cell>
          <table:table-cell table:style-name="ce10" office:value-type="string">
            <text:p>31-DIC-2019</text:p>
          </table:table-cell>
          <table:table-cell table:style-name="ce10" office:value-type="string">
            <text:p>688,76 €</text:p>
          </table:table-cell>
          <table:table-cell table:style-name="ce10" office:value-type="string">
            <text:p>833,4 €</text:p>
          </table:table-cell>
          <table:table-cell table:number-columns-repeated="1017"/>
        </table:table-row>
        <table:table-row table:style-name="ro4">
          <table:table-cell office:value-type="string">
            <text:p>A03237906</text:p>
          </table:table-cell>
          <table:table-cell office:value-type="string">
            <text:p>SUMINISTROS INDUSTRIALES FARELL, S.A </text:p>
          </table:table-cell>
          <table:table-cell office:value-type="string">
            <text:p>M JU 2019/23275</text:p>
          </table:table-cell>
          <table:table-cell office:value-type="string">
            <text:p>copia llave puntos de las dependencias de la calle cienfuegos (local actividades concejalia de juventud) </text:p>
          </table:table-cell>
          <table:table-cell office:value-type="string">
            <text:p>16-DIC-2019</text:p>
          </table:table-cell>
          <table:table-cell office:value-type="string">
            <text:p>5,95 €</text:p>
          </table:table-cell>
          <table:table-cell office:value-type="string">
            <text:p>7,2 €</text:p>
          </table:table-cell>
          <table:table-cell table:number-columns-repeated="1017"/>
        </table:table-row>
        <table:table-row table:style-name="ro9">
          <table:table-cell table:style-name="ce5" office:value-type="string">
            <text:p>A03237906</text:p>
          </table:table-cell>
          <table:table-cell table:style-name="ce5" office:value-type="string">
            <text:p>SUMINISTROS INDUSTRIALES FARELL, S.A </text:p>
          </table:table-cell>
          <table:table-cell table:style-name="ce5" office:value-type="string">
            <text:p>M SE 26/19</text:p>
          </table:table-cell>
          <table:table-cell table:style-name="ce5" office:value-type="string">
            <text:p>Desengrasante</text:p>
          </table:table-cell>
          <table:table-cell table:style-name="ce10" office:value-type="string">
            <text:p>10-OCT-2019</text:p>
          </table:table-cell>
          <table:table-cell table:style-name="ce10" office:value-type="string">
            <text:p>23,8 €</text:p>
          </table:table-cell>
          <table:table-cell table:style-name="ce10" office:value-type="string">
            <text:p>28,8 €</text:p>
          </table:table-cell>
          <table:table-cell table:number-columns-repeated="1017"/>
        </table:table-row>
        <table:table-row table:style-name="ro5">
          <table:table-cell office:value-type="string">
            <text:p>A03237906</text:p>
          </table:table-cell>
          <table:table-cell office:value-type="string">
            <text:p>SUMINISTROS INDUSTRIALES FARELL, S.A </text:p>
          </table:table-cell>
          <table:table-cell office:value-type="string">
            <text:p>M SE P 34/19</text:p>
          </table:table-cell>
          <table:table-cell office:value-type="string">
            <text:p>Spray marcador de asfalto trazad trig-a-cap verde fluo. necesario para las instalaciones del Departamento Técnico de Protección Civil y Gestión de Emergencias.</text:p>
          </table:table-cell>
          <table:table-cell office:value-type="string">
            <text:p>18-DIC-2019</text:p>
          </table:table-cell>
          <table:table-cell office:value-type="string">
            <text:p>8,01 €</text:p>
          </table:table-cell>
          <table:table-cell office:value-type="string">
            <text:p>9,69 €</text:p>
          </table:table-cell>
          <table:table-cell table:number-columns-repeated="1017"/>
        </table:table-row>
        <table:table-row table:style-name="ro9">
          <table:table-cell table:style-name="ce5" office:value-type="string">
            <text:p>A03237906</text:p>
          </table:table-cell>
          <table:table-cell table:style-name="ce5" office:value-type="string">
            <text:p>SUMINISTROS INDUSTRIALES FARELL, S.A </text:p>
          </table:table-cell>
          <table:table-cell table:style-name="ce5" office:value-type="string">
            <text:p>M SE 25/19</text:p>
          </table:table-cell>
          <table:table-cell table:style-name="ce5" office:value-type="string">
            <text:p>tostador</text:p>
          </table:table-cell>
          <table:table-cell table:style-name="ce10" office:value-type="string">
            <text:p>10-OCT-2019</text:p>
          </table:table-cell>
          <table:table-cell table:style-name="ce10" office:value-type="string">
            <text:p>219,24 €</text:p>
          </table:table-cell>
          <table:table-cell table:style-name="ce10" office:value-type="string">
            <text:p>265,28 €</text:p>
          </table:table-cell>
          <table:table-cell table:number-columns-repeated="1017"/>
        </table:table-row>
        <table:table-row table:style-name="ro5">
          <table:table-cell office:value-type="string">
            <text:p>A03237906</text:p>
          </table:table-cell>
          <table:table-cell office:value-type="string">
            <text:p>SUMINISTROS INDUSTRIALES FARELL, S.A </text:p>
          </table:table-cell>
          <table:table-cell office:value-type="string">
            <text:p>M IF 236/19</text:p>
          </table:table-cell>
          <table:table-cell office:value-type="string">
            <text:p>Suministro de material de ferretería y cerrajería para la ejecución de reparaciones de mantenimiento ordinario en varios colegios públicos.</text:p>
          </table:table-cell>
          <table:table-cell office:value-type="string">
            <text:p>31-DIC-2019</text:p>
          </table:table-cell>
          <table:table-cell office:value-type="string">
            <text:p>477,47 €</text:p>
          </table:table-cell>
          <table:table-cell office:value-type="string">
            <text:p>577,74 €</text:p>
          </table:table-cell>
          <table:table-cell table:number-columns-repeated="1017"/>
        </table:table-row>
        <table:table-row table:style-name="ro5">
          <table:table-cell table:style-name="ce5" office:value-type="string">
            <text:p>A03237906</text:p>
          </table:table-cell>
          <table:table-cell table:style-name="ce5" office:value-type="string">
            <text:p>SUMINISTROS INDUSTRIALES FARELL, S.A </text:p>
          </table:table-cell>
          <table:table-cell table:style-name="ce5" office:value-type="string">
            <text:p>M SE P 18/19</text:p>
          </table:table-cell>
          <table:table-cell table:style-name="ce5" office:value-type="string">
            <text:p>10 Candados K30 A/n, 10 copias de llaves para taquillas de los Voluntarios y para mantenimiento embarcación de Protección Civil: pegamento, cinta aislante y sellador.</text:p>
          </table:table-cell>
          <table:table-cell table:style-name="ce10" office:value-type="string">
            <text:p>29-NOV-2019</text:p>
          </table:table-cell>
          <table:table-cell table:style-name="ce10" office:value-type="string">
            <text:p>104,24 €</text:p>
          </table:table-cell>
          <table:table-cell table:style-name="ce10" office:value-type="string">
            <text:p>126,13 €</text:p>
          </table:table-cell>
          <table:table-cell table:number-columns-repeated="1017"/>
        </table:table-row>
        <table:table-row table:style-name="ro9">
          <table:table-cell office:value-type="string">
            <text:p>A03237906</text:p>
          </table:table-cell>
          <table:table-cell office:value-type="string">
            <text:p>SUMINISTROS INDUSTRIALES FARELL, S.A </text:p>
          </table:table-cell>
          <table:table-cell office:value-type="string">
            <text:p>M SE 39/19</text:p>
          </table:table-cell>
          <table:table-cell office:value-type="string">
            <text:p>Disco hierro,disco inox,electrodo kd 46.</text:p>
          </table:table-cell>
          <table:table-cell office:value-type="string">
            <text:p>15-OCT-2019</text:p>
          </table:table-cell>
          <table:table-cell office:value-type="string">
            <text:p>1.642,98 €</text:p>
          </table:table-cell>
          <table:table-cell office:value-type="string">
            <text:p>1.988,01 €</text:p>
          </table:table-cell>
          <table:table-cell table:number-columns-repeated="1017"/>
        </table:table-row>
        <table:table-row table:style-name="ro4">
          <table:table-cell table:style-name="ce5" office:value-type="string">
            <text:p>A03237906</text:p>
          </table:table-cell>
          <table:table-cell table:style-name="ce5" office:value-type="string">
            <text:p>SUMINISTROS INDUSTRIALES FARELL, S.A </text:p>
          </table:table-cell>
          <table:table-cell table:style-name="ce5" office:value-type="string">
            <text:p>M IF 235/19</text:p>
          </table:table-cell>
          <table:table-cell table:style-name="ce5" office:value-type="string">
            <text:p>Suministro de herramientas y material para la Brigada de Alumbrado: martillo, multicargador, brocas y otros.</text:p>
          </table:table-cell>
          <table:table-cell table:style-name="ce10" office:value-type="string">
            <text:p>31-DIC-2019</text:p>
          </table:table-cell>
          <table:table-cell table:style-name="ce10" office:value-type="string">
            <text:p>927,8 €</text:p>
          </table:table-cell>
          <table:table-cell table:style-name="ce10" office:value-type="string">
            <text:p>1.122,64 €</text:p>
          </table:table-cell>
          <table:table-cell table:number-columns-repeated="1017"/>
        </table:table-row>
        <table:table-row table:style-name="ro9">
          <table:table-cell office:value-type="string">
            <text:p>B03577145</text:p>
          </table:table-cell>
          <table:table-cell office:value-type="string">
            <text:p>TALLERES IGLESIAS CAMPELLO, S.L.</text:p>
          </table:table-cell>
          <table:table-cell office:value-type="string">
            <text:p>M IF 277/19</text:p>
          </table:table-cell>
          <table:table-cell office:value-type="string">
            <text:p>Reparación limpiafondos Typhoon pro de la piscina de Babel</text:p>
          </table:table-cell>
          <table:table-cell office:value-type="string">
            <text:p>31-DIC-2019</text:p>
          </table:table-cell>
          <table:table-cell office:value-type="string">
            <text:p>860,61 €</text:p>
          </table:table-cell>
          <table:table-cell office:value-type="string">
            <text:p>1.041,34 €</text:p>
          </table:table-cell>
          <table:table-cell table:number-columns-repeated="1017"/>
        </table:table-row>
        <table:table-row table:style-name="ro4">
          <table:table-cell table:style-name="ce5" office:value-type="string">
            <text:p>B03188877</text:p>
          </table:table-cell>
          <table:table-cell table:style-name="ce5" office:value-type="string">
            <text:p>TALLERES RUVAMAR, S.L.</text:p>
          </table:table-cell>
          <table:table-cell table:style-name="ce5" office:value-type="string">
            <text:p>M IF 251/19</text:p>
          </table:table-cell>
          <table:table-cell table:style-name="ce5" office:value-type="string">
            <text:p>Servicio de reparación y mantenimiento de caja de cambios del vehículo municipal con matrícula 9918-JVY adscrito a Policía Local</text:p>
          </table:table-cell>
          <table:table-cell table:style-name="ce10" office:value-type="string">
            <text:p>31-DIC-2019</text:p>
          </table:table-cell>
          <table:table-cell table:style-name="ce10" office:value-type="string">
            <text:p>738 €</text:p>
          </table:table-cell>
          <table:table-cell table:style-name="ce10" office:value-type="string">
            <text:p>892,98 €</text:p>
          </table:table-cell>
          <table:table-cell table:number-columns-repeated="1017"/>
        </table:table-row>
        <table:table-row table:style-name="ro4">
          <table:table-cell office:value-type="string">
            <text:p>B03188877</text:p>
          </table:table-cell>
          <table:table-cell office:value-type="string">
            <text:p>TALLERES RUVAMAR, S.L.</text:p>
          </table:table-cell>
          <table:table-cell office:value-type="string">
            <text:p>M IF 252/19</text:p>
          </table:table-cell>
          <table:table-cell office:value-type="string">
            <text:p>Servicio de reparación y mantenimiento de caja de cambios del vehículo municipal con matrícula 7755-JJG adscrito a Policía Local</text:p>
          </table:table-cell>
          <table:table-cell office:value-type="string">
            <text:p>31-DIC-2019</text:p>
          </table:table-cell>
          <table:table-cell office:value-type="string">
            <text:p>727 €</text:p>
          </table:table-cell>
          <table:table-cell office:value-type="string">
            <text:p>879,67 €</text:p>
          </table:table-cell>
          <table:table-cell table:number-columns-repeated="1017"/>
        </table:table-row>
        <table:table-row table:style-name="ro4">
          <table:table-cell table:style-name="ce5" office:value-type="string">
            <text:p>B03188877</text:p>
          </table:table-cell>
          <table:table-cell table:style-name="ce5" office:value-type="string">
            <text:p>TALLERES RUVAMAR, S.L.</text:p>
          </table:table-cell>
          <table:table-cell table:style-name="ce5" office:value-type="string">
            <text:p>M IF 253/19</text:p>
          </table:table-cell>
          <table:table-cell table:style-name="ce5" office:value-type="string">
            <text:p>Servicio de reparación y mantenimiento de caja de cambios del vehículo municipal con matrícula 4920-JJG adscrito a Policía Local</text:p>
          </table:table-cell>
          <table:table-cell table:style-name="ce10" office:value-type="string">
            <text:p>31-DIC-2019</text:p>
          </table:table-cell>
          <table:table-cell table:style-name="ce10" office:value-type="string">
            <text:p>742,2 €</text:p>
          </table:table-cell>
          <table:table-cell table:style-name="ce10" office:value-type="string">
            <text:p>898,06 €</text:p>
          </table:table-cell>
          <table:table-cell table:number-columns-repeated="1017"/>
        </table:table-row>
        <table:table-row table:style-name="ro4">
          <table:table-cell office:value-type="string">
            <text:p>B03188877</text:p>
          </table:table-cell>
          <table:table-cell office:value-type="string">
            <text:p>TALLERES RUVAMAR, S.L.</text:p>
          </table:table-cell>
          <table:table-cell office:value-type="string">
            <text:p>M IF 256/19</text:p>
          </table:table-cell>
          <table:table-cell office:value-type="string">
            <text:p>Servicio de reparación y mantenimiento de caja de cambios del vehículo municipal con matrícula 9995-JVY adscrito a Policía Local</text:p>
          </table:table-cell>
          <table:table-cell office:value-type="string">
            <text:p>31-DIC-2019</text:p>
          </table:table-cell>
          <table:table-cell office:value-type="string">
            <text:p>740,2 €</text:p>
          </table:table-cell>
          <table:table-cell office:value-type="string">
            <text:p>895,64 €</text:p>
          </table:table-cell>
          <table:table-cell table:number-columns-repeated="1017"/>
        </table:table-row>
        <table:table-row table:style-name="ro5">
          <table:table-cell table:style-name="ce5" office:value-type="string">
            <text:p>B03188877</text:p>
          </table:table-cell>
          <table:table-cell table:style-name="ce5" office:value-type="string">
            <text:p>TALLERES RUVAMAR, S.L.</text:p>
          </table:table-cell>
          <table:table-cell table:style-name="ce5" office:value-type="string">
            <text:p>M IF 246/19</text:p>
          </table:table-cell>
          <table:table-cell table:style-name="ce5" office:value-type="string">
            <text:p>Servicio de reparación del vehículo municipal con matrícula 7183-BDL adscrito a Alcaldía: cambio de rotulas y cuatro ruedas.</text:p>
          </table:table-cell>
          <table:table-cell table:style-name="ce10" office:value-type="string">
            <text:p>31-DIC-2019</text:p>
          </table:table-cell>
          <table:table-cell table:style-name="ce10" office:value-type="string">
            <text:p>749,8 €</text:p>
          </table:table-cell>
          <table:table-cell table:style-name="ce10" office:value-type="string">
            <text:p>907,26 €</text:p>
          </table:table-cell>
          <table:table-cell table:number-columns-repeated="1017"/>
        </table:table-row>
        <table:table-row table:style-name="ro4">
          <table:table-cell office:value-type="string">
            <text:p>B93573772</text:p>
          </table:table-cell>
          <table:table-cell office:value-type="string">
            <text:p>TECNOTUBE EVENTOS, S.L.</text:p>
          </table:table-cell>
          <table:table-cell office:value-type="string">
            <text:p>M NT 132/2019</text:p>
          </table:table-cell>
          <table:table-cell office:value-type="string">
            <text:p>Suministro de 2 equipos táctiles 32" diseño y desarrollo de contenidos interactivos para el Castillo de Santa Bárbara de Alicante</text:p>
          </table:table-cell>
          <table:table-cell office:value-type="string">
            <text:p>10-DIC-2019</text:p>
          </table:table-cell>
          <table:table-cell office:value-type="string">
            <text:p>4.910 €</text:p>
          </table:table-cell>
          <table:table-cell office:value-type="string">
            <text:p>5.941,1 €</text:p>
          </table:table-cell>
          <table:table-cell table:number-columns-repeated="1017"/>
        </table:table-row>
        <table:table-row table:style-name="ro9">
          <table:table-cell table:style-name="ce5" office:value-type="string">
            <text:p>B02118875</text:p>
          </table:table-cell>
          <table:table-cell table:style-name="ce5" office:value-type="string">
            <text:p>TECON SOLUCIONES INFORMÁTICAS</text:p>
          </table:table-cell>
          <table:table-cell table:style-name="ce5" office:value-type="string">
            <text:p>M NT 131/2019</text:p>
          </table:table-cell>
          <table:table-cell table:style-name="ce5" office:value-type="string">
            <text:p>Suministro de 20 switches, 8 puertos y 30 latiguillos de Red Vip Cat 6 R145 de 3 mts</text:p>
          </table:table-cell>
          <table:table-cell table:style-name="ce10" office:value-type="string">
            <text:p>09-DIC-2019</text:p>
          </table:table-cell>
          <table:table-cell table:style-name="ce10" office:value-type="string">
            <text:p>515,8 €</text:p>
          </table:table-cell>
          <table:table-cell table:style-name="ce10" office:value-type="string">
            <text:p>624,12 €</text:p>
          </table:table-cell>
          <table:table-cell table:number-columns-repeated="1017"/>
        </table:table-row>
        <table:table-row table:style-name="ro9">
          <table:table-cell office:value-type="string">
            <text:p>J42511600</text:p>
          </table:table-cell>
          <table:table-cell office:value-type="string">
            <text:p>Tectalia, SC</text:p>
          </table:table-cell>
          <table:table-cell office:value-type="string">
            <text:p>M DP 52/2019</text:p>
          </table:table-cell>
          <table:table-cell office:value-type="string">
            <text:p>Reposición arena para fosos de atletismo del Estadio Joaquín Villar.</text:p>
          </table:table-cell>
          <table:table-cell office:value-type="string">
            <text:p>28-NOV-2019</text:p>
          </table:table-cell>
          <table:table-cell office:value-type="string">
            <text:p>41,87 €</text:p>
          </table:table-cell>
          <table:table-cell office:value-type="string">
            <text:p>50,66 €</text:p>
          </table:table-cell>
          <table:table-cell table:number-columns-repeated="1017"/>
        </table:table-row>
        <table:table-row table:style-name="ro9">
          <table:table-cell table:style-name="ce5" office:value-type="string">
            <text:p>B53753091</text:p>
          </table:table-cell>
          <table:table-cell table:style-name="ce5" office:value-type="string">
            <text:p>Territorio aranea, SLP </text:p>
          </table:table-cell>
          <table:table-cell table:style-name="ce5" office:value-type="string">
            <text:p>CYP2019000061</text:p>
          </table:table-cell>
          <table:table-cell table:style-name="ce5" office:value-type="string">
            <text:p>Revisión y adaptación de documentación para el Catálogo de Protecciones</text:p>
          </table:table-cell>
          <table:table-cell table:style-name="ce10" office:value-type="string">
            <text:p>07-NOV-2019</text:p>
          </table:table-cell>
          <table:table-cell table:style-name="ce10" office:value-type="string">
            <text:p>11.212,5 €</text:p>
          </table:table-cell>
          <table:table-cell table:style-name="ce10" office:value-type="string">
            <text:p>13.567,13 €</text:p>
          </table:table-cell>
          <table:table-cell table:number-columns-repeated="1017"/>
        </table:table-row>
        <table:table-row table:style-name="ro4">
          <table:table-cell office:value-type="string">
            <text:p>B42612184</text:p>
          </table:table-cell>
          <table:table-cell office:value-type="string">
            <text:p>THE BLUE DROP SENSE SL</text:p>
          </table:table-cell>
          <table:table-cell office:value-type="string">
            <text:p>M NT 102/2019</text:p>
          </table:table-cell>
          <table:table-cell office:value-type="string">
            <text:p>Desarrollo aplicación generación gráficos interactivos a partir información presupuestaria en portal gobierno abierto</text:p>
          </table:table-cell>
          <table:table-cell office:value-type="string">
            <text:p>12-DIC-2019</text:p>
          </table:table-cell>
          <table:table-cell office:value-type="string">
            <text:p>3.750 €</text:p>
          </table:table-cell>
          <table:table-cell office:value-type="string">
            <text:p>4.537,5 €</text:p>
          </table:table-cell>
          <table:table-cell table:number-columns-repeated="1017"/>
        </table:table-row>
        <table:table-row table:style-name="ro5">
          <table:table-cell table:style-name="ce5" office:value-type="string">
            <text:p>B54825013</text:p>
          </table:table-cell>
          <table:table-cell table:style-name="ce5" office:value-type="string">
            <text:p>Tiendas de pintura Manuel Aracil, SL</text:p>
          </table:table-cell>
          <table:table-cell table:style-name="ce5" office:value-type="string">
            <text:p>M IF 201/19</text:p>
          </table:table-cell>
          <table:table-cell table:style-name="ce5" office:value-type="string">
            <text:p>Suministro de material diverso de pintura para la ejecución de reparaciones de mantenimiento ordinario en catorce colegios públicos.<text:tab/></text:p>
          </table:table-cell>
          <table:table-cell table:style-name="ce10" office:value-type="string">
            <text:p>16-DIC-2019</text:p>
          </table:table-cell>
          <table:table-cell table:style-name="ce10" office:value-type="string">
            <text:p>1.130,07 €</text:p>
          </table:table-cell>
          <table:table-cell table:style-name="ce10" office:value-type="string">
            <text:p>1.367,38 €</text:p>
          </table:table-cell>
          <table:table-cell table:number-columns-repeated="1017"/>
        </table:table-row>
        <table:table-row table:style-name="ro4">
          <table:table-cell office:value-type="string">
            <text:p>B54825013</text:p>
          </table:table-cell>
          <table:table-cell office:value-type="string">
            <text:p>Tiendas de pintura Manuel Aracil, SL</text:p>
          </table:table-cell>
          <table:table-cell office:value-type="string">
            <text:p>M DP 39/2019</text:p>
          </table:table-cell>
          <table:table-cell office:value-type="string">
            <text:p>Material de pintura para repintado línea de fondo de rugby en el Polideportivo Juan Antonio Samaranch.</text:p>
          </table:table-cell>
          <table:table-cell office:value-type="string">
            <text:p>31-OCT-2019</text:p>
          </table:table-cell>
          <table:table-cell office:value-type="string">
            <text:p>92,23 €</text:p>
          </table:table-cell>
          <table:table-cell office:value-type="string">
            <text:p>111,6 €</text:p>
          </table:table-cell>
          <table:table-cell table:number-columns-repeated="1017"/>
        </table:table-row>
        <table:table-row table:style-name="ro4">
          <table:table-cell table:style-name="ce5" office:value-type="string">
            <text:p>B54825013</text:p>
          </table:table-cell>
          <table:table-cell table:style-name="ce5" office:value-type="string">
            <text:p>Tiendas de pintura Manuel Aracil, SL</text:p>
          </table:table-cell>
          <table:table-cell table:style-name="ce5" office:value-type="string">
            <text:p>M IF 309/19</text:p>
          </table:table-cell>
          <table:table-cell table:style-name="ce5" office:value-type="string">
            <text:p>Reparación y sustitución de pavimento de tarima de madera por suelo pvc sintético en aula del C.P. Santo Ángel de la Guarda</text:p>
          </table:table-cell>
          <table:table-cell table:style-name="ce10" office:value-type="string">
            <text:p>31-DIC-2019</text:p>
          </table:table-cell>
          <table:table-cell table:style-name="ce10" office:value-type="string">
            <text:p>1.732,5 €</text:p>
          </table:table-cell>
          <table:table-cell table:style-name="ce10" office:value-type="string">
            <text:p>2.096,33 €</text:p>
          </table:table-cell>
          <table:table-cell table:number-columns-repeated="1017"/>
        </table:table-row>
        <table:table-row table:style-name="ro4">
          <table:table-cell office:value-type="string">
            <text:p>B54825013</text:p>
          </table:table-cell>
          <table:table-cell office:value-type="string">
            <text:p>Tiendas de pintura Manuel Aracil, SL</text:p>
          </table:table-cell>
          <table:table-cell office:value-type="string">
            <text:p>M DP 40/2019</text:p>
          </table:table-cell>
          <table:table-cell office:value-type="string">
            <text:p>Suministro de un marcador deportivo y mesa y dos tableros de baloncesto para el Polideportivo Municipal La Albufereta.</text:p>
          </table:table-cell>
          <table:table-cell office:value-type="string">
            <text:p>25-OCT-2019</text:p>
          </table:table-cell>
          <table:table-cell office:value-type="string">
            <text:p>92,23 €</text:p>
          </table:table-cell>
          <table:table-cell office:value-type="string">
            <text:p>111,6 €</text:p>
          </table:table-cell>
          <table:table-cell table:number-columns-repeated="1017"/>
        </table:table-row>
        <table:table-row table:style-name="ro10">
          <table:table-cell table:style-name="ce5" office:value-type="string">
            <text:p>B54825013</text:p>
          </table:table-cell>
          <table:table-cell table:style-name="ce5" office:value-type="string">
            <text:p>Tiendas de pintura Manuel Aracil, SL</text:p>
          </table:table-cell>
          <table:table-cell table:style-name="ce5" office:value-type="string">
            <text:p>M IF 304/19</text:p>
          </table:table-cell>
          <table:table-cell table:style-name="ce5" office:value-type="string">
            <text:p>Suministro de material diverso de pintura para reparaciones de mantenimiento ordinario en los siguientes colegios públicos: C.P. La Aneja, C.P. Gloria Fuertes, C.P. Benacantil, C.P. Manjón Cervantes, C.P. Florida, C.P. El Tossal, C.P. La Paz, C.P. El Somni y C.P. Rafael Altamira</text:p>
          </table:table-cell>
          <table:table-cell table:style-name="ce10" office:value-type="string">
            <text:p>31-DIC-2019</text:p>
          </table:table-cell>
          <table:table-cell table:style-name="ce10" office:value-type="string">
            <text:p>535,64 €</text:p>
          </table:table-cell>
          <table:table-cell table:style-name="ce10" office:value-type="string">
            <text:p>648,12 €</text:p>
          </table:table-cell>
          <table:table-cell table:number-columns-repeated="1017"/>
        </table:table-row>
        <table:table-row table:style-name="ro4">
          <table:table-cell office:value-type="string">
            <text:p>B54825013</text:p>
          </table:table-cell>
          <table:table-cell office:value-type="string">
            <text:p>Tiendas de pintura Manuel Aracil, SL</text:p>
          </table:table-cell>
          <table:table-cell office:value-type="string">
            <text:p>M DP 75/2019</text:p>
          </table:table-cell>
          <table:table-cell office:value-type="string">
            <text:p>Suministro material pintura noviembre 2019 para el mantenimiento de las instalaciones deportivas municipales.</text:p>
          </table:table-cell>
          <table:table-cell office:value-type="string">
            <text:p>09-DIC-2019</text:p>
          </table:table-cell>
          <table:table-cell office:value-type="string">
            <text:p>197,98 €</text:p>
          </table:table-cell>
          <table:table-cell office:value-type="string">
            <text:p>239,56 €</text:p>
          </table:table-cell>
          <table:table-cell table:number-columns-repeated="1017"/>
        </table:table-row>
        <table:table-row table:style-name="ro4">
          <table:table-cell table:style-name="ce5" office:value-type="string">
            <text:p>B54785498</text:p>
          </table:table-cell>
          <table:table-cell table:style-name="ce5" office:value-type="string">
            <text:p>Tintorería D'Etiqueta</text:p>
          </table:table-cell>
          <table:table-cell table:style-name="ce5" office:value-type="string">
            <text:p>M SE P 4/19</text:p>
          </table:table-cell>
          <table:table-cell table:style-name="ce5" office:value-type="string">
            <text:p>Limpieza de diversas prendas de Vesturario de la Agrupación de Voluntarios de Protección Civil de Alicante</text:p>
          </table:table-cell>
          <table:table-cell table:style-name="ce10" office:value-type="string">
            <text:p>04-OCT-2019</text:p>
          </table:table-cell>
          <table:table-cell table:style-name="ce10" office:value-type="string">
            <text:p>198,75 €</text:p>
          </table:table-cell>
          <table:table-cell table:style-name="ce10" office:value-type="string">
            <text:p>240,49 €</text:p>
          </table:table-cell>
          <table:table-cell table:number-columns-repeated="1017"/>
        </table:table-row>
        <table:table-row table:style-name="ro4">
          <table:table-cell office:value-type="string">
            <text:p>B54470091</text:p>
          </table:table-cell>
          <table:table-cell office:value-type="string">
            <text:p>TRAMUNTANA AVENTURA SL</text:p>
          </table:table-cell>
          <table:table-cell office:value-type="string">
            <text:p>M JU 2019/18984</text:p>
          </table:table-cell>
          <table:table-cell office:value-type="string">
            <text:p>visitas guiadas realizadas el 1 y 3 de octubre de 2019 para encuentro nacional de albergues juveniles. </text:p>
          </table:table-cell>
          <table:table-cell office:value-type="string">
            <text:p>26-NOV-2019</text:p>
          </table:table-cell>
          <table:table-cell office:value-type="string">
            <text:p>550 €</text:p>
          </table:table-cell>
          <table:table-cell office:value-type="string">
            <text:p>665,5 €</text:p>
          </table:table-cell>
          <table:table-cell table:number-columns-repeated="1017"/>
        </table:table-row>
        <table:table-row table:style-name="ro5">
          <table:table-cell table:style-name="ce5" office:value-type="string">
            <text:p>B42649251</text:p>
          </table:table-cell>
          <table:table-cell table:style-name="ce5" office:value-type="string">
            <text:p>Trébol Teatro, S.L.</text:p>
          </table:table-cell>
          <table:table-cell table:style-name="ce5" office:value-type="string">
            <text:p>M CU 2019/58-07</text:p>
          </table:table-cell>
          <table:table-cell table:style-name="ce5" office:value-type="string">
            <text:p>1 Actuación de Teatro con Títeres "Tiritilandia se congela", el 13/12. Programa Cultura en Barrios. Meses de septiembre a diciembre 2019.</text:p>
          </table:table-cell>
          <table:table-cell table:style-name="ce10" office:value-type="string">
            <text:p>15-OCT-2019</text:p>
          </table:table-cell>
          <table:table-cell table:style-name="ce10" office:value-type="string">
            <text:p>537,19 €</text:p>
          </table:table-cell>
          <table:table-cell table:style-name="ce10" office:value-type="string">
            <text:p>650 €</text:p>
          </table:table-cell>
          <table:table-cell table:number-columns-repeated="1017"/>
        </table:table-row>
        <table:table-row table:style-name="ro4">
          <table:table-cell office:value-type="string">
            <text:p>48349987P</text:p>
          </table:table-cell>
          <table:table-cell office:value-type="string">
            <text:p>ulises ponce lopez </text:p>
          </table:table-cell>
          <table:table-cell office:value-type="string">
            <text:p>M JU 2019/25991</text:p>
          </table:table-cell>
          <table:table-cell office:value-type="string">
            <text:p>curso de dibujo impartido en unamuno. del 8 de octubre al 7 de noviembre. martes y jueves de 16 a 18 </text:p>
          </table:table-cell>
          <table:table-cell office:value-type="string">
            <text:p>31-DIC-2019</text:p>
          </table:table-cell>
          <table:table-cell office:value-type="string">
            <text:p>700 €</text:p>
          </table:table-cell>
          <table:table-cell office:value-type="string">
            <text:p>742 €</text:p>
          </table:table-cell>
          <table:table-cell table:number-columns-repeated="1017"/>
        </table:table-row>
        <table:table-row table:style-name="ro4">
          <table:table-cell table:style-name="ce5" office:value-type="string">
            <text:p>48349987P</text:p>
          </table:table-cell>
          <table:table-cell table:style-name="ce5" office:value-type="string">
            <text:p>ulises ponce lopez </text:p>
          </table:table-cell>
          <table:table-cell table:style-name="ce5" office:value-type="string">
            <text:p>M JU 2019/25992</text:p>
          </table:table-cell>
          <table:table-cell table:style-name="ce5" office:value-type="string">
            <text:p>curso iniciación al comic en unamuno. del 14 de noviembre al 12 de diciembre. martes y juves de 16:00 a 18:00 </text:p>
          </table:table-cell>
          <table:table-cell table:style-name="ce10" office:value-type="string">
            <text:p>31-DIC-2019</text:p>
          </table:table-cell>
          <table:table-cell table:style-name="ce10" office:value-type="string">
            <text:p>650 €</text:p>
          </table:table-cell>
          <table:table-cell table:style-name="ce10" office:value-type="string">
            <text:p>692 €</text:p>
          </table:table-cell>
          <table:table-cell table:number-columns-repeated="1017"/>
        </table:table-row>
        <table:table-row table:style-name="ro3">
          <table:table-cell office:value-type="string">
            <text:p>B30769285</text:p>
          </table:table-cell>
          <table:table-cell office:value-type="string">
            <text:p>Unidad Médica Hiperbárica</text:p>
          </table:table-cell>
          <table:table-cell office:value-type="string">
            <text:p>M SE 58/19</text:p>
          </table:table-cell>
          <table:table-cell office:value-type="string">
            <text:p>disponiblidiad <text:s/>unidad buceo</text:p>
          </table:table-cell>
          <table:table-cell office:value-type="string">
            <text:p>10-OCT-2019</text:p>
          </table:table-cell>
          <table:table-cell table:number-columns-repeated="2" office:value-type="string">
            <text:p>78 €</text:p>
          </table:table-cell>
          <table:table-cell table:number-columns-repeated="1017"/>
        </table:table-row>
        <table:table-row table:style-name="ro9">
          <table:table-cell table:style-name="ce5" office:value-type="string">
            <text:p>B30769285</text:p>
          </table:table-cell>
          <table:table-cell table:style-name="ce5" office:value-type="string">
            <text:p>Unidad Médica Hiperbárica</text:p>
          </table:table-cell>
          <table:table-cell table:style-name="ce5" office:value-type="string">
            <text:p>M SE 32/19</text:p>
          </table:table-cell>
          <table:table-cell table:style-name="ce5" office:value-type="string">
            <text:p>montaje y colocacion de camion,gestion del nfu</text:p>
          </table:table-cell>
          <table:table-cell table:style-name="ce10" office:value-type="string">
            <text:p>15-NOV-2019</text:p>
          </table:table-cell>
          <table:table-cell table:style-name="ce10" office:value-type="string">
            <text:p>1.250,4 €</text:p>
          </table:table-cell>
          <table:table-cell table:style-name="ce10" office:value-type="string">
            <text:p>1.512,98 €</text:p>
          </table:table-cell>
          <table:table-cell table:number-columns-repeated="1017"/>
        </table:table-row>
        <table:table-row table:style-name="ro3">
          <table:table-cell office:value-type="string">
            <text:p>B30769285</text:p>
          </table:table-cell>
          <table:table-cell office:value-type="string">
            <text:p>Unidad Médica Hiperbárica</text:p>
          </table:table-cell>
          <table:table-cell office:value-type="string">
            <text:p>M SE 31/19</text:p>
          </table:table-cell>
          <table:table-cell office:value-type="string">
            <text:p>Dsiponibilidad cámara hiperbárica.</text:p>
          </table:table-cell>
          <table:table-cell office:value-type="string">
            <text:p>15-OCT-2019</text:p>
          </table:table-cell>
          <table:table-cell table:number-columns-repeated="2" office:value-type="string">
            <text:p>78 €</text:p>
          </table:table-cell>
          <table:table-cell table:number-columns-repeated="1017"/>
        </table:table-row>
        <table:table-row table:style-name="ro4">
          <table:table-cell table:style-name="ce5" office:value-type="string">
            <text:p>48315910V</text:p>
          </table:table-cell>
          <table:table-cell table:style-name="ce5" office:value-type="string">
            <text:p>Vajilla Alicante Suministros para Hostelería</text:p>
          </table:table-cell>
          <table:table-cell table:style-name="ce5" office:value-type="string">
            <text:p>M AS 085/19</text:p>
          </table:table-cell>
          <table:table-cell table:style-name="ce5" office:value-type="string">
            <text:p>Menaje de comedor y cocina para el servicio de comedor del Centro de Acogida e Inserción para Personas sin Hogar</text:p>
          </table:table-cell>
          <table:table-cell table:style-name="ce10" office:value-type="string">
            <text:p>25-NOV-2019</text:p>
          </table:table-cell>
          <table:table-cell table:style-name="ce10" office:value-type="string">
            <text:p>491,9 €</text:p>
          </table:table-cell>
          <table:table-cell table:style-name="ce10" office:value-type="string">
            <text:p>595,2 €</text:p>
          </table:table-cell>
          <table:table-cell table:number-columns-repeated="1017"/>
        </table:table-row>
        <table:table-row table:style-name="ro4">
          <table:table-cell office:value-type="string">
            <text:p>B53844981</text:p>
          </table:table-cell>
          <table:table-cell office:value-type="string">
            <text:p>VAYPA SISTEMAS DE CLIMATIZACIÓN, S.L.L.</text:p>
          </table:table-cell>
          <table:table-cell office:value-type="string">
            <text:p>M IF 40/19</text:p>
          </table:table-cell>
          <table:table-cell office:value-type="string">
            <text:p>Suministro de equipo de aire acondicionado tipo split-pared en el Centro Socioeducativo Ciudad de Asís</text:p>
          </table:table-cell>
          <table:table-cell office:value-type="string">
            <text:p>02-OCT-2019</text:p>
          </table:table-cell>
          <table:table-cell office:value-type="string">
            <text:p>680 €</text:p>
          </table:table-cell>
          <table:table-cell office:value-type="string">
            <text:p>822,8 €</text:p>
          </table:table-cell>
          <table:table-cell table:number-columns-repeated="1017"/>
        </table:table-row>
        <table:table-row table:style-name="ro4">
          <table:table-cell table:style-name="ce5" office:value-type="string">
            <text:p>B53844981</text:p>
          </table:table-cell>
          <table:table-cell table:style-name="ce5" office:value-type="string">
            <text:p>VAYPA SISTEMAS DE CLIMATIZACIÓN, S.L.L.</text:p>
          </table:table-cell>
          <table:table-cell table:style-name="ce5" office:value-type="string">
            <text:p>M IF 163/19</text:p>
          </table:table-cell>
          <table:table-cell table:style-name="ce5" office:value-type="string">
            <text:p>Reparación de equipo de aire acondicionado en el consultorio médico San Gabriel</text:p>
          </table:table-cell>
          <table:table-cell table:style-name="ce10" office:value-type="string">
            <text:p>09-DIC-2019</text:p>
          </table:table-cell>
          <table:table-cell table:style-name="ce10" office:value-type="string">
            <text:p>1.072 €</text:p>
          </table:table-cell>
          <table:table-cell table:style-name="ce10" office:value-type="string">
            <text:p>1.297,12 €</text:p>
          </table:table-cell>
          <table:table-cell table:number-columns-repeated="1017"/>
        </table:table-row>
        <table:table-row table:style-name="ro5">
          <table:table-cell office:value-type="string">
            <text:p>B53844981</text:p>
          </table:table-cell>
          <table:table-cell office:value-type="string">
            <text:p>VAYPA SISTEMAS DE CLIMATIZACIÓN, S.L.L.</text:p>
          </table:table-cell>
          <table:table-cell office:value-type="string">
            <text:p>M IF 134/19</text:p>
          </table:table-cell>
          <table:table-cell office:value-type="string">
            <text:p>Suministro de equipos de aire acondicionado en la dependencia municipal ubicada en la 3ª planta de la C/ Arzobispo Loaces, 13.</text:p>
          </table:table-cell>
          <table:table-cell office:value-type="string">
            <text:p>04-NOV-2019</text:p>
          </table:table-cell>
          <table:table-cell office:value-type="string">
            <text:p>2.237 €</text:p>
          </table:table-cell>
          <table:table-cell office:value-type="string">
            <text:p>2.706,77 €</text:p>
          </table:table-cell>
          <table:table-cell table:number-columns-repeated="1017"/>
        </table:table-row>
        <table:table-row table:style-name="ro4">
          <table:table-cell table:style-name="ce5" office:value-type="string">
            <text:p>B53844981</text:p>
          </table:table-cell>
          <table:table-cell table:style-name="ce5" office:value-type="string">
            <text:p>VAYPA SISTEMAS DE CLIMATIZACIÓN, S.L.L.</text:p>
          </table:table-cell>
          <table:table-cell table:style-name="ce5" office:value-type="string">
            <text:p>M IF 38/19</text:p>
          </table:table-cell>
          <table:table-cell table:style-name="ce5" office:value-type="string">
            <text:p>Suministro de aparato de aire portátil MUPO 09-H6 para el Centro Médico Tabarca.<text:tab/></text:p>
          </table:table-cell>
          <table:table-cell table:style-name="ce10" office:value-type="string">
            <text:p>02-OCT-2019</text:p>
          </table:table-cell>
          <table:table-cell table:style-name="ce10" office:value-type="string">
            <text:p>705 €</text:p>
          </table:table-cell>
          <table:table-cell table:style-name="ce10" office:value-type="string">
            <text:p>853,05 €</text:p>
          </table:table-cell>
          <table:table-cell table:number-columns-repeated="1017"/>
        </table:table-row>
        <table:table-row table:style-name="ro4">
          <table:table-cell office:value-type="string">
            <text:p>B53844981</text:p>
          </table:table-cell>
          <table:table-cell office:value-type="string">
            <text:p>VAYPA SISTEMAS DE CLIMATIZACIÓN, S.L.L.</text:p>
          </table:table-cell>
          <table:table-cell office:value-type="string">
            <text:p>M IF 39/19</text:p>
          </table:table-cell>
          <table:table-cell office:value-type="string">
            <text:p>Suministro de equipo de aire acondicionado tipo split-pared en la oficina de información turística de la estación de RENFE</text:p>
          </table:table-cell>
          <table:table-cell office:value-type="string">
            <text:p>02-OCT-2019</text:p>
          </table:table-cell>
          <table:table-cell office:value-type="string">
            <text:p>680 €</text:p>
          </table:table-cell>
          <table:table-cell office:value-type="string">
            <text:p>822,8 €</text:p>
          </table:table-cell>
          <table:table-cell table:number-columns-repeated="1017"/>
        </table:table-row>
        <table:table-row table:style-name="ro8">
          <table:table-cell table:style-name="ce5" office:value-type="string">
            <text:p>B53844981</text:p>
          </table:table-cell>
          <table:table-cell table:style-name="ce5" office:value-type="string">
            <text:p>VAYPA SISTEMAS DE CLIMATIZACIÓN, S.L.L.</text:p>
          </table:table-cell>
          <table:table-cell table:style-name="ce5" office:value-type="string">
            <text:p>M IF 153/19</text:p>
          </table:table-cell>
          <table:table-cell table:style-name="ce5" office:value-type="string">
            <text:p>Reparación del equipo de aire acondicionado en las dependencias municipales de Participación Ciudadana sita en C/ San Francisco, 56: sustitución de válvulas</text:p>
          </table:table-cell>
          <table:table-cell table:style-name="ce10" office:value-type="string">
            <text:p>21-NOV-2019</text:p>
          </table:table-cell>
          <table:table-cell table:style-name="ce10" office:value-type="string">
            <text:p>475,62 €</text:p>
          </table:table-cell>
          <table:table-cell table:style-name="ce10" office:value-type="string">
            <text:p>575,5 €</text:p>
          </table:table-cell>
          <table:table-cell table:number-columns-repeated="1017"/>
        </table:table-row>
        <table:table-row table:style-name="ro8">
          <table:table-cell office:value-type="string">
            <text:p>B03988870</text:p>
          </table:table-cell>
          <table:table-cell office:value-type="string">
            <text:p>VERDU JORDA, S.L.</text:p>
          </table:table-cell>
          <table:table-cell office:value-type="string">
            <text:p>M IF 208/19</text:p>
          </table:table-cell>
          <table:table-cell office:value-type="string">
            <text:p>Suministro de material de carpintería de madera para mantenimiento ordinario en el C.P. Gloria Fuertes, C.P. Santo Domingo y C.P. Aneja: tapetas, galces, picaportes, pernio y otros.</text:p>
          </table:table-cell>
          <table:table-cell office:value-type="string">
            <text:p>17-DIC-2019</text:p>
          </table:table-cell>
          <table:table-cell office:value-type="string">
            <text:p>1.005,14 €</text:p>
          </table:table-cell>
          <table:table-cell office:value-type="string">
            <text:p>1.216,22 €</text:p>
          </table:table-cell>
          <table:table-cell table:number-columns-repeated="1017"/>
        </table:table-row>
        <table:table-row table:style-name="ro5">
          <table:table-cell table:style-name="ce5" office:value-type="string">
            <text:p>B03988870</text:p>
          </table:table-cell>
          <table:table-cell table:style-name="ce5" office:value-type="string">
            <text:p>VERDU JORDA, S.L.</text:p>
          </table:table-cell>
          <table:table-cell table:style-name="ce5" office:value-type="string">
            <text:p>M IF 151/19</text:p>
          </table:table-cell>
          <table:table-cell table:style-name="ce5" office:value-type="string">
            <text:p>Suministro de material de carpintería de mandera para el mantenimiento ordinario de los siguientes colegios públicos: C.P. Aneja, C.P. Tossal y C.P. Carlos Arniches</text:p>
          </table:table-cell>
          <table:table-cell table:style-name="ce10" office:value-type="string">
            <text:p>07-NOV-2019</text:p>
          </table:table-cell>
          <table:table-cell table:style-name="ce10" office:value-type="string">
            <text:p>546,89 €</text:p>
          </table:table-cell>
          <table:table-cell table:style-name="ce10" office:value-type="string">
            <text:p>661,74 €</text:p>
          </table:table-cell>
          <table:table-cell table:number-columns-repeated="1017"/>
        </table:table-row>
        <table:table-row table:style-name="ro4">
          <table:table-cell office:value-type="string">
            <text:p>B54728977</text:p>
          </table:table-cell>
          <table:table-cell office:value-type="string">
            <text:p>VERNE TELECOM, S.L.</text:p>
          </table:table-cell>
          <table:table-cell office:value-type="string">
            <text:p>M NT126/2019</text:p>
          </table:table-cell>
          <table:table-cell office:value-type="string">
            <text:p>Instalación y configuración con el Centro Criptológico Nacional de dos Instancias de "LUCIA"</text:p>
          </table:table-cell>
          <table:table-cell office:value-type="string">
            <text:p>13-DIC-2019</text:p>
          </table:table-cell>
          <table:table-cell office:value-type="string">
            <text:p>2.400 €</text:p>
          </table:table-cell>
          <table:table-cell office:value-type="string">
            <text:p>2.904 €</text:p>
          </table:table-cell>
          <table:table-cell table:number-columns-repeated="1017"/>
        </table:table-row>
        <table:table-row table:style-name="ro5">
          <table:table-cell table:style-name="ce5" office:value-type="string">
            <text:p>B46178364</text:p>
          </table:table-cell>
          <table:table-cell table:style-name="ce5" office:value-type="string">
            <text:p>Viajes Transvia Tours, SL</text:p>
          </table:table-cell>
          <table:table-cell table:style-name="ce5" office:value-type="string">
            <text:p>M DP 38/2019</text:p>
          </table:table-cell>
          <table:table-cell table:style-name="ce5" office:value-type="string">
            <text:p>Billetes de avión para el ponente César Muñiz Fernández con motivo de la conferencia de formación y trabajo del Deporte Escolar el día 28/10/2019.</text:p>
          </table:table-cell>
          <table:table-cell table:style-name="ce10" office:value-type="string">
            <text:p>25-OCT-2019</text:p>
          </table:table-cell>
          <table:table-cell table:style-name="ce10" office:value-type="string">
            <text:p>391,15 €</text:p>
          </table:table-cell>
          <table:table-cell table:style-name="ce10" office:value-type="string">
            <text:p>431,63 €</text:p>
          </table:table-cell>
          <table:table-cell table:number-columns-repeated="1017"/>
        </table:table-row>
        <table:table-row table:style-name="ro6">
          <table:table-cell office:value-type="string">
            <text:p>B14404065</text:p>
          </table:table-cell>
          <table:table-cell office:value-type="string">
            <text:p>VISTALEGRE SUMINISTRO INTEGRAL A OFICINAS, S.L.</text:p>
          </table:table-cell>
          <table:table-cell office:value-type="string">
            <text:p>M ES 16/19</text:p>
          </table:table-cell>
          <table:table-cell office:value-type="string">
            <text:p>Suministro de 450 archivadores definitivos Fº prolongado (0565), 1.700 boligrafos azules (6020) bestline, 5 cajas de 100 hojas etiquetas laser/ink/fot. 210x148, 10 cajitas de grapas 22 (24/6) bestline, rotuladores fluorescentes 4 amarillos y 4 verdes, 2 grapadoras eléctricas 20 hojas rapid.</text:p>
          </table:table-cell>
          <table:table-cell office:value-type="string">
            <text:p>16-DIC-2019</text:p>
          </table:table-cell>
          <table:table-cell office:value-type="string">
            <text:p>265,8 €</text:p>
          </table:table-cell>
          <table:table-cell office:value-type="string">
            <text:p>321,62 €</text:p>
          </table:table-cell>
          <table:table-cell table:number-columns-repeated="1017"/>
        </table:table-row>
        <table:table-row table:style-name="ro9">
          <table:table-cell table:style-name="ce5" office:value-type="string">
            <text:p>48375438K</text:p>
          </table:table-cell>
          <table:table-cell table:style-name="ce5" office:value-type="string">
            <text:p>Visualcom</text:p>
          </table:table-cell>
          <table:table-cell table:style-name="ce5" office:value-type="string">
            <text:p>M DP 32/2019</text:p>
          </table:table-cell>
          <table:table-cell table:style-name="ce5" office:value-type="string">
            <text:p>Suministro POP-UP con bolsa transporte y podium para la Concejalía de Deportes.</text:p>
          </table:table-cell>
          <table:table-cell table:style-name="ce10" office:value-type="string">
            <text:p>15-OCT-2019</text:p>
          </table:table-cell>
          <table:table-cell table:style-name="ce10" office:value-type="string">
            <text:p>1.412 €</text:p>
          </table:table-cell>
          <table:table-cell table:style-name="ce10" office:value-type="string">
            <text:p>1.708,52 €</text:p>
          </table:table-cell>
          <table:table-cell table:number-columns-repeated="1017"/>
        </table:table-row>
        <table:table-row table:style-name="ro9">
          <table:table-cell office:value-type="string">
            <text:p>48375438K</text:p>
          </table:table-cell>
          <table:table-cell office:value-type="string">
            <text:p>Visualcom</text:p>
          </table:table-cell>
          <table:table-cell office:value-type="string">
            <text:p>M DP 31/2019</text:p>
          </table:table-cell>
          <table:table-cell office:value-type="string">
            <text:p>Suministro de 2 roll-up para la Concejalía de Deportes.</text:p>
          </table:table-cell>
          <table:table-cell office:value-type="string">
            <text:p>15-OCT-2019</text:p>
          </table:table-cell>
          <table:table-cell office:value-type="string">
            <text:p>116 €</text:p>
          </table:table-cell>
          <table:table-cell office:value-type="string">
            <text:p>140,36 €</text:p>
          </table:table-cell>
          <table:table-cell table:number-columns-repeated="1017"/>
        </table:table-row>
        <table:table-row table:style-name="ro4">
          <table:table-cell table:style-name="ce5" office:value-type="string">
            <text:p>48375438K</text:p>
          </table:table-cell>
          <table:table-cell table:style-name="ce5" office:value-type="string">
            <text:p>Visualcom</text:p>
          </table:table-cell>
          <table:table-cell table:style-name="ce5" office:value-type="string">
            <text:p>M DP 30/2019</text:p>
          </table:table-cell>
          <table:table-cell table:style-name="ce5" office:value-type="string">
            <text:p>Suministro de 1575 camisetas de niño y 425 camisetas de adulto para la Concejalía de Deportes.</text:p>
          </table:table-cell>
          <table:table-cell table:style-name="ce10" office:value-type="string">
            <text:p>15-OCT-2019</text:p>
          </table:table-cell>
          <table:table-cell table:style-name="ce10" office:value-type="string">
            <text:p>2.905,75 €</text:p>
          </table:table-cell>
          <table:table-cell table:style-name="ce10" office:value-type="string">
            <text:p>3.515,96 €</text:p>
          </table:table-cell>
          <table:table-cell table:number-columns-repeated="1017"/>
        </table:table-row>
        <table:table-row table:style-name="ro9">
          <table:table-cell office:value-type="string">
            <text:p>A08472276</text:p>
          </table:table-cell>
          <table:table-cell office:value-type="string">
            <text:p>Wurth España S.A</text:p>
          </table:table-cell>
          <table:table-cell office:value-type="string">
            <text:p>M SE 35/19</text:p>
          </table:table-cell>
          <table:table-cell office:value-type="string">
            <text:p>Pelota durefiam, receta sensitive cordero ,naturcanin,etc.</text:p>
          </table:table-cell>
          <table:table-cell office:value-type="string">
            <text:p>20-OCT-2019</text:p>
          </table:table-cell>
          <table:table-cell office:value-type="string">
            <text:p>260,9 €</text:p>
          </table:table-cell>
          <table:table-cell office:value-type="string">
            <text:p>304,72 €</text:p>
          </table:table-cell>
          <table:table-cell table:number-columns-repeated="1017"/>
        </table:table-row>
        <table:table-row table:style-name="ro3">
          <table:table-cell table:style-name="ce5" office:value-type="string">
            <text:p>A08472276</text:p>
          </table:table-cell>
          <table:table-cell table:style-name="ce5" office:value-type="string">
            <text:p>Wurth España S.A</text:p>
          </table:table-cell>
          <table:table-cell table:style-name="ce5" office:value-type="string">
            <text:p>M SE 36/19</text:p>
          </table:table-cell>
          <table:table-cell table:style-name="ce5" office:value-type="string">
            <text:p>Cinta americana.</text:p>
          </table:table-cell>
          <table:table-cell table:style-name="ce10" office:value-type="string">
            <text:p>15-OCT-2019</text:p>
          </table:table-cell>
          <table:table-cell table:style-name="ce10" office:value-type="string">
            <text:p>279,12 €</text:p>
          </table:table-cell>
          <table:table-cell table:style-name="ce10" office:value-type="string">
            <text:p>337,74 €</text:p>
          </table:table-cell>
          <table:table-cell table:number-columns-repeated="1017"/>
        </table:table-row>
        <table:table-row table:style-name="ro5">
          <table:table-cell office:value-type="string">
            <text:p>G03542768</text:p>
          </table:table-cell>
          <table:table-cell office:value-type="string">
            <text:p>Xaloc Alacant Fútbol Sala</text:p>
          </table:table-cell>
          <table:table-cell office:value-type="string">
            <text:p>M DP 47/2019</text:p>
          </table:table-cell>
          <table:table-cell office:value-type="string">
            <text:p>Organización modalidad multideporte, deporte con implementos con motivo del programa "Todo el deporte a tu alcalce", desde el 14/10/19 al 14/11/19.</text:p>
          </table:table-cell>
          <table:table-cell office:value-type="string">
            <text:p>11-OCT-2019</text:p>
          </table:table-cell>
          <table:table-cell table:number-columns-repeated="2" office:value-type="string">
            <text:p>1.500 €</text:p>
          </table:table-cell>
          <table:table-cell table:number-columns-repeated="1017"/>
        </table:table-row>
        <table:table-row table:style-name="ro4">
          <table:table-cell table:style-name="ce5" office:value-type="string">
            <text:p>48564563V</text:p>
          </table:table-cell>
          <table:table-cell table:style-name="ce5" office:value-type="string">
            <text:p>XELASPORT EVENTOS - ALEJANDRO WIZNER DIAZ</text:p>
          </table:table-cell>
          <table:table-cell table:style-name="ce5" office:value-type="string">
            <text:p>M DP 71/2019</text:p>
          </table:table-cell>
          <table:table-cell table:style-name="ce5" office:value-type="string">
            <text:p>Organización I Torneo de Fútbol Sala "Todos jugamos" celebrado los días 26, 27 y 28 de noviembre 2019.</text:p>
          </table:table-cell>
          <table:table-cell table:style-name="ce10" office:value-type="string">
            <text:p>25-NOV-2019</text:p>
          </table:table-cell>
          <table:table-cell table:style-name="ce10" office:value-type="string">
            <text:p>4.000 €</text:p>
          </table:table-cell>
          <table:table-cell table:style-name="ce10" office:value-type="string">
            <text:p>4.840 €</text:p>
          </table:table-cell>
          <table:table-cell table:number-columns-repeated="1017"/>
        </table:table-row>
        <table:table-row table:style-name="ro4">
          <table:table-cell office:value-type="string">
            <text:p>B87162939</text:p>
          </table:table-cell>
          <table:table-cell office:value-type="string">
            <text:p>YESDATA CONSULTING, SL</text:p>
          </table:table-cell>
          <table:table-cell office:value-type="string">
            <text:p>M NT 119/2019</text:p>
          </table:table-cell>
          <table:table-cell office:value-type="string">
            <text:p>Desarrollo Aplicacion Informatica para Boton de Emergencia para los Empleados Municipales</text:p>
          </table:table-cell>
          <table:table-cell office:value-type="string">
            <text:p>22-NOV-2019</text:p>
          </table:table-cell>
          <table:table-cell office:value-type="string">
            <text:p>5.537 €</text:p>
          </table:table-cell>
          <table:table-cell office:value-type="string">
            <text:p>6.699,77 €</text:p>
          </table:table-cell>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104P0" style:volatile="true" number:language="es" number:country="ES">
      <number:number number:decimal-places="0" number:min-integer-digits="1" number:grouping="true"/>
      <number:text> €</number:text>
    </number:number-style>
    <number:number-style style:name="N8104" number:language="es" number:country="ES">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0" number:min-integer-digits="1" number:grouping="true"/>
      <number:text> €</number:text>
    </number:number-style>
    <number:number-style style:name="N8105" number:language="es" number:country="ES">
      <style:text-properties fo:color="#ff0000"/>
      <number:text>-</number:text>
      <number:number number:decimal-places="0" number:min-integer-digits="1" number:grouping="true"/>
      <number:text> €</number:text>
      <style:map style:condition="value()&gt;=0" style:apply-style-name="N8105P0"/>
    </number:number-style>
    <number:number-style style:name="N8107P0" style:volatile="true" number:language="es" number:country="ES">
      <number:number number:decimal-places="2" number:min-integer-digits="1" number:grouping="true"/>
      <number:text> €</number:text>
    </number:number-style>
    <number:number-style style:name="N8107" number:language="es" number:country="ES">
      <number:text>-</number:text>
      <number:number number:decimal-places="2" number:min-integer-digits="1" number:grouping="true"/>
      <number:text> €</number:text>
      <style:map style:condition="value()&gt;=0" style:apply-style-name="N8107P0"/>
    </number:number-style>
    <number:number-style style:name="N8108P0" style:volatile="true" number:language="es" number:country="ES">
      <number:number number:decimal-places="2" number:min-integer-digits="1" number:grouping="true"/>
      <number:text> €</number:text>
    </number:number-style>
    <number:number-style style:name="N8108" number:language="es" number:country="ES">
      <style:text-properties fo:color="#ff0000"/>
      <number:text>-</number:text>
      <number:number number:decimal-places="2" number:min-integer-digits="1" number:grouping="true"/>
      <number:text> €</number:text>
      <style:map style:condition="value()&gt;=0" style:apply-style-name="N8108P0"/>
    </number:number-style>
    <number:date-style style:name="N8109" number:language="es" number:country="ES">
      <number:day number:style="long"/>
      <number:text>-</number:text>
      <number:month number:textual="true"/>
      <number:text>-</number:text>
      <number:year/>
    </number:date-style>
    <number:date-style style:name="N8110" number:language="es" number:country="ES">
      <number:day number:style="long"/>
      <number:text>-</number:text>
      <number:month number:textual="true"/>
    </number:date-style>
    <number:date-style style:name="N8111" number:language="es" number:country="ES">
      <number:month number:textual="true"/>
      <number:text>-</number:text>
      <number:year/>
    </number:date-style>
    <number:time-style style:name="N8112" number:language="es" number:country="ES">
      <number:hours/>
      <number:text>:</number:text>
      <number:minutes number:style="long"/>
      <number:text> </number:text>
      <number:am-pm/>
    </number:time-style>
    <number:time-style style:name="N8113" number:language="es" number:country="ES">
      <number:hours/>
      <number:text>:</number:text>
      <number:minutes number:style="long"/>
      <number:text>:</number:text>
      <number:seconds number:style="long"/>
      <number:text> </number:text>
      <number:am-pm/>
    </number:time-style>
    <number:time-style style:name="N8114" number:language="es" number:country="ES">
      <number:hours/>
      <number:text>:</number:text>
      <number:minutes number:style="long"/>
    </number:time-style>
    <number:time-style style:name="N8115" number:language="es" number:country="ES">
      <number:hours/>
      <number:text>:</number:text>
      <number:minutes number:style="long"/>
      <number:text>:</number:text>
      <number:seconds number:style="long"/>
    </number:time-style>
    <number:date-style style:name="N8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8P0" style:volatile="true" number:language="es" number:country="ES">
      <number:number number:decimal-places="0" number:min-integer-digits="1" number:grouping="true"/>
      <number:text>   </number:text>
    </number:number-style>
    <number:number-style style:name="N8118" number:language="es" number:country="ES">
      <number:text>-</number:text>
      <number:number number:decimal-places="0" number:min-integer-digits="1" number:grouping="true"/>
      <number:text>   </number:text>
      <style:map style:condition="value()&gt;=0" style:apply-style-name="N8118P0"/>
    </number:number-style>
    <number:number-style style:name="N8119P0" style:volatile="true" number:language="es" number:country="ES">
      <number:number number:decimal-places="0" number:min-integer-digits="1" number:grouping="true"/>
      <number:text>   </number:text>
    </number:number-style>
    <number:number-style style:name="N8119" number:language="es" number:country="ES">
      <style:text-properties fo:color="#ff0000"/>
      <number:text>-</number:text>
      <number:number number:decimal-places="0" number:min-integer-digits="1" number:grouping="true"/>
      <number:text>   </number:text>
      <style:map style:condition="value()&gt;=0" style:apply-style-name="N8119P0"/>
    </number:number-style>
    <number:number-style style:name="N8121P0" style:volatile="true" number:language="es" number:country="ES">
      <number:number number:decimal-places="2" number:min-integer-digits="1" number:grouping="true"/>
      <number:text>   </number:text>
    </number:number-style>
    <number:number-style style:name="N8121" number:language="es" number:country="ES">
      <number:text>-</number:text>
      <number:number number:decimal-places="2" number:min-integer-digits="1" number:grouping="true"/>
      <number:text>   </number:text>
      <style:map style:condition="value()&gt;=0" style:apply-style-name="N8121P0"/>
    </number:number-style>
    <number:number-style style:name="N8122P0" style:volatile="true" number:language="es" number:country="ES">
      <number:number number:decimal-places="2" number:min-integer-digits="1" number:grouping="true"/>
      <number:text>   </number:text>
    </number:number-style>
    <number:number-style style:name="N8122" number:language="es" number:country="ES">
      <style:text-properties fo:color="#ff0000"/>
      <number:text>-</number:text>
      <number:number number:decimal-places="2" number:min-integer-digits="1" number:grouping="true"/>
      <number:text>   </number:text>
      <style:map style:condition="value()&gt;=0" style:apply-style-name="N8122P0"/>
    </number:number-style>
    <number:number-style style:name="N8126P0" style:volatile="true" number:language="es" number:country="ES">
      <number:number number:decimal-places="0" number:min-integer-digits="1" number:grouping="true"/>
      <number:text>    </number:text>
    </number:number-style>
    <number:number-style style:name="N8126P1" style:volatile="true" number:language="es" number:country="ES">
      <number:text>-</number:text>
      <number:number number:decimal-places="0" number:min-integer-digits="1" number:grouping="true"/>
      <number:text>    </number:text>
    </number:number-style>
    <number:number-style style:name="N8126P2" style:volatile="true" number:language="es" number:country="ES">
      <number:text> -    </number:text>
    </number:number-style>
    <number:text-style style:name="N8126" number:language="es" number:country="ES">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s" number:country="ES">
      <number:number number:decimal-places="0" number:min-integer-digits="1" number:grouping="true"/>
      <number:text> € </number:text>
    </number:number-style>
    <number:number-style style:name="N8130P1" style:volatile="true" number:language="es" number:country="ES">
      <number:text>-</number:text>
      <number:number number:decimal-places="0" number:min-integer-digits="1" number:grouping="true"/>
      <number:text> € </number:text>
    </number:number-style>
    <number:number-style style:name="N8130P2" style:volatile="true" number:language="es" number:country="ES">
      <number:text> - € </number:text>
    </number:number-style>
    <number:text-style style:name="N8130" number:language="es" number:country="ES">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es" number:country="ES">
      <number:number number:decimal-places="2" number:min-integer-digits="1" number:grouping="true"/>
      <number:text>    </number:text>
    </number:number-style>
    <number:number-style style:name="N8134P1" style:volatile="true" number:language="es" number:country="ES">
      <number:text>-</number:text>
      <number:number number:decimal-places="2" number:min-integer-digits="1" number:grouping="true"/>
      <number:text>    </number:text>
    </number:number-style>
    <number:number-style style:name="N8134P2" style:volatile="true" number:language="es" number:country="ES">
      <number:text> -</number:text>
      <number:number number:decimal-places="0" number:min-integer-digits="0"/>
      <number:text>    </number:text>
    </number:number-style>
    <number:text-style style:name="N8134" number:language="es" number:country="ES">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es" number:country="ES">
      <number:number number:decimal-places="2" number:min-integer-digits="1" number:grouping="true"/>
      <number:text> € </number:text>
    </number:number-style>
    <number:number-style style:name="N8138P1" style:volatile="true" number:language="es" number:country="ES">
      <number:text>-</number:text>
      <number:number number:decimal-places="2" number:min-integer-digits="1" number:grouping="true"/>
      <number:text> € </number:text>
    </number:number-style>
    <number:number-style style:name="N8138P2" style:volatile="true" number:language="es" number:country="ES">
      <number:text> -</number:text>
      <number:number number:decimal-places="0" number:min-integer-digits="0"/>
      <number:text> € </number:text>
    </number:number-style>
    <number:text-style style:name="N8138" number:language="es" number:country="ES">
      <number:text-content/>
      <number:text> </number:text>
      <style:map style:condition="value()&gt;0" style:apply-style-name="N8138P0"/>
      <style:map style:condition="value()&lt;0" style:apply-style-name="N8138P1"/>
      <style:map style:condition="value()=0" style:apply-style-name="N8138P2"/>
    </number:text-style>
    <number:time-style style:name="N8139" number:language="es" number:country="ES">
      <number:minutes number:style="long"/>
      <number:text>:</number:text>
      <number:seconds number:style="long"/>
    </number:time-style>
    <number:time-style style:name="N8140" number:language="es" number:country="ES" number:truncate-on-overflow="false">
      <number:hours/>
      <number:text>:</number:text>
      <number:minutes number:style="long"/>
      <number:text>:</number:text>
      <number:seconds number:style="long"/>
    </number:time-style>
    <number:time-style style:name="N8141" number:language="es" number:country="ES">
      <number:minutes number:style="long"/>
      <number:text>:</number:text>
      <number:seconds number:style="long" number:decimal-places="1"/>
    </number:time-style>
    <number:number-style style:name="N8142" number:language="es" number:country="E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1">11/02/2020</text:date>, <text:time>09:48:55</text:time></text:p>
        </style:region-right>
      </style:header>
      <style:header-left style:display="false"/>
      <style:footer>
        <text:p>Página <text:page-number>1</text:page-number> / <text:page-count>99</text:page-count></text:p>
      </style:footer>
      <style:footer-left style:display="false"/>
    </style:master-page>
    <style:master-page style:name="PageStyle_5f_Datos" style:display-name="PageStyle_Da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20-02-11T09:48:55.32</dc:date>
    <meta:editing-duration>PT5M17S</meta:editing-duration>
    <meta:editing-cycles>1</meta:editing-cycles>
    <meta:document-statistic meta:table-count="1" meta:cell-count="4852" meta:object-count="0"/>
  </office:meta>
</office:document-meta>
</file>